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Liberation Sans"/>
    </style:style>
    <style:style style:name="ce10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table:formula="of:=0" office:value-type="float" office:value="0" calcext:value-type="float">
            <text:p>0</text:p>
          </table:table-cell>
          <table:table-cell table:formula="of:=[.B2]*[.D2]+[.C2]" office:value-type="float" office:value="192.84" calcext:value-type="float">
            <text:p>192.84</text:p>
          </table:table-cell>
          <table:table-cell table:formula="of:=1" office:value-type="float" office:value="1" calcext:value-type="float">
            <text:p>1</text:p>
          </table:table-cell>
          <table:table-cell table:formula="of:=[.B2]*[.F2]+[.C2]" office:value-type="float" office:value="264.42" calcext:value-type="float">
            <text:p>264.4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2]*[.H2]+[.C2]" office:value-type="float" office:value="226.483542019176" calcext:value-type="float">
            <text:p>226.4835420192</text:p>
          </table:table-cell>
          <table:table-cell/>
          <table:table-cell office:value-type="float" office:value="55.28" calcext:value-type="float">
            <text:p>55.28</text:p>
          </table:table-cell>
          <table:table-cell office:value-type="float" office:value="51.1" calcext:value-type="float">
            <text:p>51.1</text:p>
          </table:table-cell>
          <table:table-cell table:formula="of:=([.K2]+[.L2]*1)/2" office:value-type="float" office:value="53.19" calcext:value-type="float">
            <text:p>53.19</text:p>
          </table:table-cell>
          <table:table-cell table:formula="of:=[.N1]/[.$M$2]/8" office:value-type="float" office:value="35.2509870276368" calcext:value-type="float">
            <text:p>35.2509870276</text:p>
          </table:table-cell>
          <table:table-cell table:formula="of:=[.O1]/[.$M$2]/8" office:value-type="float" office:value="47.001316036849" calcext:value-type="float">
            <text:p>47.001316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table:formula="of:=0" office:value-type="float" office:value="0" calcext:value-type="float">
            <text:p>0</text:p>
          </table:table-cell>
          <table:table-cell table:formula="of:=[.B3]*[.D3]+[.C3]" office:value-type="float" office:value="194.05" calcext:value-type="float">
            <text:p>194.05</text:p>
          </table:table-cell>
          <table:table-cell table:formula="of:=1" office:value-type="float" office:value="1" calcext:value-type="float">
            <text:p>1</text:p>
          </table:table-cell>
          <table:table-cell table:formula="of:=[.B3]*[.F3]+[.C3]" office:value-type="float" office:value="264.35" calcext:value-type="float">
            <text:p>264.35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3]*[.H3]+[.C3]" office:value-type="float" office:value="227.091925173905" calcext:value-type="float">
            <text:p>227.0919251739</text:p>
          </table:table-cell>
          <table:table-cell office:value-type="float" office:value="30" calcext:value-type="float">
            <text:p>30</text:p>
          </table:table-cell>
          <table:table-cell table:formula="of:=[.K2]*[.$J$3]*[.K1]" office:value-type="float" office:value="1658.4" calcext:value-type="float">
            <text:p>1658.4</text:p>
          </table:table-cell>
          <table:table-cell table:formula="of:=[.L2]*[.$J$3]*[.L1]" office:value-type="float" office:value="10731" calcext:value-type="float">
            <text:p>10731</text:p>
          </table:table-cell>
          <table:table-cell table:formula="of:=[.K3]+[.L3]" office:value-type="float" office:value="12389.4" calcext:value-type="float">
            <text:p>12389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table:formula="of:=0" office:value-type="float" office:value="0" calcext:value-type="float">
            <text:p>0</text:p>
          </table:table-cell>
          <table:table-cell table:formula="of:=[.B4]*[.D4]+[.C4]" office:value-type="float" office:value="194.93" calcext:value-type="float">
            <text:p>194.93</text:p>
          </table:table-cell>
          <table:table-cell table:formula="of:=1" office:value-type="float" office:value="1" calcext:value-type="float">
            <text:p>1</text:p>
          </table:table-cell>
          <table:table-cell table:formula="of:=[.B4]*[.F4]+[.C4]" office:value-type="float" office:value="265.01" calcext:value-type="float">
            <text:p>265.01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4]*[.H4]+[.C4]" office:value-type="float" office:value="227.868522278624" calcext:value-type="float">
            <text:p>227.8685222786</text:p>
          </table:table-cell>
          <table:table-cell office:value-type="float" office:value="100" calcext:value-type="float">
            <text:p>100</text:p>
          </table:table-cell>
          <table:table-cell table:formula="of:=[.K2]*[.$J$4]*[.K1]" office:value-type="float" office:value="5528" calcext:value-type="float">
            <text:p>5528</text:p>
          </table:table-cell>
          <table:table-cell table:formula="of:=[.L2]*[.$J$4]*[.L1]" office:value-type="float" office:value="35770" calcext:value-type="float">
            <text:p>35770</text:p>
          </table:table-cell>
          <table:table-cell table:formula="of:=[.K4]+[.L4]" office:value-type="float" office:value="41298" calcext:value-type="float">
            <text:p>4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table:formula="of:=0" office:value-type="float" office:value="0" calcext:value-type="float">
            <text:p>0</text:p>
          </table:table-cell>
          <table:table-cell table:formula="of:=[.B5]*[.D5]+[.C5]" office:value-type="float" office:value="200.6" calcext:value-type="float">
            <text:p>200.6</text:p>
          </table:table-cell>
          <table:table-cell table:formula="of:=1" office:value-type="float" office:value="1" calcext:value-type="float">
            <text:p>1</text:p>
          </table:table-cell>
          <table:table-cell table:formula="of:=[.B5]*[.F5]+[.C5]" office:value-type="float" office:value="271.07" calcext:value-type="float">
            <text:p>271.0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5]*[.H5]+[.C5]" office:value-type="float" office:value="233.721827411168" calcext:value-type="float">
            <text:p>233.72182741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48" calcext:value-type="float">
            <text:p>77.48</text:p>
          </table:table-cell>
          <table:table-cell office:value-type="float" office:value="196.99" calcext:value-type="float">
            <text:p>196.99</text:p>
          </table:table-cell>
          <table:table-cell table:formula="of:=0" office:value-type="float" office:value="0" calcext:value-type="float">
            <text:p>0</text:p>
          </table:table-cell>
          <table:table-cell table:formula="of:=[.B6]*[.D6]+[.C6]" office:value-type="float" office:value="196.99" calcext:value-type="float">
            <text:p>196.99</text:p>
          </table:table-cell>
          <table:table-cell table:formula="of:=1" office:value-type="float" office:value="1" calcext:value-type="float">
            <text:p>1</text:p>
          </table:table-cell>
          <table:table-cell table:formula="of:=[.B6]*[.F6]+[.C6]" office:value-type="float" office:value="274.47" calcext:value-type="float">
            <text:p>274.4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6]*[.H6]+[.C6]" office:value-type="float" office:value="233.406619665351" calcext:value-type="float">
            <text:p>233.406619665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table:formula="of:=0" office:value-type="float" office:value="0" calcext:value-type="float">
            <text:p>0</text:p>
          </table:table-cell>
          <table:table-cell table:formula="of:=[.B7]*[.D7]+[.C7]" office:value-type="float" office:value="198.79" calcext:value-type="float">
            <text:p>198.79</text:p>
          </table:table-cell>
          <table:table-cell table:formula="of:=1" office:value-type="float" office:value="1" calcext:value-type="float">
            <text:p>1</text:p>
          </table:table-cell>
          <table:table-cell table:formula="of:=[.B7]*[.F7]+[.C7]" office:value-type="float" office:value="274.18" calcext:value-type="float">
            <text:p>274.18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7]*[.H7]+[.C7]" office:value-type="float" office:value="234.22429216018" calcext:value-type="float">
            <text:p>234.22429216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table:formula="of:=0" office:value-type="float" office:value="0" calcext:value-type="float">
            <text:p>0</text:p>
          </table:table-cell>
          <table:table-cell table:formula="of:=[.B8]*[.D8]+[.C8]" office:value-type="float" office:value="165.26" calcext:value-type="float">
            <text:p>165.26</text:p>
          </table:table-cell>
          <table:table-cell table:formula="of:=1" office:value-type="float" office:value="1" calcext:value-type="float">
            <text:p>1</text:p>
          </table:table-cell>
          <table:table-cell table:formula="of:=[.B8]*[.F8]+[.C8]" office:value-type="float" office:value="294.82" calcext:value-type="float">
            <text:p>294.8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8]*[.H8]+[.C8]" office:value-type="float" office:value="226.154905057342" calcext:value-type="float">
            <text:p>226.154905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09" calcext:value-type="float">
            <text:p>84.09</text:p>
          </table:table-cell>
          <table:table-cell office:value-type="float" office:value="249.17" calcext:value-type="float">
            <text:p>249.17</text:p>
          </table:table-cell>
          <table:table-cell table:formula="of:=0" office:value-type="float" office:value="0" calcext:value-type="float">
            <text:p>0</text:p>
          </table:table-cell>
          <table:table-cell table:formula="of:=[.B9]*[.D9]+[.C9]" office:value-type="float" office:value="249.17" calcext:value-type="float">
            <text:p>249.17</text:p>
          </table:table-cell>
          <table:table-cell table:formula="of:=1" office:value-type="float" office:value="1" calcext:value-type="float">
            <text:p>1</text:p>
          </table:table-cell>
          <table:table-cell table:formula="of:=[.B9]*[.F9]+[.C9]" office:value-type="float" office:value="333.26" calcext:value-type="float">
            <text:p>333.26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9]*[.H9]+[.C9]" office:value-type="float" office:value="288.693406655386" calcext:value-type="float">
            <text:p>288.6934066554</text:p>
          </table:table-cell>
          <table:table-cell table:number-columns-repeated="6"/>
        </table:table-row>
        <table:table-row table:style-name="ro1">
          <table:table-cell/>
          <table:table-cell table:formula="of:=SUM([.B2:.B9])" office:value-type="float" office:value="648.95" calcext:value-type="float">
            <text:p>648.95</text:p>
          </table:table-cell>
          <table:table-cell table:formula="of:=SUM([.C2:.C9])" office:value-type="float" office:value="1592.63" calcext:value-type="float">
            <text:p>1592.63</text:p>
          </table:table-cell>
          <table:table-cell/>
          <table:table-cell table:formula="of:=SUM([.E2:.E9])" office:value-type="float" office:value="1592.63" calcext:value-type="float">
            <text:p>1592.63</text:p>
          </table:table-cell>
          <table:table-cell/>
          <table:table-cell table:formula="of:=SUM([.G2:.G9])" office:value-type="float" office:value="2241.58" calcext:value-type="float">
            <text:p>2241.58</text:p>
          </table:table-cell>
          <table:table-cell/>
          <table:table-cell table:formula="of:=SUM([.I2:.I9])" office:value-type="float" office:value="1897.64504042113" calcext:value-type="float">
            <text:p>1897.6450404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0]+[.C10]" office:value-type="float" office:value="2241.58" calcext:value-type="float">
            <text:p>2241.5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826.25" calcext:value-type="float">
            <text:p>1826.25</text:p>
          </table:table-cell>
          <table:table-cell table:formula="of:=([.D13]-[.$C$10])/[.$B$10]" office:value-type="float" office:value="0.359996918098467" calcext:value-type="float">
            <text:p>0.3599969181</text:p>
          </table:table-cell>
          <table:table-cell table:formula="of:=[.E13]*800" office:value-type="float" office:value="287.997534478773" calcext:value-type="float">
            <text:p>287.9975344788</text:p>
          </table:table-cell>
          <table:table-cell table:formula="of:=[.C13]/[.F13]" office:value-type="float" office:value="52.0837792141084" calcext:value-type="float">
            <text:p>52.0837792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1806.78" calcext:value-type="float">
            <text:p>1806.78</text:p>
          </table:table-cell>
          <table:table-cell table:formula="of:=([.D14]-[.$C$10])/[.$B$10]" office:value-type="float" office:value="0.329994606672317" calcext:value-type="float">
            <text:p>0.3299946067</text:p>
          </table:table-cell>
          <table:table-cell table:formula="of:=[.E14]*800" office:value-type="float" office:value="263.995685337854" calcext:value-type="float">
            <text:p>263.9956853379</text:p>
          </table:table-cell>
          <table:table-cell table:formula="of:=[.C14]/[.F14]" office:value-type="float" office:value="51.1371993929489" calcext:value-type="float">
            <text:p>51.1371993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904.13" calcext:value-type="float">
            <text:p>1904.13</text:p>
          </table:table-cell>
          <table:table-cell table:formula="of:=([.D15]-[.$C$10])/[.$B$10]" office:value-type="float" office:value="0.480006163803067" calcext:value-type="float">
            <text:p>0.4800061638</text:p>
          </table:table-cell>
          <table:table-cell table:formula="of:=[.E15]*800" office:value-type="float" office:value="384.004931042453" calcext:value-type="float">
            <text:p>384.0049310425</text:p>
          </table:table-cell>
          <table:table-cell table:formula="of:=[.C15]/[.F15]" office:value-type="float" office:value="52.0826645264847" calcext:value-type="float">
            <text:p>52.08266452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988.49" calcext:value-type="float">
            <text:p>1988.49</text:p>
          </table:table-cell>
          <table:table-cell table:formula="of:=([.D16]-[.$C$10])/[.$B$10]" office:value-type="float" office:value="0.610000770475383" calcext:value-type="float">
            <text:p>0.6100007705</text:p>
          </table:table-cell>
          <table:table-cell table:formula="of:=[.E16]*800" office:value-type="float" office:value="488.000616380307" calcext:value-type="float">
            <text:p>488.0006163803</text:p>
          </table:table-cell>
          <table:table-cell table:formula="of:=[.C16]/[.F16]" office:value-type="float" office:value="51.2294434901228" calcext:value-type="float">
            <text:p>51.22944349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D17]-[.$C$10])/[.$B$10]" office:value-type="float" office:value="-2.4541644194468" calcext:value-type="float">
            <text:p>-2.4541644194</text:p>
          </table:table-cell>
          <table:table-cell table:formula="of:=[.E17]*800" office:value-type="float" office:value="-1963.33153555744" calcext:value-type="float">
            <text:p>-1963.3315355574</text:p>
          </table:table-cell>
          <table:table-cell table:formula="of:=[.C17]/[.F17]" office:value-type="float" office:value="-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[.A2]" office:value-type="float" office:value="3" calcext:value-type="float">
            <text:p>3</text:p>
          </table:table-cell>
          <table:table-cell table:formula="of:=[.E2]" office:value-type="float" office:value="192.84" calcext:value-type="float">
            <text:p>192.84</text:p>
          </table:table-cell>
          <table:table-cell table:formula="of:=[.G2]" office:value-type="float" office:value="264.42" calcext:value-type="float">
            <text:p>264.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3]" office:value-type="float" office:value="8" calcext:value-type="float">
            <text:p>8</text:p>
          </table:table-cell>
          <table:table-cell table:formula="of:=[.E3]" office:value-type="float" office:value="194.05" calcext:value-type="float">
            <text:p>194.05</text:p>
          </table:table-cell>
          <table:table-cell table:formula="of:=[.G3]" office:value-type="float" office:value="264.35" calcext:value-type="float">
            <text:p>264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" office:value-type="float" office:value="2" calcext:value-type="float">
            <text:p>2</text:p>
          </table:table-cell>
          <table:table-cell table:formula="of:=[.E4]" office:value-type="float" office:value="194.93" calcext:value-type="float">
            <text:p>194.93</text:p>
          </table:table-cell>
          <table:table-cell table:formula="of:=[.G4]" office:value-type="float" office:value="265.01" calcext:value-type="float">
            <text:p>265.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5]" office:value-type="float" office:value="6" calcext:value-type="float">
            <text:p>6</text:p>
          </table:table-cell>
          <table:table-cell table:formula="of:=[.E5]" office:value-type="float" office:value="200.6" calcext:value-type="float">
            <text:p>200.6</text:p>
          </table:table-cell>
          <table:table-cell table:formula="of:=[.G5]" office:value-type="float" office:value="271.07" calcext:value-type="float">
            <text:p>271.0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[.E6]" office:value-type="float" office:value="196.99" calcext:value-type="float">
            <text:p>196.99</text:p>
          </table:table-cell>
          <table:table-cell table:formula="of:=[.G6]" office:value-type="float" office:value="274.47" calcext:value-type="float">
            <text:p>274.4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7]" office:value-type="float" office:value="7" calcext:value-type="float">
            <text:p>7</text:p>
          </table:table-cell>
          <table:table-cell table:formula="of:=[.E7]" office:value-type="float" office:value="198.79" calcext:value-type="float">
            <text:p>198.79</text:p>
          </table:table-cell>
          <table:table-cell table:formula="of:=[.G7]" office:value-type="float" office:value="274.18" calcext:value-type="float">
            <text:p>274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" office:value-type="float" office:value="1" calcext:value-type="float">
            <text:p>1</text:p>
          </table:table-cell>
          <table:table-cell table:formula="of:=[.E8]" office:value-type="float" office:value="165.26" calcext:value-type="float">
            <text:p>165.26</text:p>
          </table:table-cell>
          <table:table-cell table:formula="of:=[.G8]" office:value-type="float" office:value="294.82" calcext:value-type="float">
            <text:p>294.8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9]" office:value-type="float" office:value="5" calcext:value-type="float">
            <text:p>5</text:p>
          </table:table-cell>
          <table:table-cell table:formula="of:=[.E9]" office:value-type="float" office:value="249.17" calcext:value-type="float">
            <text:p>249.17</text:p>
          </table:table-cell>
          <table:table-cell table:formula="of:=[.G9]" office:value-type="float" office:value="333.26" calcext:value-type="float">
            <text:p>333.26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style-name="ce1" office:value-type="float" office:value="31.25" calcext:value-type="float">
            <text:p>31.25</text:p>
          </table:table-cell>
          <table:table-cell table:number-columns-repeated="2"/>
          <table:table-cell table:formula="of:=[.A35]*[.$D$34]" office:value-type="float" office:value="2031.25" calcext:value-type="float">
            <text:p>2031.25</text:p>
          </table:table-cell>
          <table:table-cell table:style-name="ce1" office:value-type="float" office:value="53.05" calcext:value-type="float">
            <text:p>53.05</text:p>
          </table:table-cell>
          <table:table-cell table:number-columns-repeated="2"/>
          <table:table-cell table:formula="of:=[.E35]*[.$D$34]" office:value-type="float" office:value="3448.25" calcext:value-type="float">
            <text:p>3448.25</text:p>
          </table:table-cell>
          <table:table-cell table:style-name="ce1" office:value-type="float" office:value="75.35" calcext:value-type="float">
            <text:p>75.35</text:p>
          </table:table-cell>
          <table:table-cell table:number-columns-repeated="2"/>
          <table:table-cell table:formula="of:=[.I35]*[.$D$34]" office:value-type="float" office:value="4897.75" calcext:value-type="float">
            <text:p>489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4" calcext:value-type="float">
            <text:p>4</text:p>
          </table:table-cell>
          <table:table-cell table:formula="of:=[.A36]*[.$D$34]/100+[.B36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4" calcext:value-type="float">
            <text:p>104</text:p>
          </table:table-cell>
          <table:table-cell table:formula="of:=[.E36]*[.$D$34]/100+[.F36]" office:value-type="float" office:value="210.955" calcext:value-type="float">
            <text:p>210.955</text:p>
          </table:table-cell>
          <table:table-cell table:number-columns-repeated="2" office:value-type="float" office:value="165.26" calcext:value-type="float">
            <text:p>165.26</text:p>
          </table:table-cell>
          <table:table-cell office:value-type="float" office:value="157" calcext:value-type="float">
            <text:p>157</text:p>
          </table:table-cell>
          <table:table-cell table:formula="of:=[.I36]*[.$D$34]/100+[.J36]" office:value-type="float" office:value="272.679" calcext:value-type="float">
            <text:p>272.6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67" calcext:value-type="float">
            <text:p>67</text:p>
          </table:table-cell>
          <table:table-cell table:formula="of:=[.A37]*[.$D$34]/100+[.B37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18" calcext:value-type="float">
            <text:p>118</text:p>
          </table:table-cell>
          <table:table-cell table:formula="of:=[.E37]*[.$D$34]/100+[.F37]" office:value-type="float" office:value="210.955" calcext:value-type="float">
            <text:p>210.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0" calcext:value-type="float">
            <text:p>150</text:p>
          </table:table-cell>
          <table:table-cell table:formula="of:=[.I37]*[.$D$34]/100+[.J37]" office:value-type="float" office:value="290.606" calcext:value-type="float">
            <text:p>290.606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3" calcext:value-type="float">
            <text:p>70.3</text:p>
          </table:table-cell>
          <table:table-cell office:value-type="float" office:value="42" calcext:value-type="float">
            <text:p>42</text:p>
          </table:table-cell>
          <table:table-cell table:formula="of:=[.A38]*[.$D$34]/100+[.B38]" office:value-type="float" office:value="115.852" calcext:value-type="float">
            <text:p>115.852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73" calcext:value-type="float">
            <text:p>73</text:p>
          </table:table-cell>
          <table:table-cell table:formula="of:=[.E38]*[.$D$34]/100+[.F38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5" calcext:value-type="float">
            <text:p>175</text:p>
          </table:table-cell>
          <table:table-cell table:formula="of:=[.I38]*[.$D$34]/100+[.J38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08" calcext:value-type="float">
            <text:p>70.08</text:p>
          </table:table-cell>
          <table:table-cell office:value-type="float" office:value="7" calcext:value-type="float">
            <text:p>7</text:p>
          </table:table-cell>
          <table:table-cell table:formula="of:=[.A39]*[.$D$34]/100+[.B39]" office:value-type="float" office:value="115.8855" calcext:value-type="float">
            <text:p>115.8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6" calcext:value-type="float">
            <text:p>86</text:p>
          </table:table-cell>
          <table:table-cell table:formula="of:=[.E39]*[.$D$34]/100+[.F39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1" calcext:value-type="float">
            <text:p>201</text:p>
          </table:table-cell>
          <table:table-cell table:formula="of:=[.I39]*[.$D$34]/100+[.J39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3" calcext:value-type="float">
            <text:p>70.3</text:p>
          </table:table-cell>
          <table:table-cell office:value-type="float" office:value="19" calcext:value-type="float">
            <text:p>19</text:p>
          </table:table-cell>
          <table:table-cell table:formula="of:=[.A40]*[.$D$34]/100+[.B40]" office:value-type="float" office:value="115.995" calcext:value-type="float">
            <text:p>115.995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0" calcext:value-type="float">
            <text:p>100</text:p>
          </table:table-cell>
          <table:table-cell table:formula="of:=[.E40]*[.$D$34]/100+[.F40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0" calcext:value-type="float">
            <text:p>160</text:p>
          </table:table-cell>
          <table:table-cell table:formula="of:=[.I40]*[.$D$34]/100+[.J40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1" calcext:value-type="float">
            <text:p>11</text:p>
          </table:table-cell>
          <table:table-cell table:formula="of:=[.A41]*[.$D$34]/100+[.B41]" office:value-type="float" office:value="116.022" calcext:value-type="float">
            <text:p>116.022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6" calcext:value-type="float">
            <text:p>106</text:p>
          </table:table-cell>
          <table:table-cell table:formula="of:=[.E41]*[.$D$34]/100+[.F41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8" calcext:value-type="float">
            <text:p>178</text:p>
          </table:table-cell>
          <table:table-cell table:formula="of:=[.I41]*[.$D$34]/100+[.J41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5" calcext:value-type="float">
            <text:p>15</text:p>
          </table:table-cell>
          <table:table-cell table:formula="of:=[.A42]*[.$D$34]/100+[.B42]" office:value-type="float" office:value="116.022" calcext:value-type="float">
            <text:p>116.022</text:p>
          </table:table-cell>
          <table:table-cell office:value-type="float" office:value="84.09" calcext:value-type="float">
            <text:p>84.0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3" calcext:value-type="float">
            <text:p>83</text:p>
          </table:table-cell>
          <table:table-cell table:formula="of:=[.E42]*[.$D$34]/100+[.F42]" office:value-type="float" office:value="219.9185" calcext:value-type="float">
            <text:p>219.918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4" calcext:value-type="float">
            <text:p>204</text:p>
          </table:table-cell>
          <table:table-cell table:formula="of:=[.I42]*[.$D$34]/100+[.J42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2" calcext:value-type="float">
            <text:p>32</text:p>
          </table:table-cell>
          <table:table-cell table:formula="of:=[.A43]*[.$D$34]/100+[.B43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1" calcext:value-type="float">
            <text:p>71</text:p>
          </table:table-cell>
          <table:table-cell table:formula="of:=[.E43]*[.$D$34]/100+[.F43]" office:value-type="float" office:value="238.535" calcext:value-type="float">
            <text:p>238.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5" calcext:value-type="float">
            <text:p>205</text:p>
          </table:table-cell>
          <table:table-cell table:formula="of:=[.I43]*[.$D$34]/100+[.J43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5" calcext:value-type="float">
            <text:p>35</text:p>
          </table:table-cell>
          <table:table-cell table:formula="of:=[.A44]*[.$D$34]/100+[.B44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2" calcext:value-type="float">
            <text:p>72</text:p>
          </table:table-cell>
          <table:table-cell table:formula="of:=[.E44]*[.$D$34]/100+[.F44]" office:value-type="float" office:value="238.535" calcext:value-type="float">
            <text:p>238.5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7" calcext:value-type="float">
            <text:p>167</text:p>
          </table:table-cell>
          <table:table-cell table:formula="of:=[.I44]*[.$D$34]/100+[.J44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3" calcext:value-type="float">
            <text:p>70.3</text:p>
          </table:table-cell>
          <table:table-cell office:value-type="float" office:value="23" calcext:value-type="float">
            <text:p>23</text:p>
          </table:table-cell>
          <table:table-cell table:formula="of:=[.A45]*[.$D$34]/100+[.B45]" office:value-type="float" office:value="116.1055" calcext:value-type="float">
            <text:p>116.10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2.84" calcext:value-type="float">
            <text:p>192.84</text:p>
          </table:table-cell>
          <table:table-cell office:value-type="float" office:value="75" calcext:value-type="float">
            <text:p>75</text:p>
          </table:table-cell>
          <table:table-cell table:formula="of:=[.E45]*[.$D$34]/100+[.F45]" office:value-type="float" office:value="238.6455" calcext:value-type="float">
            <text:p>238.64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88" calcext:value-type="float">
            <text:p>188</text:p>
          </table:table-cell>
          <table:table-cell table:formula="of:=[.I45]*[.$D$34]/100+[.J45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8" calcext:value-type="float">
            <text:p>8</text:p>
          </table:table-cell>
          <table:table-cell table:formula="of:=[.A46]*[.$D$34]/100+[.B46]" office:value-type="float" office:value="116.165" calcext:value-type="float">
            <text:p>116.165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36" calcext:value-type="float">
            <text:p>136</text:p>
          </table:table-cell>
          <table:table-cell table:formula="of:=[.E46]*[.$D$34]/100+[.F46]" office:value-type="float" office:value="239.367" calcext:value-type="float">
            <text:p>239.36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" calcext:value-type="float">
            <text:p>198</text:p>
          </table:table-cell>
          <table:table-cell table:formula="of:=[.I46]*[.$D$34]/100+[.J46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3" calcext:value-type="float">
            <text:p>33</text:p>
          </table:table-cell>
          <table:table-cell table:formula="of:=[.A47]*[.$D$34]/100+[.B47]" office:value-type="float" office:value="116.165" calcext:value-type="float">
            <text:p>116.165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8" calcext:value-type="float">
            <text:p>128</text:p>
          </table:table-cell>
          <table:table-cell table:formula="of:=[.E47]*[.$D$34]/100+[.F47]" office:value-type="float" office:value="239.602" calcext:value-type="float">
            <text:p>239.602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9" calcext:value-type="float">
            <text:p>159</text:p>
          </table:table-cell>
          <table:table-cell table:formula="of:=[.I47]*[.$D$34]/100+[.J47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6" calcext:value-type="float">
            <text:p>36</text:p>
          </table:table-cell>
          <table:table-cell table:formula="of:=[.A48]*[.$D$34]/100+[.B48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5" calcext:value-type="float">
            <text:p>125</text:p>
          </table:table-cell>
          <table:table-cell table:formula="of:=[.E48]*[.$D$34]/100+[.F48]" office:value-type="float" office:value="239.745" calcext:value-type="float">
            <text:p>239.745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8" calcext:value-type="float">
            <text:p>168</text:p>
          </table:table-cell>
          <table:table-cell table:formula="of:=[.I48]*[.$D$34]/100+[.J48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50" calcext:value-type="float">
            <text:p>50</text:p>
          </table:table-cell>
          <table:table-cell table:formula="of:=[.A49]*[.$D$34]/100+[.B49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9" calcext:value-type="float">
            <text:p>139</text:p>
          </table:table-cell>
          <table:table-cell table:formula="of:=[.E49]*[.$D$34]/100+[.F49]" office:value-type="float" office:value="239.745" calcext:value-type="float">
            <text:p>239.74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1" calcext:value-type="float">
            <text:p>151</text:p>
          </table:table-cell>
          <table:table-cell table:formula="of:=[.I49]*[.$D$34]/100+[.J49]" office:value-type="float" office:value="300.259" calcext:value-type="float">
            <text:p>300.2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20" calcext:value-type="float">
            <text:p>20</text:p>
          </table:table-cell>
          <table:table-cell table:formula="of:=[.A50]*[.$D$34]/100+[.B50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89" calcext:value-type="float">
            <text:p>89</text:p>
          </table:table-cell>
          <table:table-cell table:formula="of:=[.E50]*[.$D$34]/100+[.F50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0" calcext:value-type="float">
            <text:p>170</text:p>
          </table:table-cell>
          <table:table-cell table:formula="of:=[.I50]*[.$D$34]/100+[.J50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41" calcext:value-type="float">
            <text:p>41</text:p>
          </table:table-cell>
          <table:table-cell table:formula="of:=[.A51]*[.$D$34]/100+[.B51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2" calcext:value-type="float">
            <text:p>132</text:p>
          </table:table-cell>
          <table:table-cell table:formula="of:=[.E51]*[.$D$34]/100+[.F51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1" calcext:value-type="float">
            <text:p>191</text:p>
          </table:table-cell>
          <table:table-cell table:formula="of:=[.I51]*[.$D$34]/100+[.J51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table:formula="of:=[.A52]*[.$D$34]/100+[.B52]" office:value-type="float" office:value="116.607" calcext:value-type="float">
            <text:p>116.60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3" calcext:value-type="float">
            <text:p>103</text:p>
          </table:table-cell>
          <table:table-cell table:formula="of:=[.E52]*[.$D$34]/100+[.F52]" office:value-type="float" office:value="240.482" calcext:value-type="float">
            <text:p>240.482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56" calcext:value-type="float">
            <text:p>156</text:p>
          </table:table-cell>
          <table:table-cell table:formula="of:=[.I52]*[.$D$34]/100+[.J52]" office:value-type="float" office:value="304.409" calcext:value-type="float">
            <text:p>304.40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table:formula="of:=[.A53]*[.$D$34]/100+[.B53]" office:value-type="float" office:value="116.827" calcext:value-type="float">
            <text:p>116.82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" calcext:value-type="float">
            <text:p>114</text:p>
          </table:table-cell>
          <table:table-cell table:formula="of:=[.E53]*[.$D$34]/100+[.F53]" office:value-type="float" office:value="240.482" calcext:value-type="float">
            <text:p>240.482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199" calcext:value-type="float">
            <text:p>199</text:p>
          </table:table-cell>
          <table:table-cell table:formula="of:=[.I53]*[.$D$34]/100+[.J53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  <table:table-cell table:formula="of:=[.A54]*[.$D$34]/100+[.B54]" office:value-type="float" office:value="116.827" calcext:value-type="float">
            <text:p>116.82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05" calcext:value-type="float">
            <text:p>194.05</text:p>
          </table:table-cell>
          <table:table-cell office:value-type="float" office:value="98" calcext:value-type="float">
            <text:p>98</text:p>
          </table:table-cell>
          <table:table-cell table:formula="of:=[.E54]*[.$D$34]/100+[.F54]" office:value-type="float" office:value="240.577" calcext:value-type="float">
            <text:p>240.577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208" calcext:value-type="float">
            <text:p>208</text:p>
          </table:table-cell>
          <table:table-cell table:formula="of:=[.I54]*[.$D$34]/100+[.J54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9" calcext:value-type="float">
            <text:p>9</text:p>
          </table:table-cell>
          <table:table-cell table:formula="of:=[.A55]*[.$D$34]/100+[.B55]" office:value-type="float" office:value="116.997" calcext:value-type="float">
            <text:p>116.997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3" calcext:value-type="float">
            <text:p>93</text:p>
          </table:table-cell>
          <table:table-cell table:formula="of:=[.E55]*[.$D$34]/100+[.F55]" office:value-type="float" office:value="240.7355" calcext:value-type="float">
            <text:p>240.73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184" calcext:value-type="float">
            <text:p>184</text:p>
          </table:table-cell>
          <table:table-cell table:formula="of:=[.I55]*[.$D$34]/100+[.J55]" office:value-type="float" office:value="319.396" calcext:value-type="float">
            <text:p>319.39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13" calcext:value-type="float">
            <text:p>13</text:p>
          </table:table-cell>
          <table:table-cell table:formula="of:=[.A56]*[.$D$34]/100+[.B56]" office:value-type="float" office:value="116.997" calcext:value-type="float">
            <text:p>116.99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1" calcext:value-type="float">
            <text:p>111</text:p>
          </table:table-cell>
          <table:table-cell table:formula="of:=[.E56]*[.$D$34]/100+[.F56]" office:value-type="float" office:value="241.457" calcext:value-type="float">
            <text:p>241.457</text:p>
          </table:table-cell>
          <table:table-cell table:number-columns-repeated="2" office:value-type="float" office:value="194.05" calcext:value-type="float">
            <text:p>194.05</text:p>
          </table:table-cell>
          <table:table-cell office:value-type="float" office:value="180" calcext:value-type="float">
            <text:p>180</text:p>
          </table:table-cell>
          <table:table-cell table:formula="of:=[.I56]*[.$D$34]/100+[.J56]" office:value-type="float" office:value="320.1825" calcext:value-type="float">
            <text:p>320.182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30" calcext:value-type="float">
            <text:p>30</text:p>
          </table:table-cell>
          <table:table-cell table:formula="of:=[.A57]*[.$D$34]/100+[.B57]" office:value-type="float" office:value="117.275" calcext:value-type="float">
            <text:p>117.275</text:p>
          </table:table-cell>
          <table:table-cell office:value-type="float" office:value="70.3" calcext:value-type="float">
            <text:p>70.3</text:p>
          </table:table-cell>
          <table:table-cell office:value-type="float" office:value="196.99" calcext:value-type="float">
            <text:p>196.99</text:p>
          </table:table-cell>
          <table:table-cell office:value-type="float" office:value="92" calcext:value-type="float">
            <text:p>92</text:p>
          </table:table-cell>
          <table:table-cell table:formula="of:=[.E57]*[.$D$34]/100+[.F57]" office:value-type="float" office:value="242.685" calcext:value-type="float">
            <text:p>242.68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9" calcext:value-type="float">
            <text:p>169</text:p>
          </table:table-cell>
          <table:table-cell table:formula="of:=[.I57]*[.$D$34]/100+[.J57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44" calcext:value-type="float">
            <text:p>44</text:p>
          </table:table-cell>
          <table:table-cell table:formula="of:=[.A58]*[.$D$34]/100+[.B58]" office:value-type="float" office:value="117.275" calcext:value-type="float">
            <text:p>117.275</text:p>
          </table:table-cell>
          <table:table-cell office:value-type="float" office:value="70.47" calcext:value-type="float">
            <text:p>70.47</text:p>
          </table:table-cell>
          <table:table-cell office:value-type="float" office:value="196.99" calcext:value-type="float">
            <text:p>196.99</text:p>
          </table:table-cell>
          <table:table-cell office:value-type="float" office:value="79" calcext:value-type="float">
            <text:p>79</text:p>
          </table:table-cell>
          <table:table-cell table:formula="of:=[.E58]*[.$D$34]/100+[.F58]" office:value-type="float" office:value="242.7955" calcext:value-type="float">
            <text:p>242.7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6" calcext:value-type="float">
            <text:p>186</text:p>
          </table:table-cell>
          <table:table-cell table:formula="of:=[.I58]*[.$D$34]/100+[.J58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1.58" calcext:value-type="float">
            <text:p>71.58</text:p>
          </table:table-cell>
          <table:table-cell office:value-type="float" office:value="2" calcext:value-type="float">
            <text:p>2</text:p>
          </table:table-cell>
          <table:table-cell table:formula="of:=[.A59]*[.$D$34]/100+[.B59]" office:value-type="float" office:value="117.3855" calcext:value-type="float">
            <text:p>117.3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05" calcext:value-type="float">
            <text:p>194.05</text:p>
          </table:table-cell>
          <table:table-cell office:value-type="float" office:value="107" calcext:value-type="float">
            <text:p>107</text:p>
          </table:table-cell>
          <table:table-cell table:formula="of:=[.E59]*[.$D$34]/100+[.F59]" office:value-type="float" office:value="243.0535" calcext:value-type="float">
            <text:p>243.0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2" calcext:value-type="float">
            <text:p>162</text:p>
          </table:table-cell>
          <table:table-cell table:formula="of:=[.I59]*[.$D$34]/100+[.J59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.58" calcext:value-type="float">
            <text:p>71.58</text:p>
          </table:table-cell>
          <table:table-cell office:value-type="float" office:value="58" calcext:value-type="float">
            <text:p>58</text:p>
          </table:table-cell>
          <table:table-cell table:formula="of:=[.A60]*[.$D$34]/100+[.B60]" office:value-type="float" office:value="118.107" calcext:value-type="float">
            <text:p>118.107</text:p>
          </table:table-cell>
          <table:table-cell office:value-type="float" office:value="77.48" calcext:value-type="float">
            <text:p>77.4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0" calcext:value-type="float">
            <text:p>120</text:p>
          </table:table-cell>
          <table:table-cell table:formula="of:=[.E60]*[.$D$34]/100+[.F60]" office:value-type="float" office:value="243.202" calcext:value-type="float">
            <text:p>243.20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76" calcext:value-type="float">
            <text:p>176</text:p>
          </table:table-cell>
          <table:table-cell table:formula="of:=[.I60]*[.$D$34]/100+[.J60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08" calcext:value-type="float">
            <text:p>70.08</text:p>
          </table:table-cell>
          <table:table-cell office:value-type="float" office:value="25" calcext:value-type="float">
            <text:p>25</text:p>
          </table:table-cell>
          <table:table-cell table:formula="of:=[.A61]*[.$D$34]/100+[.B61]" office:value-type="float" office:value="119.0835" calcext:value-type="float">
            <text:p>119.08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88" calcext:value-type="float">
            <text:p>88</text:p>
          </table:table-cell>
          <table:table-cell table:formula="of:=[.E61]*[.$D$34]/100+[.F61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2" calcext:value-type="float">
            <text:p>152</text:p>
          </table:table-cell>
          <table:table-cell table:formula="of:=[.I61]*[.$D$34]/100+[.J61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47" calcext:value-type="float">
            <text:p>70.47</text:p>
          </table:table-cell>
          <table:table-cell office:value-type="float" office:value="68" calcext:value-type="float">
            <text:p>68</text:p>
          </table:table-cell>
          <table:table-cell table:formula="of:=[.A62]*[.$D$34]/100+[.B62]" office:value-type="float" office:value="119.4735" calcext:value-type="float">
            <text:p>119.47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7" calcext:value-type="float">
            <text:p>137</text:p>
          </table:table-cell>
          <table:table-cell table:formula="of:=[.E62]*[.$D$34]/100+[.F62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3" calcext:value-type="float">
            <text:p>163</text:p>
          </table:table-cell>
          <table:table-cell table:formula="of:=[.I62]*[.$D$34]/100+[.J62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21" calcext:value-type="float">
            <text:p>21</text:p>
          </table:table-cell>
          <table:table-cell table:formula="of:=[.A63]*[.$D$34]/100+[.B63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77" calcext:value-type="float">
            <text:p>77</text:p>
          </table:table-cell>
          <table:table-cell table:formula="of:=[.E63]*[.$D$34]/100+[.F63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4" calcext:value-type="float">
            <text:p>164</text:p>
          </table:table-cell>
          <table:table-cell table:formula="of:=[.I63]*[.$D$34]/100+[.J63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53" calcext:value-type="float">
            <text:p>53</text:p>
          </table:table-cell>
          <table:table-cell table:formula="of:=[.A64]*[.$D$34]/100+[.B64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81" calcext:value-type="float">
            <text:p>81</text:p>
          </table:table-cell>
          <table:table-cell table:formula="of:=[.E64]*[.$D$34]/100+[.F64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7" calcext:value-type="float">
            <text:p>187</text:p>
          </table:table-cell>
          <table:table-cell table:formula="of:=[.I64]*[.$D$34]/100+[.J64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formula="of:=[.A65]*[.$D$34]/100+[.B65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96" calcext:value-type="float">
            <text:p>96</text:p>
          </table:table-cell>
          <table:table-cell table:formula="of:=[.E65]*[.$D$34]/100+[.F65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9" calcext:value-type="float">
            <text:p>189</text:p>
          </table:table-cell>
          <table:table-cell table:formula="of:=[.I65]*[.$D$34]/100+[.J65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65" calcext:value-type="float">
            <text:p>65</text:p>
          </table:table-cell>
          <table:table-cell table:formula="of:=[.A66]*[.$D$34]/100+[.B66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2" calcext:value-type="float">
            <text:p>102</text:p>
          </table:table-cell>
          <table:table-cell table:formula="of:=[.E66]*[.$D$34]/100+[.F66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210" calcext:value-type="float">
            <text:p>210</text:p>
          </table:table-cell>
          <table:table-cell table:formula="of:=[.I66]*[.$D$34]/100+[.J66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47" calcext:value-type="float">
            <text:p>70.47</text:p>
          </table:table-cell>
          <table:table-cell office:value-type="float" office:value="14" calcext:value-type="float">
            <text:p>14</text:p>
          </table:table-cell>
          <table:table-cell table:formula="of:=[.A67]*[.$D$34]/100+[.B67]" office:value-type="float" office:value="120.832" calcext:value-type="float">
            <text:p>120.832</text:p>
          </table:table-cell>
          <table:table-cell office:value-type="float" office:value="70.08" calcext:value-type="float">
            <text:p>70.08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8" calcext:value-type="float">
            <text:p>138</text:p>
          </table:table-cell>
          <table:table-cell table:formula="of:=[.E67]*[.$D$34]/100+[.F67]" office:value-type="float" office:value="244.342" calcext:value-type="float">
            <text:p>244.342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4" calcext:value-type="float">
            <text:p>174</text:p>
          </table:table-cell>
          <table:table-cell table:formula="of:=[.I67]*[.$D$34]/100+[.J67]" office:value-type="float" office:value="321.0625" calcext:value-type="float">
            <text:p>321.062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5.39" calcext:value-type="float">
            <text:p>75.39</text:p>
          </table:table-cell>
          <table:table-cell office:value-type="float" office:value="49" calcext:value-type="float">
            <text:p>49</text:p>
          </table:table-cell>
          <table:table-cell table:formula="of:=[.A68]*[.$D$34]/100+[.B68]" office:value-type="float" office:value="120.942" calcext:value-type="float">
            <text:p>120.942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1" calcext:value-type="float">
            <text:p>121</text:p>
          </table:table-cell>
          <table:table-cell table:formula="of:=[.E68]*[.$D$34]/100+[.F68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43" calcext:value-type="float">
            <text:p>143</text:p>
          </table:table-cell>
          <table:table-cell table:formula="of:=[.I68]*[.$D$34]/100+[.J68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10" calcext:value-type="float">
            <text:p>10</text:p>
          </table:table-cell>
          <table:table-cell table:formula="of:=[.A69]*[.$D$34]/100+[.B69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2" calcext:value-type="float">
            <text:p>122</text:p>
          </table:table-cell>
          <table:table-cell table:formula="of:=[.E69]*[.$D$34]/100+[.F69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54" calcext:value-type="float">
            <text:p>154</text:p>
          </table:table-cell>
          <table:table-cell table:formula="of:=[.I69]*[.$D$34]/100+[.J69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47" calcext:value-type="float">
            <text:p>47</text:p>
          </table:table-cell>
          <table:table-cell table:formula="of:=[.A70]*[.$D$34]/100+[.B70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0" calcext:value-type="float">
            <text:p>130</text:p>
          </table:table-cell>
          <table:table-cell table:formula="of:=[.E70]*[.$D$34]/100+[.F70]" office:value-type="float" office:value="244.5955" calcext:value-type="float">
            <text:p>244.595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2" calcext:value-type="float">
            <text:p>182</text:p>
          </table:table-cell>
          <table:table-cell table:formula="of:=[.I70]*[.$D$34]/100+[.J70]" office:value-type="float" office:value="322.0535" calcext:value-type="float">
            <text:p>322.05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34" calcext:value-type="float">
            <text:p>34</text:p>
          </table:table-cell>
          <table:table-cell table:formula="of:=[.A71]*[.$D$34]/100+[.B71]" office:value-type="float" office:value="121.1955" calcext:value-type="float">
            <text:p>121.19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3" calcext:value-type="float">
            <text:p>133</text:p>
          </table:table-cell>
          <table:table-cell table:formula="of:=[.E71]*[.$D$34]/100+[.F71]" office:value-type="float" office:value="244.5955" calcext:value-type="float">
            <text:p>244.59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3" calcext:value-type="float">
            <text:p>153</text:p>
          </table:table-cell>
          <table:table-cell table:formula="of:=[.I71]*[.$D$34]/100+[.J71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7.48" calcext:value-type="float">
            <text:p>77.48</text:p>
          </table:table-cell>
          <table:table-cell office:value-type="float" office:value="38" calcext:value-type="float">
            <text:p>38</text:p>
          </table:table-cell>
          <table:table-cell table:formula="of:=[.A72]*[.$D$34]/100+[.B72]" office:value-type="float" office:value="123.032" calcext:value-type="float">
            <text:p>123.032</text:p>
          </table:table-cell>
          <table:table-cell office:value-type="float" office:value="77.48" calcext:value-type="float">
            <text:p>77.4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7" calcext:value-type="float">
            <text:p>127</text:p>
          </table:table-cell>
          <table:table-cell table:formula="of:=[.E72]*[.$D$34]/100+[.F72]" office:value-type="float" office:value="245.292" calcext:value-type="float">
            <text:p>245.292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3" calcext:value-type="float">
            <text:p>193</text:p>
          </table:table-cell>
          <table:table-cell table:formula="of:=[.I72]*[.$D$34]/100+[.J72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24" calcext:value-type="float">
            <text:p>24</text:p>
          </table:table-cell>
          <table:table-cell table:formula="of:=[.A73]*[.$D$34]/100+[.B73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3" calcext:value-type="float">
            <text:p>113</text:p>
          </table:table-cell>
          <table:table-cell table:formula="of:=[.E73]*[.$D$34]/100+[.F73]" office:value-type="float" office:value="245.9935" calcext:value-type="float">
            <text:p>245.9935</text:p>
          </table:table-cell>
          <table:table-cell office:value-type="float" office:value="200.6" calcext:value-type="float">
            <text:p>200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1" calcext:value-type="float">
            <text:p>161</text:p>
          </table:table-cell>
          <table:table-cell table:formula="of:=[.I73]*[.$D$34]/100+[.J73]" office:value-type="float" office:value="323.23" calcext:value-type="float">
            <text:p>323.23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45" calcext:value-type="float">
            <text:p>45</text:p>
          </table:table-cell>
          <table:table-cell table:formula="of:=[.A74]*[.$D$34]/100+[.B74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5" calcext:value-type="float">
            <text:p>135</text:p>
          </table:table-cell>
          <table:table-cell table:formula="of:=[.E74]*[.$D$34]/100+[.F74]" office:value-type="float" office:value="245.9935" calcext:value-type="float">
            <text:p>245.993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8" calcext:value-type="float">
            <text:p>158</text:p>
          </table:table-cell>
          <table:table-cell table:formula="of:=[.I74]*[.$D$34]/100+[.J74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54" calcext:value-type="float">
            <text:p>54</text:p>
          </table:table-cell>
          <table:table-cell table:formula="of:=[.A75]*[.$D$34]/100+[.B75]" office:value-type="float" office:value="123.2855" calcext:value-type="float">
            <text:p>123.2855</text:p>
          </table:table-cell>
          <table:table-cell office:value-type="float" office:value="70.08" calcext:value-type="float">
            <text:p>70.08</text:p>
          </table:table-cell>
          <table:table-cell office:value-type="float" office:value="200.6" calcext:value-type="float">
            <text:p>200.6</text:p>
          </table:table-cell>
          <table:table-cell office:value-type="float" office:value="95" calcext:value-type="float">
            <text:p>95</text:p>
          </table:table-cell>
          <table:table-cell table:formula="of:=[.E75]*[.$D$34]/100+[.F75]" office:value-type="float" office:value="246.152" calcext:value-type="float">
            <text:p>246.152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5" calcext:value-type="float">
            <text:p>185</text:p>
          </table:table-cell>
          <table:table-cell table:formula="of:=[.I75]*[.$D$34]/100+[.J75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7.48" calcext:value-type="float">
            <text:p>77.48</text:p>
          </table:table-cell>
          <table:table-cell office:value-type="float" office:value="62" calcext:value-type="float">
            <text:p>62</text:p>
          </table:table-cell>
          <table:table-cell table:formula="of:=[.A76]*[.$D$34]/100+[.B76]" office:value-type="float" office:value="124.007" calcext:value-type="float">
            <text:p>124.007</text:p>
          </table:table-cell>
          <table:table-cell office:value-type="float" office:value="70.3" calcext:value-type="float">
            <text:p>70.3</text:p>
          </table:table-cell>
          <table:table-cell office:value-type="float" office:value="200.6" calcext:value-type="float">
            <text:p>200.6</text:p>
          </table:table-cell>
          <table:table-cell office:value-type="float" office:value="74" calcext:value-type="float">
            <text:p>74</text:p>
          </table:table-cell>
          <table:table-cell table:formula="of:=[.E76]*[.$D$34]/100+[.F76]" office:value-type="float" office:value="246.295" calcext:value-type="float">
            <text:p>246.29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65" calcext:value-type="float">
            <text:p>165</text:p>
          </table:table-cell>
          <table:table-cell table:formula="of:=[.I76]*[.$D$34]/100+[.J76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0" calcext:value-type="float">
            <text:p>60</text:p>
          </table:table-cell>
          <table:table-cell table:formula="of:=[.A77]*[.$D$34]/100+[.B77]" office:value-type="float" office:value="124.3935" calcext:value-type="float">
            <text:p>124.3935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office:value-type="float" office:value="99" calcext:value-type="float">
            <text:p>99</text:p>
          </table:table-cell>
          <table:table-cell table:formula="of:=[.E77]*[.$D$34]/100+[.F77]" office:value-type="float" office:value="246.4055" calcext:value-type="float">
            <text:p>246.405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3" calcext:value-type="float">
            <text:p>173</text:p>
          </table:table-cell>
          <table:table-cell table:formula="of:=[.I77]*[.$D$34]/100+[.J77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9" calcext:value-type="float">
            <text:p>69</text:p>
          </table:table-cell>
          <table:table-cell table:formula="of:=[.A78]*[.$D$34]/100+[.B78]" office:value-type="float" office:value="124.3935" calcext:value-type="float">
            <text:p>124.3935</text:p>
          </table:table-cell>
          <table:table-cell office:value-type="float" office:value="84.09" calcext:value-type="float">
            <text:p>84.09</text:p>
          </table:table-cell>
          <table:table-cell office:value-type="float" office:value="192.84" calcext:value-type="float">
            <text:p>192.84</text:p>
          </table:table-cell>
          <table:table-cell office:value-type="float" office:value="87" calcext:value-type="float">
            <text:p>87</text:p>
          </table:table-cell>
          <table:table-cell table:formula="of:=[.E78]*[.$D$34]/100+[.F78]" office:value-type="float" office:value="247.4985" calcext:value-type="float">
            <text:p>247.49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9" calcext:value-type="float">
            <text:p>179</text:p>
          </table:table-cell>
          <table:table-cell table:formula="of:=[.I78]*[.$D$34]/100+[.J78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08" calcext:value-type="float">
            <text:p>70.08</text:p>
          </table:table-cell>
          <table:table-cell office:value-type="float" office:value="6" calcext:value-type="float">
            <text:p>6</text:p>
          </table:table-cell>
          <table:table-cell table:formula="of:=[.A79]*[.$D$34]/100+[.B79]" office:value-type="float" office:value="124.7385" calcext:value-type="float">
            <text:p>124.7385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3" calcext:value-type="float">
            <text:p>123</text:p>
          </table:table-cell>
          <table:table-cell table:formula="of:=[.E79]*[.$D$34]/100+[.F79]" office:value-type="float" office:value="247.7935" calcext:value-type="float">
            <text:p>247.7935</text:p>
          </table:table-cell>
          <table:table-cell table:number-columns-repeated="2" office:value-type="float" office:value="196.99" calcext:value-type="float">
            <text:p>196.99</text:p>
          </table:table-cell>
          <table:table-cell office:value-type="float" office:value="190" calcext:value-type="float">
            <text:p>190</text:p>
          </table:table-cell>
          <table:table-cell table:formula="of:=[.I79]*[.$D$34]/100+[.J79]" office:value-type="float" office:value="325.0335" calcext:value-type="float">
            <text:p>325.0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3" calcext:value-type="float">
            <text:p>70.3</text:p>
          </table:table-cell>
          <table:table-cell office:value-type="float" office:value="66" calcext:value-type="float">
            <text:p>66</text:p>
          </table:table-cell>
          <table:table-cell table:formula="of:=[.A80]*[.$D$34]/100+[.B80]" office:value-type="float" office:value="124.9585" calcext:value-type="float">
            <text:p>124.9585</text:p>
          </table:table-cell>
          <table:table-cell office:value-type="float" office:value="77.48" calcext:value-type="float">
            <text:p>77.48</text:p>
          </table:table-cell>
          <table:table-cell office:value-type="float" office:value="198.79" calcext:value-type="float">
            <text:p>198.79</text:p>
          </table:table-cell>
          <table:table-cell office:value-type="float" office:value="78" calcext:value-type="float">
            <text:p>78</text:p>
          </table:table-cell>
          <table:table-cell table:formula="of:=[.E80]*[.$D$34]/100+[.F80]" office:value-type="float" office:value="249.152" calcext:value-type="float">
            <text:p>249.152</text:p>
          </table:table-cell>
          <table:table-cell office:value-type="float" office:value="200.6" calcext:value-type="float">
            <text:p>200.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46" calcext:value-type="float">
            <text:p>146</text:p>
          </table:table-cell>
          <table:table-cell table:formula="of:=[.I80]*[.$D$34]/100+[.J80]" office:value-type="float" office:value="325.32" calcext:value-type="float">
            <text:p>325.32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47" calcext:value-type="float">
            <text:p>70.47</text:p>
          </table:table-cell>
          <table:table-cell office:value-type="float" office:value="37" calcext:value-type="float">
            <text:p>37</text:p>
          </table:table-cell>
          <table:table-cell table:formula="of:=[.A81]*[.$D$34]/100+[.B81]" office:value-type="float" office:value="125.1285" calcext:value-type="float">
            <text:p>125.12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office:value-type="float" office:value="82" calcext:value-type="float">
            <text:p>82</text:p>
          </table:table-cell>
          <table:table-cell table:formula="of:=[.E81]*[.$D$34]/100+[.F81]" office:value-type="float" office:value="249.474" calcext:value-type="float">
            <text:p>249.47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" calcext:value-type="float">
            <text:p>196</text:p>
          </table:table-cell>
          <table:table-cell table:formula="of:=[.I81]*[.$D$34]/100+[.J81]" office:value-type="float" office:value="325.4945" calcext:value-type="float">
            <text:p>325.494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5.39" calcext:value-type="float">
            <text:p>75.39</text:p>
          </table:table-cell>
          <table:table-cell office:value-type="float" office:value="29" calcext:value-type="float">
            <text:p>29</text:p>
          </table:table-cell>
          <table:table-cell table:formula="of:=[.A82]*[.$D$34]/100+[.B82]" office:value-type="float" office:value="125.752" calcext:value-type="float">
            <text:p>125.752</text:p>
          </table:table-cell>
          <table:table-cell office:value-type="float" office:value="84.09" calcext:value-type="float">
            <text:p>84.0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8" calcext:value-type="float">
            <text:p>108</text:p>
          </table:table-cell>
          <table:table-cell table:formula="of:=[.E82]*[.$D$34]/100+[.F82]" office:value-type="float" office:value="249.5885" calcext:value-type="float">
            <text:p>249.588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5" calcext:value-type="float">
            <text:p>195</text:p>
          </table:table-cell>
          <table:table-cell table:formula="of:=[.I82]*[.$D$34]/100+[.J82]" office:value-type="float" office:value="326.2035" calcext:value-type="float">
            <text:p>326.2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office:value-type="float" office:value="55" calcext:value-type="float">
            <text:p>55</text:p>
          </table:table-cell>
          <table:table-cell table:formula="of:=[.A83]*[.$D$34]/100+[.B83]" office:value-type="float" office:value="127.842" calcext:value-type="float">
            <text:p>127.842</text:p>
          </table:table-cell>
          <table:table-cell office:value-type="float" office:value="75.39" calcext:value-type="float">
            <text:p>75.39</text:p>
          </table:table-cell>
          <table:table-cell office:value-type="float" office:value="200.6" calcext:value-type="float">
            <text:p>200.6</text:p>
          </table:table-cell>
          <table:table-cell office:value-type="float" office:value="126" calcext:value-type="float">
            <text:p>126</text:p>
          </table:table-cell>
          <table:table-cell table:formula="of:=[.E83]*[.$D$34]/100+[.F83]" office:value-type="float" office:value="249.6035" calcext:value-type="float">
            <text:p>249.60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1" calcext:value-type="float">
            <text:p>171</text:p>
          </table:table-cell>
          <table:table-cell table:formula="of:=[.I83]*[.$D$34]/100+[.J83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31" calcext:value-type="float">
            <text:p>31</text:p>
          </table:table-cell>
          <table:table-cell table:formula="of:=[.A84]*[.$D$34]/100+[.B84]" office:value-type="float" office:value="129.785" calcext:value-type="float">
            <text:p>129.785</text:p>
          </table:table-cell>
          <table:table-cell office:value-type="float" office:value="84.09" calcext:value-type="float">
            <text:p>84.0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01" calcext:value-type="float">
            <text:p>101</text:p>
          </table:table-cell>
          <table:table-cell table:formula="of:=[.E84]*[.$D$34]/100+[.F84]" office:value-type="float" office:value="251.6485" calcext:value-type="float">
            <text:p>251.648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7" calcext:value-type="float">
            <text:p>177</text:p>
          </table:table-cell>
          <table:table-cell table:formula="of:=[.I84]*[.$D$34]/100+[.J84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52" calcext:value-type="float">
            <text:p>52</text:p>
          </table:table-cell>
          <table:table-cell table:formula="of:=[.A85]*[.$D$34]/100+[.B85]" office:value-type="float" office:value="129.785" calcext:value-type="float">
            <text:p>129.7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76" calcext:value-type="float">
            <text:p>76</text:p>
          </table:table-cell>
          <table:table-cell table:formula="of:=[.E85]*[.$D$34]/100+[.F85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2" calcext:value-type="float">
            <text:p>202</text:p>
          </table:table-cell>
          <table:table-cell table:formula="of:=[.I85]*[.$D$34]/100+[.J85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84.09" calcext:value-type="float">
            <text:p>84.09</text:p>
          </table:table-cell>
          <table:table-cell office:value-type="float" office:value="63" calcext:value-type="float">
            <text:p>63</text:p>
          </table:table-cell>
          <table:table-cell table:formula="of:=[.A86]*[.$D$34]/100+[.B86]" office:value-type="float" office:value="129.8955" calcext:value-type="float">
            <text:p>129.895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94" calcext:value-type="float">
            <text:p>94</text:p>
          </table:table-cell>
          <table:table-cell table:formula="of:=[.E86]*[.$D$34]/100+[.F86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6" calcext:value-type="float">
            <text:p>206</text:p>
          </table:table-cell>
          <table:table-cell table:formula="of:=[.I86]*[.$D$34]/100+[.J86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26" calcext:value-type="float">
            <text:p>26</text:p>
          </table:table-cell>
          <table:table-cell table:formula="of:=[.A87]*[.$D$34]/100+[.B87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2" calcext:value-type="float">
            <text:p>112</text:p>
          </table:table-cell>
          <table:table-cell table:formula="of:=[.E87]*[.$D$34]/100+[.F87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48" calcext:value-type="float">
            <text:p>148</text:p>
          </table:table-cell>
          <table:table-cell table:formula="of:=[.I87]*[.$D$34]/100+[.J87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39" calcext:value-type="float">
            <text:p>39</text:p>
          </table:table-cell>
          <table:table-cell table:formula="of:=[.A88]*[.$D$34]/100+[.B88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7" calcext:value-type="float">
            <text:p>117</text:p>
          </table:table-cell>
          <table:table-cell table:formula="of:=[.E88]*[.$D$34]/100+[.F88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55" calcext:value-type="float">
            <text:p>155</text:p>
          </table:table-cell>
          <table:table-cell table:formula="of:=[.I88]*[.$D$34]/100+[.J88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64" calcext:value-type="float">
            <text:p>64</text:p>
          </table:table-cell>
          <table:table-cell table:formula="of:=[.A89]*[.$D$34]/100+[.B89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84" calcext:value-type="float">
            <text:p>84</text:p>
          </table:table-cell>
          <table:table-cell table:formula="of:=[.E89]*[.$D$34]/100+[.F89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45" calcext:value-type="float">
            <text:p>145</text:p>
          </table:table-cell>
          <table:table-cell table:formula="of:=[.I89]*[.$D$34]/100+[.J89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12" calcext:value-type="float">
            <text:p>12</text:p>
          </table:table-cell>
          <table:table-cell table:formula="of:=[.A90]*[.$D$34]/100+[.B90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4" calcext:value-type="float">
            <text:p>124</text:p>
          </table:table-cell>
          <table:table-cell table:formula="of:=[.E90]*[.$D$34]/100+[.F90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81" calcext:value-type="float">
            <text:p>181</text:p>
          </table:table-cell>
          <table:table-cell table:formula="of:=[.I90]*[.$D$34]/100+[.J90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61" calcext:value-type="float">
            <text:p>61</text:p>
          </table:table-cell>
          <table:table-cell table:formula="of:=[.A91]*[.$D$34]/100+[.B91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90" calcext:value-type="float">
            <text:p>90</text:p>
          </table:table-cell>
          <table:table-cell table:formula="of:=[.E91]*[.$D$34]/100+[.F91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142" calcext:value-type="float">
            <text:p>142</text:p>
          </table:table-cell>
          <table:table-cell table:formula="of:=[.I91]*[.$D$34]/100+[.J91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.09" calcext:value-type="float">
            <text:p>84.09</text:p>
          </table:table-cell>
          <table:table-cell office:value-type="float" office:value="46" calcext:value-type="float">
            <text:p>46</text:p>
          </table:table-cell>
          <table:table-cell table:formula="of:=[.A92]*[.$D$34]/100+[.B92]" office:value-type="float" office:value="138.7485" calcext:value-type="float">
            <text:p>138.7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5" calcext:value-type="float">
            <text:p>115</text:p>
          </table:table-cell>
          <table:table-cell table:formula="of:=[.E92]*[.$D$34]/100+[.F92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9" calcext:value-type="float">
            <text:p>209</text:p>
          </table:table-cell>
          <table:table-cell table:formula="of:=[.I92]*[.$D$34]/100+[.J92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08" calcext:value-type="float">
            <text:p>70.08</text:p>
          </table:table-cell>
          <table:table-cell office:value-type="float" office:value="22" calcext:value-type="float">
            <text:p>22</text:p>
          </table:table-cell>
          <table:table-cell table:formula="of:=[.A93]*[.$D$34]/100+[.B93]" office:value-type="float" office:value="154.294" calcext:value-type="float">
            <text:p>154.294</text:p>
          </table:table-cell>
          <table:table-cell office:value-type="float" office:value="129.56" calcext:value-type="float">
            <text:p>129.56</text:p>
          </table:table-cell>
          <table:table-cell office:value-type="float" office:value="200.6" calcext:value-type="float">
            <text:p>200.6</text:p>
          </table:table-cell>
          <table:table-cell office:value-type="float" office:value="140" calcext:value-type="float">
            <text:p>140</text:p>
          </table:table-cell>
          <table:table-cell table:formula="of:=[.E93]*[.$D$34]/100+[.F93]" office:value-type="float" office:value="284.814" calcext:value-type="float">
            <text:p>284.814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147" calcext:value-type="float">
            <text:p>147</text:p>
          </table:table-cell>
          <table:table-cell table:formula="of:=[.I93]*[.$D$34]/100+[.J93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43" calcext:value-type="float">
            <text:p>43</text:p>
          </table:table-cell>
          <table:table-cell table:formula="of:=[.A94]*[.$D$34]/100+[.B94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6" calcext:value-type="float">
            <text:p>116</text:p>
          </table:table-cell>
          <table:table-cell table:formula="of:=[.E94]*[.$D$34]/100+[.F94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0" calcext:value-type="float">
            <text:p>200</text:p>
          </table:table-cell>
          <table:table-cell table:formula="of:=[.I94]*[.$D$34]/100+[.J94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table:formula="of:=[.A95]*[.$D$34]/100+[.B95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29" calcext:value-type="float">
            <text:p>129</text:p>
          </table:table-cell>
          <table:table-cell table:formula="of:=[.E95]*[.$D$34]/100+[.F95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7" calcext:value-type="float">
            <text:p>207</text:p>
          </table:table-cell>
          <table:table-cell table:formula="of:=[.I95]*[.$D$34]/100+[.J95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47" calcext:value-type="float">
            <text:p>70.47</text:p>
          </table:table-cell>
          <table:table-cell office:value-type="float" office:value="57" calcext:value-type="float">
            <text:p>57</text:p>
          </table:table-cell>
          <table:table-cell table:formula="of:=[.A96]*[.$D$34]/100+[.B96]" office:value-type="float" office:value="154.684" calcext:value-type="float">
            <text:p>154.68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91" calcext:value-type="float">
            <text:p>91</text:p>
          </table:table-cell>
          <table:table-cell table:formula="of:=[.E96]*[.$D$34]/100+[.F96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3" calcext:value-type="float">
            <text:p>183</text:p>
          </table:table-cell>
          <table:table-cell table:formula="of:=[.I96]*[.$D$34]/100+[.J96]" office:value-type="float" office:value="354.8005" calcext:value-type="float">
            <text:p>354.80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17" calcext:value-type="float">
            <text:p>17</text:p>
          </table:table-cell>
          <table:table-cell table:formula="of:=[.A97]*[.$D$34]/100+[.B97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0" calcext:value-type="float">
            <text:p>110</text:p>
          </table:table-cell>
          <table:table-cell table:formula="of:=[.E97]*[.$D$34]/100+[.F97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6" calcext:value-type="float">
            <text:p>166</text:p>
          </table:table-cell>
          <table:table-cell table:formula="of:=[.I97]*[.$D$34]/100+[.J97]" office:value-type="float" office:value="358.9505" calcext:value-type="float">
            <text:p>358.95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27" calcext:value-type="float">
            <text:p>27</text:p>
          </table:table-cell>
          <table:table-cell table:formula="of:=[.A98]*[.$D$34]/100+[.B98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4" calcext:value-type="float">
            <text:p>134</text:p>
          </table:table-cell>
          <table:table-cell table:formula="of:=[.E98]*[.$D$34]/100+[.F98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4" calcext:value-type="float">
            <text:p>144</text:p>
          </table:table-cell>
          <table:table-cell table:formula="of:=[.I98]*[.$D$34]/100+[.J98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84.09" calcext:value-type="float">
            <text:p>84.09</text:p>
          </table:table-cell>
          <table:table-cell office:value-type="float" office:value="28" calcext:value-type="float">
            <text:p>28</text:p>
          </table:table-cell>
          <table:table-cell table:formula="of:=[.A99]*[.$D$34]/100+[.B99]" office:value-type="float" office:value="168.304" calcext:value-type="float">
            <text:p>168.304</text:p>
          </table:table-cell>
          <table:table-cell office:value-type="float" office:value="71.58" calcext:value-type="float">
            <text:p>71.5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9" calcext:value-type="float">
            <text:p>109</text:p>
          </table:table-cell>
          <table:table-cell table:formula="of:=[.E99]*[.$D$34]/100+[.F99]" office:value-type="float" office:value="295.697" calcext:value-type="float">
            <text:p>295.697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9" calcext:value-type="float">
            <text:p>149</text:p>
          </table:table-cell>
          <table:table-cell table:formula="of:=[.I99]*[.$D$34]/100+[.J99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9" calcext:value-type="float">
            <text:p>59</text:p>
          </table:table-cell>
          <table:table-cell table:formula="of:=[.A100]*[.$D$34]/100+[.B100]" office:value-type="float" office:value="176.087" calcext:value-type="float">
            <text:p>176.087</text:p>
          </table:table-cell>
          <table:table-cell office:value-type="float" office:value="75.39" calcext:value-type="float">
            <text:p>75.3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1" calcext:value-type="float">
            <text:p>131</text:p>
          </table:table-cell>
          <table:table-cell table:formula="of:=[.E100]*[.$D$34]/100+[.F100]" office:value-type="float" office:value="298.1735" calcext:value-type="float">
            <text:p>298.173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203" calcext:value-type="float">
            <text:p>203</text:p>
          </table:table-cell>
          <table:table-cell table:formula="of:=[.I100]*[.$D$34]/100+[.J100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29.56" calcext:value-type="float">
            <text:p>129.56</text:p>
          </table:table-cell>
          <table:table-cell office:value-type="float" office:value="3" calcext:value-type="float">
            <text:p>3</text:p>
          </table:table-cell>
          <table:table-cell table:formula="of:=[.A101]*[.$D$34]/100+[.B101]" office:value-type="float" office:value="178.5635" calcext:value-type="float">
            <text:p>178.5635</text:p>
          </table:table-cell>
          <table:table-cell office:value-type="float" office:value="77.48" calcext:value-type="float">
            <text:p>77.4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9" calcext:value-type="float">
            <text:p>119</text:p>
          </table:table-cell>
          <table:table-cell table:formula="of:=[.E101]*[.$D$34]/100+[.F101]" office:value-type="float" office:value="299.532" calcext:value-type="float">
            <text:p>299.532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41" calcext:value-type="float">
            <text:p>141</text:p>
          </table:table-cell>
          <table:table-cell table:formula="of:=[.I101]*[.$D$34]/100+[.J101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18" calcext:value-type="float">
            <text:p>18</text:p>
          </table:table-cell>
          <table:table-cell table:formula="of:=[.A102]*[.$D$34]/100+[.B102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0" calcext:value-type="float">
            <text:p>80</text:p>
          </table:table-cell>
          <table:table-cell table:formula="of:=[.E102]*[.$D$34]/100+[.F102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72" calcext:value-type="float">
            <text:p>172</text:p>
          </table:table-cell>
          <table:table-cell table:formula="of:=[.I102]*[.$D$34]/100+[.J102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6" calcext:value-type="float">
            <text:p>56</text:p>
          </table:table-cell>
          <table:table-cell table:formula="of:=[.A103]*[.$D$34]/100+[.B103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5" calcext:value-type="float">
            <text:p>85</text:p>
          </table:table-cell>
          <table:table-cell table:formula="of:=[.E103]*[.$D$34]/100+[.F103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" calcext:value-type="float">
            <text:p>192</text:p>
          </table:table-cell>
          <table:table-cell table:formula="of:=[.I103]*[.$D$34]/100+[.J103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" calcext:value-type="float">
            <text:p>16</text:p>
          </table:table-cell>
          <table:table-cell table:formula="of:=[.A104]*[.$D$34]/100+[.B104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97" calcext:value-type="float">
            <text:p>97</text:p>
          </table:table-cell>
          <table:table-cell table:formula="of:=[.E104]*[.$D$34]/100+[.F104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" calcext:value-type="float">
            <text:p>197</text:p>
          </table:table-cell>
          <table:table-cell table:formula="of:=[.I104]*[.$D$34]/100+[.J104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51" calcext:value-type="float">
            <text:p>51</text:p>
          </table:table-cell>
          <table:table-cell table:formula="of:=[.A105]*[.$D$34]/100+[.B105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5" calcext:value-type="float">
            <text:p>105</text:p>
          </table:table-cell>
          <table:table-cell table:formula="of:=[.E105]*[.$D$34]/100+[.F105]" office:value-type="float" office:value="333.384" calcext:value-type="float">
            <text:p>333.38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4" calcext:value-type="float">
            <text:p>194</text:p>
          </table:table-cell>
          <table:table-cell table:formula="of:=[.I105]*[.$D$34]/100+[.J105]" office:value-type="float" office:value="378.3835" calcext:value-type="float">
            <text:p>378.383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C36]" office:value-type="float" office:value="4" calcext:value-type="float">
            <text:p>4</text:p>
          </table:table-cell>
          <table:table-cell table:formula="of:=[.D36]/[.$D$35]*1024" office:value-type="float" office:value="58.2927596307692" calcext:value-type="float">
            <text:p>58.29275963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7.0105244244806" calcext:value-type="float">
            <text:p>57.0105244245</text:p>
          </table:table-cell>
          <table:table-cell table:number-columns-repeated="10"/>
        </table:table-row>
        <table:table-row table:style-name="ro1">
          <table:table-cell table:formula="of:=[.C37]" office:value-type="float" office:value="67" calcext:value-type="float">
            <text:p>67</text:p>
          </table:table-cell>
          <table:table-cell table:formula="of:=[.D37]/[.$D$35]*1024" office:value-type="float" office:value="58.2927596307692" calcext:value-type="float">
            <text:p>58.292759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8]" office:value-type="float" office:value="42" calcext:value-type="float">
            <text:p>42</text:p>
          </table:table-cell>
          <table:table-cell table:formula="of:=[.D38]/[.$D$35]*1024" office:value-type="float" office:value="58.4036667076923" calcext:value-type="float">
            <text:p>58.40366670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9]" office:value-type="float" office:value="7" calcext:value-type="float">
            <text:p>7</text:p>
          </table:table-cell>
          <table:table-cell table:formula="of:=[.D39]/[.$D$35]*1024" office:value-type="float" office:value="58.4205548307692" calcext:value-type="float">
            <text:p>58.4205548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036667076923" calcext:value-type="float">
            <text:p>58.4036667077</text:p>
          </table:table-cell>
          <table:table-cell table:number-columns-repeated="10"/>
        </table:table-row>
        <table:table-row table:style-name="ro1">
          <table:table-cell table:formula="of:=[.C40]" office:value-type="float" office:value="19" calcext:value-type="float">
            <text:p>19</text:p>
          </table:table-cell>
          <table:table-cell table:formula="of:=[.D40]/[.$D$35]*1024" office:value-type="float" office:value="58.4757563076923" calcext:value-type="float">
            <text:p>58.475756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.4205548307692" calcext:value-type="float">
            <text:p>58.4205548308</text:p>
          </table:table-cell>
          <table:table-cell table:number-columns-repeated="10"/>
        </table:table-row>
        <table:table-row table:style-name="ro1">
          <table:table-cell table:formula="of:=[.C41]" office:value-type="float" office:value="11" calcext:value-type="float">
            <text:p>11</text:p>
          </table:table-cell>
          <table:table-cell table:formula="of:=[.D41]/[.$D$35]*1024" office:value-type="float" office:value="58.4893676307692" calcext:value-type="float">
            <text:p>58.48936763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.4757563076923" calcext:value-type="float">
            <text:p>58.4757563077</text:p>
          </table:table-cell>
          <table:table-cell table:number-columns-repeated="10"/>
        </table:table-row>
        <table:table-row table:style-name="ro1">
          <table:table-cell table:formula="of:=[.C42]" office:value-type="float" office:value="15" calcext:value-type="float">
            <text:p>15</text:p>
          </table:table-cell>
          <table:table-cell table:formula="of:=[.D42]/[.$D$35]*1024" office:value-type="float" office:value="58.4893676307692" calcext:value-type="float">
            <text:p>58.4893676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3]" office:value-type="float" office:value="32" calcext:value-type="float">
            <text:p>32</text:p>
          </table:table-cell>
          <table:table-cell table:formula="of:=[.D43]/[.$D$35]*1024" office:value-type="float" office:value="58.4893676307692" calcext:value-type="float">
            <text:p>58.4893676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4]" office:value-type="float" office:value="35" calcext:value-type="float">
            <text:p>35</text:p>
          </table:table-cell>
          <table:table-cell table:formula="of:=[.D44]/[.$D$35]*1024" office:value-type="float" office:value="58.4893676307692" calcext:value-type="float">
            <text:p>58.4893676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5]" office:value-type="float" office:value="23" calcext:value-type="float">
            <text:p>23</text:p>
          </table:table-cell>
          <table:table-cell table:formula="of:=[.D45]/[.$D$35]*1024" office:value-type="float" office:value="58.5314619076923" calcext:value-type="float">
            <text:p>58.5314619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6]" office:value-type="float" office:value="8" calcext:value-type="float">
            <text:p>8</text:p>
          </table:table-cell>
          <table:table-cell table:formula="of:=[.D46]/[.$D$35]*1024" office:value-type="float" office:value="58.5614572307692" calcext:value-type="float">
            <text:p>58.56145723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.5314619076923" calcext:value-type="float">
            <text:p>58.5314619077</text:p>
          </table:table-cell>
          <table:table-cell table:number-columns-repeated="10"/>
        </table:table-row>
        <table:table-row table:style-name="ro1">
          <table:table-cell table:formula="of:=[.C47]" office:value-type="float" office:value="33" calcext:value-type="float">
            <text:p>33</text:p>
          </table:table-cell>
          <table:table-cell table:formula="of:=[.D47]/[.$D$35]*1024" office:value-type="float" office:value="58.5614572307692" calcext:value-type="float">
            <text:p>58.5614572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8]" office:value-type="float" office:value="36" calcext:value-type="float">
            <text:p>36</text:p>
          </table:table-cell>
          <table:table-cell table:formula="of:=[.D48]/[.$D$35]*1024" office:value-type="float" office:value="58.5614572307692" calcext:value-type="float">
            <text:p>58.56145723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9]" office:value-type="float" office:value="50" calcext:value-type="float">
            <text:p>50</text:p>
          </table:table-cell>
          <table:table-cell table:formula="of:=[.D49]/[.$D$35]*1024" office:value-type="float" office:value="58.5614572307692" calcext:value-type="float">
            <text:p>58.56145723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0]" office:value-type="float" office:value="20" calcext:value-type="float">
            <text:p>20</text:p>
          </table:table-cell>
          <table:table-cell table:formula="of:=[.D50]/[.$D$35]*1024" office:value-type="float" office:value="58.6171628307692" calcext:value-type="float">
            <text:p>58.61716283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1]" office:value-type="float" office:value="41" calcext:value-type="float">
            <text:p>41</text:p>
          </table:table-cell>
          <table:table-cell table:formula="of:=[.D51]/[.$D$35]*1024" office:value-type="float" office:value="58.6171628307692" calcext:value-type="float">
            <text:p>58.61716283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2]" office:value-type="float" office:value="48" calcext:value-type="float">
            <text:p>48</text:p>
          </table:table-cell>
          <table:table-cell table:formula="of:=[.D52]/[.$D$35]*1024" office:value-type="float" office:value="58.7842796307692" calcext:value-type="float">
            <text:p>58.7842796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3]" office:value-type="float" office:value="5" calcext:value-type="float">
            <text:p>5</text:p>
          </table:table-cell>
          <table:table-cell table:formula="of:=[.D53]/[.$D$35]*1024" office:value-type="float" office:value="58.8951867076923" calcext:value-type="float">
            <text:p>58.89518670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7842796307692" calcext:value-type="float">
            <text:p>58.7842796308</text:p>
          </table:table-cell>
          <table:table-cell table:number-columns-repeated="10"/>
        </table:table-row>
        <table:table-row table:style-name="ro1">
          <table:table-cell table:formula="of:=[.C54]" office:value-type="float" office:value="40" calcext:value-type="float">
            <text:p>40</text:p>
          </table:table-cell>
          <table:table-cell table:formula="of:=[.D54]/[.$D$35]*1024" office:value-type="float" office:value="58.8951867076923" calcext:value-type="float">
            <text:p>58.8951867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5]" office:value-type="float" office:value="9" calcext:value-type="float">
            <text:p>9</text:p>
          </table:table-cell>
          <table:table-cell table:formula="of:=[.D55]/[.$D$35]*1024" office:value-type="float" office:value="58.9808876307692" calcext:value-type="float">
            <text:p>58.98088763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6]" office:value-type="float" office:value="13" calcext:value-type="float">
            <text:p>13</text:p>
          </table:table-cell>
          <table:table-cell table:formula="of:=[.D56]/[.$D$35]*1024" office:value-type="float" office:value="58.9808876307692" calcext:value-type="float">
            <text:p>58.9808876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7]" office:value-type="float" office:value="30" calcext:value-type="float">
            <text:p>30</text:p>
          </table:table-cell>
          <table:table-cell table:formula="of:=[.D57]/[.$D$35]*1024" office:value-type="float" office:value="59.1210338461539" calcext:value-type="float">
            <text:p>59.12103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8]" office:value-type="float" office:value="44" calcext:value-type="float">
            <text:p>44</text:p>
          </table:table-cell>
          <table:table-cell table:formula="of:=[.D58]/[.$D$35]*1024" office:value-type="float" office:value="59.1210338461539" calcext:value-type="float">
            <text:p>59.12103384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59]" office:value-type="float" office:value="2" calcext:value-type="float">
            <text:p>2</text:p>
          </table:table-cell>
          <table:table-cell table:formula="of:=[.D59]/[.$D$35]*1024" office:value-type="float" office:value="59.1767394461539" calcext:value-type="float">
            <text:p>59.1767394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60]" office:value-type="float" office:value="58" calcext:value-type="float">
            <text:p>58</text:p>
          </table:table-cell>
          <table:table-cell table:formula="of:=[.D60]/[.$D$35]*1024" office:value-type="float" office:value="59.5404642461538" calcext:value-type="float">
            <text:p>59.5404642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767394461539" calcext:value-type="float">
            <text:p>59.1767394462</text:p>
          </table:table-cell>
          <table:table-cell table:number-columns-repeated="10"/>
        </table:table-row>
        <table:table-row table:style-name="ro1">
          <table:table-cell table:formula="of:=[.C61]" office:value-type="float" office:value="25" calcext:value-type="float">
            <text:p>25</text:p>
          </table:table-cell>
          <table:table-cell table:formula="of:=[.D61]/[.$D$35]*1024" office:value-type="float" office:value="60.0327404307692" calcext:value-type="float">
            <text:p>60.03274043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.5404642461538" calcext:value-type="float">
            <text:p>59.5404642462</text:p>
          </table:table-cell>
          <table:table-cell table:number-columns-repeated="10"/>
        </table:table-row>
        <table:table-row table:style-name="ro1">
          <table:table-cell table:formula="of:=[.C62]" office:value-type="float" office:value="68" calcext:value-type="float">
            <text:p>68</text:p>
          </table:table-cell>
          <table:table-cell table:formula="of:=[.D62]/[.$D$35]*1024" office:value-type="float" office:value="60.2293484307692" calcext:value-type="float">
            <text:p>60.22934843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.0327404307692" calcext:value-type="float">
            <text:p>60.0327404308</text:p>
          </table:table-cell>
          <table:table-cell table:number-columns-repeated="10"/>
        </table:table-row>
        <table:table-row table:style-name="ro1">
          <table:table-cell table:formula="of:=[.C63]" office:value-type="float" office:value="21" calcext:value-type="float">
            <text:p>21</text:p>
          </table:table-cell>
          <table:table-cell table:formula="of:=[.D63]/[.$D$35]*1024" office:value-type="float" office:value="60.7889250461539" calcext:value-type="float">
            <text:p>60.78892504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.2293484307692" calcext:value-type="float">
            <text:p>60.2293484308</text:p>
          </table:table-cell>
          <table:table-cell table:number-columns-repeated="10"/>
        </table:table-row>
        <table:table-row table:style-name="ro1">
          <table:table-cell table:formula="of:=[.C64]" office:value-type="float" office:value="53" calcext:value-type="float">
            <text:p>53</text:p>
          </table:table-cell>
          <table:table-cell table:formula="of:=[.D64]/[.$D$35]*1024" office:value-type="float" office:value="60.7889250461539" calcext:value-type="float">
            <text:p>60.7889250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.7586226328416" calcext:value-type="float">
            <text:p>60.7586226328</text:p>
          </table:table-cell>
          <table:table-cell table:number-columns-repeated="10"/>
        </table:table-row>
        <table:table-row table:style-name="ro1">
          <table:table-cell table:formula="of:=[.C65]" office:value-type="float" office:value="1" calcext:value-type="float">
            <text:p>1</text:p>
          </table:table-cell>
          <table:table-cell table:formula="of:=[.D65]/[.$D$35]*1024" office:value-type="float" office:value="60.8284987076923" calcext:value-type="float">
            <text:p>60.8284987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6]" office:value-type="float" office:value="65" calcext:value-type="float">
            <text:p>65</text:p>
          </table:table-cell>
          <table:table-cell table:formula="of:=[.D66]/[.$D$35]*1024" office:value-type="float" office:value="60.8284987076923" calcext:value-type="float">
            <text:p>60.82849870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7]" office:value-type="float" office:value="14" calcext:value-type="float">
            <text:p>14</text:p>
          </table:table-cell>
          <table:table-cell table:formula="of:=[.D67]/[.$D$35]*1024" office:value-type="float" office:value="60.9141996307692" calcext:value-type="float">
            <text:p>60.9141996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8]" office:value-type="float" office:value="49" calcext:value-type="float">
            <text:p>49</text:p>
          </table:table-cell>
          <table:table-cell table:formula="of:=[.D68]/[.$D$35]*1024" office:value-type="float" office:value="60.9696531692308" calcext:value-type="float">
            <text:p>60.9696531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9]" office:value-type="float" office:value="10" calcext:value-type="float">
            <text:p>10</text:p>
          </table:table-cell>
          <table:table-cell table:formula="of:=[.D69]/[.$D$35]*1024" office:value-type="float" office:value="61.0417427692308" calcext:value-type="float">
            <text:p>61.04174276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.9141996307692" calcext:value-type="float">
            <text:p>60.9141996308</text:p>
          </table:table-cell>
          <table:table-cell table:number-columns-repeated="10"/>
        </table:table-row>
        <table:table-row table:style-name="ro1">
          <table:table-cell table:formula="of:=[.C70]" office:value-type="float" office:value="47" calcext:value-type="float">
            <text:p>47</text:p>
          </table:table-cell>
          <table:table-cell table:formula="of:=[.D70]/[.$D$35]*1024" office:value-type="float" office:value="61.0417427692308" calcext:value-type="float">
            <text:p>61.04174276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1]" office:value-type="float" office:value="34" calcext:value-type="float">
            <text:p>34</text:p>
          </table:table-cell>
          <table:table-cell table:formula="of:=[.D71]/[.$D$35]*1024" office:value-type="float" office:value="61.0974483692308" calcext:value-type="float">
            <text:p>61.09744836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2]" office:value-type="float" office:value="38" calcext:value-type="float">
            <text:p>38</text:p>
          </table:table-cell>
          <table:table-cell table:formula="of:=[.D72]/[.$D$35]*1024" office:value-type="float" office:value="62.0232704" calcext:value-type="float">
            <text:p>62.02327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.9696531692308" calcext:value-type="float">
            <text:p>60.9696531692</text:p>
          </table:table-cell>
          <table:table-cell table:number-columns-repeated="10"/>
        </table:table-row>
        <table:table-row table:style-name="ro1">
          <table:table-cell table:formula="of:=[.C73]" office:value-type="float" office:value="24" calcext:value-type="float">
            <text:p>24</text:p>
          </table:table-cell>
          <table:table-cell table:formula="of:=[.D73]/[.$D$35]*1024" office:value-type="float" office:value="62.1510656" calcext:value-type="float">
            <text:p>62.1510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4]" office:value-type="float" office:value="45" calcext:value-type="float">
            <text:p>45</text:p>
          </table:table-cell>
          <table:table-cell table:formula="of:=[.D74]/[.$D$35]*1024" office:value-type="float" office:value="62.1510656" calcext:value-type="float">
            <text:p>62.15106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5]" office:value-type="float" office:value="54" calcext:value-type="float">
            <text:p>54</text:p>
          </table:table-cell>
          <table:table-cell table:formula="of:=[.D75]/[.$D$35]*1024" office:value-type="float" office:value="62.1510656" calcext:value-type="float">
            <text:p>62.1510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6]" office:value-type="float" office:value="62" calcext:value-type="float">
            <text:p>62</text:p>
          </table:table-cell>
          <table:table-cell table:formula="of:=[.D76]/[.$D$35]*1024" office:value-type="float" office:value="62.5147904" calcext:value-type="float">
            <text:p>62.5147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7]" office:value-type="float" office:value="60" calcext:value-type="float">
            <text:p>60</text:p>
          </table:table-cell>
          <table:table-cell table:formula="of:=[.D77]/[.$D$35]*1024" office:value-type="float" office:value="62.7096339692308" calcext:value-type="float">
            <text:p>62.709633969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8]" office:value-type="float" office:value="69" calcext:value-type="float">
            <text:p>69</text:p>
          </table:table-cell>
          <table:table-cell table:formula="of:=[.D78]/[.$D$35]*1024" office:value-type="float" office:value="62.7096339692308" calcext:value-type="float">
            <text:p>62.709633969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9]" office:value-type="float" office:value="6" calcext:value-type="float">
            <text:p>6</text:p>
          </table:table-cell>
          <table:table-cell table:formula="of:=[.D79]/[.$D$35]*1024" office:value-type="float" office:value="62.8835564307692" calcext:value-type="float">
            <text:p>62.8835564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.0974483692308" calcext:value-type="float">
            <text:p>61.0974483692</text:p>
          </table:table-cell>
          <table:table-cell table:number-columns-repeated="10"/>
        </table:table-row>
        <table:table-row table:style-name="ro1">
          <table:table-cell table:formula="of:=[.C80]" office:value-type="float" office:value="66" calcext:value-type="float">
            <text:p>66</text:p>
          </table:table-cell>
          <table:table-cell table:formula="of:=[.D80]/[.$D$35]*1024" office:value-type="float" office:value="62.9944635076923" calcext:value-type="float">
            <text:p>62.994463507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1]" office:value-type="float" office:value="37" calcext:value-type="float">
            <text:p>37</text:p>
          </table:table-cell>
          <table:table-cell table:formula="of:=[.D81]/[.$D$35]*1024" office:value-type="float" office:value="63.0801644307692" calcext:value-type="float">
            <text:p>63.08016443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2]" office:value-type="float" office:value="29" calcext:value-type="float">
            <text:p>29</text:p>
          </table:table-cell>
          <table:table-cell table:formula="of:=[.D82]/[.$D$35]*1024" office:value-type="float" office:value="63.3944851692308" calcext:value-type="float">
            <text:p>63.39448516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3]" office:value-type="float" office:value="55" calcext:value-type="float">
            <text:p>55</text:p>
          </table:table-cell>
          <table:table-cell table:formula="of:=[.D83]/[.$D$35]*1024" office:value-type="float" office:value="64.4481024" calcext:value-type="float">
            <text:p>64.448102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4]" office:value-type="float" office:value="31" calcext:value-type="float">
            <text:p>31</text:p>
          </table:table-cell>
          <table:table-cell table:formula="of:=[.D84]/[.$D$35]*1024" office:value-type="float" office:value="65.4276135384615" calcext:value-type="float">
            <text:p>65.427613538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5]" office:value-type="float" office:value="52" calcext:value-type="float">
            <text:p>52</text:p>
          </table:table-cell>
          <table:table-cell table:formula="of:=[.D85]/[.$D$35]*1024" office:value-type="float" office:value="65.4276135384615" calcext:value-type="float">
            <text:p>65.4276135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.0232704" calcext:value-type="float">
            <text:p>62.0232704</text:p>
          </table:table-cell>
          <table:table-cell table:number-columns-repeated="10"/>
        </table:table-row>
        <table:table-row table:style-name="ro1">
          <table:table-cell table:formula="of:=[.C86]" office:value-type="float" office:value="63" calcext:value-type="float">
            <text:p>63</text:p>
          </table:table-cell>
          <table:table-cell table:formula="of:=[.D86]/[.$D$35]*1024" office:value-type="float" office:value="65.4833191384615" calcext:value-type="float">
            <text:p>65.48331913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7]" office:value-type="float" office:value="26" calcext:value-type="float">
            <text:p>26</text:p>
          </table:table-cell>
          <table:table-cell table:formula="of:=[.D87]/[.$D$35]*1024" office:value-type="float" office:value="65.5604499692308" calcext:value-type="float">
            <text:p>65.56044996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8]" office:value-type="float" office:value="39" calcext:value-type="float">
            <text:p>39</text:p>
          </table:table-cell>
          <table:table-cell table:formula="of:=[.D88]/[.$D$35]*1024" office:value-type="float" office:value="65.5604499692308" calcext:value-type="float">
            <text:p>65.56044996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9]" office:value-type="float" office:value="64" calcext:value-type="float">
            <text:p>64</text:p>
          </table:table-cell>
          <table:table-cell table:formula="of:=[.D89]/[.$D$35]*1024" office:value-type="float" office:value="65.5604499692308" calcext:value-type="float">
            <text:p>65.56044996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.5147904" calcext:value-type="float">
            <text:p>62.5147904</text:p>
          </table:table-cell>
          <table:table-cell table:number-columns-repeated="10"/>
        </table:table-row>
        <table:table-row table:style-name="ro1">
          <table:table-cell table:formula="of:=[.C90]" office:value-type="float" office:value="12" calcext:value-type="float">
            <text:p>12</text:p>
          </table:table-cell>
          <table:table-cell table:formula="of:=[.D90]/[.$D$35]*1024" office:value-type="float" office:value="67.7803559384615" calcext:value-type="float">
            <text:p>67.780355938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1]" office:value-type="float" office:value="61" calcext:value-type="float">
            <text:p>61</text:p>
          </table:table-cell>
          <table:table-cell table:formula="of:=[.D91]/[.$D$35]*1024" office:value-type="float" office:value="67.7803559384615" calcext:value-type="float">
            <text:p>67.78035593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2]" office:value-type="float" office:value="46" calcext:value-type="float">
            <text:p>46</text:p>
          </table:table-cell>
          <table:table-cell table:formula="of:=[.D92]/[.$D$35]*1024" office:value-type="float" office:value="69.9463207384615" calcext:value-type="float">
            <text:p>69.94632073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3]" office:value-type="float" office:value="22" calcext:value-type="float">
            <text:p>22</text:p>
          </table:table-cell>
          <table:table-cell table:formula="of:=[.D93]/[.$D$35]*1024" office:value-type="float" office:value="77.7831660307692" calcext:value-type="float">
            <text:p>77.78316603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4]" office:value-type="float" office:value="43" calcext:value-type="float">
            <text:p>43</text:p>
          </table:table-cell>
          <table:table-cell table:formula="of:=[.D94]/[.$D$35]*1024" office:value-type="float" office:value="77.8940731076923" calcext:value-type="float">
            <text:p>77.894073107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.7768293604206" calcext:value-type="float">
            <text:p>62.7768293604</text:p>
          </table:table-cell>
          <table:table-cell table:number-columns-repeated="10"/>
        </table:table-row>
        <table:table-row table:style-name="ro1">
          <table:table-cell table:formula="of:=[.C95]" office:value-type="float" office:value="70" calcext:value-type="float">
            <text:p>70</text:p>
          </table:table-cell>
          <table:table-cell table:formula="of:=[.D95]/[.$D$35]*1024" office:value-type="float" office:value="77.8940731076923" calcext:value-type="float">
            <text:p>77.89407310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.8835564307692" calcext:value-type="float">
            <text:p>62.8835564308</text:p>
          </table:table-cell>
          <table:table-cell table:number-columns-repeated="10"/>
        </table:table-row>
        <table:table-row table:style-name="ro1">
          <table:table-cell table:formula="of:=[.C96]" office:value-type="float" office:value="57" calcext:value-type="float">
            <text:p>57</text:p>
          </table:table-cell>
          <table:table-cell table:formula="of:=[.D96]/[.$D$35]*1024" office:value-type="float" office:value="77.9797740307692" calcext:value-type="float">
            <text:p>77.9797740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944635076923" calcext:value-type="float">
            <text:p>62.9944635077</text:p>
          </table:table-cell>
          <table:table-cell table:number-columns-repeated="10"/>
        </table:table-row>
        <table:table-row table:style-name="ro1">
          <table:table-cell table:formula="of:=[.C97]" office:value-type="float" office:value="17" calcext:value-type="float">
            <text:p>17</text:p>
          </table:table-cell>
          <table:table-cell table:formula="of:=[.D97]/[.$D$35]*1024" office:value-type="float" office:value="78.5393506461538" calcext:value-type="float">
            <text:p>78.53935064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.0801644307692" calcext:value-type="float">
            <text:p>63.0801644308</text:p>
          </table:table-cell>
          <table:table-cell table:number-columns-repeated="10"/>
        </table:table-row>
        <table:table-row table:style-name="ro1">
          <table:table-cell table:formula="of:=[.C98]" office:value-type="float" office:value="27" calcext:value-type="float">
            <text:p>27</text:p>
          </table:table-cell>
          <table:table-cell table:formula="of:=[.D98]/[.$D$35]*1024" office:value-type="float" office:value="78.5393506461538" calcext:value-type="float">
            <text:p>78.5393506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99]" office:value-type="float" office:value="28" calcext:value-type="float">
            <text:p>28</text:p>
          </table:table-cell>
          <table:table-cell table:formula="of:=[.D99]/[.$D$35]*1024" office:value-type="float" office:value="84.8459303384615" calcext:value-type="float">
            <text:p>84.845930338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100]" office:value-type="float" office:value="59" calcext:value-type="float">
            <text:p>59</text:p>
          </table:table-cell>
          <table:table-cell table:formula="of:=[.D100]/[.$D$35]*1024" office:value-type="float" office:value="88.7695202461538" calcext:value-type="float">
            <text:p>88.76952024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.3944851692308" calcext:value-type="float">
            <text:p>63.3944851692</text:p>
          </table:table-cell>
          <table:table-cell table:number-columns-repeated="10"/>
        </table:table-row>
        <table:table-row table:style-name="ro1">
          <table:table-cell table:formula="of:=[.C101]" office:value-type="float" office:value="3" calcext:value-type="float">
            <text:p>3</text:p>
          </table:table-cell>
          <table:table-cell table:formula="of:=[.D101]/[.$D$35]*1024" office:value-type="float" office:value="90.0179810461539" calcext:value-type="float">
            <text:p>90.01798104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2]" office:value-type="float" office:value="18" calcext:value-type="float">
            <text:p>18</text:p>
          </table:table-cell>
          <table:table-cell table:formula="of:=[.D102]/[.$D$35]*1024" office:value-type="float" office:value="90.7028322461538" calcext:value-type="float">
            <text:p>90.70283224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3]" office:value-type="float" office:value="56" calcext:value-type="float">
            <text:p>56</text:p>
          </table:table-cell>
          <table:table-cell table:formula="of:=[.D103]/[.$D$35]*1024" office:value-type="float" office:value="90.7028322461538" calcext:value-type="float">
            <text:p>90.7028322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.6444930835588" calcext:value-type="float">
            <text:p>63.6444930836</text:p>
          </table:table-cell>
          <table:table-cell table:number-columns-repeated="10"/>
        </table:table-row>
        <table:table-row table:style-name="ro1">
          <table:table-cell table:formula="of:=[.C104]" office:value-type="float" office:value="16" calcext:value-type="float">
            <text:p>16</text:p>
          </table:table-cell>
          <table:table-cell table:formula="of:=[.D104]/[.$D$35]*1024" office:value-type="float" office:value="92.8687970461538" calcext:value-type="float">
            <text:p>92.8687970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C105]" office:value-type="float" office:value="51" calcext:value-type="float">
            <text:p>51</text:p>
          </table:table-cell>
          <table:table-cell table:formula="of:=[.D105]/[.$D$35]*1024" office:value-type="float" office:value="92.8687970461538" calcext:value-type="float">
            <text:p>92.8687970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G36]" office:value-type="float" office:value="104" calcext:value-type="float">
            <text:p>104</text:p>
          </table:table-cell>
          <table:table-cell table:formula="of:=[.H36]/[.$H$35]*1024" office:value-type="float" office:value="62.6456666424998" calcext:value-type="float">
            <text:p>62.64566664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4481024" calcext:value-type="float">
            <text:p>64.4481024</text:p>
          </table:table-cell>
          <table:table-cell table:number-columns-repeated="10"/>
        </table:table-row>
        <table:table-row table:style-name="ro1">
          <table:table-cell table:formula="of:=[.G37]" office:value-type="float" office:value="118" calcext:value-type="float">
            <text:p>118</text:p>
          </table:table-cell>
          <table:table-cell table:formula="of:=[.H37]/[.$H$35]*1024" office:value-type="float" office:value="62.6456666424998" calcext:value-type="float">
            <text:p>62.64566664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3074875661567" calcext:value-type="float">
            <text:p>65.3074875662</text:p>
          </table:table-cell>
          <table:table-cell table:number-columns-repeated="10"/>
        </table:table-row>
        <table:table-row table:style-name="ro1">
          <table:table-cell table:formula="of:=[.G38]" office:value-type="float" office:value="73" calcext:value-type="float">
            <text:p>73</text:p>
          </table:table-cell>
          <table:table-cell table:formula="of:=[.H38]/[.$H$35]*1024" office:value-type="float" office:value="63.6281661712463" calcext:value-type="float">
            <text:p>63.62816617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39]" office:value-type="float" office:value="86" calcext:value-type="float">
            <text:p>86</text:p>
          </table:table-cell>
          <table:table-cell table:formula="of:=[.H39]/[.$H$35]*1024" office:value-type="float" office:value="63.6281661712463" calcext:value-type="float">
            <text:p>63.62816617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40]" office:value-type="float" office:value="100" calcext:value-type="float">
            <text:p>100</text:p>
          </table:table-cell>
          <table:table-cell table:formula="of:=[.H40]/[.$H$35]*1024" office:value-type="float" office:value="64.0315893569202" calcext:value-type="float">
            <text:p>64.03158935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4833191384615" calcext:value-type="float">
            <text:p>65.4833191385</text:p>
          </table:table-cell>
          <table:table-cell table:number-columns-repeated="10"/>
        </table:table-row>
        <table:table-row table:style-name="ro1">
          <table:table-cell table:formula="of:=[.G41]" office:value-type="float" office:value="106" calcext:value-type="float">
            <text:p>106</text:p>
          </table:table-cell>
          <table:table-cell table:formula="of:=[.H41]/[.$H$35]*1024" office:value-type="float" office:value="64.0315893569202" calcext:value-type="float">
            <text:p>64.0315893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2]" office:value-type="float" office:value="83" calcext:value-type="float">
            <text:p>83</text:p>
          </table:table-cell>
          <table:table-cell table:formula="of:=[.H42]/[.$H$35]*1024" office:value-type="float" office:value="65.3074875661567" calcext:value-type="float">
            <text:p>65.30748756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3]" office:value-type="float" office:value="71" calcext:value-type="float">
            <text:p>71</text:p>
          </table:table-cell>
          <table:table-cell table:formula="of:=[.H43]/[.$H$35]*1024" office:value-type="float" office:value="70.8358848691365" calcext:value-type="float">
            <text:p>70.83588486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4]" office:value-type="float" office:value="72" calcext:value-type="float">
            <text:p>72</text:p>
          </table:table-cell>
          <table:table-cell table:formula="of:=[.H44]/[.$H$35]*1024" office:value-type="float" office:value="70.8358848691365" calcext:value-type="float">
            <text:p>70.8358848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5]" office:value-type="float" office:value="75" calcext:value-type="float">
            <text:p>75</text:p>
          </table:table-cell>
          <table:table-cell table:formula="of:=[.H45]/[.$H$35]*1024" office:value-type="float" office:value="70.868699195244" calcext:value-type="float">
            <text:p>70.86869919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6]" office:value-type="float" office:value="136" calcext:value-type="float">
            <text:p>136</text:p>
          </table:table-cell>
          <table:table-cell table:formula="of:=[.H46]/[.$H$35]*1024" office:value-type="float" office:value="71.0829574421808" calcext:value-type="float">
            <text:p>71.0829574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.7779090398652" calcext:value-type="float">
            <text:p>66.7779090399</text:p>
          </table:table-cell>
          <table:table-cell table:number-columns-repeated="10"/>
        </table:table-row>
        <table:table-row table:style-name="ro1">
          <table:table-cell table:formula="of:=[.G47]" office:value-type="float" office:value="128" calcext:value-type="float">
            <text:p>128</text:p>
          </table:table-cell>
          <table:table-cell table:formula="of:=[.H47]/[.$H$35]*1024" office:value-type="float" office:value="71.1527435655767" calcext:value-type="float">
            <text:p>71.15274356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6.9423469960696" calcext:value-type="float">
            <text:p>66.9423469961</text:p>
          </table:table-cell>
          <table:table-cell table:number-columns-repeated="10"/>
        </table:table-row>
        <table:table-row table:style-name="ro1">
          <table:table-cell table:formula="of:=[.G48]" office:value-type="float" office:value="125" calcext:value-type="float">
            <text:p>125</text:p>
          </table:table-cell>
          <table:table-cell table:formula="of:=[.H48]/[.$H$35]*1024" office:value-type="float" office:value="71.1952091640687" calcext:value-type="float">
            <text:p>71.195209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49]" office:value-type="float" office:value="139" calcext:value-type="float">
            <text:p>139</text:p>
          </table:table-cell>
          <table:table-cell table:formula="of:=[.H49]/[.$H$35]*1024" office:value-type="float" office:value="71.1952091640687" calcext:value-type="float">
            <text:p>71.19520916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50]" office:value-type="float" office:value="89" calcext:value-type="float">
            <text:p>89</text:p>
          </table:table-cell>
          <table:table-cell table:formula="of:=[.H50]/[.$H$35]*1024" office:value-type="float" office:value="71.2280234901762" calcext:value-type="float">
            <text:p>71.22802349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1]" office:value-type="float" office:value="132" calcext:value-type="float">
            <text:p>132</text:p>
          </table:table-cell>
          <table:table-cell table:formula="of:=[.H51]/[.$H$35]*1024" office:value-type="float" office:value="71.2280234901762" calcext:value-type="float">
            <text:p>71.22802349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2]" office:value-type="float" office:value="103" calcext:value-type="float">
            <text:p>103</text:p>
          </table:table-cell>
          <table:table-cell table:formula="of:=[.H52]/[.$H$35]*1024" office:value-type="float" office:value="71.4140703255274" calcext:value-type="float">
            <text:p>71.414070325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3]" office:value-type="float" office:value="114" calcext:value-type="float">
            <text:p>114</text:p>
          </table:table-cell>
          <table:table-cell table:formula="of:=[.H53]/[.$H$35]*1024" office:value-type="float" office:value="71.4140703255274" calcext:value-type="float">
            <text:p>71.41407032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4]" office:value-type="float" office:value="98" calcext:value-type="float">
            <text:p>98</text:p>
          </table:table-cell>
          <table:table-cell table:formula="of:=[.H54]/[.$H$35]*1024" office:value-type="float" office:value="71.442281737113" calcext:value-type="float">
            <text:p>71.44228173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5]" office:value-type="float" office:value="93" calcext:value-type="float">
            <text:p>93</text:p>
          </table:table-cell>
          <table:table-cell table:formula="of:=[.H55]/[.$H$35]*1024" office:value-type="float" office:value="71.4893502501269" calcext:value-type="float">
            <text:p>71.489350250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6]" office:value-type="float" office:value="111" calcext:value-type="float">
            <text:p>111</text:p>
          </table:table-cell>
          <table:table-cell table:formula="of:=[.H56]/[.$H$35]*1024" office:value-type="float" office:value="71.7036084970637" calcext:value-type="float">
            <text:p>71.70360849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7]" office:value-type="float" office:value="92" calcext:value-type="float">
            <text:p>92</text:p>
          </table:table-cell>
          <table:table-cell table:formula="of:=[.H57]/[.$H$35]*1024" office:value-type="float" office:value="72.0682781120858" calcext:value-type="float">
            <text:p>72.06827811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8]" office:value-type="float" office:value="79" calcext:value-type="float">
            <text:p>79</text:p>
          </table:table-cell>
          <table:table-cell table:formula="of:=[.H58]/[.$H$35]*1024" office:value-type="float" office:value="72.1010924381933" calcext:value-type="float">
            <text:p>72.10109243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7.1263335204941" calcext:value-type="float">
            <text:p>67.1263335205</text:p>
          </table:table-cell>
          <table:table-cell table:number-columns-repeated="10"/>
        </table:table-row>
        <table:table-row table:style-name="ro1">
          <table:table-cell table:formula="of:=[.G59]" office:value-type="float" office:value="107" calcext:value-type="float">
            <text:p>107</text:p>
          </table:table-cell>
          <table:table-cell table:formula="of:=[.H59]/[.$H$35]*1024" office:value-type="float" office:value="72.1777086928152" calcext:value-type="float">
            <text:p>72.1777086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0]" office:value-type="float" office:value="120" calcext:value-type="float">
            <text:p>120</text:p>
          </table:table-cell>
          <table:table-cell table:formula="of:=[.H60]/[.$H$35]*1024" office:value-type="float" office:value="72.2218075835569" calcext:value-type="float">
            <text:p>72.221807583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1]" office:value-type="float" office:value="88" calcext:value-type="float">
            <text:p>88</text:p>
          </table:table-cell>
          <table:table-cell table:formula="of:=[.H61]/[.$H$35]*1024" office:value-type="float" office:value="72.3153506851301" calcext:value-type="float">
            <text:p>72.31535068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7.3335274360676" calcext:value-type="float">
            <text:p>67.3335274361</text:p>
          </table:table-cell>
          <table:table-cell table:number-columns-repeated="10"/>
        </table:table-row>
        <table:table-row table:style-name="ro1">
          <table:table-cell table:formula="of:=[.G62]" office:value-type="float" office:value="137" calcext:value-type="float">
            <text:p>137</text:p>
          </table:table-cell>
          <table:table-cell table:formula="of:=[.H62]/[.$H$35]*1024" office:value-type="float" office:value="72.3153506851301" calcext:value-type="float">
            <text:p>72.31535068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3]" office:value-type="float" office:value="77" calcext:value-type="float">
            <text:p>77</text:p>
          </table:table-cell>
          <table:table-cell table:formula="of:=[.H63]/[.$H$35]*1024" office:value-type="float" office:value="72.4390354527659" calcext:value-type="float">
            <text:p>72.43903545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4]" office:value-type="float" office:value="81" calcext:value-type="float">
            <text:p>81</text:p>
          </table:table-cell>
          <table:table-cell table:formula="of:=[.H64]/[.$H$35]*1024" office:value-type="float" office:value="72.4390354527659" calcext:value-type="float">
            <text:p>72.439035452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7.5795048746874" calcext:value-type="float">
            <text:p>67.5795048747</text:p>
          </table:table-cell>
          <table:table-cell table:number-columns-repeated="10"/>
        </table:table-row>
        <table:table-row table:style-name="ro1">
          <table:table-cell table:formula="of:=[.G65]" office:value-type="float" office:value="96" calcext:value-type="float">
            <text:p>96</text:p>
          </table:table-cell>
          <table:table-cell table:formula="of:=[.H65]/[.$H$35]*1024" office:value-type="float" office:value="72.4390354527659" calcext:value-type="float">
            <text:p>72.43903545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6]" office:value-type="float" office:value="102" calcext:value-type="float">
            <text:p>102</text:p>
          </table:table-cell>
          <table:table-cell table:formula="of:=[.H66]/[.$H$35]*1024" office:value-type="float" office:value="72.4390354527659" calcext:value-type="float">
            <text:p>72.439035452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7]" office:value-type="float" office:value="138" calcext:value-type="float">
            <text:p>138</text:p>
          </table:table-cell>
          <table:table-cell table:formula="of:=[.H67]/[.$H$35]*1024" office:value-type="float" office:value="72.5603445225839" calcext:value-type="float">
            <text:p>72.5603445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8]" office:value-type="float" office:value="121" calcext:value-type="float">
            <text:p>121</text:p>
          </table:table-cell>
          <table:table-cell table:formula="of:=[.H68]/[.$H$35]*1024" office:value-type="float" office:value="72.6356244471833" calcext:value-type="float">
            <text:p>72.63562444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9]" office:value-type="float" office:value="122" calcext:value-type="float">
            <text:p>122</text:p>
          </table:table-cell>
          <table:table-cell table:formula="of:=[.H69]/[.$H$35]*1024" office:value-type="float" office:value="72.6356244471833" calcext:value-type="float">
            <text:p>72.63562444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0]" office:value-type="float" office:value="130" calcext:value-type="float">
            <text:p>130</text:p>
          </table:table-cell>
          <table:table-cell table:formula="of:=[.H70]/[.$H$35]*1024" office:value-type="float" office:value="72.6356244471833" calcext:value-type="float">
            <text:p>72.63562444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1]" office:value-type="float" office:value="133" calcext:value-type="float">
            <text:p>133</text:p>
          </table:table-cell>
          <table:table-cell table:formula="of:=[.H71]/[.$H$35]*1024" office:value-type="float" office:value="72.6356244471833" calcext:value-type="float">
            <text:p>72.63562444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2]" office:value-type="float" office:value="127" calcext:value-type="float">
            <text:p>127</text:p>
          </table:table-cell>
          <table:table-cell table:formula="of:=[.H72]/[.$H$35]*1024" office:value-type="float" office:value="72.8424586384398" calcext:value-type="float">
            <text:p>72.84245863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7.9565727119596" calcext:value-type="float">
            <text:p>67.956572712</text:p>
          </table:table-cell>
          <table:table-cell table:number-columns-repeated="10"/>
        </table:table-row>
        <table:table-row table:style-name="ro1">
          <table:table-cell table:formula="of:=[.G73]" office:value-type="float" office:value="113" calcext:value-type="float">
            <text:p>113</text:p>
          </table:table-cell>
          <table:table-cell table:formula="of:=[.H73]/[.$H$35]*1024" office:value-type="float" office:value="73.0507776408323" calcext:value-type="float">
            <text:p>73.0507776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.0164728701955" calcext:value-type="float">
            <text:p>68.0164728702</text:p>
          </table:table-cell>
          <table:table-cell table:number-columns-repeated="10"/>
        </table:table-row>
        <table:table-row table:style-name="ro1">
          <table:table-cell table:formula="of:=[.G74]" office:value-type="float" office:value="135" calcext:value-type="float">
            <text:p>135</text:p>
          </table:table-cell>
          <table:table-cell table:formula="of:=[.H74]/[.$H$35]*1024" office:value-type="float" office:value="73.0507776408323" calcext:value-type="float">
            <text:p>73.05077764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8.0529565616865" calcext:value-type="float">
            <text:p>68.0529565617</text:p>
          </table:table-cell>
          <table:table-cell table:number-columns-repeated="10"/>
        </table:table-row>
        <table:table-row table:style-name="ro1">
          <table:table-cell table:formula="of:=[.G75]" office:value-type="float" office:value="95" calcext:value-type="float">
            <text:p>95</text:p>
          </table:table-cell>
          <table:table-cell table:formula="of:=[.H75]/[.$H$35]*1024" office:value-type="float" office:value="73.0978461538462" calcext:value-type="float">
            <text:p>73.0978461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8.2011911592058" calcext:value-type="float">
            <text:p>68.2011911592</text:p>
          </table:table-cell>
          <table:table-cell table:number-columns-repeated="10"/>
        </table:table-row>
        <table:table-row table:style-name="ro1">
          <table:table-cell table:formula="of:=[.G76]" office:value-type="float" office:value="74" calcext:value-type="float">
            <text:p>74</text:p>
          </table:table-cell>
          <table:table-cell table:formula="of:=[.H76]/[.$H$35]*1024" office:value-type="float" office:value="73.1403117523381" calcext:value-type="float">
            <text:p>73.140311752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7]" office:value-type="float" office:value="99" calcext:value-type="float">
            <text:p>99</text:p>
          </table:table-cell>
          <table:table-cell table:formula="of:=[.H77]/[.$H$35]*1024" office:value-type="float" office:value="73.1731260784456" calcext:value-type="float">
            <text:p>73.173126078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8]" office:value-type="float" office:value="87" calcext:value-type="float">
            <text:p>87</text:p>
          </table:table-cell>
          <table:table-cell table:formula="of:=[.H78]/[.$H$35]*1024" office:value-type="float" office:value="73.4977057927935" calcext:value-type="float">
            <text:p>73.49770579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9]" office:value-type="float" office:value="123" calcext:value-type="float">
            <text:p>123</text:p>
          </table:table-cell>
          <table:table-cell table:formula="of:=[.H79]/[.$H$35]*1024" office:value-type="float" office:value="73.5853096498224" calcext:value-type="float">
            <text:p>73.585309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80]" office:value-type="float" office:value="78" calcext:value-type="float">
            <text:p>78</text:p>
          </table:table-cell>
          <table:table-cell table:formula="of:=[.H80]/[.$H$35]*1024" office:value-type="float" office:value="73.9887328354963" calcext:value-type="float">
            <text:p>73.98873283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1]" office:value-type="float" office:value="82" calcext:value-type="float">
            <text:p>82</text:p>
          </table:table-cell>
          <table:table-cell table:formula="of:=[.H81]/[.$H$35]*1024" office:value-type="float" office:value="74.08435467266" calcext:value-type="float">
            <text:p>74.08435467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2]" office:value-type="float" office:value="108" calcext:value-type="float">
            <text:p>108</text:p>
          </table:table-cell>
          <table:table-cell table:formula="of:=[.H82]/[.$H$35]*1024" office:value-type="float" office:value="74.1183568476764" calcext:value-type="float">
            <text:p>74.11835684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3]" office:value-type="float" office:value="126" calcext:value-type="float">
            <text:p>126</text:p>
          </table:table-cell>
          <table:table-cell table:formula="of:=[.H83]/[.$H$35]*1024" office:value-type="float" office:value="74.1228112810846" calcext:value-type="float">
            <text:p>74.12281128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4]" office:value-type="float" office:value="101" calcext:value-type="float">
            <text:p>101</text:p>
          </table:table-cell>
          <table:table-cell table:formula="of:=[.H84]/[.$H$35]*1024" office:value-type="float" office:value="74.7300990357428" calcext:value-type="float">
            <text:p>74.73009903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5]" office:value-type="float" office:value="76" calcext:value-type="float">
            <text:p>76</text:p>
          </table:table-cell>
          <table:table-cell table:formula="of:=[.H85]/[.$H$35]*1024" office:value-type="float" office:value="82.2745728992967" calcext:value-type="float">
            <text:p>82.274572899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6]" office:value-type="float" office:value="94" calcext:value-type="float">
            <text:p>94</text:p>
          </table:table-cell>
          <table:table-cell table:formula="of:=[.H86]/[.$H$35]*1024" office:value-type="float" office:value="82.2745728992967" calcext:value-type="float">
            <text:p>82.27457289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7]" office:value-type="float" office:value="112" calcext:value-type="float">
            <text:p>112</text:p>
          </table:table-cell>
          <table:table-cell table:formula="of:=[.H87]/[.$H$35]*1024" office:value-type="float" office:value="82.633897194229" calcext:value-type="float">
            <text:p>82.6338971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8]" office:value-type="float" office:value="117" calcext:value-type="float">
            <text:p>117</text:p>
          </table:table-cell>
          <table:table-cell table:formula="of:=[.H88]/[.$H$35]*1024" office:value-type="float" office:value="82.633897194229" calcext:value-type="float">
            <text:p>82.633897194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9]" office:value-type="float" office:value="84" calcext:value-type="float">
            <text:p>84</text:p>
          </table:table-cell>
          <table:table-cell table:formula="of:=[.H89]/[.$H$35]*1024" office:value-type="float" office:value="82.8952239541797" calcext:value-type="float">
            <text:p>82.8952239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9.9463207384615" calcext:value-type="float">
            <text:p>69.9463207385</text:p>
          </table:table-cell>
          <table:table-cell table:number-columns-repeated="10"/>
        </table:table-row>
        <table:table-row table:style-name="ro1">
          <table:table-cell table:formula="of:=[.G90]" office:value-type="float" office:value="124" calcext:value-type="float">
            <text:p>124</text:p>
          </table:table-cell>
          <table:table-cell table:formula="of:=[.H90]/[.$H$35]*1024" office:value-type="float" office:value="82.8952239541797" calcext:value-type="float">
            <text:p>82.89522395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1]" office:value-type="float" office:value="90" calcext:value-type="float">
            <text:p>90</text:p>
          </table:table-cell>
          <table:table-cell table:formula="of:=[.H91]/[.$H$35]*1024" office:value-type="float" office:value="83.5069661422461" calcext:value-type="float">
            <text:p>83.50696614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2]" office:value-type="float" office:value="115" calcext:value-type="float">
            <text:p>115</text:p>
          </table:table-cell>
          <table:table-cell table:formula="of:=[.H92]/[.$H$35]*1024" office:value-type="float" office:value="83.5069661422461" calcext:value-type="float">
            <text:p>83.50696614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.868699195244" calcext:value-type="float">
            <text:p>70.8686991952</text:p>
          </table:table-cell>
          <table:table-cell table:number-columns-repeated="10"/>
        </table:table-row>
        <table:table-row table:style-name="ro1">
          <table:table-cell table:formula="of:=[.G93]" office:value-type="float" office:value="140" calcext:value-type="float">
            <text:p>140</text:p>
          </table:table-cell>
          <table:table-cell table:formula="of:=[.H93]/[.$H$35]*1024" office:value-type="float" office:value="84.5789997824984" calcext:value-type="float">
            <text:p>84.57899978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1.0829574421808" calcext:value-type="float">
            <text:p>71.0829574422</text:p>
          </table:table-cell>
          <table:table-cell table:number-columns-repeated="10"/>
        </table:table-row>
        <table:table-row table:style-name="ro1">
          <table:table-cell table:formula="of:=[.G94]" office:value-type="float" office:value="116" calcext:value-type="float">
            <text:p>116</text:p>
          </table:table-cell>
          <table:table-cell table:formula="of:=[.H94]/[.$H$35]*1024" office:value-type="float" office:value="87.5637671282535" calcext:value-type="float">
            <text:p>87.56376712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1.1527435655767" calcext:value-type="float">
            <text:p>71.1527435656</text:p>
          </table:table-cell>
          <table:table-cell table:number-columns-repeated="10"/>
        </table:table-row>
        <table:table-row table:style-name="ro1">
          <table:table-cell table:formula="of:=[.G95]" office:value-type="float" office:value="129" calcext:value-type="float">
            <text:p>129</text:p>
          </table:table-cell>
          <table:table-cell table:formula="of:=[.H95]/[.$H$35]*1024" office:value-type="float" office:value="87.5637671282535" calcext:value-type="float">
            <text:p>87.563767128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6]" office:value-type="float" office:value="91" calcext:value-type="float">
            <text:p>91</text:p>
          </table:table-cell>
          <table:table-cell table:formula="of:=[.H96]/[.$H$35]*1024" office:value-type="float" office:value="87.5965814543609" calcext:value-type="float">
            <text:p>87.5965814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7]" office:value-type="float" office:value="110" calcext:value-type="float">
            <text:p>110</text:p>
          </table:table-cell>
          <table:table-cell table:formula="of:=[.H97]/[.$H$35]*1024" office:value-type="float" office:value="87.5965814543609" calcext:value-type="float">
            <text:p>87.59658145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8]" office:value-type="float" office:value="134" calcext:value-type="float">
            <text:p>134</text:p>
          </table:table-cell>
          <table:table-cell table:formula="of:=[.H98]/[.$H$35]*1024" office:value-type="float" office:value="87.5965814543609" calcext:value-type="float">
            <text:p>87.5965814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9]" office:value-type="float" office:value="109" calcext:value-type="float">
            <text:p>109</text:p>
          </table:table-cell>
          <table:table-cell table:formula="of:=[.H99]/[.$H$35]*1024" office:value-type="float" office:value="87.8108397012978" calcext:value-type="float">
            <text:p>87.81083970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0]" office:value-type="float" office:value="131" calcext:value-type="float">
            <text:p>131</text:p>
          </table:table-cell>
          <table:table-cell table:formula="of:=[.H100]/[.$H$35]*1024" office:value-type="float" office:value="88.5462666569999" calcext:value-type="float">
            <text:p>88.5462666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1]" office:value-type="float" office:value="119" calcext:value-type="float">
            <text:p>119</text:p>
          </table:table-cell>
          <table:table-cell table:formula="of:=[.H101]/[.$H$35]*1024" office:value-type="float" office:value="88.9496898426738" calcext:value-type="float">
            <text:p>88.9496898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.442281737113" calcext:value-type="float">
            <text:p>71.4422817371</text:p>
          </table:table-cell>
          <table:table-cell table:number-columns-repeated="10"/>
        </table:table-row>
        <table:table-row table:style-name="ro1">
          <table:table-cell table:formula="of:=[.G102]" office:value-type="float" office:value="80" calcext:value-type="float">
            <text:p>80</text:p>
          </table:table-cell>
          <table:table-cell table:formula="of:=[.H102]/[.$H$35]*1024" office:value-type="float" office:value="99.0024551584137" calcext:value-type="float">
            <text:p>99.002455158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.4893502501269" calcext:value-type="float">
            <text:p>71.4893502501</text:p>
          </table:table-cell>
          <table:table-cell table:number-columns-repeated="10"/>
        </table:table-row>
        <table:table-row table:style-name="ro1">
          <table:table-cell table:formula="of:=[.G103]" office:value-type="float" office:value="85" calcext:value-type="float">
            <text:p>85</text:p>
          </table:table-cell>
          <table:table-cell table:formula="of:=[.H103]/[.$H$35]*1024" office:value-type="float" office:value="99.0024551584137" calcext:value-type="float">
            <text:p>99.00245515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.7036084970637" calcext:value-type="float">
            <text:p>71.7036084971</text:p>
          </table:table-cell>
          <table:table-cell table:number-columns-repeated="10"/>
        </table:table-row>
        <table:table-row table:style-name="ro1">
          <table:table-cell table:formula="of:=[.G104]" office:value-type="float" office:value="97" calcext:value-type="float">
            <text:p>97</text:p>
          </table:table-cell>
          <table:table-cell table:formula="of:=[.H104]/[.$H$35]*1024" office:value-type="float" office:value="99.0024551584137" calcext:value-type="float">
            <text:p>99.00245515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2.0682781120858" calcext:value-type="float">
            <text:p>72.0682781121</text:p>
          </table:table-cell>
          <table:table-cell table:number-columns-repeated="10"/>
        </table:table-row>
        <table:table-row table:style-name="ro1">
          <table:table-cell table:formula="of:=[.G105]" office:value-type="float" office:value="105" calcext:value-type="float">
            <text:p>105</text:p>
          </table:table-cell>
          <table:table-cell table:formula="of:=[.H105]/[.$H$35]*1024" office:value-type="float" office:value="99.0024551584137" calcext:value-type="float">
            <text:p>99.0024551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.1010924381933" calcext:value-type="float">
            <text:p>72.1010924382</text:p>
          </table:table-cell>
          <table:table-cell table:number-columns-repeated="10"/>
        </table:table-row>
        <table:table-row table:style-name="ro1">
          <table:table-cell table:formula="of:=[.K36]" office:value-type="float" office:value="157" calcext:value-type="float">
            <text:p>157</text:p>
          </table:table-cell>
          <table:table-cell table:formula="of:=[.L36]/[.$L$35]*1024" office:value-type="float" office:value="57.0105244244806" calcext:value-type="float">
            <text:p>57.0105244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.1777086928152" calcext:value-type="float">
            <text:p>72.1777086928</text:p>
          </table:table-cell>
          <table:table-cell table:number-columns-repeated="10"/>
        </table:table-row>
        <table:table-row table:style-name="ro1">
          <table:table-cell table:formula="of:=[.K37]" office:value-type="float" office:value="150" calcext:value-type="float">
            <text:p>150</text:p>
          </table:table-cell>
          <table:table-cell table:formula="of:=[.L37]/[.$L$35]*1024" office:value-type="float" office:value="60.7586226328416" calcext:value-type="float">
            <text:p>60.75862263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.2218075835569" calcext:value-type="float">
            <text:p>72.2218075836</text:p>
          </table:table-cell>
          <table:table-cell table:number-columns-repeated="10"/>
        </table:table-row>
        <table:table-row table:style-name="ro1">
          <table:table-cell table:formula="of:=[.K38]" office:value-type="float" office:value="175" calcext:value-type="float">
            <text:p>175</text:p>
          </table:table-cell>
          <table:table-cell table:formula="of:=[.L38]/[.$L$35]*1024" office:value-type="float" office:value="60.923060589046" calcext:value-type="float">
            <text:p>60.923060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39]" office:value-type="float" office:value="201" calcext:value-type="float">
            <text:p>201</text:p>
          </table:table-cell>
          <table:table-cell table:formula="of:=[.L39]/[.$L$35]*1024" office:value-type="float" office:value="60.923060589046" calcext:value-type="float">
            <text:p>60.9230605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40]" office:value-type="float" office:value="160" calcext:value-type="float">
            <text:p>160</text:p>
          </table:table-cell>
          <table:table-cell table:formula="of:=[.L40]/[.$L$35]*1024" office:value-type="float" office:value="61.0426518299219" calcext:value-type="float">
            <text:p>61.04265182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1]" office:value-type="float" office:value="178" calcext:value-type="float">
            <text:p>178</text:p>
          </table:table-cell>
          <table:table-cell table:formula="of:=[.L41]/[.$L$35]*1024" office:value-type="float" office:value="61.0426518299219" calcext:value-type="float">
            <text:p>61.042651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2]" office:value-type="float" office:value="204" calcext:value-type="float">
            <text:p>204</text:p>
          </table:table-cell>
          <table:table-cell table:formula="of:=[.L42]/[.$L$35]*1024" office:value-type="float" office:value="61.0426518299219" calcext:value-type="float">
            <text:p>61.04265182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3]" office:value-type="float" office:value="205" calcext:value-type="float">
            <text:p>205</text:p>
          </table:table-cell>
          <table:table-cell table:formula="of:=[.L43]/[.$L$35]*1024" office:value-type="float" office:value="61.0426518299219" calcext:value-type="float">
            <text:p>61.04265182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4]" office:value-type="float" office:value="167" calcext:value-type="float">
            <text:p>167</text:p>
          </table:table-cell>
          <table:table-cell table:formula="of:=[.L44]/[.$L$35]*1024" office:value-type="float" office:value="61.3226040528814" calcext:value-type="float">
            <text:p>61.32260405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2.5603445225839" calcext:value-type="float">
            <text:p>72.5603445226</text:p>
          </table:table-cell>
          <table:table-cell table:number-columns-repeated="10"/>
        </table:table-row>
        <table:table-row table:style-name="ro1">
          <table:table-cell table:formula="of:=[.K45]" office:value-type="float" office:value="188" calcext:value-type="float">
            <text:p>188</text:p>
          </table:table-cell>
          <table:table-cell table:formula="of:=[.L45]/[.$L$35]*1024" office:value-type="float" office:value="61.3226040528814" calcext:value-type="float">
            <text:p>61.32260405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6]" office:value-type="float" office:value="198" calcext:value-type="float">
            <text:p>198</text:p>
          </table:table-cell>
          <table:table-cell table:formula="of:=[.L46]/[.$L$35]*1024" office:value-type="float" office:value="61.3226040528814" calcext:value-type="float">
            <text:p>61.32260405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7]" office:value-type="float" office:value="159" calcext:value-type="float">
            <text:p>159</text:p>
          </table:table-cell>
          <table:table-cell table:formula="of:=[.L47]/[.$L$35]*1024" office:value-type="float" office:value="61.8131999387474" calcext:value-type="float">
            <text:p>61.81319993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8]" office:value-type="float" office:value="168" calcext:value-type="float">
            <text:p>168</text:p>
          </table:table-cell>
          <table:table-cell table:formula="of:=[.L48]/[.$L$35]*1024" office:value-type="float" office:value="61.8131999387474" calcext:value-type="float">
            <text:p>61.813199938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9]" office:value-type="float" office:value="151" calcext:value-type="float">
            <text:p>151</text:p>
          </table:table-cell>
          <table:table-cell table:formula="of:=[.L49]/[.$L$35]*1024" office:value-type="float" office:value="62.7768293604206" calcext:value-type="float">
            <text:p>62.776829360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2.8424586384398" calcext:value-type="float">
            <text:p>72.8424586384</text:p>
          </table:table-cell>
          <table:table-cell table:number-columns-repeated="10"/>
        </table:table-row>
        <table:table-row table:style-name="ro1">
          <table:table-cell table:formula="of:=[.K50]" office:value-type="float" office:value="170" calcext:value-type="float">
            <text:p>170</text:p>
          </table:table-cell>
          <table:table-cell table:formula="of:=[.L50]/[.$L$35]*1024" office:value-type="float" office:value="63.2137973559287" calcext:value-type="float">
            <text:p>63.21379735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1]" office:value-type="float" office:value="191" calcext:value-type="float">
            <text:p>191</text:p>
          </table:table-cell>
          <table:table-cell table:formula="of:=[.L51]/[.$L$35]*1024" office:value-type="float" office:value="63.2137973559287" calcext:value-type="float">
            <text:p>63.21379735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2]" office:value-type="float" office:value="156" calcext:value-type="float">
            <text:p>156</text:p>
          </table:table-cell>
          <table:table-cell table:formula="of:=[.L52]/[.$L$35]*1024" office:value-type="float" office:value="63.6444930835588" calcext:value-type="float">
            <text:p>63.64449308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0978461538462" calcext:value-type="float">
            <text:p>73.0978461538</text:p>
          </table:table-cell>
          <table:table-cell table:number-columns-repeated="10"/>
        </table:table-row>
        <table:table-row table:style-name="ro1">
          <table:table-cell table:formula="of:=[.K53]" office:value-type="float" office:value="199" calcext:value-type="float">
            <text:p>199</text:p>
          </table:table-cell>
          <table:table-cell table:formula="of:=[.L53]/[.$L$35]*1024" office:value-type="float" office:value="66.5249275687816" calcext:value-type="float">
            <text:p>66.52492756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1403117523381" calcext:value-type="float">
            <text:p>73.1403117523</text:p>
          </table:table-cell>
          <table:table-cell table:number-columns-repeated="10"/>
        </table:table-row>
        <table:table-row table:style-name="ro1">
          <table:table-cell table:formula="of:=[.K54]" office:value-type="float" office:value="208" calcext:value-type="float">
            <text:p>208</text:p>
          </table:table-cell>
          <table:table-cell table:formula="of:=[.L54]/[.$L$35]*1024" office:value-type="float" office:value="66.5249275687816" calcext:value-type="float">
            <text:p>66.524927568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.1731260784456" calcext:value-type="float">
            <text:p>73.1731260784</text:p>
          </table:table-cell>
          <table:table-cell table:number-columns-repeated="10"/>
        </table:table-row>
        <table:table-row table:style-name="ro1">
          <table:table-cell table:formula="of:=[.K55]" office:value-type="float" office:value="184" calcext:value-type="float">
            <text:p>184</text:p>
          </table:table-cell>
          <table:table-cell table:formula="of:=[.L55]/[.$L$35]*1024" office:value-type="float" office:value="66.7779090398652" calcext:value-type="float">
            <text:p>66.77790903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.4977057927935" calcext:value-type="float">
            <text:p>73.4977057928</text:p>
          </table:table-cell>
          <table:table-cell table:number-columns-repeated="10"/>
        </table:table-row>
        <table:table-row table:style-name="ro1">
          <table:table-cell table:formula="of:=[.K56]" office:value-type="float" office:value="180" calcext:value-type="float">
            <text:p>180</text:p>
          </table:table-cell>
          <table:table-cell table:formula="of:=[.L56]/[.$L$35]*1024" office:value-type="float" office:value="66.9423469960696" calcext:value-type="float">
            <text:p>66.942346996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.5853096498224" calcext:value-type="float">
            <text:p>73.5853096498</text:p>
          </table:table-cell>
          <table:table-cell table:number-columns-repeated="10"/>
        </table:table-row>
        <table:table-row table:style-name="ro1">
          <table:table-cell table:formula="of:=[.K57]" office:value-type="float" office:value="169" calcext:value-type="float">
            <text:p>169</text:p>
          </table:table-cell>
          <table:table-cell table:formula="of:=[.L57]/[.$L$35]*1024" office:value-type="float" office:value="66.9618955642897" calcext:value-type="float">
            <text:p>66.96189556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.9887328354963" calcext:value-type="float">
            <text:p>73.9887328355</text:p>
          </table:table-cell>
          <table:table-cell table:number-columns-repeated="10"/>
        </table:table-row>
        <table:table-row table:style-name="ro1">
          <table:table-cell table:formula="of:=[.K58]" office:value-type="float" office:value="186" calcext:value-type="float">
            <text:p>186</text:p>
          </table:table-cell>
          <table:table-cell table:formula="of:=[.L58]/[.$L$35]*1024" office:value-type="float" office:value="66.9618955642897" calcext:value-type="float">
            <text:p>66.96189556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.08435467266" calcext:value-type="float">
            <text:p>74.0843546727</text:p>
          </table:table-cell>
          <table:table-cell table:number-columns-repeated="10"/>
        </table:table-row>
        <table:table-row table:style-name="ro1">
          <table:table-cell table:formula="of:=[.K59]" office:value-type="float" office:value="162" calcext:value-type="float">
            <text:p>162</text:p>
          </table:table-cell>
          <table:table-cell table:formula="of:=[.L59]/[.$L$35]*1024" office:value-type="float" office:value="67.0619382369455" calcext:value-type="float">
            <text:p>67.06193823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4.1183568476764" calcext:value-type="float">
            <text:p>74.1183568477</text:p>
          </table:table-cell>
          <table:table-cell table:number-columns-repeated="10"/>
        </table:table-row>
        <table:table-row table:style-name="ro1">
          <table:table-cell table:formula="of:=[.K60]" office:value-type="float" office:value="176" calcext:value-type="float">
            <text:p>176</text:p>
          </table:table-cell>
          <table:table-cell table:formula="of:=[.L60]/[.$L$35]*1024" office:value-type="float" office:value="67.0619382369455" calcext:value-type="float">
            <text:p>67.06193823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.1228112810846" calcext:value-type="float">
            <text:p>74.1228112811</text:p>
          </table:table-cell>
          <table:table-cell table:number-columns-repeated="10"/>
        </table:table-row>
        <table:table-row table:style-name="ro1">
          <table:table-cell table:formula="of:=[.K61]" office:value-type="float" office:value="152" calcext:value-type="float">
            <text:p>152</text:p>
          </table:table-cell>
          <table:table-cell table:formula="of:=[.L61]/[.$L$35]*1024" office:value-type="float" office:value="67.0889089888214" calcext:value-type="float">
            <text:p>67.08890898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.1801259762136" calcext:value-type="float">
            <text:p>74.1801259762</text:p>
          </table:table-cell>
          <table:table-cell table:number-columns-repeated="10"/>
        </table:table-row>
        <table:table-row table:style-name="ro1">
          <table:table-cell table:formula="of:=[.K62]" office:value-type="float" office:value="163" calcext:value-type="float">
            <text:p>163</text:p>
          </table:table-cell>
          <table:table-cell table:formula="of:=[.L62]/[.$L$35]*1024" office:value-type="float" office:value="67.0889089888214" calcext:value-type="float">
            <text:p>67.08890898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4.7300990357428" calcext:value-type="float">
            <text:p>74.7300990357</text:p>
          </table:table-cell>
          <table:table-cell table:number-columns-repeated="10"/>
        </table:table-row>
        <table:table-row table:style-name="ro1">
          <table:table-cell table:formula="of:=[.K63]" office:value-type="float" office:value="164" calcext:value-type="float">
            <text:p>164</text:p>
          </table:table-cell>
          <table:table-cell table:formula="of:=[.L63]/[.$L$35]*1024" office:value-type="float" office:value="67.0889089888214" calcext:value-type="float">
            <text:p>67.08890898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5.0477896993518" calcext:value-type="float">
            <text:p>75.0477896994</text:p>
          </table:table-cell>
          <table:table-cell table:number-columns-repeated="10"/>
        </table:table-row>
        <table:table-row table:style-name="ro1">
          <table:table-cell table:formula="of:=[.K64]" office:value-type="float" office:value="187" calcext:value-type="float">
            <text:p>187</text:p>
          </table:table-cell>
          <table:table-cell table:formula="of:=[.L64]/[.$L$35]*1024" office:value-type="float" office:value="67.0889089888214" calcext:value-type="float">
            <text:p>67.08890898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5]" office:value-type="float" office:value="189" calcext:value-type="float">
            <text:p>189</text:p>
          </table:table-cell>
          <table:table-cell table:formula="of:=[.L65]/[.$L$35]*1024" office:value-type="float" office:value="67.0889089888214" calcext:value-type="float">
            <text:p>67.088908988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6]" office:value-type="float" office:value="210" calcext:value-type="float">
            <text:p>210</text:p>
          </table:table-cell>
          <table:table-cell table:formula="of:=[.L66]/[.$L$35]*1024" office:value-type="float" office:value="67.0889089888214" calcext:value-type="float">
            <text:p>67.088908988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7]" office:value-type="float" office:value="174" calcext:value-type="float">
            <text:p>174</text:p>
          </table:table-cell>
          <table:table-cell table:formula="of:=[.L67]/[.$L$35]*1024" office:value-type="float" office:value="67.1263335204941" calcext:value-type="float">
            <text:p>67.1263335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.7831660307692" calcext:value-type="float">
            <text:p>77.7831660308</text:p>
          </table:table-cell>
          <table:table-cell table:number-columns-repeated="10"/>
        </table:table-row>
        <table:table-row table:style-name="ro1">
          <table:table-cell table:formula="of:=[.K68]" office:value-type="float" office:value="143" calcext:value-type="float">
            <text:p>143</text:p>
          </table:table-cell>
          <table:table-cell table:formula="of:=[.L68]/[.$L$35]*1024" office:value-type="float" office:value="67.24592476137" calcext:value-type="float">
            <text:p>67.24592476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69]" office:value-type="float" office:value="154" calcext:value-type="float">
            <text:p>154</text:p>
          </table:table-cell>
          <table:table-cell table:formula="of:=[.L69]/[.$L$35]*1024" office:value-type="float" office:value="67.24592476137" calcext:value-type="float">
            <text:p>67.2459247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70]" office:value-type="float" office:value="182" calcext:value-type="float">
            <text:p>182</text:p>
          </table:table-cell>
          <table:table-cell table:formula="of:=[.L70]/[.$L$35]*1024" office:value-type="float" office:value="67.3335274360676" calcext:value-type="float">
            <text:p>67.33352743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7.9797740307692" calcext:value-type="float">
            <text:p>77.9797740308</text:p>
          </table:table-cell>
          <table:table-cell table:number-columns-repeated="10"/>
        </table:table-row>
        <table:table-row table:style-name="ro1">
          <table:table-cell table:formula="of:=[.K71]" office:value-type="float" office:value="153" calcext:value-type="float">
            <text:p>153</text:p>
          </table:table-cell>
          <table:table-cell table:formula="of:=[.L71]/[.$L$35]*1024" office:value-type="float" office:value="67.5258769843295" calcext:value-type="float">
            <text:p>67.52587698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2]" office:value-type="float" office:value="193" calcext:value-type="float">
            <text:p>193</text:p>
          </table:table-cell>
          <table:table-cell table:formula="of:=[.L72]/[.$L$35]*1024" office:value-type="float" office:value="67.5258769843295" calcext:value-type="float">
            <text:p>67.525876984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3]" office:value-type="float" office:value="161" calcext:value-type="float">
            <text:p>161</text:p>
          </table:table-cell>
          <table:table-cell table:formula="of:=[.L73]/[.$L$35]*1024" office:value-type="float" office:value="67.5795048746874" calcext:value-type="float">
            <text:p>67.57950487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4]" office:value-type="float" office:value="158" calcext:value-type="float">
            <text:p>158</text:p>
          </table:table-cell>
          <table:table-cell table:formula="of:=[.L74]/[.$L$35]*1024" office:value-type="float" office:value="67.7704954315757" calcext:value-type="float">
            <text:p>67.770495431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5]" office:value-type="float" office:value="185" calcext:value-type="float">
            <text:p>185</text:p>
          </table:table-cell>
          <table:table-cell table:formula="of:=[.L75]/[.$L$35]*1024" office:value-type="float" office:value="67.7704954315757" calcext:value-type="float">
            <text:p>67.7704954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6]" office:value-type="float" office:value="165" calcext:value-type="float">
            <text:p>165</text:p>
          </table:table-cell>
          <table:table-cell table:formula="of:=[.L76]/[.$L$35]*1024" office:value-type="float" office:value="67.9333653208106" calcext:value-type="float">
            <text:p>67.9333653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7]" office:value-type="float" office:value="173" calcext:value-type="float">
            <text:p>173</text:p>
          </table:table-cell>
          <table:table-cell table:formula="of:=[.L77]/[.$L$35]*1024" office:value-type="float" office:value="67.9333653208106" calcext:value-type="float">
            <text:p>67.93336532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9.1107557551937" calcext:value-type="float">
            <text:p>79.1107557552</text:p>
          </table:table-cell>
          <table:table-cell table:number-columns-repeated="10"/>
        </table:table-row>
        <table:table-row table:style-name="ro1">
          <table:table-cell table:formula="of:=[.K78]" office:value-type="float" office:value="179" calcext:value-type="float">
            <text:p>179</text:p>
          </table:table-cell>
          <table:table-cell table:formula="of:=[.L78]/[.$L$35]*1024" office:value-type="float" office:value="67.9333653208106" calcext:value-type="float">
            <text:p>67.93336532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79]" office:value-type="float" office:value="190" calcext:value-type="float">
            <text:p>190</text:p>
          </table:table-cell>
          <table:table-cell table:formula="of:=[.L79]/[.$L$35]*1024" office:value-type="float" office:value="67.9565727119596" calcext:value-type="float">
            <text:p>67.956572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80]" office:value-type="float" office:value="146" calcext:value-type="float">
            <text:p>146</text:p>
          </table:table-cell>
          <table:table-cell table:formula="of:=[.L80]/[.$L$35]*1024" office:value-type="float" office:value="68.0164728701955" calcext:value-type="float">
            <text:p>68.01647287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1]" office:value-type="float" office:value="196" calcext:value-type="float">
            <text:p>196</text:p>
          </table:table-cell>
          <table:table-cell table:formula="of:=[.L81]/[.$L$35]*1024" office:value-type="float" office:value="68.0529565616865" calcext:value-type="float">
            <text:p>68.05295656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2]" office:value-type="float" office:value="195" calcext:value-type="float">
            <text:p>195</text:p>
          </table:table-cell>
          <table:table-cell table:formula="of:=[.L82]/[.$L$35]*1024" office:value-type="float" office:value="68.2011911592058" calcext:value-type="float">
            <text:p>68.20119115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3]" office:value-type="float" office:value="171" calcext:value-type="float">
            <text:p>171</text:p>
          </table:table-cell>
          <table:table-cell table:formula="of:=[.L83]/[.$L$35]*1024" office:value-type="float" office:value="68.332908784646" calcext:value-type="float">
            <text:p>68.332908784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4]" office:value-type="float" office:value="177" calcext:value-type="float">
            <text:p>177</text:p>
          </table:table-cell>
          <table:table-cell table:formula="of:=[.L84]/[.$L$35]*1024" office:value-type="float" office:value="68.332908784646" calcext:value-type="float">
            <text:p>68.3329087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5]" office:value-type="float" office:value="202" calcext:value-type="float">
            <text:p>202</text:p>
          </table:table-cell>
          <table:table-cell table:formula="of:=[.L85]/[.$L$35]*1024" office:value-type="float" office:value="68.332908784646" calcext:value-type="float">
            <text:p>68.3329087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6]" office:value-type="float" office:value="206" calcext:value-type="float">
            <text:p>206</text:p>
          </table:table-cell>
          <table:table-cell table:formula="of:=[.L86]/[.$L$35]*1024" office:value-type="float" office:value="68.332908784646" calcext:value-type="float">
            <text:p>68.33290878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.5789997824984" calcext:value-type="float">
            <text:p>84.5789997825</text:p>
          </table:table-cell>
          <table:table-cell table:number-columns-repeated="10"/>
        </table:table-row>
        <table:table-row table:style-name="ro1">
          <table:table-cell table:formula="of:=[.K87]" office:value-type="float" office:value="148" calcext:value-type="float">
            <text:p>148</text:p>
          </table:table-cell>
          <table:table-cell table:formula="of:=[.L87]/[.$L$35]*1024" office:value-type="float" office:value="68.4313833903323" calcext:value-type="float">
            <text:p>68.43138339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.8459303384615" calcext:value-type="float">
            <text:p>84.8459303385</text:p>
          </table:table-cell>
          <table:table-cell table:number-columns-repeated="10"/>
        </table:table-row>
        <table:table-row table:style-name="ro1">
          <table:table-cell table:formula="of:=[.K88]" office:value-type="float" office:value="155" calcext:value-type="float">
            <text:p>155</text:p>
          </table:table-cell>
          <table:table-cell table:formula="of:=[.L88]/[.$L$35]*1024" office:value-type="float" office:value="68.4313833903323" calcext:value-type="float">
            <text:p>68.431383390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89]" office:value-type="float" office:value="145" calcext:value-type="float">
            <text:p>145</text:p>
          </table:table-cell>
          <table:table-cell table:formula="of:=[.L89]/[.$L$35]*1024" office:value-type="float" office:value="68.4471685978255" calcext:value-type="float">
            <text:p>68.44716859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90]" office:value-type="float" office:value="181" calcext:value-type="float">
            <text:p>181</text:p>
          </table:table-cell>
          <table:table-cell table:formula="of:=[.L90]/[.$L$35]*1024" office:value-type="float" office:value="68.4471685978255" calcext:value-type="float">
            <text:p>68.447168597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1]" office:value-type="float" office:value="142" calcext:value-type="float">
            <text:p>142</text:p>
          </table:table-cell>
          <table:table-cell table:formula="of:=[.L91]/[.$L$35]*1024" office:value-type="float" office:value="68.823504670512" calcext:value-type="float">
            <text:p>68.82350467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2]" office:value-type="float" office:value="209" calcext:value-type="float">
            <text:p>209</text:p>
          </table:table-cell>
          <table:table-cell table:formula="of:=[.L92]/[.$L$35]*1024" office:value-type="float" office:value="68.823504670512" calcext:value-type="float">
            <text:p>68.82350467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3]" office:value-type="float" office:value="147" calcext:value-type="float">
            <text:p>147</text:p>
          </table:table-cell>
          <table:table-cell table:formula="of:=[.L93]/[.$L$35]*1024" office:value-type="float" office:value="69.2019314991578" calcext:value-type="float">
            <text:p>69.20193149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7.8108397012978" calcext:value-type="float">
            <text:p>87.8108397013</text:p>
          </table:table-cell>
          <table:table-cell table:number-columns-repeated="10"/>
        </table:table-row>
        <table:table-row table:style-name="ro1">
          <table:table-cell table:formula="of:=[.K94]" office:value-type="float" office:value="200" calcext:value-type="float">
            <text:p>200</text:p>
          </table:table-cell>
          <table:table-cell table:formula="of:=[.L94]/[.$L$35]*1024" office:value-type="float" office:value="69.2019314991578" calcext:value-type="float">
            <text:p>69.2019314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8.5462666569999" calcext:value-type="float">
            <text:p>88.546266657</text:p>
          </table:table-cell>
          <table:table-cell table:number-columns-repeated="10"/>
        </table:table-row>
        <table:table-row table:style-name="ro1">
          <table:table-cell table:formula="of:=[.K95]" office:value-type="float" office:value="207" calcext:value-type="float">
            <text:p>207</text:p>
          </table:table-cell>
          <table:table-cell table:formula="of:=[.L95]/[.$L$35]*1024" office:value-type="float" office:value="69.2019314991578" calcext:value-type="float">
            <text:p>69.2019314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.7695202461538" calcext:value-type="float">
            <text:p>88.7695202462</text:p>
          </table:table-cell>
          <table:table-cell table:number-columns-repeated="10"/>
        </table:table-row>
        <table:table-row table:style-name="ro1">
          <table:table-cell table:formula="of:=[.K96]" office:value-type="float" office:value="183" calcext:value-type="float">
            <text:p>183</text:p>
          </table:table-cell>
          <table:table-cell table:formula="of:=[.L96]/[.$L$35]*1024" office:value-type="float" office:value="74.1801259762136" calcext:value-type="float">
            <text:p>74.180125976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8.9496898426738" calcext:value-type="float">
            <text:p>88.9496898427</text:p>
          </table:table-cell>
          <table:table-cell table:number-columns-repeated="10"/>
        </table:table-row>
        <table:table-row table:style-name="ro1">
          <table:table-cell table:formula="of:=[.K97]" office:value-type="float" office:value="166" calcext:value-type="float">
            <text:p>166</text:p>
          </table:table-cell>
          <table:table-cell table:formula="of:=[.L97]/[.$L$35]*1024" office:value-type="float" office:value="75.0477896993518" calcext:value-type="float">
            <text:p>75.0477896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0179810461539" calcext:value-type="float">
            <text:p>90.0179810462</text:p>
          </table:table-cell>
          <table:table-cell table:number-columns-repeated="10"/>
        </table:table-row>
        <table:table-row table:style-name="ro1">
          <table:table-cell table:formula="of:=[.K98]" office:value-type="float" office:value="144" calcext:value-type="float">
            <text:p>144</text:p>
          </table:table-cell>
          <table:table-cell table:formula="of:=[.L98]/[.$L$35]*1024" office:value-type="float" office:value="75.802552600684" calcext:value-type="float">
            <text:p>75.8025526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99]" office:value-type="float" office:value="149" calcext:value-type="float">
            <text:p>149</text:p>
          </table:table-cell>
          <table:table-cell table:formula="of:=[.L99]/[.$L$35]*1024" office:value-type="float" office:value="75.802552600684" calcext:value-type="float">
            <text:p>75.8025526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100]" office:value-type="float" office:value="203" calcext:value-type="float">
            <text:p>203</text:p>
          </table:table-cell>
          <table:table-cell table:formula="of:=[.L100]/[.$L$35]*1024" office:value-type="float" office:value="75.802552600684" calcext:value-type="float">
            <text:p>75.8025526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1]" office:value-type="float" office:value="141" calcext:value-type="float">
            <text:p>141</text:p>
          </table:table-cell>
          <table:table-cell table:formula="of:=[.L101]/[.$L$35]*1024" office:value-type="float" office:value="78.4665938441121" calcext:value-type="float">
            <text:p>78.4665938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2]" office:value-type="float" office:value="172" calcext:value-type="float">
            <text:p>172</text:p>
          </table:table-cell>
          <table:table-cell table:formula="of:=[.L102]/[.$L$35]*1024" office:value-type="float" office:value="78.4665938441121" calcext:value-type="float">
            <text:p>78.46659384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3]" office:value-type="float" office:value="192" calcext:value-type="float">
            <text:p>192</text:p>
          </table:table-cell>
          <table:table-cell table:formula="of:=[.L103]/[.$L$35]*1024" office:value-type="float" office:value="78.4665938441121" calcext:value-type="float">
            <text:p>78.46659384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4]" office:value-type="float" office:value="197" calcext:value-type="float">
            <text:p>197</text:p>
          </table:table-cell>
          <table:table-cell table:formula="of:=[.L104]/[.$L$35]*1024" office:value-type="float" office:value="78.4665938441121" calcext:value-type="float">
            <text:p>78.4665938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5]" office:value-type="float" office:value="194" calcext:value-type="float">
            <text:p>194</text:p>
          </table:table-cell>
          <table:table-cell table:formula="of:=[.L105]/[.$L$35]*1024" office:value-type="float" office:value="79.1107557551937" calcext:value-type="float">
            <text:p>79.11075575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" table:number-columns-repeated="1007" table:default-cell-style-name="ce4"/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264.1" calcext:value-type="float">
            <text:p>264.1</text:p>
          </table:table-cell>
          <table:table-cell table:style-name="ce2" office:value-type="float" office:value="33804.8" calcext:value-type="float">
            <text:p>33804.8</text:p>
          </table:table-cell>
          <table:table-cell table:style-name="ce3"/>
          <table:table-cell table:style-name="ce2" office:value-type="float" office:value="350000" calcext:value-type="float">
            <text:p>350000</text:p>
          </table:table-cell>
          <table:table-cell table:style-name="ce2" office:value-type="float" office:value="341.796875" calcext:value-type="float">
            <text:p>341.796875</text:p>
          </table:table-cell>
          <table:table-cell table:style-name="ce2" office:value-type="float" office:value="98.90318629" calcext:value-type="float">
            <text:p>98.90318629</text:p>
          </table:table-cell>
          <table:table-cell table:style-name="ce3"/>
          <table:table-cell table:style-name="ce2" office:value-type="float" office:value="75.32822376" calcext:value-type="float">
            <text:p>75.32822376</text:p>
          </table:table-cell>
          <table:table-cell table:style-name="ce2" office:value-type="float" office:value="80.47553131" calcext:value-type="float">
            <text:p>80.47553131</text:p>
          </table:table-cell>
          <table:table-cell table:style-name="ce2" office:value-type="float" office:value="430144.5997" calcext:value-type="float">
            <text:p>430144.5997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25" calcext:value-type="float">
            <text:p>0.25</text:p>
          </table:table-cell>
          <table:table-cell table:style-name="ce3" table:number-columns-repeated="3"/>
          <table:table-cell table:style-name="ce2" office:value-type="float" office:value="400000" calcext:value-type="float">
            <text:p>400000</text:p>
          </table:table-cell>
          <table:table-cell table:style-name="ce2" office:value-type="float" office:value="390.625" calcext:value-type="float">
            <text:p>390.625</text:p>
          </table:table-cell>
          <table:table-cell table:style-name="ce2" office:value-type="float" office:value="86.540288" calcext:value-type="float">
            <text:p>86.540288</text:p>
          </table:table-cell>
          <table:table-cell table:style-name="ce3"/>
          <table:table-cell table:style-name="ce2" office:value-type="float" office:value="40.97111763" calcext:value-type="float">
            <text:p>40.971117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25" calcext:value-type="float">
            <text:p>1.25</text:p>
          </table:table-cell>
          <table:table-cell table:style-name="ce3" table:number-columns-repeated="3"/>
          <table:table-cell table:style-name="ce2" office:value-type="float" office:value="450000" calcext:value-type="float">
            <text:p>450000</text:p>
          </table:table-cell>
          <table:table-cell table:style-name="ce2" office:value-type="float" office:value="439.453125" calcext:value-type="float">
            <text:p>439.453125</text:p>
          </table:table-cell>
          <table:table-cell table:style-name="ce2" office:value-type="float" office:value="76.92470044" calcext:value-type="float">
            <text:p>76.92470044</text:p>
          </table:table-cell>
          <table:table-cell table:style-name="ce3"/>
          <table:table-cell table:style-name="ce2" office:value-type="float" office:value="46.35593019" calcext:value-type="float">
            <text:p>46.3559301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.25" calcext:value-type="float">
            <text:p>6.25</text:p>
          </table:table-cell>
          <table:table-cell table:style-name="ce3" table:number-columns-repeated="3"/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488.28125" calcext:value-type="float">
            <text:p>488.28125</text:p>
          </table:table-cell>
          <table:table-cell table:style-name="ce2" office:value-type="float" office:value="69.2322304" calcext:value-type="float">
            <text:p>69.2322304</text:p>
          </table:table-cell>
          <table:table-cell table:style-name="ce3"/>
          <table:table-cell table:style-name="ce2" office:value-type="float" office:value="111.8984053" calcext:value-type="float">
            <text:p>111.898405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.5" calcext:value-type="float">
            <text:p>12.5</text:p>
          </table:table-cell>
          <table:table-cell table:style-name="ce3" table:number-columns-repeated="3"/>
          <table:table-cell table:style-name="ce2" office:value-type="float" office:value="550000" calcext:value-type="float">
            <text:p>550000</text:p>
          </table:table-cell>
          <table:table-cell table:style-name="ce2" office:value-type="float" office:value="537.109375" calcext:value-type="float">
            <text:p>537.109375</text:p>
          </table:table-cell>
          <table:table-cell table:style-name="ce2" office:value-type="float" office:value="62.93839127" calcext:value-type="float">
            <text:p>62.93839127</text:p>
          </table:table-cell>
          <table:table-cell table:style-name="ce3"/>
          <table:table-cell table:style-name="ce2" office:value-type="float" office:value="161.0022806" calcext:value-type="float">
            <text:p>161.002280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3"/>
          <table:table-cell table:style-name="ce2" office:value-type="float" office:value="600000" calcext:value-type="float">
            <text:p>600000</text:p>
          </table:table-cell>
          <table:table-cell table:style-name="ce2" office:value-type="float" office:value="585.9375" calcext:value-type="float">
            <text:p>585.9375</text:p>
          </table:table-cell>
          <table:table-cell table:style-name="ce2" office:value-type="float" office:value="57.69352533" calcext:value-type="float">
            <text:p>57.69352533</text:p>
          </table:table-cell>
          <table:table-cell table:style-name="ce3"/>
          <table:table-cell table:style-name="ce2" office:value-type="float" office:value="9.912802178" calcext:value-type="float">
            <text:p>9.91280217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3"/>
          <table:table-cell table:style-name="ce2" office:value-type="float" office:value="650000" calcext:value-type="float">
            <text:p>650000</text:p>
          </table:table-cell>
          <table:table-cell table:style-name="ce2" office:value-type="float" office:value="634.765625" calcext:value-type="float">
            <text:p>634.765625</text:p>
          </table:table-cell>
          <table:table-cell table:style-name="ce2" office:value-type="float" office:value="53.25556185" calcext:value-type="float">
            <text:p>53.25556185</text:p>
          </table:table-cell>
          <table:table-cell table:style-name="ce3"/>
          <table:table-cell table:style-name="ce2" office:value-type="float" office:value="10.70192007" calcext:value-type="float">
            <text:p>10.7019200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table:style-name="ce2" office:value-type="float" office:value="700000" calcext:value-type="float">
            <text:p>700000</text:p>
          </table:table-cell>
          <table:table-cell table:style-name="ce2" office:value-type="float" office:value="683.59375" calcext:value-type="float">
            <text:p>683.59375</text:p>
          </table:table-cell>
          <table:table-cell table:style-name="ce2" office:value-type="float" office:value="49.45159314" calcext:value-type="float">
            <text:p>49.45159314</text:p>
          </table:table-cell>
          <table:table-cell table:style-name="ce3"/>
          <table:table-cell table:style-name="ce2" office:value-type="float" office:value="39.289701" calcext:value-type="float">
            <text:p>39.28970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0" calcext:value-type="float">
            <text:p>600</text:p>
          </table:table-cell>
          <table:table-cell table:style-name="ce3" table:number-columns-repeated="3"/>
          <table:table-cell table:style-name="ce2" office:value-type="float" office:value="750000" calcext:value-type="float">
            <text:p>750000</text:p>
          </table:table-cell>
          <table:table-cell table:style-name="ce2" office:value-type="float" office:value="732.421875" calcext:value-type="float">
            <text:p>732.421875</text:p>
          </table:table-cell>
          <table:table-cell table:style-name="ce2" office:value-type="float" office:value="46.15482027" calcext:value-type="float">
            <text:p>46.15482027</text:p>
          </table:table-cell>
          <table:table-cell table:style-name="ce3"/>
          <table:table-cell table:style-name="ce2" office:value-type="float" office:value="118.5470849" calcext:value-type="float">
            <text:p>118.547084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6"/>
          <table:table-cell table:style-name="ce2" office:value-type="float" office:value="800000" calcext:value-type="float">
            <text:p>800000</text:p>
          </table:table-cell>
          <table:table-cell table:style-name="ce2" office:value-type="float" office:value="781.25" calcext:value-type="float">
            <text:p>781.25</text:p>
          </table:table-cell>
          <table:table-cell table:style-name="ce2" office:value-type="float" office:value="43.270144" calcext:value-type="float">
            <text:p>43.270144</text:p>
          </table:table-cell>
          <table:table-cell table:style-name="ce3"/>
          <table:table-cell table:style-name="ce2" office:value-type="float" office:value="184.7837677" calcext:value-type="float">
            <text:p>184.783767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6"/>
          <table:table-cell table:style-name="ce2" office:value-type="float" office:value="850000" calcext:value-type="float">
            <text:p>850000</text:p>
          </table:table-cell>
          <table:table-cell table:style-name="ce2" office:value-type="float" office:value="830.078125" calcext:value-type="float">
            <text:p>830.078125</text:p>
          </table:table-cell>
          <table:table-cell table:style-name="ce2" office:value-type="float" office:value="40.72484141" calcext:value-type="float">
            <text:p>40.72484141</text:p>
          </table:table-cell>
          <table:table-cell table:style-name="ce3"/>
          <table:table-cell table:style-name="ce2" office:value-type="float" office:value="61.57242259" calcext:value-type="float">
            <text:p>61.5724225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6"/>
          <table:table-cell table:style-name="ce2" office:value-type="float" office:value="900000" calcext:value-type="float">
            <text:p>900000</text:p>
          </table:table-cell>
          <table:table-cell table:style-name="ce2" office:value-type="float" office:value="878.90625" calcext:value-type="float">
            <text:p>878.90625</text:p>
          </table:table-cell>
          <table:table-cell table:style-name="ce2" office:value-type="float" office:value="38.46235022" calcext:value-type="float">
            <text:p>38.46235022</text:p>
          </table:table-cell>
          <table:table-cell table:style-name="ce3"/>
          <table:table-cell table:style-name="ce2" office:value-type="float" office:value="89.21110835" calcext:value-type="float">
            <text:p>89.2111083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2" office:value-type="float" office:value="950000" calcext:value-type="float">
            <text:p>950000</text:p>
          </table:table-cell>
          <table:table-cell table:style-name="ce2" office:value-type="float" office:value="927.734375" calcext:value-type="float">
            <text:p>927.734375</text:p>
          </table:table-cell>
          <table:table-cell table:style-name="ce2" office:value-type="float" office:value="36.438016" calcext:value-type="float">
            <text:p>36.438016</text:p>
          </table:table-cell>
          <table:table-cell table:style-name="ce3"/>
          <table:table-cell table:style-name="ce2" office:value-type="float" office:value="58.54358641" calcext:value-type="float">
            <text:p>58.5435864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976.5625" calcext:value-type="float">
            <text:p>976.5625</text:p>
          </table:table-cell>
          <table:table-cell table:style-name="ce2" office:value-type="float" office:value="34.6161152" calcext:value-type="float">
            <text:p>34.6161152</text:p>
          </table:table-cell>
          <table:table-cell table:style-name="ce3"/>
          <table:table-cell table:style-name="ce2" office:value-type="float" office:value="59.96707253" calcext:value-type="float">
            <text:p>59.9670725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1050000" calcext:value-type="float">
            <text:p>1050000</text:p>
          </table:table-cell>
          <table:table-cell table:style-name="ce2" office:value-type="float" office:value="1025.390625" calcext:value-type="float">
            <text:p>1025.390625</text:p>
          </table:table-cell>
          <table:table-cell table:style-name="ce2" office:value-type="float" office:value="32.96772876" calcext:value-type="float">
            <text:p>32.96772876</text:p>
          </table:table-cell>
          <table:table-cell table:style-name="ce3"/>
          <table:table-cell table:style-name="ce2" office:value-type="float" office:value="20.62710849" calcext:value-type="float">
            <text:p>20.6271084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2" office:value-type="float" office:value="1100000" calcext:value-type="float">
            <text:p>1100000</text:p>
          </table:table-cell>
          <table:table-cell table:style-name="ce2" office:value-type="float" office:value="1074.21875" calcext:value-type="float">
            <text:p>1074.21875</text:p>
          </table:table-cell>
          <table:table-cell table:style-name="ce2" office:value-type="float" office:value="31.46919564" calcext:value-type="float">
            <text:p>31.46919564</text:p>
          </table:table-cell>
          <table:table-cell table:style-name="ce3"/>
          <table:table-cell table:style-name="ce2" office:value-type="float" office:value="222.7800667" calcext:value-type="float">
            <text:p>222.780066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style-name="ce2" office:value-type="float" office:value="73.63914523" calcext:value-type="float">
            <text:p>73.6391452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style-name="ce2" office:value-type="float" office:value="100.3852755" calcext:value-type="float">
            <text:p>100.385275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2" office:value-type="float" office:value="55.40479207" calcext:value-type="float">
            <text:p>55.4047920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style-name="ce2" office:value-type="float" office:value="94.8513563" calcext:value-type="float">
            <text:p>94.85135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2"/>
          <table:table-cell table:style-name="Default" office:value-type="float" office:value="1501" calcext:value-type="float">
            <text:p>1501</text:p>
          </table:table-cell>
          <table:table-cell table:style-name="Default"/>
          <table:table-cell table:style-name="Default" table:formula="of:=SUM([.I13:.I20])" office:value-type="float" office:value="98" calcext:value-type="float">
            <text:p>98</text:p>
          </table:table-cell>
          <table:table-cell table:style-name="ce3" table:number-columns-repeated="5"/>
          <table:table-cell table:style-name="ce2" office:value-type="float" office:value="21.13863634" calcext:value-type="float">
            <text:p>21.1386363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55.28228323" calcext:value-type="float">
            <text:p>55.2822832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192.2827157" calcext:value-type="float">
            <text:p>192.282715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75.89641485" calcext:value-type="float">
            <text:p>75.8964148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27.30740025" calcext:value-type="float">
            <text:p>27.3074002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16.18080509" calcext:value-type="float">
            <text:p>16.1808050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Default" table:number-columns-repeated="3"/>
          <table:table-cell table:style-name="ce3" table:number-columns-repeated="5"/>
          <table:table-cell table:style-name="ce2" office:value-type="float" office:value="242.6351241" calcext:value-type="float">
            <text:p>242.635124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 office:value-type="float" office:value="35.46438463" calcext:value-type="float">
            <text:p>35.464384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546.8328891" calcext:value-type="float">
            <text:p>546.832889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70.13544325" calcext:value-type="float">
            <text:p>70.1354432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 office:value-type="float" office:value="36.78796481" calcext:value-type="float">
            <text:p>36.7879648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97.17785803" calcext:value-type="float">
            <text:p>97.1778580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45.49947533" calcext:value-type="float">
            <text:p>45.4994753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3.71510407" calcext:value-type="float">
            <text:p>13.7151040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5.56047234" calcext:value-type="float">
            <text:p>15.5604723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97.7435035" calcext:value-type="float">
            <text:p>197.743503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92.80442192" calcext:value-type="float">
            <text:p>92.8044219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 office:value-type="float" office:value="10.07283985" calcext:value-type="float">
            <text:p>10.0728398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30.39694301" calcext:value-type="float">
            <text:p>30.3969430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 office:value-type="float" office:value="78.0374097" calcext:value-type="float">
            <text:p>78.037409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54.09154936" calcext:value-type="float">
            <text:p>54.0915493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5.20230163" calcext:value-type="float">
            <text:p>15.202301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23.686461" calcext:value-type="float">
            <text:p>23.68646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 office:value-type="float" office:value="8.375890195" calcext:value-type="float">
            <text:p>8.37589019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10"/>
          <table:table-cell table:style-name="ce2" office:value-type="float" office:value="149.8866472" calcext:value-type="float">
            <text:p>149.886647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0.9977573086" calcext:value-type="float">
            <text:p>0.997757308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85.58211742" calcext:value-type="float">
            <text:p>85.5821174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 office:value-type="float" office:value="71.18500659" calcext:value-type="float">
            <text:p>71.1850065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82.04461742" calcext:value-type="float">
            <text:p>82.0446174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26.38965731" calcext:value-type="float">
            <text:p>26.3896573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800" calcext:value-type="float">
            <text:p>4800</text:p>
          </table:table-cell>
          <table:table-cell table:style-name="ce3" table:number-columns-repeated="10"/>
          <table:table-cell table:style-name="ce2" office:value-type="float" office:value="84.30485621" calcext:value-type="float">
            <text:p>84.3048562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37.3470766" calcext:value-type="float">
            <text:p>137.347076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47.15237617" calcext:value-type="float">
            <text:p>47.1523761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157.5494985" calcext:value-type="float">
            <text:p>157.549498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800" calcext:value-type="float">
            <text:p>800</text:p>
          </table:table-cell>
          <table:table-cell table:style-name="ce3" table:number-columns-repeated="10"/>
          <table:table-cell table:style-name="ce2" office:value-type="float" office:value="101.541873" calcext:value-type="float">
            <text:p>101.54187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66.907992" calcext:value-type="float">
            <text:p>166.90799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45.60351176" calcext:value-type="float">
            <text:p>45.6035117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 office:value-type="float" office:value="20.44395775" calcext:value-type="float">
            <text:p>20.4439577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31.32470587" calcext:value-type="float">
            <text:p>31.3247058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89.37989843" calcext:value-type="float">
            <text:p>89.3798984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296.0533347" calcext:value-type="float">
            <text:p>296.053334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97.5238596" calcext:value-type="float">
            <text:p>197.523859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91.8086687" calcext:value-type="float">
            <text:p>191.808668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0.9149398948" calcext:value-type="float">
            <text:p>0.914939894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39.81352742" calcext:value-type="float">
            <text:p>39.8135274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10"/>
          <table:table-cell table:style-name="ce2" office:value-type="float" office:value="17.01751332" calcext:value-type="float">
            <text:p>17.01751332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101.280031" calcext:value-type="float">
            <text:p>101.28003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27.90748758" calcext:value-type="float">
            <text:p>27.9074875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99.87441363" calcext:value-type="float">
            <text:p>99.874413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52.80789617" calcext:value-type="float">
            <text:p>52.8078961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165.3378651" calcext:value-type="float">
            <text:p>165.337865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45.19429024" calcext:value-type="float">
            <text:p>45.1942902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154.1049477" calcext:value-type="float">
            <text:p>154.104947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60.4121675" calcext:value-type="float">
            <text:p>60.412167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35.96734148" calcext:value-type="float">
            <text:p>35.9673414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41.99306384" calcext:value-type="float">
            <text:p>41.9930638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00" calcext:value-type="float">
            <text:p>200</text:p>
          </table:table-cell>
          <table:table-cell table:style-name="ce3" table:number-columns-repeated="10"/>
          <table:table-cell table:style-name="ce2" office:value-type="float" office:value="64.34461451" calcext:value-type="float">
            <text:p>64.3446145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12.5017503" calcext:value-type="float">
            <text:p>112.501750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22.48725401" calcext:value-type="float">
            <text:p>22.4872540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19.88170515" calcext:value-type="float">
            <text:p>19.8817051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11.89016248" calcext:value-type="float">
            <text:p>11.8901624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44.73845126" calcext:value-type="float">
            <text:p>44.7384512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10"/>
          <table:table-cell table:style-name="ce2" office:value-type="float" office:value="30.03077664" calcext:value-type="float">
            <text:p>30.0307766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36.14888875" calcext:value-type="float">
            <text:p>36.1488887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67.27397871" calcext:value-type="float">
            <text:p>67.2739787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2.259077763" calcext:value-type="float">
            <text:p>2.25907776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6.65067335" calcext:value-type="float">
            <text:p>16.6506733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103.8882916" calcext:value-type="float">
            <text:p>103.888291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66.69010554" calcext:value-type="float">
            <text:p>66.69010554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62.82980003" calcext:value-type="float">
            <text:p>62.82980003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number-columns-repeated="10"/>
          <table:table-cell table:style-name="ce2" office:value-type="float" office:value="1.615257235" calcext:value-type="float">
            <text:p>1.61525723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10"/>
          <table:table-cell table:style-name="ce2" office:value-type="float" office:value="66.43411829" calcext:value-type="float">
            <text:p>66.43411829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400" calcext:value-type="float">
            <text:p>400</text:p>
          </table:table-cell>
          <table:table-cell table:style-name="ce3" table:number-columns-repeated="10"/>
          <table:table-cell table:style-name="ce2" office:value-type="float" office:value="106.4305015" calcext:value-type="float">
            <text:p>106.430501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21.1541875" calcext:value-type="float">
            <text:p>121.1541875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195.912097" calcext:value-type="float">
            <text:p>195.91209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172.8174516" calcext:value-type="float">
            <text:p>172.8174516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0.8977521971" calcext:value-type="float">
            <text:p>0.8977521971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number-columns-repeated="10"/>
          <table:table-cell table:style-name="ce2" office:value-type="float" office:value="140.8343668" calcext:value-type="float">
            <text:p>140.8343668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0"/>
          <table:table-cell table:style-name="ce2" office:value-type="float" office:value="35.63198087" calcext:value-type="float">
            <text:p>35.63198087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14"/>
          <table:table-cell table:number-columns-repeated="1006"/>
        </table:table-row>
        <table:table-row table:style-name="ro1" table:number-rows-repeated="900">
          <table:table-cell table:style-name="ce3" table:number-columns-repeated="18"/>
          <table:table-cell table:number-columns-repeated="100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rivalRate</text:p>
          </table:table-cell>
          <table:table-cell table:style-name="ce10"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]/[.G2]" office:value-type="float" office:value="25549.843531167" calcext:value-type="float">
            <text:p>25549.843531167</text:p>
          </table:table-cell>
          <table:table-cell table:formula="of:=[.F2]/[.G2]" office:value-type="float" office:value="35216.2095892745" calcext:value-type="float">
            <text:p>35216.2095892745</text:p>
          </table:table-cell>
          <table:table-cell table:formula="of:=([.H2]+[.I2])*[.G2]" office:value-type="float" office:value="146217.1" calcext:value-type="float">
            <text:p>146217.1</text:p>
          </table:table-cell>
          <table:table-cell table:formula="of:=[.C2]/[.G2]" office:value-type="float" office:value="53.1952473371207" calcext:value-type="float">
            <text:p>53.1952473371</text:p>
          </table:table-cell>
          <table:table-cell table:formula="of:=AVERAGE([.H2:.H97])" office:value-type="float" office:value="26678.3723183612" calcext:value-type="float">
            <text:p>26678.3723183612</text:p>
          </table:table-cell>
          <table:table-cell table:formula="of:=AVERAGE([.I2:.I97])" office:value-type="float" office:value="36771.6838234442" calcext:value-type="float">
            <text:p>36771.6838234442</text:p>
          </table:table-cell>
          <table:table-cell table:formula="of:=AVERAGE([.J2:.J97])" office:value-type="float" office:value="14676909.8104167" calcext:value-type="float">
            <text:p>14676909.8104167</text:p>
          </table:table-cell>
          <table:table-cell table:formula="of:=AVERAGE([.K2:.K97])" office:value-type="float" office:value="52.2886749121794" calcext:value-type="float">
            <text:p>52.2886749122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250000" calcext:value-type="float">
            <text:p>3.23E+07</text:p>
          </table:table-cell>
          <table:table-cell table:style-name="ce10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3]/[.G3]" office:value-type="float" office:value="31382.27995913" calcext:value-type="float">
            <text:p>31382.27995913</text:p>
          </table:table-cell>
          <table:table-cell table:formula="of:=[.F3]/[.G3]" office:value-type="float" office:value="43255.2911983652" calcext:value-type="float">
            <text:p>43255.2911983652</text:p>
          </table:table-cell>
          <table:table-cell table:formula="of:=([.H3]+[.I3])*[.G3]" office:value-type="float" office:value="76701300" calcext:value-type="float">
            <text:p>76701300</text:p>
          </table:table-cell>
          <table:table-cell table:formula="of:=[.C3]/[.G3]" office:value-type="float" office:value="49.8224103537197" calcext:value-type="float">
            <text:p>49.8224103537</text:p>
          </table:table-cell>
          <table:table-cell/>
          <table:table-cell table:formula="of:=[.M2]/[.L2]" office:value-type="float" office:value="1.37833310760628" calcext:value-type="float">
            <text:p>1.3783331076</text:p>
          </table:table-cell>
          <table:table-cell table:formula="of:=[.N2]/350000" office:value-type="float" office:value="41.9340280297619" calcext:value-type="float">
            <text:p>41.9340280298</text:p>
          </table:table-cell>
          <table:table-cell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]/[.G4]" office:value-type="float" office:value="25493.1929851819" calcext:value-type="float">
            <text:p>25493.1929851819</text:p>
          </table:table-cell>
          <table:table-cell table:formula="of:=[.F4]/[.G4]" office:value-type="float" office:value="35137.9852789808" calcext:value-type="float">
            <text:p>35137.9852789808</text:p>
          </table:table-cell>
          <table:table-cell table:formula="of:=([.H4]+[.I4])*[.G4]" office:value-type="float" office:value="312196" calcext:value-type="float">
            <text:p>312196</text:p>
          </table:table-cell>
          <table:table-cell table:formula="of:=[.C4]/[.G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75308800" calcext:value-type="float">
            <text:p>7.53E+07</text:p>
          </table:table-cell>
          <table:table-cell table:style-name="ce10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]/[.G5]" office:value-type="float" office:value="37836.7732470508" calcext:value-type="float">
            <text:p>37836.7732470508</text:p>
          </table:table-cell>
          <table:table-cell table:formula="of:=[.F5]/[.G5]" office:value-type="float" office:value="52151.8720231516" calcext:value-type="float">
            <text:p>52151.8720231516</text:p>
          </table:table-cell>
          <table:table-cell table:formula="of:=([.H5]+[.I5])*[.G5]" office:value-type="float" office:value="179109800" calcext:value-type="float">
            <text:p>179109800</text:p>
          </table:table-cell>
          <table:table-cell table:formula="of:=[.C5]/[.G5]" office:value-type="float" office:value="51.4479792600334" calcext:value-type="float">
            <text:p>51.44797926</text:p>
          </table:table-cell>
          <table:table-cell/>
          <table:table-cell table:formula="of:=AVERAGE([.G2:.G97])" office:value-type="float" office:value="186.958109791667" calcext:value-type="float">
            <text:p>186.9581097917</text:p>
          </table:table-cell>
          <table:table-cell table:number-columns-repeated="2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6]/[.G6]" office:value-type="float" office:value="28518.4284150347" calcext:value-type="float">
            <text:p>28518.4284150347</text:p>
          </table:table-cell>
          <table:table-cell table:formula="of:=[.F6]/[.G6]" office:value-type="float" office:value="39307.870088797" calcext:value-type="float">
            <text:p>39307.870088797</text:p>
          </table:table-cell>
          <table:table-cell table:formula="of:=([.H6]+[.I6])*[.G6]" office:value-type="float" office:value="33456000" calcext:value-type="float">
            <text:p>33456000</text:p>
          </table:table-cell>
          <table:table-cell table:formula="of:=[.C6]/[.G6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]/[.G7]" office:value-type="float" office:value="25493.1929851819" calcext:value-type="float">
            <text:p>25493.1929851819</text:p>
          </table:table-cell>
          <table:table-cell table:formula="of:=[.F7]/[.G7]" office:value-type="float" office:value="35137.9852789808" calcext:value-type="float">
            <text:p>35137.9852789808</text:p>
          </table:table-cell>
          <table:table-cell table:formula="of:=([.H7]+[.I7])*[.G7]" office:value-type="float" office:value="312196" calcext:value-type="float">
            <text:p>312196</text:p>
          </table:table-cell>
          <table:table-cell table:formula="of:=[.C7]/[.G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]/[.G8]" office:value-type="float" office:value="25678.6757708116" calcext:value-type="float">
            <text:p>25678.6757708116</text:p>
          </table:table-cell>
          <table:table-cell table:formula="of:=[.F8]/[.G8]" office:value-type="float" office:value="35393.7902860491" calcext:value-type="float">
            <text:p>35393.7902860491</text:p>
          </table:table-cell>
          <table:table-cell table:formula="of:=([.H8]+[.I8])*[.G8]" office:value-type="float" office:value="1469544" calcext:value-type="float">
            <text:p>1469544</text:p>
          </table:table-cell>
          <table:table-cell table:formula="of:=[.C8]/[.G8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9]/[.G9]" office:value-type="float" office:value="25493.1929851819" calcext:value-type="float">
            <text:p>25493.1929851819</text:p>
          </table:table-cell>
          <table:table-cell table:formula="of:=[.F9]/[.G9]" office:value-type="float" office:value="35137.9852789808" calcext:value-type="float">
            <text:p>35137.9852789808</text:p>
          </table:table-cell>
          <table:table-cell table:formula="of:=([.H9]+[.I9])*[.G9]" office:value-type="float" office:value="312196" calcext:value-type="float">
            <text:p>312196</text:p>
          </table:table-cell>
          <table:table-cell table:formula="of:=[.C9]/[.G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0]/[.G10]" office:value-type="float" office:value="25678.6757708116" calcext:value-type="float">
            <text:p>25678.6757708116</text:p>
          </table:table-cell>
          <table:table-cell table:formula="of:=[.F10]/[.G10]" office:value-type="float" office:value="35393.7902860491" calcext:value-type="float">
            <text:p>35393.7902860491</text:p>
          </table:table-cell>
          <table:table-cell table:formula="of:=([.H10]+[.I10])*[.G10]" office:value-type="float" office:value="1469544" calcext:value-type="float">
            <text:p>1469544</text:p>
          </table:table-cell>
          <table:table-cell table:formula="of:=[.C10]/[.G1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1]/[.G11]" office:value-type="float" office:value="25493.1929851819" calcext:value-type="float">
            <text:p>25493.1929851819</text:p>
          </table:table-cell>
          <table:table-cell table:formula="of:=[.F11]/[.G11]" office:value-type="float" office:value="35137.9852789808" calcext:value-type="float">
            <text:p>35137.9852789808</text:p>
          </table:table-cell>
          <table:table-cell table:formula="of:=([.H11]+[.I11])*[.G11]" office:value-type="float" office:value="312196" calcext:value-type="float">
            <text:p>312196</text:p>
          </table:table-cell>
          <table:table-cell table:formula="of:=[.C11]/[.G1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2]/[.G12]" office:value-type="float" office:value="25678.6757708116" calcext:value-type="float">
            <text:p>25678.6757708116</text:p>
          </table:table-cell>
          <table:table-cell table:formula="of:=[.F12]/[.G12]" office:value-type="float" office:value="35393.7902860491" calcext:value-type="float">
            <text:p>35393.7902860491</text:p>
          </table:table-cell>
          <table:table-cell table:formula="of:=([.H12]+[.I12])*[.G12]" office:value-type="float" office:value="1469544" calcext:value-type="float">
            <text:p>1469544</text:p>
          </table:table-cell>
          <table:table-cell table:formula="of:=[.C12]/[.G12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250000" calcext:value-type="float">
            <text:p>3.23E+07</text:p>
          </table:table-cell>
          <table:table-cell table:style-name="ce10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13]/[.G13]" office:value-type="float" office:value="31382.27995913" calcext:value-type="float">
            <text:p>31382.27995913</text:p>
          </table:table-cell>
          <table:table-cell table:formula="of:=[.F13]/[.G13]" office:value-type="float" office:value="43255.2911983652" calcext:value-type="float">
            <text:p>43255.2911983652</text:p>
          </table:table-cell>
          <table:table-cell table:formula="of:=([.H13]+[.I13])*[.G13]" office:value-type="float" office:value="76701300" calcext:value-type="float">
            <text:p>76701300</text:p>
          </table:table-cell>
          <table:table-cell table:formula="of:=[.C13]/[.G13]" office:value-type="float" office:value="49.8224103537197" calcext:value-type="float">
            <text:p>49.82241035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4]/[.G14]" office:value-type="float" office:value="25493.1929851819" calcext:value-type="float">
            <text:p>25493.1929851819</text:p>
          </table:table-cell>
          <table:table-cell table:formula="of:=[.F14]/[.G14]" office:value-type="float" office:value="35137.9852789808" calcext:value-type="float">
            <text:p>35137.9852789808</text:p>
          </table:table-cell>
          <table:table-cell table:formula="of:=([.H14]+[.I14])*[.G14]" office:value-type="float" office:value="312196" calcext:value-type="float">
            <text:p>312196</text:p>
          </table:table-cell>
          <table:table-cell table:formula="of:=[.C14]/[.G1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5]/[.G15]" office:value-type="float" office:value="25549.843531167" calcext:value-type="float">
            <text:p>25549.843531167</text:p>
          </table:table-cell>
          <table:table-cell table:formula="of:=[.F15]/[.G15]" office:value-type="float" office:value="35216.2095892745" calcext:value-type="float">
            <text:p>35216.2095892745</text:p>
          </table:table-cell>
          <table:table-cell table:formula="of:=([.H15]+[.I15])*[.G15]" office:value-type="float" office:value="146217.1" calcext:value-type="float">
            <text:p>146217.1</text:p>
          </table:table-cell>
          <table:table-cell table:formula="of:=[.C15]/[.G1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6]/[.G16]" office:value-type="float" office:value="25549.843531167" calcext:value-type="float">
            <text:p>25549.843531167</text:p>
          </table:table-cell>
          <table:table-cell table:formula="of:=[.F16]/[.G16]" office:value-type="float" office:value="35216.2095892745" calcext:value-type="float">
            <text:p>35216.2095892745</text:p>
          </table:table-cell>
          <table:table-cell table:formula="of:=([.H16]+[.I16])*[.G16]" office:value-type="float" office:value="146217.1" calcext:value-type="float">
            <text:p>146217.1</text:p>
          </table:table-cell>
          <table:table-cell table:formula="of:=[.C16]/[.G1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7]/[.G17]" office:value-type="float" office:value="25678.6757708116" calcext:value-type="float">
            <text:p>25678.6757708116</text:p>
          </table:table-cell>
          <table:table-cell table:formula="of:=[.F17]/[.G17]" office:value-type="float" office:value="35393.7902860491" calcext:value-type="float">
            <text:p>35393.7902860491</text:p>
          </table:table-cell>
          <table:table-cell table:formula="of:=([.H17]+[.I17])*[.G17]" office:value-type="float" office:value="1469544" calcext:value-type="float">
            <text:p>1469544</text:p>
          </table:table-cell>
          <table:table-cell table:formula="of:=[.C17]/[.G17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8]/[.G18]" office:value-type="float" office:value="25549.843531167" calcext:value-type="float">
            <text:p>25549.843531167</text:p>
          </table:table-cell>
          <table:table-cell table:formula="of:=[.F18]/[.G18]" office:value-type="float" office:value="35216.2095892745" calcext:value-type="float">
            <text:p>35216.2095892745</text:p>
          </table:table-cell>
          <table:table-cell table:formula="of:=([.H18]+[.I18])*[.G18]" office:value-type="float" office:value="146217.1" calcext:value-type="float">
            <text:p>146217.1</text:p>
          </table:table-cell>
          <table:table-cell table:formula="of:=[.C18]/[.G18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19]/[.G19]" office:value-type="float" office:value="26464.375414168" calcext:value-type="float">
            <text:p>26464.375414168</text:p>
          </table:table-cell>
          <table:table-cell table:formula="of:=[.F19]/[.G19]" office:value-type="float" office:value="36476.7288702723" calcext:value-type="float">
            <text:p>36476.7288702723</text:p>
          </table:table-cell>
          <table:table-cell table:formula="of:=([.H19]+[.I19])*[.G19]" office:value-type="float" office:value="7693480" calcext:value-type="float">
            <text:p>7693480</text:p>
          </table:table-cell>
          <table:table-cell table:formula="of:=[.C19]/[.G19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0]/[.G20]" office:value-type="float" office:value="25549.843531167" calcext:value-type="float">
            <text:p>25549.843531167</text:p>
          </table:table-cell>
          <table:table-cell table:formula="of:=[.F20]/[.G20]" office:value-type="float" office:value="35216.2095892745" calcext:value-type="float">
            <text:p>35216.2095892745</text:p>
          </table:table-cell>
          <table:table-cell table:formula="of:=([.H20]+[.I20])*[.G20]" office:value-type="float" office:value="146217.1" calcext:value-type="float">
            <text:p>146217.1</text:p>
          </table:table-cell>
          <table:table-cell table:formula="of:=[.C20]/[.G2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1]/[.G21]" office:value-type="float" office:value="25678.6757708116" calcext:value-type="float">
            <text:p>25678.6757708116</text:p>
          </table:table-cell>
          <table:table-cell table:formula="of:=[.F21]/[.G21]" office:value-type="float" office:value="35393.7902860491" calcext:value-type="float">
            <text:p>35393.7902860491</text:p>
          </table:table-cell>
          <table:table-cell table:formula="of:=([.H21]+[.I21])*[.G21]" office:value-type="float" office:value="1469544" calcext:value-type="float">
            <text:p>1469544</text:p>
          </table:table-cell>
          <table:table-cell table:formula="of:=[.C21]/[.G2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75308800" calcext:value-type="float">
            <text:p>7.53E+07</text:p>
          </table:table-cell>
          <table:table-cell table:style-name="ce10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22]/[.G22]" office:value-type="float" office:value="37836.7732470508" calcext:value-type="float">
            <text:p>37836.7732470508</text:p>
          </table:table-cell>
          <table:table-cell table:formula="of:=[.F22]/[.G22]" office:value-type="float" office:value="52151.8720231516" calcext:value-type="float">
            <text:p>52151.8720231516</text:p>
          </table:table-cell>
          <table:table-cell table:formula="of:=([.H22]+[.I22])*[.G22]" office:value-type="float" office:value="179109800" calcext:value-type="float">
            <text:p>179109800</text:p>
          </table:table-cell>
          <table:table-cell table:formula="of:=[.C22]/[.G22]" office:value-type="float" office:value="51.4479792600334" calcext:value-type="float">
            <text:p>51.4479792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3]/[.G23]" office:value-type="float" office:value="25549.843531167" calcext:value-type="float">
            <text:p>25549.843531167</text:p>
          </table:table-cell>
          <table:table-cell table:formula="of:=[.F23]/[.G23]" office:value-type="float" office:value="35216.2095892745" calcext:value-type="float">
            <text:p>35216.2095892745</text:p>
          </table:table-cell>
          <table:table-cell table:formula="of:=([.H23]+[.I23])*[.G23]" office:value-type="float" office:value="146217.1" calcext:value-type="float">
            <text:p>146217.1</text:p>
          </table:table-cell>
          <table:table-cell table:formula="of:=[.C23]/[.G23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4]/[.G24]" office:value-type="float" office:value="25549.843531167" calcext:value-type="float">
            <text:p>25549.843531167</text:p>
          </table:table-cell>
          <table:table-cell table:formula="of:=[.F24]/[.G24]" office:value-type="float" office:value="35216.2095892745" calcext:value-type="float">
            <text:p>35216.2095892745</text:p>
          </table:table-cell>
          <table:table-cell table:formula="of:=([.H24]+[.I24])*[.G24]" office:value-type="float" office:value="146217.1" calcext:value-type="float">
            <text:p>146217.1</text:p>
          </table:table-cell>
          <table:table-cell table:formula="of:=[.C24]/[.G24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5]/[.G25]" office:value-type="float" office:value="25493.1929851819" calcext:value-type="float">
            <text:p>25493.1929851819</text:p>
          </table:table-cell>
          <table:table-cell table:formula="of:=[.F25]/[.G25]" office:value-type="float" office:value="35137.9852789808" calcext:value-type="float">
            <text:p>35137.9852789808</text:p>
          </table:table-cell>
          <table:table-cell table:formula="of:=([.H25]+[.I25])*[.G25]" office:value-type="float" office:value="312196" calcext:value-type="float">
            <text:p>312196</text:p>
          </table:table-cell>
          <table:table-cell table:formula="of:=[.C25]/[.G25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6]/[.G26]" office:value-type="float" office:value="25678.6757708116" calcext:value-type="float">
            <text:p>25678.6757708116</text:p>
          </table:table-cell>
          <table:table-cell table:formula="of:=[.F26]/[.G26]" office:value-type="float" office:value="35393.7902860491" calcext:value-type="float">
            <text:p>35393.7902860491</text:p>
          </table:table-cell>
          <table:table-cell table:formula="of:=([.H26]+[.I26])*[.G26]" office:value-type="float" office:value="1469544" calcext:value-type="float">
            <text:p>1469544</text:p>
          </table:table-cell>
          <table:table-cell table:formula="of:=[.C26]/[.G2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7]/[.G27]" office:value-type="float" office:value="25493.1929851819" calcext:value-type="float">
            <text:p>25493.1929851819</text:p>
          </table:table-cell>
          <table:table-cell table:formula="of:=[.F27]/[.G27]" office:value-type="float" office:value="35137.9852789808" calcext:value-type="float">
            <text:p>35137.9852789808</text:p>
          </table:table-cell>
          <table:table-cell table:formula="of:=([.H27]+[.I27])*[.G27]" office:value-type="float" office:value="312196" calcext:value-type="float">
            <text:p>312196</text:p>
          </table:table-cell>
          <table:table-cell table:formula="of:=[.C27]/[.G2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28]/[.G28]" office:value-type="float" office:value="26464.375414168" calcext:value-type="float">
            <text:p>26464.375414168</text:p>
          </table:table-cell>
          <table:table-cell table:formula="of:=[.F28]/[.G28]" office:value-type="float" office:value="36476.7288702723" calcext:value-type="float">
            <text:p>36476.7288702723</text:p>
          </table:table-cell>
          <table:table-cell table:formula="of:=([.H28]+[.I28])*[.G28]" office:value-type="float" office:value="7693480" calcext:value-type="float">
            <text:p>7693480</text:p>
          </table:table-cell>
          <table:table-cell table:formula="of:=[.C28]/[.G28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table:style-name="ce10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29]/[.G29]" office:value-type="float" office:value="28518.4284150347" calcext:value-type="float">
            <text:p>28518.4284150347</text:p>
          </table:table-cell>
          <table:table-cell table:formula="of:=[.F29]/[.G29]" office:value-type="float" office:value="39307.870088797" calcext:value-type="float">
            <text:p>39307.870088797</text:p>
          </table:table-cell>
          <table:table-cell table:formula="of:=([.H29]+[.I29])*[.G29]" office:value-type="float" office:value="33456000" calcext:value-type="float">
            <text:p>33456000</text:p>
          </table:table-cell>
          <table:table-cell table:formula="of:=[.C29]/[.G29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0]/[.G30]" office:value-type="float" office:value="25549.843531167" calcext:value-type="float">
            <text:p>25549.843531167</text:p>
          </table:table-cell>
          <table:table-cell table:formula="of:=[.F30]/[.G30]" office:value-type="float" office:value="35216.2095892745" calcext:value-type="float">
            <text:p>35216.2095892745</text:p>
          </table:table-cell>
          <table:table-cell table:formula="of:=([.H30]+[.I30])*[.G30]" office:value-type="float" office:value="146217.1" calcext:value-type="float">
            <text:p>146217.1</text:p>
          </table:table-cell>
          <table:table-cell table:formula="of:=[.C30]/[.G3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1]/[.G31]" office:value-type="float" office:value="25549.843531167" calcext:value-type="float">
            <text:p>25549.843531167</text:p>
          </table:table-cell>
          <table:table-cell table:formula="of:=[.F31]/[.G31]" office:value-type="float" office:value="35216.2095892745" calcext:value-type="float">
            <text:p>35216.2095892745</text:p>
          </table:table-cell>
          <table:table-cell table:formula="of:=([.H31]+[.I31])*[.G31]" office:value-type="float" office:value="146217.1" calcext:value-type="float">
            <text:p>146217.1</text:p>
          </table:table-cell>
          <table:table-cell table:formula="of:=[.C31]/[.G3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32]/[.G32]" office:value-type="float" office:value="26464.375414168" calcext:value-type="float">
            <text:p>26464.375414168</text:p>
          </table:table-cell>
          <table:table-cell table:formula="of:=[.F32]/[.G32]" office:value-type="float" office:value="36476.7288702723" calcext:value-type="float">
            <text:p>36476.7288702723</text:p>
          </table:table-cell>
          <table:table-cell table:formula="of:=([.H32]+[.I32])*[.G32]" office:value-type="float" office:value="7693480" calcext:value-type="float">
            <text:p>7693480</text:p>
          </table:table-cell>
          <table:table-cell table:formula="of:=[.C32]/[.G32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33]/[.G33]" office:value-type="float" office:value="25549.843531167" calcext:value-type="float">
            <text:p>25549.843531167</text:p>
          </table:table-cell>
          <table:table-cell table:formula="of:=[.F33]/[.G33]" office:value-type="float" office:value="35216.2095892745" calcext:value-type="float">
            <text:p>35216.2095892745</text:p>
          </table:table-cell>
          <table:table-cell table:formula="of:=([.H33]+[.I33])*[.G33]" office:value-type="float" office:value="146217.1" calcext:value-type="float">
            <text:p>146217.1</text:p>
          </table:table-cell>
          <table:table-cell table:formula="of:=[.C33]/[.G33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4]/[.G34]" office:value-type="float" office:value="25549.843531167" calcext:value-type="float">
            <text:p>25549.843531167</text:p>
          </table:table-cell>
          <table:table-cell table:formula="of:=[.F34]/[.G34]" office:value-type="float" office:value="35216.2095892745" calcext:value-type="float">
            <text:p>35216.2095892745</text:p>
          </table:table-cell>
          <table:table-cell table:formula="of:=([.H34]+[.I34])*[.G34]" office:value-type="float" office:value="146217.1" calcext:value-type="float">
            <text:p>146217.1</text:p>
          </table:table-cell>
          <table:table-cell table:formula="of:=[.C34]/[.G34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5]/[.G35]" office:value-type="float" office:value="25549.843531167" calcext:value-type="float">
            <text:p>25549.843531167</text:p>
          </table:table-cell>
          <table:table-cell table:formula="of:=[.F35]/[.G35]" office:value-type="float" office:value="35216.2095892745" calcext:value-type="float">
            <text:p>35216.2095892745</text:p>
          </table:table-cell>
          <table:table-cell table:formula="of:=([.H35]+[.I35])*[.G35]" office:value-type="float" office:value="146217.1" calcext:value-type="float">
            <text:p>146217.1</text:p>
          </table:table-cell>
          <table:table-cell table:formula="of:=[.C35]/[.G3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6]/[.G36]" office:value-type="float" office:value="25549.843531167" calcext:value-type="float">
            <text:p>25549.843531167</text:p>
          </table:table-cell>
          <table:table-cell table:formula="of:=[.F36]/[.G36]" office:value-type="float" office:value="35216.2095892745" calcext:value-type="float">
            <text:p>35216.2095892745</text:p>
          </table:table-cell>
          <table:table-cell table:formula="of:=([.H36]+[.I36])*[.G36]" office:value-type="float" office:value="146217.1" calcext:value-type="float">
            <text:p>146217.1</text:p>
          </table:table-cell>
          <table:table-cell table:formula="of:=[.C36]/[.G3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37]/[.G37]" office:value-type="float" office:value="25678.6757708116" calcext:value-type="float">
            <text:p>25678.6757708116</text:p>
          </table:table-cell>
          <table:table-cell table:formula="of:=[.F37]/[.G37]" office:value-type="float" office:value="35393.7902860491" calcext:value-type="float">
            <text:p>35393.7902860491</text:p>
          </table:table-cell>
          <table:table-cell table:formula="of:=([.H37]+[.I37])*[.G37]" office:value-type="float" office:value="1469544" calcext:value-type="float">
            <text:p>1469544</text:p>
          </table:table-cell>
          <table:table-cell table:formula="of:=[.C37]/[.G37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8]/[.G38]" office:value-type="float" office:value="25549.843531167" calcext:value-type="float">
            <text:p>25549.843531167</text:p>
          </table:table-cell>
          <table:table-cell table:formula="of:=[.F38]/[.G38]" office:value-type="float" office:value="35216.2095892745" calcext:value-type="float">
            <text:p>35216.2095892745</text:p>
          </table:table-cell>
          <table:table-cell table:formula="of:=([.H38]+[.I38])*[.G38]" office:value-type="float" office:value="146217.1" calcext:value-type="float">
            <text:p>146217.1</text:p>
          </table:table-cell>
          <table:table-cell table:formula="of:=[.C38]/[.G38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31267" calcext:value-type="float">
            <text:p>1.31E+05</text:p>
          </table:table-cell>
          <table:table-cell table:style-name="ce10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39]/[.G39]" office:value-type="float" office:value="25493.1929851819" calcext:value-type="float">
            <text:p>25493.1929851819</text:p>
          </table:table-cell>
          <table:table-cell table:formula="of:=[.F39]/[.G39]" office:value-type="float" office:value="35137.9852789808" calcext:value-type="float">
            <text:p>35137.9852789808</text:p>
          </table:table-cell>
          <table:table-cell table:formula="of:=([.H39]+[.I39])*[.G39]" office:value-type="float" office:value="312196" calcext:value-type="float">
            <text:p>312196</text:p>
          </table:table-cell>
          <table:table-cell table:formula="of:=[.C39]/[.G3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0]/[.G40]" office:value-type="float" office:value="25549.843531167" calcext:value-type="float">
            <text:p>25549.843531167</text:p>
          </table:table-cell>
          <table:table-cell table:formula="of:=[.F40]/[.G40]" office:value-type="float" office:value="35216.2095892745" calcext:value-type="float">
            <text:p>35216.2095892745</text:p>
          </table:table-cell>
          <table:table-cell table:formula="of:=([.H40]+[.I40])*[.G40]" office:value-type="float" office:value="146217.1" calcext:value-type="float">
            <text:p>146217.1</text:p>
          </table:table-cell>
          <table:table-cell table:formula="of:=[.C40]/[.G4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1]/[.G41]" office:value-type="float" office:value="25549.843531167" calcext:value-type="float">
            <text:p>25549.843531167</text:p>
          </table:table-cell>
          <table:table-cell table:formula="of:=[.F41]/[.G41]" office:value-type="float" office:value="35216.2095892745" calcext:value-type="float">
            <text:p>35216.2095892745</text:p>
          </table:table-cell>
          <table:table-cell table:formula="of:=([.H41]+[.I41])*[.G41]" office:value-type="float" office:value="146217.1" calcext:value-type="float">
            <text:p>146217.1</text:p>
          </table:table-cell>
          <table:table-cell table:formula="of:=[.C41]/[.G4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2]/[.G42]" office:value-type="float" office:value="28518.4284150347" calcext:value-type="float">
            <text:p>28518.4284150347</text:p>
          </table:table-cell>
          <table:table-cell table:formula="of:=[.F42]/[.G42]" office:value-type="float" office:value="39307.870088797" calcext:value-type="float">
            <text:p>39307.870088797</text:p>
          </table:table-cell>
          <table:table-cell table:formula="of:=([.H42]+[.I42])*[.G42]" office:value-type="float" office:value="33456000" calcext:value-type="float">
            <text:p>33456000</text:p>
          </table:table-cell>
          <table:table-cell table:formula="of:=[.C42]/[.G42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75308800" calcext:value-type="float">
            <text:p>7.53E+07</text:p>
          </table:table-cell>
          <table:table-cell table:style-name="ce10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43]/[.G43]" office:value-type="float" office:value="37836.7732470508" calcext:value-type="float">
            <text:p>37836.7732470508</text:p>
          </table:table-cell>
          <table:table-cell table:formula="of:=[.F43]/[.G43]" office:value-type="float" office:value="52151.8720231516" calcext:value-type="float">
            <text:p>52151.8720231516</text:p>
          </table:table-cell>
          <table:table-cell table:formula="of:=([.H43]+[.I43])*[.G43]" office:value-type="float" office:value="179109800" calcext:value-type="float">
            <text:p>179109800</text:p>
          </table:table-cell>
          <table:table-cell table:formula="of:=[.C43]/[.G43]" office:value-type="float" office:value="51.4479792600334" calcext:value-type="float">
            <text:p>51.4479792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4]/[.G44]" office:value-type="float" office:value="25493.1929851819" calcext:value-type="float">
            <text:p>25493.1929851819</text:p>
          </table:table-cell>
          <table:table-cell table:formula="of:=[.F44]/[.G44]" office:value-type="float" office:value="35137.9852789808" calcext:value-type="float">
            <text:p>35137.9852789808</text:p>
          </table:table-cell>
          <table:table-cell table:formula="of:=([.H44]+[.I44])*[.G44]" office:value-type="float" office:value="312196" calcext:value-type="float">
            <text:p>312196</text:p>
          </table:table-cell>
          <table:table-cell table:formula="of:=[.C44]/[.G4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5]/[.G45]" office:value-type="float" office:value="25549.843531167" calcext:value-type="float">
            <text:p>25549.843531167</text:p>
          </table:table-cell>
          <table:table-cell table:formula="of:=[.F45]/[.G45]" office:value-type="float" office:value="35216.2095892745" calcext:value-type="float">
            <text:p>35216.2095892745</text:p>
          </table:table-cell>
          <table:table-cell table:formula="of:=([.H45]+[.I45])*[.G45]" office:value-type="float" office:value="146217.1" calcext:value-type="float">
            <text:p>146217.1</text:p>
          </table:table-cell>
          <table:table-cell table:formula="of:=[.C45]/[.G4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6]/[.G46]" office:value-type="float" office:value="28518.4284150347" calcext:value-type="float">
            <text:p>28518.4284150347</text:p>
          </table:table-cell>
          <table:table-cell table:formula="of:=[.F46]/[.G46]" office:value-type="float" office:value="39307.870088797" calcext:value-type="float">
            <text:p>39307.870088797</text:p>
          </table:table-cell>
          <table:table-cell table:formula="of:=([.H46]+[.I46])*[.G46]" office:value-type="float" office:value="33456000" calcext:value-type="float">
            <text:p>33456000</text:p>
          </table:table-cell>
          <table:table-cell table:formula="of:=[.C46]/[.G46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7]/[.G47]" office:value-type="float" office:value="25549.843531167" calcext:value-type="float">
            <text:p>25549.843531167</text:p>
          </table:table-cell>
          <table:table-cell table:formula="of:=[.F47]/[.G47]" office:value-type="float" office:value="35216.2095892745" calcext:value-type="float">
            <text:p>35216.2095892745</text:p>
          </table:table-cell>
          <table:table-cell table:formula="of:=([.H47]+[.I47])*[.G47]" office:value-type="float" office:value="146217.1" calcext:value-type="float">
            <text:p>146217.1</text:p>
          </table:table-cell>
          <table:table-cell table:formula="of:=[.C47]/[.G47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8]/[.G48]" office:value-type="float" office:value="25549.843531167" calcext:value-type="float">
            <text:p>25549.843531167</text:p>
          </table:table-cell>
          <table:table-cell table:formula="of:=[.F48]/[.G48]" office:value-type="float" office:value="35216.2095892745" calcext:value-type="float">
            <text:p>35216.2095892745</text:p>
          </table:table-cell>
          <table:table-cell table:formula="of:=([.H48]+[.I48])*[.G48]" office:value-type="float" office:value="146217.1" calcext:value-type="float">
            <text:p>146217.1</text:p>
          </table:table-cell>
          <table:table-cell table:formula="of:=[.C48]/[.G48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9]/[.G49]" office:value-type="float" office:value="25549.843531167" calcext:value-type="float">
            <text:p>25549.843531167</text:p>
          </table:table-cell>
          <table:table-cell table:formula="of:=[.F49]/[.G49]" office:value-type="float" office:value="35216.2095892745" calcext:value-type="float">
            <text:p>35216.2095892745</text:p>
          </table:table-cell>
          <table:table-cell table:formula="of:=([.H49]+[.I49])*[.G49]" office:value-type="float" office:value="146217.1" calcext:value-type="float">
            <text:p>146217.1</text:p>
          </table:table-cell>
          <table:table-cell table:formula="of:=[.C49]/[.G49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0]/[.G50]" office:value-type="float" office:value="25549.843531167" calcext:value-type="float">
            <text:p>25549.843531167</text:p>
          </table:table-cell>
          <table:table-cell table:formula="of:=[.F50]/[.G50]" office:value-type="float" office:value="35216.2095892745" calcext:value-type="float">
            <text:p>35216.2095892745</text:p>
          </table:table-cell>
          <table:table-cell table:formula="of:=([.H50]+[.I50])*[.G50]" office:value-type="float" office:value="146217.1" calcext:value-type="float">
            <text:p>146217.1</text:p>
          </table:table-cell>
          <table:table-cell table:formula="of:=[.C50]/[.G5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51]/[.G51]" office:value-type="float" office:value="26464.375414168" calcext:value-type="float">
            <text:p>26464.375414168</text:p>
          </table:table-cell>
          <table:table-cell table:formula="of:=[.F51]/[.G51]" office:value-type="float" office:value="36476.7288702723" calcext:value-type="float">
            <text:p>36476.7288702723</text:p>
          </table:table-cell>
          <table:table-cell table:formula="of:=([.H51]+[.I51])*[.G51]" office:value-type="float" office:value="7693480" calcext:value-type="float">
            <text:p>7693480</text:p>
          </table:table-cell>
          <table:table-cell table:formula="of:=[.C51]/[.G51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75308800" calcext:value-type="float">
            <text:p>7.53E+07</text:p>
          </table:table-cell>
          <table:table-cell table:style-name="ce10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2]/[.G52]" office:value-type="float" office:value="37836.7732470508" calcext:value-type="float">
            <text:p>37836.7732470508</text:p>
          </table:table-cell>
          <table:table-cell table:formula="of:=[.F52]/[.G52]" office:value-type="float" office:value="52151.8720231516" calcext:value-type="float">
            <text:p>52151.8720231516</text:p>
          </table:table-cell>
          <table:table-cell table:formula="of:=([.H52]+[.I52])*[.G52]" office:value-type="float" office:value="179109800" calcext:value-type="float">
            <text:p>179109800</text:p>
          </table:table-cell>
          <table:table-cell table:formula="of:=[.C52]/[.G52]" office:value-type="float" office:value="51.4479792600334" calcext:value-type="float">
            <text:p>51.4479792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3]/[.G53]" office:value-type="float" office:value="25549.843531167" calcext:value-type="float">
            <text:p>25549.843531167</text:p>
          </table:table-cell>
          <table:table-cell table:formula="of:=[.F53]/[.G53]" office:value-type="float" office:value="35216.2095892745" calcext:value-type="float">
            <text:p>35216.2095892745</text:p>
          </table:table-cell>
          <table:table-cell table:formula="of:=([.H53]+[.I53])*[.G53]" office:value-type="float" office:value="146217.1" calcext:value-type="float">
            <text:p>146217.1</text:p>
          </table:table-cell>
          <table:table-cell table:formula="of:=[.C53]/[.G53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4]/[.G54]" office:value-type="float" office:value="25678.6757708116" calcext:value-type="float">
            <text:p>25678.6757708116</text:p>
          </table:table-cell>
          <table:table-cell table:formula="of:=[.F54]/[.G54]" office:value-type="float" office:value="35393.7902860491" calcext:value-type="float">
            <text:p>35393.7902860491</text:p>
          </table:table-cell>
          <table:table-cell table:formula="of:=([.H54]+[.I54])*[.G54]" office:value-type="float" office:value="1469544" calcext:value-type="float">
            <text:p>1469544</text:p>
          </table:table-cell>
          <table:table-cell table:formula="of:=[.C54]/[.G54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55]/[.G55]" office:value-type="float" office:value="28518.4284150347" calcext:value-type="float">
            <text:p>28518.4284150347</text:p>
          </table:table-cell>
          <table:table-cell table:formula="of:=[.F55]/[.G55]" office:value-type="float" office:value="39307.870088797" calcext:value-type="float">
            <text:p>39307.870088797</text:p>
          </table:table-cell>
          <table:table-cell table:formula="of:=([.H55]+[.I55])*[.G55]" office:value-type="float" office:value="33456000" calcext:value-type="float">
            <text:p>33456000</text:p>
          </table:table-cell>
          <table:table-cell table:formula="of:=[.C55]/[.G55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6]/[.G56]" office:value-type="float" office:value="25549.843531167" calcext:value-type="float">
            <text:p>25549.843531167</text:p>
          </table:table-cell>
          <table:table-cell table:formula="of:=[.F56]/[.G56]" office:value-type="float" office:value="35216.2095892745" calcext:value-type="float">
            <text:p>35216.2095892745</text:p>
          </table:table-cell>
          <table:table-cell table:formula="of:=([.H56]+[.I56])*[.G56]" office:value-type="float" office:value="146217.1" calcext:value-type="float">
            <text:p>146217.1</text:p>
          </table:table-cell>
          <table:table-cell table:formula="of:=[.C56]/[.G5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7]/[.G57]" office:value-type="float" office:value="25549.843531167" calcext:value-type="float">
            <text:p>25549.843531167</text:p>
          </table:table-cell>
          <table:table-cell table:formula="of:=[.F57]/[.G57]" office:value-type="float" office:value="35216.2095892745" calcext:value-type="float">
            <text:p>35216.2095892745</text:p>
          </table:table-cell>
          <table:table-cell table:formula="of:=([.H57]+[.I57])*[.G57]" office:value-type="float" office:value="146217.1" calcext:value-type="float">
            <text:p>146217.1</text:p>
          </table:table-cell>
          <table:table-cell table:formula="of:=[.C57]/[.G57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8]/[.G58]" office:value-type="float" office:value="25678.6757708116" calcext:value-type="float">
            <text:p>25678.6757708116</text:p>
          </table:table-cell>
          <table:table-cell table:formula="of:=[.F58]/[.G58]" office:value-type="float" office:value="35393.7902860491" calcext:value-type="float">
            <text:p>35393.7902860491</text:p>
          </table:table-cell>
          <table:table-cell table:formula="of:=([.H58]+[.I58])*[.G58]" office:value-type="float" office:value="1469544" calcext:value-type="float">
            <text:p>1469544</text:p>
          </table:table-cell>
          <table:table-cell table:formula="of:=[.C58]/[.G58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9]/[.G59]" office:value-type="float" office:value="25549.843531167" calcext:value-type="float">
            <text:p>25549.843531167</text:p>
          </table:table-cell>
          <table:table-cell table:formula="of:=[.F59]/[.G59]" office:value-type="float" office:value="35216.2095892745" calcext:value-type="float">
            <text:p>35216.2095892745</text:p>
          </table:table-cell>
          <table:table-cell table:formula="of:=([.H59]+[.I59])*[.G59]" office:value-type="float" office:value="146217.1" calcext:value-type="float">
            <text:p>146217.1</text:p>
          </table:table-cell>
          <table:table-cell table:formula="of:=[.C59]/[.G59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60]/[.G60]" office:value-type="float" office:value="25549.843531167" calcext:value-type="float">
            <text:p>25549.843531167</text:p>
          </table:table-cell>
          <table:table-cell table:formula="of:=[.F60]/[.G60]" office:value-type="float" office:value="35216.2095892745" calcext:value-type="float">
            <text:p>35216.2095892745</text:p>
          </table:table-cell>
          <table:table-cell table:formula="of:=([.H60]+[.I60])*[.G60]" office:value-type="float" office:value="146217.1" calcext:value-type="float">
            <text:p>146217.1</text:p>
          </table:table-cell>
          <table:table-cell table:formula="of:=[.C60]/[.G60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1]/[.G61]" office:value-type="float" office:value="27189.2255326302" calcext:value-type="float">
            <text:p>27189.2255326302</text:p>
          </table:table-cell>
          <table:table-cell table:formula="of:=[.F61]/[.G61]" office:value-type="float" office:value="37475.8583014666" calcext:value-type="float">
            <text:p>37475.8583014666</text:p>
          </table:table-cell>
          <table:table-cell table:formula="of:=([.H61]+[.I61])*[.G61]" office:value-type="float" office:value="15388350" calcext:value-type="float">
            <text:p>15388350</text:p>
          </table:table-cell>
          <table:table-cell table:formula="of:=[.C61]/[.G61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2]/[.G62]" office:value-type="float" office:value="26464.375414168" calcext:value-type="float">
            <text:p>26464.375414168</text:p>
          </table:table-cell>
          <table:table-cell table:formula="of:=[.F62]/[.G62]" office:value-type="float" office:value="36476.7288702723" calcext:value-type="float">
            <text:p>36476.7288702723</text:p>
          </table:table-cell>
          <table:table-cell table:formula="of:=([.H62]+[.I62])*[.G62]" office:value-type="float" office:value="7693480" calcext:value-type="float">
            <text:p>7693480</text:p>
          </table:table-cell>
          <table:table-cell table:formula="of:=[.C62]/[.G62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250000" calcext:value-type="float">
            <text:p>3.23E+07</text:p>
          </table:table-cell>
          <table:table-cell table:style-name="ce10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63]/[.G63]" office:value-type="float" office:value="31382.27995913" calcext:value-type="float">
            <text:p>31382.27995913</text:p>
          </table:table-cell>
          <table:table-cell table:formula="of:=[.F63]/[.G63]" office:value-type="float" office:value="43255.2911983652" calcext:value-type="float">
            <text:p>43255.2911983652</text:p>
          </table:table-cell>
          <table:table-cell table:formula="of:=([.H63]+[.I63])*[.G63]" office:value-type="float" office:value="76701300" calcext:value-type="float">
            <text:p>76701300</text:p>
          </table:table-cell>
          <table:table-cell table:formula="of:=[.C63]/[.G63]" office:value-type="float" office:value="49.8224103537197" calcext:value-type="float">
            <text:p>49.82241035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4]/[.G64]" office:value-type="float" office:value="27189.2255326302" calcext:value-type="float">
            <text:p>27189.2255326302</text:p>
          </table:table-cell>
          <table:table-cell table:formula="of:=[.F64]/[.G64]" office:value-type="float" office:value="37475.8583014666" calcext:value-type="float">
            <text:p>37475.8583014666</text:p>
          </table:table-cell>
          <table:table-cell table:formula="of:=([.H64]+[.I64])*[.G64]" office:value-type="float" office:value="15388350" calcext:value-type="float">
            <text:p>15388350</text:p>
          </table:table-cell>
          <table:table-cell table:formula="of:=[.C64]/[.G64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12800" calcext:value-type="float">
            <text:p>1.28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5]/[.G65]" office:value-type="float" office:value="27189.2255326302" calcext:value-type="float">
            <text:p>27189.2255326302</text:p>
          </table:table-cell>
          <table:table-cell table:formula="of:=[.F65]/[.G65]" office:value-type="float" office:value="37475.8583014666" calcext:value-type="float">
            <text:p>37475.8583014666</text:p>
          </table:table-cell>
          <table:table-cell table:formula="of:=([.H65]+[.I65])*[.G65]" office:value-type="float" office:value="15388350" calcext:value-type="float">
            <text:p>15388350</text:p>
          </table:table-cell>
          <table:table-cell table:formula="of:=[.C65]/[.G65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7888" calcext:value-type="float">
            <text:p>6.18E+05</text:p>
          </table:table-cell>
          <table:table-cell table:style-name="ce10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66]/[.G66]" office:value-type="float" office:value="25678.6757708116" calcext:value-type="float">
            <text:p>25678.6757708116</text:p>
          </table:table-cell>
          <table:table-cell table:formula="of:=[.F66]/[.G66]" office:value-type="float" office:value="35393.7902860491" calcext:value-type="float">
            <text:p>35393.7902860491</text:p>
          </table:table-cell>
          <table:table-cell table:formula="of:=([.H66]+[.I66])*[.G66]" office:value-type="float" office:value="1469544" calcext:value-type="float">
            <text:p>1469544</text:p>
          </table:table-cell>
          <table:table-cell table:formula="of:=[.C66]/[.G6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31267" calcext:value-type="float">
            <text:p>1.31E+05</text:p>
          </table:table-cell>
          <table:table-cell table:style-name="ce10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67]/[.G67]" office:value-type="float" office:value="25493.1929851819" calcext:value-type="float">
            <text:p>25493.1929851819</text:p>
          </table:table-cell>
          <table:table-cell table:formula="of:=[.F67]/[.G67]" office:value-type="float" office:value="35137.9852789808" calcext:value-type="float">
            <text:p>35137.9852789808</text:p>
          </table:table-cell>
          <table:table-cell table:formula="of:=([.H67]+[.I67])*[.G67]" office:value-type="float" office:value="312196" calcext:value-type="float">
            <text:p>312196</text:p>
          </table:table-cell>
          <table:table-cell table:formula="of:=[.C67]/[.G6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table:style-name="ce10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8]/[.G68]" office:value-type="float" office:value="26464.375414168" calcext:value-type="float">
            <text:p>26464.375414168</text:p>
          </table:table-cell>
          <table:table-cell table:formula="of:=[.F68]/[.G68]" office:value-type="float" office:value="36476.7288702723" calcext:value-type="float">
            <text:p>36476.7288702723</text:p>
          </table:table-cell>
          <table:table-cell table:formula="of:=([.H68]+[.I68])*[.G68]" office:value-type="float" office:value="7693480" calcext:value-type="float">
            <text:p>7693480</text:p>
          </table:table-cell>
          <table:table-cell table:formula="of:=[.C68]/[.G68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69]/[.G69]" office:value-type="float" office:value="25549.843531167" calcext:value-type="float">
            <text:p>25549.843531167</text:p>
          </table:table-cell>
          <table:table-cell table:formula="of:=[.F69]/[.G69]" office:value-type="float" office:value="35216.2095892745" calcext:value-type="float">
            <text:p>35216.2095892745</text:p>
          </table:table-cell>
          <table:table-cell table:formula="of:=([.H69]+[.I69])*[.G69]" office:value-type="float" office:value="146217.1" calcext:value-type="float">
            <text:p>146217.1</text:p>
          </table:table-cell>
          <table:table-cell table:formula="of:=[.C69]/[.G69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70]/[.G70]" office:value-type="float" office:value="27189.2255326302" calcext:value-type="float">
            <text:p>27189.2255326302</text:p>
          </table:table-cell>
          <table:table-cell table:formula="of:=[.F70]/[.G70]" office:value-type="float" office:value="37475.8583014666" calcext:value-type="float">
            <text:p>37475.8583014666</text:p>
          </table:table-cell>
          <table:table-cell table:formula="of:=([.H70]+[.I70])*[.G70]" office:value-type="float" office:value="15388350" calcext:value-type="float">
            <text:p>15388350</text:p>
          </table:table-cell>
          <table:table-cell table:formula="of:=[.C70]/[.G70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1]/[.G71]" office:value-type="float" office:value="25549.843531167" calcext:value-type="float">
            <text:p>25549.843531167</text:p>
          </table:table-cell>
          <table:table-cell table:formula="of:=[.F71]/[.G71]" office:value-type="float" office:value="35216.2095892745" calcext:value-type="float">
            <text:p>35216.2095892745</text:p>
          </table:table-cell>
          <table:table-cell table:formula="of:=([.H71]+[.I71])*[.G71]" office:value-type="float" office:value="146217.1" calcext:value-type="float">
            <text:p>146217.1</text:p>
          </table:table-cell>
          <table:table-cell table:formula="of:=[.C71]/[.G7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table:style-name="ce10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72]/[.G72]" office:value-type="float" office:value="26464.375414168" calcext:value-type="float">
            <text:p>26464.375414168</text:p>
          </table:table-cell>
          <table:table-cell table:formula="of:=[.F72]/[.G72]" office:value-type="float" office:value="36476.7288702723" calcext:value-type="float">
            <text:p>36476.7288702723</text:p>
          </table:table-cell>
          <table:table-cell table:formula="of:=([.H72]+[.I72])*[.G72]" office:value-type="float" office:value="7693480" calcext:value-type="float">
            <text:p>7693480</text:p>
          </table:table-cell>
          <table:table-cell table:formula="of:=[.C72]/[.G72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3]/[.G73]" office:value-type="float" office:value="25493.1929851819" calcext:value-type="float">
            <text:p>25493.1929851819</text:p>
          </table:table-cell>
          <table:table-cell table:formula="of:=[.F73]/[.G73]" office:value-type="float" office:value="35137.9852789808" calcext:value-type="float">
            <text:p>35137.9852789808</text:p>
          </table:table-cell>
          <table:table-cell table:formula="of:=([.H73]+[.I73])*[.G73]" office:value-type="float" office:value="312196" calcext:value-type="float">
            <text:p>312196</text:p>
          </table:table-cell>
          <table:table-cell table:formula="of:=[.C73]/[.G7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4067000" calcext:value-type="float">
            <text:p>1.41E+07</text:p>
          </table:table-cell>
          <table:table-cell table:style-name="ce10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74]/[.G74]" office:value-type="float" office:value="28518.4284150347" calcext:value-type="float">
            <text:p>28518.4284150347</text:p>
          </table:table-cell>
          <table:table-cell table:formula="of:=[.F74]/[.G74]" office:value-type="float" office:value="39307.870088797" calcext:value-type="float">
            <text:p>39307.870088797</text:p>
          </table:table-cell>
          <table:table-cell table:formula="of:=([.H74]+[.I74])*[.G74]" office:value-type="float" office:value="33456000" calcext:value-type="float">
            <text:p>33456000</text:p>
          </table:table-cell>
          <table:table-cell table:formula="of:=[.C74]/[.G74]" office:value-type="float" office:value="51.899606698293" calcext:value-type="float">
            <text:p>51.899606698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5]/[.G75]" office:value-type="float" office:value="25549.843531167" calcext:value-type="float">
            <text:p>25549.843531167</text:p>
          </table:table-cell>
          <table:table-cell table:formula="of:=[.F75]/[.G75]" office:value-type="float" office:value="35216.2095892745" calcext:value-type="float">
            <text:p>35216.2095892745</text:p>
          </table:table-cell>
          <table:table-cell table:formula="of:=([.H75]+[.I75])*[.G75]" office:value-type="float" office:value="146217.1" calcext:value-type="float">
            <text:p>146217.1</text:p>
          </table:table-cell>
          <table:table-cell table:formula="of:=[.C75]/[.G7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31267" calcext:value-type="float">
            <text:p>1.31E+05</text:p>
          </table:table-cell>
          <table:table-cell table:style-name="ce10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6]/[.G76]" office:value-type="float" office:value="25493.1929851819" calcext:value-type="float">
            <text:p>25493.1929851819</text:p>
          </table:table-cell>
          <table:table-cell table:formula="of:=[.F76]/[.G76]" office:value-type="float" office:value="35137.9852789808" calcext:value-type="float">
            <text:p>35137.9852789808</text:p>
          </table:table-cell>
          <table:table-cell table:formula="of:=([.H76]+[.I76])*[.G76]" office:value-type="float" office:value="312196" calcext:value-type="float">
            <text:p>312196</text:p>
          </table:table-cell>
          <table:table-cell table:formula="of:=[.C76]/[.G7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7]/[.G77]" office:value-type="float" office:value="25493.1929851819" calcext:value-type="float">
            <text:p>25493.1929851819</text:p>
          </table:table-cell>
          <table:table-cell table:formula="of:=[.F77]/[.G77]" office:value-type="float" office:value="35137.9852789808" calcext:value-type="float">
            <text:p>35137.9852789808</text:p>
          </table:table-cell>
          <table:table-cell table:formula="of:=([.H77]+[.I77])*[.G77]" office:value-type="float" office:value="312196" calcext:value-type="float">
            <text:p>312196</text:p>
          </table:table-cell>
          <table:table-cell table:formula="of:=[.C77]/[.G7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131267" calcext:value-type="float">
            <text:p>1.31E+05</text:p>
          </table:table-cell>
          <table:table-cell table:style-name="ce10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8]/[.G78]" office:value-type="float" office:value="25493.1929851819" calcext:value-type="float">
            <text:p>25493.1929851819</text:p>
          </table:table-cell>
          <table:table-cell table:formula="of:=[.F78]/[.G78]" office:value-type="float" office:value="35137.9852789808" calcext:value-type="float">
            <text:p>35137.9852789808</text:p>
          </table:table-cell>
          <table:table-cell table:formula="of:=([.H78]+[.I78])*[.G78]" office:value-type="float" office:value="312196" calcext:value-type="float">
            <text:p>312196</text:p>
          </table:table-cell>
          <table:table-cell table:formula="of:=[.C78]/[.G78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9]/[.G79]" office:value-type="float" office:value="25493.1929851819" calcext:value-type="float">
            <text:p>25493.1929851819</text:p>
          </table:table-cell>
          <table:table-cell table:formula="of:=[.F79]/[.G79]" office:value-type="float" office:value="35137.9852789808" calcext:value-type="float">
            <text:p>35137.9852789808</text:p>
          </table:table-cell>
          <table:table-cell table:formula="of:=([.H79]+[.I79])*[.G79]" office:value-type="float" office:value="312196" calcext:value-type="float">
            <text:p>312196</text:p>
          </table:table-cell>
          <table:table-cell table:formula="of:=[.C79]/[.G7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34820" calcext:value-type="float">
            <text:p>3.23E+06</text:p>
          </table:table-cell>
          <table:table-cell table:style-name="ce10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80]/[.G80]" office:value-type="float" office:value="26464.375414168" calcext:value-type="float">
            <text:p>26464.375414168</text:p>
          </table:table-cell>
          <table:table-cell table:formula="of:=[.F80]/[.G80]" office:value-type="float" office:value="36476.7288702723" calcext:value-type="float">
            <text:p>36476.7288702723</text:p>
          </table:table-cell>
          <table:table-cell table:formula="of:=([.H80]+[.I80])*[.G80]" office:value-type="float" office:value="7693480" calcext:value-type="float">
            <text:p>7693480</text:p>
          </table:table-cell>
          <table:table-cell table:formula="of:=[.C80]/[.G80]" office:value-type="float" office:value="52.3590192501207" calcext:value-type="float">
            <text:p>52.359019250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1]/[.G81]" office:value-type="float" office:value="25549.843531167" calcext:value-type="float">
            <text:p>25549.843531167</text:p>
          </table:table-cell>
          <table:table-cell table:formula="of:=[.F81]/[.G81]" office:value-type="float" office:value="35216.2095892745" calcext:value-type="float">
            <text:p>35216.2095892745</text:p>
          </table:table-cell>
          <table:table-cell table:formula="of:=([.H81]+[.I81])*[.G81]" office:value-type="float" office:value="146217.1" calcext:value-type="float">
            <text:p>146217.1</text:p>
          </table:table-cell>
          <table:table-cell table:formula="of:=[.C81]/[.G8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2]/[.G82]" office:value-type="float" office:value="25549.843531167" calcext:value-type="float">
            <text:p>25549.843531167</text:p>
          </table:table-cell>
          <table:table-cell table:formula="of:=[.F82]/[.G82]" office:value-type="float" office:value="35216.2095892745" calcext:value-type="float">
            <text:p>35216.2095892745</text:p>
          </table:table-cell>
          <table:table-cell table:formula="of:=([.H82]+[.I82])*[.G82]" office:value-type="float" office:value="146217.1" calcext:value-type="float">
            <text:p>146217.1</text:p>
          </table:table-cell>
          <table:table-cell table:formula="of:=[.C82]/[.G82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3]/[.G83]" office:value-type="float" office:value="25549.843531167" calcext:value-type="float">
            <text:p>25549.843531167</text:p>
          </table:table-cell>
          <table:table-cell table:formula="of:=[.F83]/[.G83]" office:value-type="float" office:value="35216.2095892745" calcext:value-type="float">
            <text:p>35216.2095892745</text:p>
          </table:table-cell>
          <table:table-cell table:formula="of:=([.H83]+[.I83])*[.G83]" office:value-type="float" office:value="146217.1" calcext:value-type="float">
            <text:p>146217.1</text:p>
          </table:table-cell>
          <table:table-cell table:formula="of:=[.C83]/[.G83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84]/[.G84]" office:value-type="float" office:value="25549.843531167" calcext:value-type="float">
            <text:p>25549.843531167</text:p>
          </table:table-cell>
          <table:table-cell table:formula="of:=[.F84]/[.G84]" office:value-type="float" office:value="35216.2095892745" calcext:value-type="float">
            <text:p>35216.2095892745</text:p>
          </table:table-cell>
          <table:table-cell table:formula="of:=([.H84]+[.I84])*[.G84]" office:value-type="float" office:value="146217.1" calcext:value-type="float">
            <text:p>146217.1</text:p>
          </table:table-cell>
          <table:table-cell table:formula="of:=[.C84]/[.G84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5]/[.G85]" office:value-type="float" office:value="25678.6757708116" calcext:value-type="float">
            <text:p>25678.6757708116</text:p>
          </table:table-cell>
          <table:table-cell table:formula="of:=[.F85]/[.G85]" office:value-type="float" office:value="35393.7902860491" calcext:value-type="float">
            <text:p>35393.7902860491</text:p>
          </table:table-cell>
          <table:table-cell table:formula="of:=([.H85]+[.I85])*[.G85]" office:value-type="float" office:value="1469544" calcext:value-type="float">
            <text:p>1469544</text:p>
          </table:table-cell>
          <table:table-cell table:formula="of:=[.C85]/[.G8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6]/[.G86]" office:value-type="float" office:value="25549.843531167" calcext:value-type="float">
            <text:p>25549.843531167</text:p>
          </table:table-cell>
          <table:table-cell table:formula="of:=[.F86]/[.G86]" office:value-type="float" office:value="35216.2095892745" calcext:value-type="float">
            <text:p>35216.2095892745</text:p>
          </table:table-cell>
          <table:table-cell table:formula="of:=([.H86]+[.I86])*[.G86]" office:value-type="float" office:value="146217.1" calcext:value-type="float">
            <text:p>146217.1</text:p>
          </table:table-cell>
          <table:table-cell table:formula="of:=[.C86]/[.G8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7]/[.G87]" office:value-type="float" office:value="27189.2255326302" calcext:value-type="float">
            <text:p>27189.2255326302</text:p>
          </table:table-cell>
          <table:table-cell table:formula="of:=[.F87]/[.G87]" office:value-type="float" office:value="37475.8583014666" calcext:value-type="float">
            <text:p>37475.8583014666</text:p>
          </table:table-cell>
          <table:table-cell table:formula="of:=([.H87]+[.I87])*[.G87]" office:value-type="float" office:value="15388350" calcext:value-type="float">
            <text:p>15388350</text:p>
          </table:table-cell>
          <table:table-cell table:formula="of:=[.C87]/[.G87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470220" calcext:value-type="float">
            <text:p>6.47E+06</text:p>
          </table:table-cell>
          <table:table-cell table:style-name="ce10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8]/[.G88]" office:value-type="float" office:value="27189.2255326302" calcext:value-type="float">
            <text:p>27189.2255326302</text:p>
          </table:table-cell>
          <table:table-cell table:formula="of:=[.F88]/[.G88]" office:value-type="float" office:value="37475.8583014666" calcext:value-type="float">
            <text:p>37475.8583014666</text:p>
          </table:table-cell>
          <table:table-cell table:formula="of:=([.H88]+[.I88])*[.G88]" office:value-type="float" office:value="15388350" calcext:value-type="float">
            <text:p>15388350</text:p>
          </table:table-cell>
          <table:table-cell table:formula="of:=[.C88]/[.G88]" office:value-type="float" office:value="53.7882926419297" calcext:value-type="float">
            <text:p>53.7882926419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89]/[.G89]" office:value-type="float" office:value="25493.1929851819" calcext:value-type="float">
            <text:p>25493.1929851819</text:p>
          </table:table-cell>
          <table:table-cell table:formula="of:=[.F89]/[.G89]" office:value-type="float" office:value="35137.9852789808" calcext:value-type="float">
            <text:p>35137.9852789808</text:p>
          </table:table-cell>
          <table:table-cell table:formula="of:=([.H89]+[.I89])*[.G89]" office:value-type="float" office:value="312196" calcext:value-type="float">
            <text:p>312196</text:p>
          </table:table-cell>
          <table:table-cell table:formula="of:=[.C89]/[.G8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32250000" calcext:value-type="float">
            <text:p>3.23E+07</text:p>
          </table:table-cell>
          <table:table-cell table:style-name="ce10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90]/[.G90]" office:value-type="float" office:value="31382.27995913" calcext:value-type="float">
            <text:p>31382.27995913</text:p>
          </table:table-cell>
          <table:table-cell table:formula="of:=[.F90]/[.G90]" office:value-type="float" office:value="43255.2911983652" calcext:value-type="float">
            <text:p>43255.2911983652</text:p>
          </table:table-cell>
          <table:table-cell table:formula="of:=([.H90]+[.I90])*[.G90]" office:value-type="float" office:value="76701300" calcext:value-type="float">
            <text:p>76701300</text:p>
          </table:table-cell>
          <table:table-cell table:formula="of:=[.C90]/[.G90]" office:value-type="float" office:value="49.8224103537197" calcext:value-type="float">
            <text:p>49.82241035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478.8" calcext:value-type="float">
            <text:p>6.15E+04</text:p>
          </table:table-cell>
          <table:table-cell table:style-name="ce10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91]/[.G91]" office:value-type="float" office:value="25549.843531167" calcext:value-type="float">
            <text:p>25549.843531167</text:p>
          </table:table-cell>
          <table:table-cell table:formula="of:=[.F91]/[.G91]" office:value-type="float" office:value="35216.2095892745" calcext:value-type="float">
            <text:p>35216.2095892745</text:p>
          </table:table-cell>
          <table:table-cell table:formula="of:=([.H91]+[.I91])*[.G91]" office:value-type="float" office:value="146217.1" calcext:value-type="float">
            <text:p>146217.1</text:p>
          </table:table-cell>
          <table:table-cell table:formula="of:=[.C91]/[.G91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table:style-name="ce10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7888" calcext:value-type="float">
            <text:p>6.18E+05</text:p>
          </table:table-cell>
          <table:table-cell table:style-name="ce10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2]/[.G92]" office:value-type="float" office:value="25678.6757708116" calcext:value-type="float">
            <text:p>25678.6757708116</text:p>
          </table:table-cell>
          <table:table-cell table:formula="of:=[.F92]/[.G92]" office:value-type="float" office:value="35393.7902860491" calcext:value-type="float">
            <text:p>35393.7902860491</text:p>
          </table:table-cell>
          <table:table-cell table:formula="of:=([.H92]+[.I92])*[.G92]" office:value-type="float" office:value="1469544" calcext:value-type="float">
            <text:p>1469544</text:p>
          </table:table-cell>
          <table:table-cell table:formula="of:=[.C92]/[.G92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3]/[.G93]" office:value-type="float" office:value="25549.843531167" calcext:value-type="float">
            <text:p>25549.843531167</text:p>
          </table:table-cell>
          <table:table-cell table:formula="of:=[.F93]/[.G93]" office:value-type="float" office:value="35216.2095892745" calcext:value-type="float">
            <text:p>35216.2095892745</text:p>
          </table:table-cell>
          <table:table-cell table:formula="of:=([.H93]+[.I93])*[.G93]" office:value-type="float" office:value="146217.1" calcext:value-type="float">
            <text:p>146217.1</text:p>
          </table:table-cell>
          <table:table-cell table:formula="of:=[.C93]/[.G93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table:style-name="ce10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10" office:value-type="float" office:value="617888" calcext:value-type="float">
            <text:p>6.18E+05</text:p>
          </table:table-cell>
          <table:table-cell table:style-name="ce10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4]/[.G94]" office:value-type="float" office:value="25678.6757708116" calcext:value-type="float">
            <text:p>25678.6757708116</text:p>
          </table:table-cell>
          <table:table-cell table:formula="of:=[.F94]/[.G94]" office:value-type="float" office:value="35393.7902860491" calcext:value-type="float">
            <text:p>35393.7902860491</text:p>
          </table:table-cell>
          <table:table-cell table:formula="of:=([.H94]+[.I94])*[.G94]" office:value-type="float" office:value="1469544" calcext:value-type="float">
            <text:p>1469544</text:p>
          </table:table-cell>
          <table:table-cell table:formula="of:=[.C94]/[.G94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95]/[.G95]" office:value-type="float" office:value="25678.6757708116" calcext:value-type="float">
            <text:p>25678.6757708116</text:p>
          </table:table-cell>
          <table:table-cell table:formula="of:=[.F95]/[.G95]" office:value-type="float" office:value="35393.7902860491" calcext:value-type="float">
            <text:p>35393.7902860491</text:p>
          </table:table-cell>
          <table:table-cell table:formula="of:=([.H95]+[.I95])*[.G95]" office:value-type="float" office:value="1469544" calcext:value-type="float">
            <text:p>1469544</text:p>
          </table:table-cell>
          <table:table-cell table:formula="of:=[.C95]/[.G95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6]/[.G96]" office:value-type="float" office:value="25549.843531167" calcext:value-type="float">
            <text:p>25549.843531167</text:p>
          </table:table-cell>
          <table:table-cell table:formula="of:=[.F96]/[.G96]" office:value-type="float" office:value="35216.2095892745" calcext:value-type="float">
            <text:p>35216.2095892745</text:p>
          </table:table-cell>
          <table:table-cell table:formula="of:=([.H96]+[.I96])*[.G96]" office:value-type="float" office:value="146217.1" calcext:value-type="float">
            <text:p>146217.1</text:p>
          </table:table-cell>
          <table:table-cell table:formula="of:=[.C96]/[.G96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7]/[.G97]" office:value-type="float" office:value="25549.843531167" calcext:value-type="float">
            <text:p>25549.843531167</text:p>
          </table:table-cell>
          <table:table-cell table:formula="of:=[.F97]/[.G97]" office:value-type="float" office:value="35216.2095892745" calcext:value-type="float">
            <text:p>35216.2095892745</text:p>
          </table:table-cell>
          <table:table-cell table:formula="of:=([.H97]+[.I97])*[.G97]" office:value-type="float" office:value="146217.1" calcext:value-type="float">
            <text:p>146217.1</text:p>
          </table:table-cell>
          <table:table-cell table:formula="of:=[.C97]/[.G97]" office:value-type="float" office:value="53.1952473371207" calcext:value-type="float">
            <text:p>53.1952473371</text:p>
          </table:table-cell>
          <table:table-cell table:number-columns-repeated="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9"/>
        </table:table-row>
      </table:table>
      <table:table table:name="optimized" table:style-name="ta1">
        <table:shapes>
          <draw:frame draw:z-index="0" draw:style-name="gr1" draw:text-style-name="P1" svg:width="453.51pt" svg:height="255.09pt" svg:x="678.47pt" svg:y="93.23pt">
            <loext:p draw:notify-on-update-of-ranges="optimized.Q2:optimized.Q4 optimized.R1:optimized.R1 optimized.R2:optimized.R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23.01pt" svg:y="153.41pt">
            <loext:p draw:notify-on-update-of-ranges="optimized.Q6:optimized.Q8 optimized.R5:optimized.R5 optimized.R6:optimized.R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table:number-columns-repeated="2"/>
          <table:table-cell table:formula="of:=[.N1]" office:value-type="string" office:string-value="avgTotalEnergy" calcext:value-type="string">
            <text:p>avgTotalEnergy</text:p>
          </table:table-cell>
          <table:table-cell table:number-columns-repeated="3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]/[.G2]" office:value-type="float" office:value="25549.8353524266" calcext:value-type="float">
            <text:p>25549.8353524266</text:p>
          </table:table-cell>
          <table:table-cell table:formula="of:=[.F2]/[.G2]" office:value-type="float" office:value="35216.062061024" calcext:value-type="float">
            <text:p>35216.062061024</text:p>
          </table:table-cell>
          <table:table-cell table:formula="of:=([.H2]+[.I2])*[.G2]" office:value-type="float" office:value="180473.5" calcext:value-type="float">
            <text:p>180473.5</text:p>
          </table:table-cell>
          <table:table-cell table:formula="of:=[.C2]/[.G2]" office:value-type="float" office:value="43.0979333194163" calcext:value-type="float">
            <text:p>43.0979333194</text:p>
          </table:table-cell>
          <table:table-cell table:formula="of:=AVERAGE([.H2:.H97])" office:value-type="float" office:value="27876.9852155355" calcext:value-type="float">
            <text:p>27876.9852155355</text:p>
          </table:table-cell>
          <table:table-cell table:formula="of:=AVERAGE([.I2:.I97])" office:value-type="float" office:value="38423.7348415906" calcext:value-type="float">
            <text:p>38423.7348415906</text:p>
          </table:table-cell>
          <table:table-cell table:formula="of:=AVERAGE([.J2:.J97])" office:value-type="float" office:value="24702134.59375" calcext:value-type="float">
            <text:p>24702134.59375</text:p>
          </table:table-cell>
          <table:table-cell table:formula="of:=AVERAGE([.K2:.K97])" office:value-type="float" office:value="40.8476511881248" calcext:value-type="float">
            <text:p>40.8476511881</text:p>
          </table:table-cell>
          <table:table-cell/>
          <table:table-cell office:value-type="string" calcext:value-type="string">
            <text:p>default</text:p>
          </table:table-cell>
          <table:table-cell table:formula="of:=[default.N2]/350000" office:value-type="float" office:value="41.9340280297619" calcext:value-type="float">
            <text:p>41.9340280298</text:p>
          </table:table-cell>
          <table:table-cell table:number-columns-repeated="2"/>
          <table:table-cell table:formula="of:=[.R2]/[.R6]" office:value-type="float" office:value="0.801971518692938" calcext:value-type="float">
            <text:p>0.8019715187</text:p>
          </table:table-cell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" calcext:value-type="float">
            <text:p>2.00E+00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53701300" calcext:value-type="float">
            <text:p>5.37E+07</text:p>
          </table:table-cell>
          <table:table-cell table:style-name="ce11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3]/[.G3]" office:value-type="float" office:value="38126.5885694001" calcext:value-type="float">
            <text:p>38126.5885694001</text:p>
          </table:table-cell>
          <table:table-cell table:formula="of:=[.F3]/[.G3]" office:value-type="float" office:value="52551.1537096202" calcext:value-type="float">
            <text:p>52551.1537096202</text:p>
          </table:table-cell>
          <table:table-cell table:formula="of:=([.H3]+[.I3])*[.G3]" office:value-type="float" office:value="127719600" calcext:value-type="float">
            <text:p>127719600</text:p>
          </table:table-cell>
          <table:table-cell table:formula="of:=[.C3]/[.G3]" office:value-type="float" office:value="36.3507277245296" calcext:value-type="float">
            <text:p>36.3507277245</text:p>
          </table:table-cell>
          <table:table-cell/>
          <table:table-cell table:formula="of:=[.M2]/[.L2]" office:value-type="float" office:value="1.37833178675926" calcext:value-type="float">
            <text:p>1.3783317868</text:p>
          </table:table-cell>
          <table:table-cell table:formula="of:=[.N2]/350000" office:value-type="float" office:value="70.5775274107143" calcext:value-type="float">
            <text:p>70.5775274107</text:p>
          </table:table-cell>
          <table:table-cell table:number-columns-repeated="2"/>
          <table:table-cell office:value-type="string" calcext:value-type="string">
            <text:p>optimized</text:p>
          </table:table-cell>
          <table:table-cell table:formula="of:=[.N2]/350000" office:value-type="float" office:value="70.5775274107143" calcext:value-type="float">
            <text:p>70.5775274107</text:p>
          </table:table-cell>
          <table:table-cell table:number-columns-repeated="2"/>
          <table:table-cell table:formula="of:=[.R3]/[.R7]" office:value-type="float" office:value="1.72782339639721" calcext:value-type="float">
            <text:p>1.7278233964</text:p>
          </table:table-cell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3" calcext:value-type="float">
            <text:p>3.00E+0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]/[.G4]" office:value-type="float" office:value="25505.3662824494" calcext:value-type="float">
            <text:p>25505.3662824494</text:p>
          </table:table-cell>
          <table:table-cell table:formula="of:=[.F4]/[.G4]" office:value-type="float" office:value="35154.8920363518" calcext:value-type="float">
            <text:p>35154.8920363518</text:p>
          </table:table-cell>
          <table:table-cell table:formula="of:=([.H4]+[.I4])*[.G4]" office:value-type="float" office:value="427855" calcext:value-type="float">
            <text:p>427855</text:p>
          </table:table-cell>
          <table:table-cell table:formula="of:=[.C4]/[.G4]" office:value-type="float" office:value="36.29506755703" calcext:value-type="float">
            <text:p>36.295067557</text:p>
          </table:table-cell>
          <table:table-cell table:number-columns-repeated="5"/>
          <table:table-cell office:value-type="string" calcext:value-type="string">
            <text:p>gmc</text:p>
          </table:table-cell>
          <table:table-cell table:formula="of:=[gmc.N2]/350000" office:value-type="float" office:value="17.9241698789893" calcext:value-type="float">
            <text:p>17.924169879</text:p>
          </table:table-cell>
          <table:table-cell table:formula="of:=1-[.R4]/[.R2]" office:value-type="float" office:value="0.572562648494727" calcext:value-type="float">
            <text:p>0.5725626485</text:p>
          </table:table-cell>
          <table:table-cell/>
          <table:table-cell table:formula="of:=[.R4]/[.R8]" office:value-type="float" office:value="0.385299599426745" calcext:value-type="float">
            <text:p>0.385299599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11" office:value-type="float" office:value="4" calcext:value-type="float">
            <text:p>4.00E+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135005000" calcext:value-type="float">
            <text:p>1.35E+08</text:p>
          </table:table-cell>
          <table:table-cell table:style-name="ce11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]/[.G5]" office:value-type="float" office:value="49467.7830093619" calcext:value-type="float">
            <text:p>49467.7830093619</text:p>
          </table:table-cell>
          <table:table-cell table:formula="of:=[.F5]/[.G5]" office:value-type="float" office:value="68183.1339428027" calcext:value-type="float">
            <text:p>68183.1339428027</text:p>
          </table:table-cell>
          <table:table-cell table:formula="of:=([.H5]+[.I5])*[.G5]" office:value-type="float" office:value="321087000" calcext:value-type="float">
            <text:p>321087000</text:p>
          </table:table-cell>
          <table:table-cell table:formula="of:=[.C5]/[.G5]" office:value-type="float" office:value="37.5208398219226" calcext:value-type="float">
            <text:p>37.5208398219</text:p>
          </table:table-cell>
          <table:table-cell/>
          <table:table-cell table:formula="of:=AVERAGE([.G2:.G97])" office:value-type="float" office:value="256.475798333333" calcext:value-type="float">
            <text:p>256.4757983333</text:p>
          </table:table-cell>
          <table:table-cell table:number-columns-repeated="4"/>
          <table:table-cell table:formula="of:=[.O1]" office:value-type="string" office:string-value="avgTP" calcext:value-type="string">
            <text:p>avgTP</text:p>
          </table:table-cell>
          <table:table-cell table:number-columns-repeated="3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6]/[.G6]" office:value-type="float" office:value="32039.6500707201" calcext:value-type="float">
            <text:p>32039.6500707201</text:p>
          </table:table-cell>
          <table:table-cell table:formula="of:=[.F6]/[.G6]" office:value-type="float" office:value="44161.3852074286" calcext:value-type="float">
            <text:p>44161.3852074286</text:p>
          </table:table-cell>
          <table:table-cell table:formula="of:=([.H6]+[.I6])*[.G6]" office:value-type="float" office:value="52097200" calcext:value-type="float">
            <text:p>52097200</text:p>
          </table:table-cell>
          <table:table-cell table:formula="of:=[.C6]/[.G6]" office:value-type="float" office:value="37.4443636725315" calcext:value-type="float">
            <text:p>37.4443636725</text:p>
          </table:table-cell>
          <table:table-cell table:number-columns-repeated="5"/>
          <table:table-cell office:value-type="string" calcext:value-type="string">
            <text:p>default</text:p>
          </table:table-cell>
          <table:table-cell table:formula="of:=[default.O2]" office:value-type="float" office:value="52.2886749121794" calcext:value-type="float">
            <text:p>52.2886749122</text:p>
          </table:table-cell>
          <table:table-cell table:number-columns-repeated="3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11" office:value-type="float" office:value="247958" calcext:value-type="float">
            <text:p>2.48E+05</text:p>
          </table:table-cell>
          <table:table-cell table:style-name="ce11" office:value-type="float" office:value="7.0533" calcext:value-type="float">
            <text:p>7.05E+00</text:p>
          </table:table-cell>
          <table:table-cell table:formula="of:=[.E7]/[.G7]" office:value-type="float" office:value="25505.3662824494" calcext:value-type="float">
            <text:p>25505.3662824494</text:p>
          </table:table-cell>
          <table:table-cell table:formula="of:=[.F7]/[.G7]" office:value-type="float" office:value="35154.8920363518" calcext:value-type="float">
            <text:p>35154.8920363518</text:p>
          </table:table-cell>
          <table:table-cell table:formula="of:=([.H7]+[.I7])*[.G7]" office:value-type="float" office:value="427855" calcext:value-type="float">
            <text:p>427855</text:p>
          </table:table-cell>
          <table:table-cell table:formula="of:=[.C7]/[.G7]" office:value-type="float" office:value="36.29506755703" calcext:value-type="float">
            <text:p>36.295067557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formula="of:=[.O2]" office:value-type="float" office:value="40.8476511881248" calcext:value-type="float">
            <text:p>40.8476511881</text:p>
          </table:table-cell>
          <table:table-cell table:number-columns-repeated="3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]/[.G8]" office:value-type="float" office:value="25859.7634275047" calcext:value-type="float">
            <text:p>25859.7634275047</text:p>
          </table:table-cell>
          <table:table-cell table:formula="of:=[.F8]/[.G8]" office:value-type="float" office:value="35643.3471703184" calcext:value-type="float">
            <text:p>35643.3471703184</text:p>
          </table:table-cell>
          <table:table-cell table:formula="of:=([.H8]+[.I8])*[.G8]" office:value-type="float" office:value="1693482" calcext:value-type="float">
            <text:p>1693482</text:p>
          </table:table-cell>
          <table:table-cell table:formula="of:=[.C8]/[.G8]" office:value-type="float" office:value="46.4864590029381" calcext:value-type="float">
            <text:p>46.4864590029</text:p>
          </table:table-cell>
          <table:table-cell table:number-columns-repeated="5"/>
          <table:table-cell office:value-type="string" calcext:value-type="string">
            <text:p>gmc</text:p>
          </table:table-cell>
          <table:table-cell table:formula="of:=[gmc.O2]" office:value-type="float" office:value="46.5200843853904" calcext:value-type="float">
            <text:p>46.5200843854</text:p>
          </table:table-cell>
          <table:table-cell table:formula="of:=1-[.R8]/[.R6]" office:value-type="float" office:value="0.110321987246331" calcext:value-type="float">
            <text:p>0.1103219872</text:p>
          </table:table-cell>
          <table:table-cell table:number-columns-repeated="2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9]/[.G9]" office:value-type="float" office:value="25505.3662824494" calcext:value-type="float">
            <text:p>25505.3662824494</text:p>
          </table:table-cell>
          <table:table-cell table:formula="of:=[.F9]/[.G9]" office:value-type="float" office:value="35154.8920363518" calcext:value-type="float">
            <text:p>35154.8920363518</text:p>
          </table:table-cell>
          <table:table-cell table:formula="of:=([.H9]+[.I9])*[.G9]" office:value-type="float" office:value="427855" calcext:value-type="float">
            <text:p>427855</text:p>
          </table:table-cell>
          <table:table-cell table:formula="of:=[.C9]/[.G9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0]/[.G10]" office:value-type="float" office:value="25859.7634275047" calcext:value-type="float">
            <text:p>25859.7634275047</text:p>
          </table:table-cell>
          <table:table-cell table:formula="of:=[.F10]/[.G10]" office:value-type="float" office:value="35643.3471703184" calcext:value-type="float">
            <text:p>35643.3471703184</text:p>
          </table:table-cell>
          <table:table-cell table:formula="of:=([.H10]+[.I10])*[.G10]" office:value-type="float" office:value="1693482" calcext:value-type="float">
            <text:p>1693482</text:p>
          </table:table-cell>
          <table:table-cell table:formula="of:=[.C10]/[.G10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11]/[.G11]" office:value-type="float" office:value="25505.3662824494" calcext:value-type="float">
            <text:p>25505.3662824494</text:p>
          </table:table-cell>
          <table:table-cell table:formula="of:=[.F11]/[.G11]" office:value-type="float" office:value="35154.8920363518" calcext:value-type="float">
            <text:p>35154.8920363518</text:p>
          </table:table-cell>
          <table:table-cell table:formula="of:=([.H11]+[.I11])*[.G11]" office:value-type="float" office:value="427855" calcext:value-type="float">
            <text:p>427855</text:p>
          </table:table-cell>
          <table:table-cell table:formula="of:=[.C11]/[.G11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11" office:value-type="float" office:value="981436" calcext:value-type="float">
            <text:p>9.81E+05</text:p>
          </table:table-cell>
          <table:table-cell table:style-name="ce11" office:value-type="float" office:value="27.5349" calcext:value-type="float">
            <text:p>2.75E+01</text:p>
          </table:table-cell>
          <table:table-cell table:formula="of:=[.E12]/[.G12]" office:value-type="float" office:value="25859.7634275047" calcext:value-type="float">
            <text:p>25859.7634275047</text:p>
          </table:table-cell>
          <table:table-cell table:formula="of:=[.F12]/[.G12]" office:value-type="float" office:value="35643.3471703184" calcext:value-type="float">
            <text:p>35643.3471703184</text:p>
          </table:table-cell>
          <table:table-cell table:formula="of:=([.H12]+[.I12])*[.G12]" office:value-type="float" office:value="1693482" calcext:value-type="float">
            <text:p>1693482</text:p>
          </table:table-cell>
          <table:table-cell table:formula="of:=[.C12]/[.G12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53701300" calcext:value-type="float">
            <text:p>5.37E+07</text:p>
          </table:table-cell>
          <table:table-cell table:style-name="ce11" office:value-type="float" office:value="74018300" calcext:value-type="float">
            <text:p>7.40E+07</text:p>
          </table:table-cell>
          <table:table-cell table:style-name="ce11" office:value-type="float" office:value="1408.5" calcext:value-type="float">
            <text:p>1.41E+03</text:p>
          </table:table-cell>
          <table:table-cell table:formula="of:=[.E13]/[.G13]" office:value-type="float" office:value="38126.5885694001" calcext:value-type="float">
            <text:p>38126.5885694001</text:p>
          </table:table-cell>
          <table:table-cell table:formula="of:=[.F13]/[.G13]" office:value-type="float" office:value="52551.1537096202" calcext:value-type="float">
            <text:p>52551.1537096202</text:p>
          </table:table-cell>
          <table:table-cell table:formula="of:=([.H13]+[.I13])*[.G13]" office:value-type="float" office:value="127719600" calcext:value-type="float">
            <text:p>127719600</text:p>
          </table:table-cell>
          <table:table-cell table:formula="of:=[.C13]/[.G13]" office:value-type="float" office:value="36.3507277245296" calcext:value-type="float">
            <text:p>36.3507277245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11" office:value-type="float" office:value="247958" calcext:value-type="float">
            <text:p>2.48E+05</text:p>
          </table:table-cell>
          <table:table-cell table:style-name="ce11" office:value-type="float" office:value="7.0533" calcext:value-type="float">
            <text:p>7.05E+00</text:p>
          </table:table-cell>
          <table:table-cell table:formula="of:=[.E14]/[.G14]" office:value-type="float" office:value="25505.3662824494" calcext:value-type="float">
            <text:p>25505.3662824494</text:p>
          </table:table-cell>
          <table:table-cell table:formula="of:=[.F14]/[.G14]" office:value-type="float" office:value="35154.8920363518" calcext:value-type="float">
            <text:p>35154.8920363518</text:p>
          </table:table-cell>
          <table:table-cell table:formula="of:=([.H14]+[.I14])*[.G14]" office:value-type="float" office:value="427855" calcext:value-type="float">
            <text:p>427855</text:p>
          </table:table-cell>
          <table:table-cell table:formula="of:=[.C14]/[.G14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5]/[.G15]" office:value-type="float" office:value="25549.8353524266" calcext:value-type="float">
            <text:p>25549.8353524266</text:p>
          </table:table-cell>
          <table:table-cell table:formula="of:=[.F15]/[.G15]" office:value-type="float" office:value="35216.062061024" calcext:value-type="float">
            <text:p>35216.062061024</text:p>
          </table:table-cell>
          <table:table-cell table:formula="of:=([.H15]+[.I15])*[.G15]" office:value-type="float" office:value="180473.5" calcext:value-type="float">
            <text:p>180473.5</text:p>
          </table:table-cell>
          <table:table-cell table:formula="of:=[.C15]/[.G15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6]/[.G16]" office:value-type="float" office:value="25549.8353524266" calcext:value-type="float">
            <text:p>25549.8353524266</text:p>
          </table:table-cell>
          <table:table-cell table:formula="of:=[.F16]/[.G16]" office:value-type="float" office:value="35216.062061024" calcext:value-type="float">
            <text:p>35216.062061024</text:p>
          </table:table-cell>
          <table:table-cell table:formula="of:=([.H16]+[.I16])*[.G16]" office:value-type="float" office:value="180473.5" calcext:value-type="float">
            <text:p>180473.5</text:p>
          </table:table-cell>
          <table:table-cell table:formula="of:=[.C16]/[.G16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7]/[.G17]" office:value-type="float" office:value="25859.7634275047" calcext:value-type="float">
            <text:p>25859.7634275047</text:p>
          </table:table-cell>
          <table:table-cell table:formula="of:=[.F17]/[.G17]" office:value-type="float" office:value="35643.3471703184" calcext:value-type="float">
            <text:p>35643.3471703184</text:p>
          </table:table-cell>
          <table:table-cell table:formula="of:=([.H17]+[.I17])*[.G17]" office:value-type="float" office:value="1693482" calcext:value-type="float">
            <text:p>1693482</text:p>
          </table:table-cell>
          <table:table-cell table:formula="of:=[.C17]/[.G17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18]/[.G18]" office:value-type="float" office:value="25549.8353524266" calcext:value-type="float">
            <text:p>25549.8353524266</text:p>
          </table:table-cell>
          <table:table-cell table:formula="of:=[.F18]/[.G18]" office:value-type="float" office:value="35216.062061024" calcext:value-type="float">
            <text:p>35216.062061024</text:p>
          </table:table-cell>
          <table:table-cell table:formula="of:=([.H18]+[.I18])*[.G18]" office:value-type="float" office:value="180473.5" calcext:value-type="float">
            <text:p>180473.5</text:p>
          </table:table-cell>
          <table:table-cell table:formula="of:=[.C18]/[.G18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19]/[.G19]" office:value-type="float" office:value="27313.557625502" calcext:value-type="float">
            <text:p>27313.557625502</text:p>
          </table:table-cell>
          <table:table-cell table:formula="of:=[.F19]/[.G19]" office:value-type="float" office:value="37647.1696557896" calcext:value-type="float">
            <text:p>37647.1696557896</text:p>
          </table:table-cell>
          <table:table-cell table:formula="of:=([.H19]+[.I19])*[.G19]" office:value-type="float" office:value="11032800" calcext:value-type="float">
            <text:p>11032800</text:p>
          </table:table-cell>
          <table:table-cell table:formula="of:=[.C19]/[.G19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0]/[.G20]" office:value-type="float" office:value="25549.8353524266" calcext:value-type="float">
            <text:p>25549.8353524266</text:p>
          </table:table-cell>
          <table:table-cell table:formula="of:=[.F20]/[.G20]" office:value-type="float" office:value="35216.062061024" calcext:value-type="float">
            <text:p>35216.062061024</text:p>
          </table:table-cell>
          <table:table-cell table:formula="of:=([.H20]+[.I20])*[.G20]" office:value-type="float" office:value="180473.5" calcext:value-type="float">
            <text:p>180473.5</text:p>
          </table:table-cell>
          <table:table-cell table:formula="of:=[.C20]/[.G20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21]/[.G21]" office:value-type="float" office:value="25859.7634275047" calcext:value-type="float">
            <text:p>25859.7634275047</text:p>
          </table:table-cell>
          <table:table-cell table:formula="of:=[.F21]/[.G21]" office:value-type="float" office:value="35643.3471703184" calcext:value-type="float">
            <text:p>35643.3471703184</text:p>
          </table:table-cell>
          <table:table-cell table:formula="of:=([.H21]+[.I21])*[.G21]" office:value-type="float" office:value="1693482" calcext:value-type="float">
            <text:p>1693482</text:p>
          </table:table-cell>
          <table:table-cell table:formula="of:=[.C21]/[.G21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135005000" calcext:value-type="float">
            <text:p>1.35E+08</text:p>
          </table:table-cell>
          <table:table-cell table:style-name="ce11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22]/[.G22]" office:value-type="float" office:value="49467.7830093619" calcext:value-type="float">
            <text:p>49467.7830093619</text:p>
          </table:table-cell>
          <table:table-cell table:formula="of:=[.F22]/[.G22]" office:value-type="float" office:value="68183.1339428027" calcext:value-type="float">
            <text:p>68183.1339428027</text:p>
          </table:table-cell>
          <table:table-cell table:formula="of:=([.H22]+[.I22])*[.G22]" office:value-type="float" office:value="321087000" calcext:value-type="float">
            <text:p>321087000</text:p>
          </table:table-cell>
          <table:table-cell table:formula="of:=[.C22]/[.G22]" office:value-type="float" office:value="37.5208398219226" calcext:value-type="float">
            <text:p>37.520839821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3]/[.G23]" office:value-type="float" office:value="25549.8353524266" calcext:value-type="float">
            <text:p>25549.8353524266</text:p>
          </table:table-cell>
          <table:table-cell table:formula="of:=[.F23]/[.G23]" office:value-type="float" office:value="35216.062061024" calcext:value-type="float">
            <text:p>35216.062061024</text:p>
          </table:table-cell>
          <table:table-cell table:formula="of:=([.H23]+[.I23])*[.G23]" office:value-type="float" office:value="180473.5" calcext:value-type="float">
            <text:p>180473.5</text:p>
          </table:table-cell>
          <table:table-cell table:formula="of:=[.C23]/[.G23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24]/[.G24]" office:value-type="float" office:value="25549.8353524266" calcext:value-type="float">
            <text:p>25549.8353524266</text:p>
          </table:table-cell>
          <table:table-cell table:formula="of:=[.F24]/[.G24]" office:value-type="float" office:value="35216.062061024" calcext:value-type="float">
            <text:p>35216.062061024</text:p>
          </table:table-cell>
          <table:table-cell table:formula="of:=([.H24]+[.I24])*[.G24]" office:value-type="float" office:value="180473.5" calcext:value-type="float">
            <text:p>180473.5</text:p>
          </table:table-cell>
          <table:table-cell table:formula="of:=[.C24]/[.G24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25]/[.G25]" office:value-type="float" office:value="25505.3662824494" calcext:value-type="float">
            <text:p>25505.3662824494</text:p>
          </table:table-cell>
          <table:table-cell table:formula="of:=[.F25]/[.G25]" office:value-type="float" office:value="35154.8920363518" calcext:value-type="float">
            <text:p>35154.8920363518</text:p>
          </table:table-cell>
          <table:table-cell table:formula="of:=([.H25]+[.I25])*[.G25]" office:value-type="float" office:value="427855" calcext:value-type="float">
            <text:p>427855</text:p>
          </table:table-cell>
          <table:table-cell table:formula="of:=[.C25]/[.G25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11" office:value-type="float" office:value="981436" calcext:value-type="float">
            <text:p>9.81E+05</text:p>
          </table:table-cell>
          <table:table-cell table:style-name="ce11" office:value-type="float" office:value="27.5349" calcext:value-type="float">
            <text:p>2.75E+01</text:p>
          </table:table-cell>
          <table:table-cell table:formula="of:=[.E26]/[.G26]" office:value-type="float" office:value="25859.7634275047" calcext:value-type="float">
            <text:p>25859.7634275047</text:p>
          </table:table-cell>
          <table:table-cell table:formula="of:=[.F26]/[.G26]" office:value-type="float" office:value="35643.3471703184" calcext:value-type="float">
            <text:p>35643.3471703184</text:p>
          </table:table-cell>
          <table:table-cell table:formula="of:=([.H26]+[.I26])*[.G26]" office:value-type="float" office:value="1693482" calcext:value-type="float">
            <text:p>1693482</text:p>
          </table:table-cell>
          <table:table-cell table:formula="of:=[.C26]/[.G26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11" office:value-type="float" office:value="247958" calcext:value-type="float">
            <text:p>2.48E+05</text:p>
          </table:table-cell>
          <table:table-cell table:style-name="ce11" office:value-type="float" office:value="7.0533" calcext:value-type="float">
            <text:p>7.05E+00</text:p>
          </table:table-cell>
          <table:table-cell table:formula="of:=[.E27]/[.G27]" office:value-type="float" office:value="25505.3662824494" calcext:value-type="float">
            <text:p>25505.3662824494</text:p>
          </table:table-cell>
          <table:table-cell table:formula="of:=[.F27]/[.G27]" office:value-type="float" office:value="35154.8920363518" calcext:value-type="float">
            <text:p>35154.8920363518</text:p>
          </table:table-cell>
          <table:table-cell table:formula="of:=([.H27]+[.I27])*[.G27]" office:value-type="float" office:value="427855" calcext:value-type="float">
            <text:p>427855</text:p>
          </table:table-cell>
          <table:table-cell table:formula="of:=[.C27]/[.G27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28]/[.G28]" office:value-type="float" office:value="27313.557625502" calcext:value-type="float">
            <text:p>27313.557625502</text:p>
          </table:table-cell>
          <table:table-cell table:formula="of:=[.F28]/[.G28]" office:value-type="float" office:value="37647.1696557896" calcext:value-type="float">
            <text:p>37647.1696557896</text:p>
          </table:table-cell>
          <table:table-cell table:formula="of:=([.H28]+[.I28])*[.G28]" office:value-type="float" office:value="11032800" calcext:value-type="float">
            <text:p>11032800</text:p>
          </table:table-cell>
          <table:table-cell table:formula="of:=[.C28]/[.G28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table:style-name="ce11" office:value-type="float" office:value="683.681" calcext:value-type="float">
            <text:p>6.84E+02</text:p>
          </table:table-cell>
          <table:table-cell table:formula="of:=[.E29]/[.G29]" office:value-type="float" office:value="32039.6500707201" calcext:value-type="float">
            <text:p>32039.6500707201</text:p>
          </table:table-cell>
          <table:table-cell table:formula="of:=[.F29]/[.G29]" office:value-type="float" office:value="44161.3852074286" calcext:value-type="float">
            <text:p>44161.3852074286</text:p>
          </table:table-cell>
          <table:table-cell table:formula="of:=([.H29]+[.I29])*[.G29]" office:value-type="float" office:value="52097200" calcext:value-type="float">
            <text:p>52097200</text:p>
          </table:table-cell>
          <table:table-cell table:formula="of:=[.C29]/[.G29]" office:value-type="float" office:value="37.4443636725315" calcext:value-type="float">
            <text:p>37.4443636725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0]/[.G30]" office:value-type="float" office:value="25549.8353524266" calcext:value-type="float">
            <text:p>25549.8353524266</text:p>
          </table:table-cell>
          <table:table-cell table:formula="of:=[.F30]/[.G30]" office:value-type="float" office:value="35216.062061024" calcext:value-type="float">
            <text:p>35216.062061024</text:p>
          </table:table-cell>
          <table:table-cell table:formula="of:=([.H30]+[.I30])*[.G30]" office:value-type="float" office:value="180473.5" calcext:value-type="float">
            <text:p>180473.5</text:p>
          </table:table-cell>
          <table:table-cell table:formula="of:=[.C30]/[.G30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31]/[.G31]" office:value-type="float" office:value="25549.8353524266" calcext:value-type="float">
            <text:p>25549.8353524266</text:p>
          </table:table-cell>
          <table:table-cell table:formula="of:=[.F31]/[.G31]" office:value-type="float" office:value="35216.062061024" calcext:value-type="float">
            <text:p>35216.062061024</text:p>
          </table:table-cell>
          <table:table-cell table:formula="of:=([.H31]+[.I31])*[.G31]" office:value-type="float" office:value="180473.5" calcext:value-type="float">
            <text:p>180473.5</text:p>
          </table:table-cell>
          <table:table-cell table:formula="of:=[.C31]/[.G31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32]/[.G32]" office:value-type="float" office:value="27313.557625502" calcext:value-type="float">
            <text:p>27313.557625502</text:p>
          </table:table-cell>
          <table:table-cell table:formula="of:=[.F32]/[.G32]" office:value-type="float" office:value="37647.1696557896" calcext:value-type="float">
            <text:p>37647.1696557896</text:p>
          </table:table-cell>
          <table:table-cell table:formula="of:=([.H32]+[.I32])*[.G32]" office:value-type="float" office:value="11032800" calcext:value-type="float">
            <text:p>11032800</text:p>
          </table:table-cell>
          <table:table-cell table:formula="of:=[.C32]/[.G32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3]/[.G33]" office:value-type="float" office:value="25549.8353524266" calcext:value-type="float">
            <text:p>25549.8353524266</text:p>
          </table:table-cell>
          <table:table-cell table:formula="of:=[.F33]/[.G33]" office:value-type="float" office:value="35216.062061024" calcext:value-type="float">
            <text:p>35216.062061024</text:p>
          </table:table-cell>
          <table:table-cell table:formula="of:=([.H33]+[.I33])*[.G33]" office:value-type="float" office:value="180473.5" calcext:value-type="float">
            <text:p>180473.5</text:p>
          </table:table-cell>
          <table:table-cell table:formula="of:=[.C33]/[.G33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4]/[.G34]" office:value-type="float" office:value="25549.8353524266" calcext:value-type="float">
            <text:p>25549.8353524266</text:p>
          </table:table-cell>
          <table:table-cell table:formula="of:=[.F34]/[.G34]" office:value-type="float" office:value="35216.062061024" calcext:value-type="float">
            <text:p>35216.062061024</text:p>
          </table:table-cell>
          <table:table-cell table:formula="of:=([.H34]+[.I34])*[.G34]" office:value-type="float" office:value="180473.5" calcext:value-type="float">
            <text:p>180473.5</text:p>
          </table:table-cell>
          <table:table-cell table:formula="of:=[.C34]/[.G34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5]/[.G35]" office:value-type="float" office:value="25549.8353524266" calcext:value-type="float">
            <text:p>25549.8353524266</text:p>
          </table:table-cell>
          <table:table-cell table:formula="of:=[.F35]/[.G35]" office:value-type="float" office:value="35216.062061024" calcext:value-type="float">
            <text:p>35216.062061024</text:p>
          </table:table-cell>
          <table:table-cell table:formula="of:=([.H35]+[.I35])*[.G35]" office:value-type="float" office:value="180473.5" calcext:value-type="float">
            <text:p>180473.5</text:p>
          </table:table-cell>
          <table:table-cell table:formula="of:=[.C35]/[.G35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6]/[.G36]" office:value-type="float" office:value="25549.8353524266" calcext:value-type="float">
            <text:p>25549.8353524266</text:p>
          </table:table-cell>
          <table:table-cell table:formula="of:=[.F36]/[.G36]" office:value-type="float" office:value="35216.062061024" calcext:value-type="float">
            <text:p>35216.062061024</text:p>
          </table:table-cell>
          <table:table-cell table:formula="of:=([.H36]+[.I36])*[.G36]" office:value-type="float" office:value="180473.5" calcext:value-type="float">
            <text:p>180473.5</text:p>
          </table:table-cell>
          <table:table-cell table:formula="of:=[.C36]/[.G36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37]/[.G37]" office:value-type="float" office:value="25859.7634275047" calcext:value-type="float">
            <text:p>25859.7634275047</text:p>
          </table:table-cell>
          <table:table-cell table:formula="of:=[.F37]/[.G37]" office:value-type="float" office:value="35643.3471703184" calcext:value-type="float">
            <text:p>35643.3471703184</text:p>
          </table:table-cell>
          <table:table-cell table:formula="of:=([.H37]+[.I37])*[.G37]" office:value-type="float" office:value="1693482" calcext:value-type="float">
            <text:p>1693482</text:p>
          </table:table-cell>
          <table:table-cell table:formula="of:=[.C37]/[.G37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38]/[.G38]" office:value-type="float" office:value="25549.8353524266" calcext:value-type="float">
            <text:p>25549.8353524266</text:p>
          </table:table-cell>
          <table:table-cell table:formula="of:=[.F38]/[.G38]" office:value-type="float" office:value="35216.062061024" calcext:value-type="float">
            <text:p>35216.062061024</text:p>
          </table:table-cell>
          <table:table-cell table:formula="of:=([.H38]+[.I38])*[.G38]" office:value-type="float" office:value="180473.5" calcext:value-type="float">
            <text:p>180473.5</text:p>
          </table:table-cell>
          <table:table-cell table:formula="of:=[.C38]/[.G38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39]/[.G39]" office:value-type="float" office:value="25505.3662824494" calcext:value-type="float">
            <text:p>25505.3662824494</text:p>
          </table:table-cell>
          <table:table-cell table:formula="of:=[.F39]/[.G39]" office:value-type="float" office:value="35154.8920363518" calcext:value-type="float">
            <text:p>35154.8920363518</text:p>
          </table:table-cell>
          <table:table-cell table:formula="of:=([.H39]+[.I39])*[.G39]" office:value-type="float" office:value="427855" calcext:value-type="float">
            <text:p>427855</text:p>
          </table:table-cell>
          <table:table-cell table:formula="of:=[.C39]/[.G39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0]/[.G40]" office:value-type="float" office:value="25549.8353524266" calcext:value-type="float">
            <text:p>25549.8353524266</text:p>
          </table:table-cell>
          <table:table-cell table:formula="of:=[.F40]/[.G40]" office:value-type="float" office:value="35216.062061024" calcext:value-type="float">
            <text:p>35216.062061024</text:p>
          </table:table-cell>
          <table:table-cell table:formula="of:=([.H40]+[.I40])*[.G40]" office:value-type="float" office:value="180473.5" calcext:value-type="float">
            <text:p>180473.5</text:p>
          </table:table-cell>
          <table:table-cell table:formula="of:=[.C40]/[.G40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1]/[.G41]" office:value-type="float" office:value="25549.8353524266" calcext:value-type="float">
            <text:p>25549.8353524266</text:p>
          </table:table-cell>
          <table:table-cell table:formula="of:=[.F41]/[.G41]" office:value-type="float" office:value="35216.062061024" calcext:value-type="float">
            <text:p>35216.062061024</text:p>
          </table:table-cell>
          <table:table-cell table:formula="of:=([.H41]+[.I41])*[.G41]" office:value-type="float" office:value="180473.5" calcext:value-type="float">
            <text:p>180473.5</text:p>
          </table:table-cell>
          <table:table-cell table:formula="of:=[.C41]/[.G41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42]/[.G42]" office:value-type="float" office:value="32039.6500707201" calcext:value-type="float">
            <text:p>32039.6500707201</text:p>
          </table:table-cell>
          <table:table-cell table:formula="of:=[.F42]/[.G42]" office:value-type="float" office:value="44161.3852074286" calcext:value-type="float">
            <text:p>44161.3852074286</text:p>
          </table:table-cell>
          <table:table-cell table:formula="of:=([.H42]+[.I42])*[.G42]" office:value-type="float" office:value="52097200" calcext:value-type="float">
            <text:p>52097200</text:p>
          </table:table-cell>
          <table:table-cell table:formula="of:=[.C42]/[.G42]" office:value-type="float" office:value="37.4443636725315" calcext:value-type="float">
            <text:p>37.4443636725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135005000" calcext:value-type="float">
            <text:p>1.35E+08</text:p>
          </table:table-cell>
          <table:table-cell table:style-name="ce11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43]/[.G43]" office:value-type="float" office:value="49467.7830093619" calcext:value-type="float">
            <text:p>49467.7830093619</text:p>
          </table:table-cell>
          <table:table-cell table:formula="of:=[.F43]/[.G43]" office:value-type="float" office:value="68183.1339428027" calcext:value-type="float">
            <text:p>68183.1339428027</text:p>
          </table:table-cell>
          <table:table-cell table:formula="of:=([.H43]+[.I43])*[.G43]" office:value-type="float" office:value="321087000" calcext:value-type="float">
            <text:p>321087000</text:p>
          </table:table-cell>
          <table:table-cell table:formula="of:=[.C43]/[.G43]" office:value-type="float" office:value="37.5208398219226" calcext:value-type="float">
            <text:p>37.520839821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4]/[.G44]" office:value-type="float" office:value="25505.3662824494" calcext:value-type="float">
            <text:p>25505.3662824494</text:p>
          </table:table-cell>
          <table:table-cell table:formula="of:=[.F44]/[.G44]" office:value-type="float" office:value="35154.8920363518" calcext:value-type="float">
            <text:p>35154.8920363518</text:p>
          </table:table-cell>
          <table:table-cell table:formula="of:=([.H44]+[.I44])*[.G44]" office:value-type="float" office:value="427855" calcext:value-type="float">
            <text:p>427855</text:p>
          </table:table-cell>
          <table:table-cell table:formula="of:=[.C44]/[.G44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5]/[.G45]" office:value-type="float" office:value="25549.8353524266" calcext:value-type="float">
            <text:p>25549.8353524266</text:p>
          </table:table-cell>
          <table:table-cell table:formula="of:=[.F45]/[.G45]" office:value-type="float" office:value="35216.062061024" calcext:value-type="float">
            <text:p>35216.062061024</text:p>
          </table:table-cell>
          <table:table-cell table:formula="of:=([.H45]+[.I45])*[.G45]" office:value-type="float" office:value="180473.5" calcext:value-type="float">
            <text:p>180473.5</text:p>
          </table:table-cell>
          <table:table-cell table:formula="of:=[.C45]/[.G45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table:style-name="ce11" office:value-type="float" office:value="683.681" calcext:value-type="float">
            <text:p>6.84E+02</text:p>
          </table:table-cell>
          <table:table-cell table:formula="of:=[.E46]/[.G46]" office:value-type="float" office:value="32039.6500707201" calcext:value-type="float">
            <text:p>32039.6500707201</text:p>
          </table:table-cell>
          <table:table-cell table:formula="of:=[.F46]/[.G46]" office:value-type="float" office:value="44161.3852074286" calcext:value-type="float">
            <text:p>44161.3852074286</text:p>
          </table:table-cell>
          <table:table-cell table:formula="of:=([.H46]+[.I46])*[.G46]" office:value-type="float" office:value="52097200" calcext:value-type="float">
            <text:p>52097200</text:p>
          </table:table-cell>
          <table:table-cell table:formula="of:=[.C46]/[.G46]" office:value-type="float" office:value="37.4443636725315" calcext:value-type="float">
            <text:p>37.444363672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7]/[.G47]" office:value-type="float" office:value="25549.8353524266" calcext:value-type="float">
            <text:p>25549.8353524266</text:p>
          </table:table-cell>
          <table:table-cell table:formula="of:=[.F47]/[.G47]" office:value-type="float" office:value="35216.062061024" calcext:value-type="float">
            <text:p>35216.062061024</text:p>
          </table:table-cell>
          <table:table-cell table:formula="of:=([.H47]+[.I47])*[.G47]" office:value-type="float" office:value="180473.5" calcext:value-type="float">
            <text:p>180473.5</text:p>
          </table:table-cell>
          <table:table-cell table:formula="of:=[.C47]/[.G47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8]/[.G48]" office:value-type="float" office:value="25549.8353524266" calcext:value-type="float">
            <text:p>25549.8353524266</text:p>
          </table:table-cell>
          <table:table-cell table:formula="of:=[.F48]/[.G48]" office:value-type="float" office:value="35216.062061024" calcext:value-type="float">
            <text:p>35216.062061024</text:p>
          </table:table-cell>
          <table:table-cell table:formula="of:=([.H48]+[.I48])*[.G48]" office:value-type="float" office:value="180473.5" calcext:value-type="float">
            <text:p>180473.5</text:p>
          </table:table-cell>
          <table:table-cell table:formula="of:=[.C48]/[.G48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9]/[.G49]" office:value-type="float" office:value="25549.8353524266" calcext:value-type="float">
            <text:p>25549.8353524266</text:p>
          </table:table-cell>
          <table:table-cell table:formula="of:=[.F49]/[.G49]" office:value-type="float" office:value="35216.062061024" calcext:value-type="float">
            <text:p>35216.062061024</text:p>
          </table:table-cell>
          <table:table-cell table:formula="of:=([.H49]+[.I49])*[.G49]" office:value-type="float" office:value="180473.5" calcext:value-type="float">
            <text:p>180473.5</text:p>
          </table:table-cell>
          <table:table-cell table:formula="of:=[.C49]/[.G49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11" office:value-type="float" office:value="49" calcext:value-type="float">
            <text:p>4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50]/[.G50]" office:value-type="float" office:value="25549.8353524266" calcext:value-type="float">
            <text:p>25549.8353524266</text:p>
          </table:table-cell>
          <table:table-cell table:formula="of:=[.F50]/[.G50]" office:value-type="float" office:value="35216.062061024" calcext:value-type="float">
            <text:p>35216.062061024</text:p>
          </table:table-cell>
          <table:table-cell table:formula="of:=([.H50]+[.I50])*[.G50]" office:value-type="float" office:value="180473.5" calcext:value-type="float">
            <text:p>180473.5</text:p>
          </table:table-cell>
          <table:table-cell table:formula="of:=[.C50]/[.G50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11" office:value-type="float" office:value="50" calcext:value-type="float">
            <text:p>5.0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table:style-name="ce11" office:value-type="float" office:value="169.838" calcext:value-type="float">
            <text:p>1.70E+02</text:p>
          </table:table-cell>
          <table:table-cell table:formula="of:=[.E51]/[.G51]" office:value-type="float" office:value="27313.557625502" calcext:value-type="float">
            <text:p>27313.557625502</text:p>
          </table:table-cell>
          <table:table-cell table:formula="of:=[.F51]/[.G51]" office:value-type="float" office:value="37647.1696557896" calcext:value-type="float">
            <text:p>37647.1696557896</text:p>
          </table:table-cell>
          <table:table-cell table:formula="of:=([.H51]+[.I51])*[.G51]" office:value-type="float" office:value="11032800" calcext:value-type="float">
            <text:p>11032800</text:p>
          </table:table-cell>
          <table:table-cell table:formula="of:=[.C51]/[.G51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1" calcext:value-type="float">
            <text:p>5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135005000" calcext:value-type="float">
            <text:p>1.35E+08</text:p>
          </table:table-cell>
          <table:table-cell table:style-name="ce11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2]/[.G52]" office:value-type="float" office:value="49467.7830093619" calcext:value-type="float">
            <text:p>49467.7830093619</text:p>
          </table:table-cell>
          <table:table-cell table:formula="of:=[.F52]/[.G52]" office:value-type="float" office:value="68183.1339428027" calcext:value-type="float">
            <text:p>68183.1339428027</text:p>
          </table:table-cell>
          <table:table-cell table:formula="of:=([.H52]+[.I52])*[.G52]" office:value-type="float" office:value="321087000" calcext:value-type="float">
            <text:p>321087000</text:p>
          </table:table-cell>
          <table:table-cell table:formula="of:=[.C52]/[.G52]" office:value-type="float" office:value="37.5208398219226" calcext:value-type="float">
            <text:p>37.520839821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2" calcext:value-type="float">
            <text:p>5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3]/[.G53]" office:value-type="float" office:value="25549.8353524266" calcext:value-type="float">
            <text:p>25549.8353524266</text:p>
          </table:table-cell>
          <table:table-cell table:formula="of:=[.F53]/[.G53]" office:value-type="float" office:value="35216.062061024" calcext:value-type="float">
            <text:p>35216.062061024</text:p>
          </table:table-cell>
          <table:table-cell table:formula="of:=([.H53]+[.I53])*[.G53]" office:value-type="float" office:value="180473.5" calcext:value-type="float">
            <text:p>180473.5</text:p>
          </table:table-cell>
          <table:table-cell table:formula="of:=[.C53]/[.G53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3" calcext:value-type="float">
            <text:p>5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4]/[.G54]" office:value-type="float" office:value="25859.7634275047" calcext:value-type="float">
            <text:p>25859.7634275047</text:p>
          </table:table-cell>
          <table:table-cell table:formula="of:=[.F54]/[.G54]" office:value-type="float" office:value="35643.3471703184" calcext:value-type="float">
            <text:p>35643.3471703184</text:p>
          </table:table-cell>
          <table:table-cell table:formula="of:=([.H54]+[.I54])*[.G54]" office:value-type="float" office:value="1693482" calcext:value-type="float">
            <text:p>1693482</text:p>
          </table:table-cell>
          <table:table-cell table:formula="of:=[.C54]/[.G54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4" calcext:value-type="float">
            <text:p>5.4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55]/[.G55]" office:value-type="float" office:value="32039.6500707201" calcext:value-type="float">
            <text:p>32039.6500707201</text:p>
          </table:table-cell>
          <table:table-cell table:formula="of:=[.F55]/[.G55]" office:value-type="float" office:value="44161.3852074286" calcext:value-type="float">
            <text:p>44161.3852074286</text:p>
          </table:table-cell>
          <table:table-cell table:formula="of:=([.H55]+[.I55])*[.G55]" office:value-type="float" office:value="52097200" calcext:value-type="float">
            <text:p>52097200</text:p>
          </table:table-cell>
          <table:table-cell table:formula="of:=[.C55]/[.G55]" office:value-type="float" office:value="37.4443636725315" calcext:value-type="float">
            <text:p>37.444363672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5" calcext:value-type="float">
            <text:p>5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56]/[.G56]" office:value-type="float" office:value="25549.8353524266" calcext:value-type="float">
            <text:p>25549.8353524266</text:p>
          </table:table-cell>
          <table:table-cell table:formula="of:=[.F56]/[.G56]" office:value-type="float" office:value="35216.062061024" calcext:value-type="float">
            <text:p>35216.062061024</text:p>
          </table:table-cell>
          <table:table-cell table:formula="of:=([.H56]+[.I56])*[.G56]" office:value-type="float" office:value="180473.5" calcext:value-type="float">
            <text:p>180473.5</text:p>
          </table:table-cell>
          <table:table-cell table:formula="of:=[.C56]/[.G56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6" calcext:value-type="float">
            <text:p>5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7]/[.G57]" office:value-type="float" office:value="25549.8353524266" calcext:value-type="float">
            <text:p>25549.8353524266</text:p>
          </table:table-cell>
          <table:table-cell table:formula="of:=[.F57]/[.G57]" office:value-type="float" office:value="35216.062061024" calcext:value-type="float">
            <text:p>35216.062061024</text:p>
          </table:table-cell>
          <table:table-cell table:formula="of:=([.H57]+[.I57])*[.G57]" office:value-type="float" office:value="180473.5" calcext:value-type="float">
            <text:p>180473.5</text:p>
          </table:table-cell>
          <table:table-cell table:formula="of:=[.C57]/[.G57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7" calcext:value-type="float">
            <text:p>5.7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8]/[.G58]" office:value-type="float" office:value="25859.7634275047" calcext:value-type="float">
            <text:p>25859.7634275047</text:p>
          </table:table-cell>
          <table:table-cell table:formula="of:=[.F58]/[.G58]" office:value-type="float" office:value="35643.3471703184" calcext:value-type="float">
            <text:p>35643.3471703184</text:p>
          </table:table-cell>
          <table:table-cell table:formula="of:=([.H58]+[.I58])*[.G58]" office:value-type="float" office:value="1693482" calcext:value-type="float">
            <text:p>1693482</text:p>
          </table:table-cell>
          <table:table-cell table:formula="of:=[.C58]/[.G58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8" calcext:value-type="float">
            <text:p>5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9]/[.G59]" office:value-type="float" office:value="25549.8353524266" calcext:value-type="float">
            <text:p>25549.8353524266</text:p>
          </table:table-cell>
          <table:table-cell table:formula="of:=[.F59]/[.G59]" office:value-type="float" office:value="35216.062061024" calcext:value-type="float">
            <text:p>35216.062061024</text:p>
          </table:table-cell>
          <table:table-cell table:formula="of:=([.H59]+[.I59])*[.G59]" office:value-type="float" office:value="180473.5" calcext:value-type="float">
            <text:p>180473.5</text:p>
          </table:table-cell>
          <table:table-cell table:formula="of:=[.C59]/[.G59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59" calcext:value-type="float">
            <text:p>5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60]/[.G60]" office:value-type="float" office:value="25549.8353524266" calcext:value-type="float">
            <text:p>25549.8353524266</text:p>
          </table:table-cell>
          <table:table-cell table:formula="of:=[.F60]/[.G60]" office:value-type="float" office:value="35216.062061024" calcext:value-type="float">
            <text:p>35216.062061024</text:p>
          </table:table-cell>
          <table:table-cell table:formula="of:=([.H60]+[.I60])*[.G60]" office:value-type="float" office:value="180473.5" calcext:value-type="float">
            <text:p>180473.5</text:p>
          </table:table-cell>
          <table:table-cell table:formula="of:=[.C60]/[.G60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0" calcext:value-type="float">
            <text:p>6.0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61]/[.G61]" office:value-type="float" office:value="29008.4068419268" calcext:value-type="float">
            <text:p>29008.4068419268</text:p>
          </table:table-cell>
          <table:table-cell table:formula="of:=[.F61]/[.G61]" office:value-type="float" office:value="39983.3724011873" calcext:value-type="float">
            <text:p>39983.3724011873</text:p>
          </table:table-cell>
          <table:table-cell table:formula="of:=([.H61]+[.I61])*[.G61]" office:value-type="float" office:value="22986750" calcext:value-type="float">
            <text:p>22986750</text:p>
          </table:table-cell>
          <table:table-cell table:formula="of:=[.C61]/[.G61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2]/[.G62]" office:value-type="float" office:value="27313.557625502" calcext:value-type="float">
            <text:p>27313.557625502</text:p>
          </table:table-cell>
          <table:table-cell table:formula="of:=[.F62]/[.G62]" office:value-type="float" office:value="37647.1696557896" calcext:value-type="float">
            <text:p>37647.1696557896</text:p>
          </table:table-cell>
          <table:table-cell table:formula="of:=([.H62]+[.I62])*[.G62]" office:value-type="float" office:value="11032800" calcext:value-type="float">
            <text:p>11032800</text:p>
          </table:table-cell>
          <table:table-cell table:formula="of:=[.C62]/[.G62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53701300" calcext:value-type="float">
            <text:p>5.37E+07</text:p>
          </table:table-cell>
          <table:table-cell table:style-name="ce11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63]/[.G63]" office:value-type="float" office:value="38126.5885694001" calcext:value-type="float">
            <text:p>38126.5885694001</text:p>
          </table:table-cell>
          <table:table-cell table:formula="of:=[.F63]/[.G63]" office:value-type="float" office:value="52551.1537096202" calcext:value-type="float">
            <text:p>52551.1537096202</text:p>
          </table:table-cell>
          <table:table-cell table:formula="of:=([.H63]+[.I63])*[.G63]" office:value-type="float" office:value="127719600" calcext:value-type="float">
            <text:p>127719600</text:p>
          </table:table-cell>
          <table:table-cell table:formula="of:=[.C63]/[.G63]" office:value-type="float" office:value="36.3507277245296" calcext:value-type="float">
            <text:p>36.350727724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table:style-name="ce11" office:value-type="float" office:value="333.181" calcext:value-type="float">
            <text:p>3.33E+02</text:p>
          </table:table-cell>
          <table:table-cell table:formula="of:=[.E64]/[.G64]" office:value-type="float" office:value="29008.4068419268" calcext:value-type="float">
            <text:p>29008.4068419268</text:p>
          </table:table-cell>
          <table:table-cell table:formula="of:=[.F64]/[.G64]" office:value-type="float" office:value="39983.3724011873" calcext:value-type="float">
            <text:p>39983.3724011873</text:p>
          </table:table-cell>
          <table:table-cell table:formula="of:=([.H64]+[.I64])*[.G64]" office:value-type="float" office:value="22986750" calcext:value-type="float">
            <text:p>22986750</text:p>
          </table:table-cell>
          <table:table-cell table:formula="of:=[.C64]/[.G64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4" calcext:value-type="float">
            <text:p>6.4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table:style-name="ce11" office:value-type="float" office:value="333.181" calcext:value-type="float">
            <text:p>3.33E+02</text:p>
          </table:table-cell>
          <table:table-cell table:formula="of:=[.E65]/[.G65]" office:value-type="float" office:value="29008.4068419268" calcext:value-type="float">
            <text:p>29008.4068419268</text:p>
          </table:table-cell>
          <table:table-cell table:formula="of:=[.F65]/[.G65]" office:value-type="float" office:value="39983.3724011873" calcext:value-type="float">
            <text:p>39983.3724011873</text:p>
          </table:table-cell>
          <table:table-cell table:formula="of:=([.H65]+[.I65])*[.G65]" office:value-type="float" office:value="22986750" calcext:value-type="float">
            <text:p>22986750</text:p>
          </table:table-cell>
          <table:table-cell table:formula="of:=[.C65]/[.G65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66]/[.G66]" office:value-type="float" office:value="25859.7634275047" calcext:value-type="float">
            <text:p>25859.7634275047</text:p>
          </table:table-cell>
          <table:table-cell table:formula="of:=[.F66]/[.G66]" office:value-type="float" office:value="35643.3471703184" calcext:value-type="float">
            <text:p>35643.3471703184</text:p>
          </table:table-cell>
          <table:table-cell table:formula="of:=([.H66]+[.I66])*[.G66]" office:value-type="float" office:value="1693482" calcext:value-type="float">
            <text:p>1693482</text:p>
          </table:table-cell>
          <table:table-cell table:formula="of:=[.C66]/[.G66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67]/[.G67]" office:value-type="float" office:value="25505.3662824494" calcext:value-type="float">
            <text:p>25505.3662824494</text:p>
          </table:table-cell>
          <table:table-cell table:formula="of:=[.F67]/[.G67]" office:value-type="float" office:value="35154.8920363518" calcext:value-type="float">
            <text:p>35154.8920363518</text:p>
          </table:table-cell>
          <table:table-cell table:formula="of:=([.H67]+[.I67])*[.G67]" office:value-type="float" office:value="427855" calcext:value-type="float">
            <text:p>427855</text:p>
          </table:table-cell>
          <table:table-cell table:formula="of:=[.C67]/[.G67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8]/[.G68]" office:value-type="float" office:value="27313.557625502" calcext:value-type="float">
            <text:p>27313.557625502</text:p>
          </table:table-cell>
          <table:table-cell table:formula="of:=[.F68]/[.G68]" office:value-type="float" office:value="37647.1696557896" calcext:value-type="float">
            <text:p>37647.1696557896</text:p>
          </table:table-cell>
          <table:table-cell table:formula="of:=([.H68]+[.I68])*[.G68]" office:value-type="float" office:value="11032800" calcext:value-type="float">
            <text:p>11032800</text:p>
          </table:table-cell>
          <table:table-cell table:formula="of:=[.C68]/[.G68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69]/[.G69]" office:value-type="float" office:value="25549.8353524266" calcext:value-type="float">
            <text:p>25549.8353524266</text:p>
          </table:table-cell>
          <table:table-cell table:formula="of:=[.F69]/[.G69]" office:value-type="float" office:value="35216.062061024" calcext:value-type="float">
            <text:p>35216.062061024</text:p>
          </table:table-cell>
          <table:table-cell table:formula="of:=([.H69]+[.I69])*[.G69]" office:value-type="float" office:value="180473.5" calcext:value-type="float">
            <text:p>180473.5</text:p>
          </table:table-cell>
          <table:table-cell table:formula="of:=[.C69]/[.G69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70]/[.G70]" office:value-type="float" office:value="29008.4068419268" calcext:value-type="float">
            <text:p>29008.4068419268</text:p>
          </table:table-cell>
          <table:table-cell table:formula="of:=[.F70]/[.G70]" office:value-type="float" office:value="39983.3724011873" calcext:value-type="float">
            <text:p>39983.3724011873</text:p>
          </table:table-cell>
          <table:table-cell table:formula="of:=([.H70]+[.I70])*[.G70]" office:value-type="float" office:value="22986750" calcext:value-type="float">
            <text:p>22986750</text:p>
          </table:table-cell>
          <table:table-cell table:formula="of:=[.C70]/[.G70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71]/[.G71]" office:value-type="float" office:value="25549.8353524266" calcext:value-type="float">
            <text:p>25549.8353524266</text:p>
          </table:table-cell>
          <table:table-cell table:formula="of:=[.F71]/[.G71]" office:value-type="float" office:value="35216.062061024" calcext:value-type="float">
            <text:p>35216.062061024</text:p>
          </table:table-cell>
          <table:table-cell table:formula="of:=([.H71]+[.I71])*[.G71]" office:value-type="float" office:value="180473.5" calcext:value-type="float">
            <text:p>180473.5</text:p>
          </table:table-cell>
          <table:table-cell table:formula="of:=[.C71]/[.G71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72]/[.G72]" office:value-type="float" office:value="27313.557625502" calcext:value-type="float">
            <text:p>27313.557625502</text:p>
          </table:table-cell>
          <table:table-cell table:formula="of:=[.F72]/[.G72]" office:value-type="float" office:value="37647.1696557896" calcext:value-type="float">
            <text:p>37647.1696557896</text:p>
          </table:table-cell>
          <table:table-cell table:formula="of:=([.H72]+[.I72])*[.G72]" office:value-type="float" office:value="11032800" calcext:value-type="float">
            <text:p>11032800</text:p>
          </table:table-cell>
          <table:table-cell table:formula="of:=[.C72]/[.G72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3]/[.G73]" office:value-type="float" office:value="25505.3662824494" calcext:value-type="float">
            <text:p>25505.3662824494</text:p>
          </table:table-cell>
          <table:table-cell table:formula="of:=[.F73]/[.G73]" office:value-type="float" office:value="35154.8920363518" calcext:value-type="float">
            <text:p>35154.8920363518</text:p>
          </table:table-cell>
          <table:table-cell table:formula="of:=([.H73]+[.I73])*[.G73]" office:value-type="float" office:value="427855" calcext:value-type="float">
            <text:p>427855</text:p>
          </table:table-cell>
          <table:table-cell table:formula="of:=[.C73]/[.G73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3" calcext:value-type="float">
            <text:p>7.3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21904900" calcext:value-type="float">
            <text:p>2.19E+07</text:p>
          </table:table-cell>
          <table:table-cell table:style-name="ce11" office:value-type="float" office:value="30192300" calcext:value-type="float">
            <text:p>3.02E+07</text:p>
          </table:table-cell>
          <table:table-cell table:style-name="ce11" office:value-type="float" office:value="683.681" calcext:value-type="float">
            <text:p>6.84E+02</text:p>
          </table:table-cell>
          <table:table-cell table:formula="of:=[.E74]/[.G74]" office:value-type="float" office:value="32039.6500707201" calcext:value-type="float">
            <text:p>32039.6500707201</text:p>
          </table:table-cell>
          <table:table-cell table:formula="of:=[.F74]/[.G74]" office:value-type="float" office:value="44161.3852074286" calcext:value-type="float">
            <text:p>44161.3852074286</text:p>
          </table:table-cell>
          <table:table-cell table:formula="of:=([.H74]+[.I74])*[.G74]" office:value-type="float" office:value="52097200" calcext:value-type="float">
            <text:p>52097200</text:p>
          </table:table-cell>
          <table:table-cell table:formula="of:=[.C74]/[.G74]" office:value-type="float" office:value="37.4443636725315" calcext:value-type="float">
            <text:p>37.444363672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4" calcext:value-type="float">
            <text:p>7.4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11" office:value-type="float" office:value="104591" calcext:value-type="float">
            <text:p>1.05E+05</text:p>
          </table:table-cell>
          <table:table-cell table:style-name="ce11" office:value-type="float" office:value="2.96998" calcext:value-type="float">
            <text:p>2.97E+00</text:p>
          </table:table-cell>
          <table:table-cell table:formula="of:=[.E75]/[.G75]" office:value-type="float" office:value="25549.8353524266" calcext:value-type="float">
            <text:p>25549.8353524266</text:p>
          </table:table-cell>
          <table:table-cell table:formula="of:=[.F75]/[.G75]" office:value-type="float" office:value="35216.062061024" calcext:value-type="float">
            <text:p>35216.062061024</text:p>
          </table:table-cell>
          <table:table-cell table:formula="of:=([.H75]+[.I75])*[.G75]" office:value-type="float" office:value="180473.5" calcext:value-type="float">
            <text:p>180473.5</text:p>
          </table:table-cell>
          <table:table-cell table:formula="of:=[.C75]/[.G75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5" calcext:value-type="float">
            <text:p>7.5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6]/[.G76]" office:value-type="float" office:value="25505.3662824494" calcext:value-type="float">
            <text:p>25505.3662824494</text:p>
          </table:table-cell>
          <table:table-cell table:formula="of:=[.F76]/[.G76]" office:value-type="float" office:value="35154.8920363518" calcext:value-type="float">
            <text:p>35154.8920363518</text:p>
          </table:table-cell>
          <table:table-cell table:formula="of:=([.H76]+[.I76])*[.G76]" office:value-type="float" office:value="427855" calcext:value-type="float">
            <text:p>427855</text:p>
          </table:table-cell>
          <table:table-cell table:formula="of:=[.C76]/[.G76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6" calcext:value-type="float">
            <text:p>7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11" office:value-type="float" office:value="247958" calcext:value-type="float">
            <text:p>2.48E+05</text:p>
          </table:table-cell>
          <table:table-cell table:style-name="ce11" office:value-type="float" office:value="7.0533" calcext:value-type="float">
            <text:p>7.05E+00</text:p>
          </table:table-cell>
          <table:table-cell table:formula="of:=[.E77]/[.G77]" office:value-type="float" office:value="25505.3662824494" calcext:value-type="float">
            <text:p>25505.3662824494</text:p>
          </table:table-cell>
          <table:table-cell table:formula="of:=[.F77]/[.G77]" office:value-type="float" office:value="35154.8920363518" calcext:value-type="float">
            <text:p>35154.8920363518</text:p>
          </table:table-cell>
          <table:table-cell table:formula="of:=([.H77]+[.I77])*[.G77]" office:value-type="float" office:value="427855" calcext:value-type="float">
            <text:p>427855</text:p>
          </table:table-cell>
          <table:table-cell table:formula="of:=[.C77]/[.G77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7" calcext:value-type="float">
            <text:p>7.7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8]/[.G78]" office:value-type="float" office:value="25505.3662824494" calcext:value-type="float">
            <text:p>25505.3662824494</text:p>
          </table:table-cell>
          <table:table-cell table:formula="of:=[.F78]/[.G78]" office:value-type="float" office:value="35154.8920363518" calcext:value-type="float">
            <text:p>35154.8920363518</text:p>
          </table:table-cell>
          <table:table-cell table:formula="of:=([.H78]+[.I78])*[.G78]" office:value-type="float" office:value="427855" calcext:value-type="float">
            <text:p>427855</text:p>
          </table:table-cell>
          <table:table-cell table:formula="of:=[.C78]/[.G78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8" calcext:value-type="float">
            <text:p>7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9]/[.G79]" office:value-type="float" office:value="25505.3662824494" calcext:value-type="float">
            <text:p>25505.3662824494</text:p>
          </table:table-cell>
          <table:table-cell table:formula="of:=[.F79]/[.G79]" office:value-type="float" office:value="35154.8920363518" calcext:value-type="float">
            <text:p>35154.8920363518</text:p>
          </table:table-cell>
          <table:table-cell table:formula="of:=([.H79]+[.I79])*[.G79]" office:value-type="float" office:value="427855" calcext:value-type="float">
            <text:p>427855</text:p>
          </table:table-cell>
          <table:table-cell table:formula="of:=[.C79]/[.G79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9" calcext:value-type="float">
            <text:p>7.9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4638880" calcext:value-type="float">
            <text:p>4.64E+06</text:p>
          </table:table-cell>
          <table:table-cell table:style-name="ce11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80]/[.G80]" office:value-type="float" office:value="27313.557625502" calcext:value-type="float">
            <text:p>27313.557625502</text:p>
          </table:table-cell>
          <table:table-cell table:formula="of:=[.F80]/[.G80]" office:value-type="float" office:value="37647.1696557896" calcext:value-type="float">
            <text:p>37647.1696557896</text:p>
          </table:table-cell>
          <table:table-cell table:formula="of:=([.H80]+[.I80])*[.G80]" office:value-type="float" office:value="11032800" calcext:value-type="float">
            <text:p>11032800</text:p>
          </table:table-cell>
          <table:table-cell table:formula="of:=[.C80]/[.G80]" office:value-type="float" office:value="37.6829684758417" calcext:value-type="float">
            <text:p>37.6829684758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0" calcext:value-type="float">
            <text:p>8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1]/[.G81]" office:value-type="float" office:value="25549.8353524266" calcext:value-type="float">
            <text:p>25549.8353524266</text:p>
          </table:table-cell>
          <table:table-cell table:formula="of:=[.F81]/[.G81]" office:value-type="float" office:value="35216.062061024" calcext:value-type="float">
            <text:p>35216.062061024</text:p>
          </table:table-cell>
          <table:table-cell table:formula="of:=([.H81]+[.I81])*[.G81]" office:value-type="float" office:value="180473.5" calcext:value-type="float">
            <text:p>180473.5</text:p>
          </table:table-cell>
          <table:table-cell table:formula="of:=[.C81]/[.G81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1" calcext:value-type="float">
            <text:p>8.1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2]/[.G82]" office:value-type="float" office:value="25549.8353524266" calcext:value-type="float">
            <text:p>25549.8353524266</text:p>
          </table:table-cell>
          <table:table-cell table:formula="of:=[.F82]/[.G82]" office:value-type="float" office:value="35216.062061024" calcext:value-type="float">
            <text:p>35216.062061024</text:p>
          </table:table-cell>
          <table:table-cell table:formula="of:=([.H82]+[.I82])*[.G82]" office:value-type="float" office:value="180473.5" calcext:value-type="float">
            <text:p>180473.5</text:p>
          </table:table-cell>
          <table:table-cell table:formula="of:=[.C82]/[.G82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2" calcext:value-type="float">
            <text:p>8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3]/[.G83]" office:value-type="float" office:value="25549.8353524266" calcext:value-type="float">
            <text:p>25549.8353524266</text:p>
          </table:table-cell>
          <table:table-cell table:formula="of:=[.F83]/[.G83]" office:value-type="float" office:value="35216.062061024" calcext:value-type="float">
            <text:p>35216.062061024</text:p>
          </table:table-cell>
          <table:table-cell table:formula="of:=([.H83]+[.I83])*[.G83]" office:value-type="float" office:value="180473.5" calcext:value-type="float">
            <text:p>180473.5</text:p>
          </table:table-cell>
          <table:table-cell table:formula="of:=[.C83]/[.G83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3" calcext:value-type="float">
            <text:p>8.3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4]/[.G84]" office:value-type="float" office:value="25549.8353524266" calcext:value-type="float">
            <text:p>25549.8353524266</text:p>
          </table:table-cell>
          <table:table-cell table:formula="of:=[.F84]/[.G84]" office:value-type="float" office:value="35216.062061024" calcext:value-type="float">
            <text:p>35216.062061024</text:p>
          </table:table-cell>
          <table:table-cell table:formula="of:=([.H84]+[.I84])*[.G84]" office:value-type="float" office:value="180473.5" calcext:value-type="float">
            <text:p>180473.5</text:p>
          </table:table-cell>
          <table:table-cell table:formula="of:=[.C84]/[.G84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5]/[.G85]" office:value-type="float" office:value="25859.7634275047" calcext:value-type="float">
            <text:p>25859.7634275047</text:p>
          </table:table-cell>
          <table:table-cell table:formula="of:=[.F85]/[.G85]" office:value-type="float" office:value="35643.3471703184" calcext:value-type="float">
            <text:p>35643.3471703184</text:p>
          </table:table-cell>
          <table:table-cell table:formula="of:=([.H85]+[.I85])*[.G85]" office:value-type="float" office:value="1693482" calcext:value-type="float">
            <text:p>1693482</text:p>
          </table:table-cell>
          <table:table-cell table:formula="of:=[.C85]/[.G85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6]/[.G86]" office:value-type="float" office:value="25549.8353524266" calcext:value-type="float">
            <text:p>25549.8353524266</text:p>
          </table:table-cell>
          <table:table-cell table:formula="of:=[.F86]/[.G86]" office:value-type="float" office:value="35216.062061024" calcext:value-type="float">
            <text:p>35216.062061024</text:p>
          </table:table-cell>
          <table:table-cell table:formula="of:=([.H86]+[.I86])*[.G86]" office:value-type="float" office:value="180473.5" calcext:value-type="float">
            <text:p>180473.5</text:p>
          </table:table-cell>
          <table:table-cell table:formula="of:=[.C86]/[.G86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87]/[.G87]" office:value-type="float" office:value="29008.4068419268" calcext:value-type="float">
            <text:p>29008.4068419268</text:p>
          </table:table-cell>
          <table:table-cell table:formula="of:=[.F87]/[.G87]" office:value-type="float" office:value="39983.3724011873" calcext:value-type="float">
            <text:p>39983.3724011873</text:p>
          </table:table-cell>
          <table:table-cell table:formula="of:=([.H87]+[.I87])*[.G87]" office:value-type="float" office:value="22986750" calcext:value-type="float">
            <text:p>22986750</text:p>
          </table:table-cell>
          <table:table-cell table:formula="of:=[.C87]/[.G87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9665050" calcext:value-type="float">
            <text:p>9.67E+06</text:p>
          </table:table-cell>
          <table:table-cell table:style-name="ce11" office:value-type="float" office:value="13321700" calcext:value-type="float">
            <text:p>1.33E+07</text:p>
          </table:table-cell>
          <table:table-cell table:style-name="ce11" office:value-type="float" office:value="333.181" calcext:value-type="float">
            <text:p>3.33E+02</text:p>
          </table:table-cell>
          <table:table-cell table:formula="of:=[.E88]/[.G88]" office:value-type="float" office:value="29008.4068419268" calcext:value-type="float">
            <text:p>29008.4068419268</text:p>
          </table:table-cell>
          <table:table-cell table:formula="of:=[.F88]/[.G88]" office:value-type="float" office:value="39983.3724011873" calcext:value-type="float">
            <text:p>39983.3724011873</text:p>
          </table:table-cell>
          <table:table-cell table:formula="of:=([.H88]+[.I88])*[.G88]" office:value-type="float" office:value="22986750" calcext:value-type="float">
            <text:p>22986750</text:p>
          </table:table-cell>
          <table:table-cell table:formula="of:=[.C88]/[.G88]" office:value-type="float" office:value="38.4175568234683" calcext:value-type="float">
            <text:p>38.417556823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8" calcext:value-type="float">
            <text:p>8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89]/[.G89]" office:value-type="float" office:value="25505.3662824494" calcext:value-type="float">
            <text:p>25505.3662824494</text:p>
          </table:table-cell>
          <table:table-cell table:formula="of:=[.F89]/[.G89]" office:value-type="float" office:value="35154.8920363518" calcext:value-type="float">
            <text:p>35154.8920363518</text:p>
          </table:table-cell>
          <table:table-cell table:formula="of:=([.H89]+[.I89])*[.G89]" office:value-type="float" office:value="427855" calcext:value-type="float">
            <text:p>427855</text:p>
          </table:table-cell>
          <table:table-cell table:formula="of:=[.C89]/[.G89]" office:value-type="float" office:value="36.29506755703" calcext:value-type="float">
            <text:p>36.295067557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11" office:value-type="float" office:value="53701300" calcext:value-type="float">
            <text:p>5.37E+07</text:p>
          </table:table-cell>
          <table:table-cell table:style-name="ce11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90]/[.G90]" office:value-type="float" office:value="38126.5885694001" calcext:value-type="float">
            <text:p>38126.5885694001</text:p>
          </table:table-cell>
          <table:table-cell table:formula="of:=[.F90]/[.G90]" office:value-type="float" office:value="52551.1537096202" calcext:value-type="float">
            <text:p>52551.1537096202</text:p>
          </table:table-cell>
          <table:table-cell table:formula="of:=([.H90]+[.I90])*[.G90]" office:value-type="float" office:value="127719600" calcext:value-type="float">
            <text:p>127719600</text:p>
          </table:table-cell>
          <table:table-cell table:formula="of:=[.C90]/[.G90]" office:value-type="float" office:value="36.3507277245296" calcext:value-type="float">
            <text:p>36.3507277245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1]/[.G91]" office:value-type="float" office:value="25549.8353524266" calcext:value-type="float">
            <text:p>25549.8353524266</text:p>
          </table:table-cell>
          <table:table-cell table:formula="of:=[.F91]/[.G91]" office:value-type="float" office:value="35216.062061024" calcext:value-type="float">
            <text:p>35216.062061024</text:p>
          </table:table-cell>
          <table:table-cell table:formula="of:=([.H91]+[.I91])*[.G91]" office:value-type="float" office:value="180473.5" calcext:value-type="float">
            <text:p>180473.5</text:p>
          </table:table-cell>
          <table:table-cell table:formula="of:=[.C91]/[.G91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2]/[.G92]" office:value-type="float" office:value="25859.7634275047" calcext:value-type="float">
            <text:p>25859.7634275047</text:p>
          </table:table-cell>
          <table:table-cell table:formula="of:=[.F92]/[.G92]" office:value-type="float" office:value="35643.3471703184" calcext:value-type="float">
            <text:p>35643.3471703184</text:p>
          </table:table-cell>
          <table:table-cell table:formula="of:=([.H92]+[.I92])*[.G92]" office:value-type="float" office:value="1693482" calcext:value-type="float">
            <text:p>1693482</text:p>
          </table:table-cell>
          <table:table-cell table:formula="of:=[.C92]/[.G92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3]/[.G93]" office:value-type="float" office:value="25549.8353524266" calcext:value-type="float">
            <text:p>25549.8353524266</text:p>
          </table:table-cell>
          <table:table-cell table:formula="of:=[.F93]/[.G93]" office:value-type="float" office:value="35216.062061024" calcext:value-type="float">
            <text:p>35216.062061024</text:p>
          </table:table-cell>
          <table:table-cell table:formula="of:=([.H93]+[.I93])*[.G93]" office:value-type="float" office:value="180473.5" calcext:value-type="float">
            <text:p>180473.5</text:p>
          </table:table-cell>
          <table:table-cell table:formula="of:=[.C93]/[.G93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4]/[.G94]" office:value-type="float" office:value="25859.7634275047" calcext:value-type="float">
            <text:p>25859.7634275047</text:p>
          </table:table-cell>
          <table:table-cell table:formula="of:=[.F94]/[.G94]" office:value-type="float" office:value="35643.3471703184" calcext:value-type="float">
            <text:p>35643.3471703184</text:p>
          </table:table-cell>
          <table:table-cell table:formula="of:=([.H94]+[.I94])*[.G94]" office:value-type="float" office:value="1693482" calcext:value-type="float">
            <text:p>1693482</text:p>
          </table:table-cell>
          <table:table-cell table:formula="of:=[.C94]/[.G94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5]/[.G95]" office:value-type="float" office:value="25859.7634275047" calcext:value-type="float">
            <text:p>25859.7634275047</text:p>
          </table:table-cell>
          <table:table-cell table:formula="of:=[.F95]/[.G95]" office:value-type="float" office:value="35643.3471703184" calcext:value-type="float">
            <text:p>35643.3471703184</text:p>
          </table:table-cell>
          <table:table-cell table:formula="of:=([.H95]+[.I95])*[.G95]" office:value-type="float" office:value="1693482" calcext:value-type="float">
            <text:p>1693482</text:p>
          </table:table-cell>
          <table:table-cell table:formula="of:=[.C95]/[.G95]" office:value-type="float" office:value="46.4864590029381" calcext:value-type="float">
            <text:p>46.4864590029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6]/[.G96]" office:value-type="float" office:value="25549.8353524266" calcext:value-type="float">
            <text:p>25549.8353524266</text:p>
          </table:table-cell>
          <table:table-cell table:formula="of:=[.F96]/[.G96]" office:value-type="float" office:value="35216.062061024" calcext:value-type="float">
            <text:p>35216.062061024</text:p>
          </table:table-cell>
          <table:table-cell table:formula="of:=([.H96]+[.I96])*[.G96]" office:value-type="float" office:value="180473.5" calcext:value-type="float">
            <text:p>180473.5</text:p>
          </table:table-cell>
          <table:table-cell table:formula="of:=[.C96]/[.G96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7]/[.G97]" office:value-type="float" office:value="25549.8353524266" calcext:value-type="float">
            <text:p>25549.8353524266</text:p>
          </table:table-cell>
          <table:table-cell table:formula="of:=[.F97]/[.G97]" office:value-type="float" office:value="35216.062061024" calcext:value-type="float">
            <text:p>35216.062061024</text:p>
          </table:table-cell>
          <table:table-cell table:formula="of:=([.H97]+[.I97])*[.G97]" office:value-type="float" office:value="180473.5" calcext:value-type="float">
            <text:p>180473.5</text:p>
          </table:table-cell>
          <table:table-cell table:formula="of:=[.C97]/[.G97]" office:value-type="float" office:value="43.0979333194163" calcext:value-type="float">
            <text:p>43.0979333194</text:p>
          </table:table-cell>
          <table:table-cell table:number-columns-repeated="10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2"/>
          <table:table-cell table:number-columns-repeated="15"/>
        </table:table-row>
      </table:table>
      <table:table table:name="gmc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28" calcext:value-type="float">
            <text:p>1.28E+02</text:p>
          </table:table-cell>
          <table:table-cell table:style-name="ce11" office:value-type="float" office:value="3" calcext:value-type="float">
            <text:p>3.00E+00</text:p>
          </table:table-cell>
          <table:table-cell office:value-type="float" office:value="966.743" calcext:value-type="float">
            <text:p>966.743</text:p>
          </table:table-cell>
          <table:table-cell table:style-name="ce11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AVERAGE([.H2:.H97])" office:value-type="float" office:value="2164.33908680836" calcext:value-type="float">
            <text:p>2164.3390868084</text:p>
          </table:table-cell>
          <table:table-cell table:formula="of:=AVERAGE([.I2:.I97])" office:value-type="float" office:value="1796.23428894934" calcext:value-type="float">
            <text:p>1796.2342889494</text:p>
          </table:table-cell>
          <table:table-cell table:formula="of:=AVERAGE([.J2:.J97])" office:value-type="float" office:value="6273459.45764625" calcext:value-type="float">
            <text:p>6273459.45764625</text:p>
          </table:table-cell>
          <table:table-cell table:formula="of:=AVERAGE([.K2:.K97])" office:value-type="float" office:value="46.5200843853904" calcext:value-type="float">
            <text:p>46.520084385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51200" calcext:value-type="float">
            <text:p>5.12E+04</text:p>
          </table:table-cell>
          <table:table-cell table:style-name="ce11" office:value-type="float" office:value="31" calcext:value-type="float">
            <text:p>3.10E+01</text:p>
          </table:table-cell>
          <table:table-cell table:style-name="ce11" office:value-type="float" office:value="9803853.33333333" calcext:value-type="float">
            <text:p>9.80E+06</text:p>
          </table:table-cell>
          <table:table-cell table:style-name="ce11" office:value-type="float" office:value="13513000" calcext:value-type="float">
            <text:p>1.35E+07</text:p>
          </table:table-cell>
          <table:table-cell office:value-type="float" office:value="2171.91" calcext:value-type="float">
            <text:p>2171.91</text:p>
          </table:table-cell>
          <table:table-cell table:formula="of:=[.E3]/[.G3]+(210-[.D3])*5" office:value-type="float" office:value="5408.93166997405" calcext:value-type="float">
            <text:p>5408.9316699741</text:p>
          </table:table-cell>
          <table:table-cell table:formula="of:=[.F3]/[.G3]+(210-[.D3])*1" office:value-type="float" office:value="6400.71268606894" calcext:value-type="float">
            <text:p>6400.712686069</text:p>
          </table:table-cell>
          <table:table-cell table:formula="of:=([.H3]+[.I3])*[.G3]" office:value-type="float" office:value="25649484.6733333" calcext:value-type="float">
            <text:p>25649484.6733333</text:p>
          </table:table-cell>
          <table:table-cell table:formula="of:=[.C3]/[.G3]" office:value-type="float" office:value="23.5737208263694" calcext:value-type="float">
            <text:p>23.5737208264</text:p>
          </table:table-cell>
          <table:table-cell/>
          <table:table-cell table:formula="of:=[.M2]/[.L2]" office:value-type="float" office:value="0.829922769448366" calcext:value-type="float">
            <text:p>0.8299227694</text:p>
          </table:table-cell>
          <table:table-cell table:formula="of:=[.N2]/350000" office:value-type="float" office:value="17.9241698789893" calcext:value-type="float">
            <text:p>17.924169879</text:p>
          </table:table-cell>
          <table:table-cell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56" calcext:value-type="float">
            <text:p>2.56E+02</text:p>
          </table:table-cell>
          <table:table-cell table:style-name="ce11" office:value-type="float" office:value="2.33333333333333" calcext:value-type="float">
            <text:p>2.33E+00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30.46063508108" calcext:value-type="float">
            <text:p>1430.4606350811</text:p>
          </table:table-cell>
          <table:table-cell table:formula="of:=[.F4]/[.G4]+(210-[.D4])*1" office:value-type="float" office:value="748.14801712052" calcext:value-type="float">
            <text:p>748.1480171205</text:p>
          </table:table-cell>
          <table:table-cell table:formula="of:=([.H4]+[.I4])*[.G4]" office:value-type="float" office:value="10173.3181066667" calcext:value-type="float">
            <text:p>10173.3181066667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02400" calcext:value-type="float">
            <text:p>1.02E+05</text:p>
          </table:table-cell>
          <table:table-cell table:style-name="ce11" office:value-type="float" office:value="40" calcext:value-type="float">
            <text:p>4.00E+01</text:p>
          </table:table-cell>
          <table:table-cell table:style-name="ce11" office:value-type="float" office:value="38930066.6666667" calcext:value-type="float">
            <text:p>3.89E+07</text:p>
          </table:table-cell>
          <table:table-cell table:style-name="ce11" office:value-type="float" office:value="53658633.3333333" calcext:value-type="float">
            <text:p>5.37E+07</text:p>
          </table:table-cell>
          <table:table-cell office:value-type="float" office:value="6404.96333333333" calcext:value-type="float">
            <text:p>6404.9633333333</text:p>
          </table:table-cell>
          <table:table-cell table:formula="of:=[.E5]/[.G5]+(210-[.D5])*5" office:value-type="float" office:value="6928.10921634213" calcext:value-type="float">
            <text:p>6928.1092163421</text:p>
          </table:table-cell>
          <table:table-cell table:formula="of:=[.F5]/[.G5]+(210-[.D5])*1" office:value-type="float" office:value="8547.66440505254" calcext:value-type="float">
            <text:p>8547.6644050525</text:p>
          </table:table-cell>
          <table:table-cell table:formula="of:=([.H5]+[.I5])*[.G5]" office:value-type="float" office:value="99121762.6" calcext:value-type="float">
            <text:p>99121762.6</text:p>
          </table:table-cell>
          <table:table-cell table:formula="of:=[.C5]/[.G5]" office:value-type="float" office:value="15.9876012821307" calcext:value-type="float">
            <text:p>15.9876012821</text:p>
          </table:table-cell>
          <table:table-cell/>
          <table:table-cell table:formula="of:=AVERAGE([.G2:.G97])" office:value-type="float" office:value="648.676228541666" calcext:value-type="float">
            <text:p>648.6762285417</text:p>
          </table:table-cell>
          <table:table-cell table:number-columns-repeated="2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2565316.66666667" calcext:value-type="float">
            <text:p>2.57E+06</text:p>
          </table:table-cell>
          <table:table-cell table:style-name="ce11" office:value-type="float" office:value="3535863.33333333" calcext:value-type="float">
            <text:p>3.54E+06</text:p>
          </table:table-cell>
          <table:table-cell office:value-type="float" office:value="671.363" calcext:value-type="float">
            <text:p>671.363</text:p>
          </table:table-cell>
          <table:table-cell table:formula="of:=[.E6]/[.G6]+(210-[.D6])*5" office:value-type="float" office:value="4731.05756001845" calcext:value-type="float">
            <text:p>4731.0575600185</text:p>
          </table:table-cell>
          <table:table-cell table:formula="of:=[.F6]/[.G6]+(210-[.D6])*1" office:value-type="float" office:value="5448.6937756971" calcext:value-type="float">
            <text:p>5448.6937756971</text:p>
          </table:table-cell>
          <table:table-cell table:formula="of:=([.H6]+[.I6])*[.G6]" office:value-type="float" office:value="6834308.396" calcext:value-type="float">
            <text:p>6834308.396</text:p>
          </table:table-cell>
          <table:table-cell table:formula="of:=[.C6]/[.G6]" office:value-type="float" office:value="38.1313834691516" calcext:value-type="float">
            <text:p>38.1313834692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table:style-name="ce11" office:value-type="float" office:value="2523.85333333333" calcext:value-type="float">
            <text:p>2.52E+03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30.46063508108" calcext:value-type="float">
            <text:p>1430.4606350811</text:p>
          </table:table-cell>
          <table:table-cell table:formula="of:=[.F7]/[.G7]+(210-[.D7])*1" office:value-type="float" office:value="748.14801712052" calcext:value-type="float">
            <text:p>748.1480171205</text:p>
          </table:table-cell>
          <table:table-cell table:formula="of:=([.H7]+[.I7])*[.G7]" office:value-type="float" office:value="10173.3181066667" calcext:value-type="float">
            <text:p>10173.3181066667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12673.7333333333" calcext:value-type="float">
            <text:p>12673.7333333333</text:p>
          </table:table-cell>
          <table:table-cell office:value-type="float" office:value="17468.6333333333" calcext:value-type="float">
            <text:p>17468.6333333333</text:p>
          </table:table-cell>
          <table:table-cell office:value-type="float" office:value="26.0009" calcext:value-type="float">
            <text:p>26.0009</text:p>
          </table:table-cell>
          <table:table-cell table:formula="of:=[.E10]/[.G10]+(210-[.D10])*5" office:value-type="float" office:value="1524.10107598839" calcext:value-type="float">
            <text:p>1524.1010759884</text:p>
          </table:table-cell>
          <table:table-cell table:formula="of:=[.F10]/[.G10]+(210-[.D10])*1" office:value-type="float" office:value="879.180589902656" calcext:value-type="float">
            <text:p>879.1805899027</text:p>
          </table:table-cell>
          <table:table-cell table:formula="of:=([.H10]+[.I10])*[.G10]" office:value-type="float" office:value="62487.4862666666" calcext:value-type="float">
            <text:p>62487.4862666666</text:p>
          </table:table-cell>
          <table:table-cell table:formula="of:=[.C10]/[.G10]" office:value-type="float" office:value="49.2290651477449" calcext:value-type="float">
            <text:p>49.229065147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30.46063508108" calcext:value-type="float">
            <text:p>1430.4606350811</text:p>
          </table:table-cell>
          <table:table-cell table:formula="of:=[.F11]/[.G11]+(210-[.D11])*1" office:value-type="float" office:value="748.14801712052" calcext:value-type="float">
            <text:p>748.1480171205</text:p>
          </table:table-cell>
          <table:table-cell table:formula="of:=([.H11]+[.I11])*[.G11]" office:value-type="float" office:value="10173.3181066667" calcext:value-type="float">
            <text:p>10173.3181066667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19.3333333333333" calcext:value-type="float">
            <text:p>19.3333333333</text:p>
          </table:table-cell>
          <table:table-cell table:style-name="ce11" office:value-type="float" office:value="9550773.33333333" calcext:value-type="float">
            <text:p>9.55E+06</text:p>
          </table:table-cell>
          <table:table-cell table:style-name="ce11" office:value-type="float" office:value="13164166.6666667" calcext:value-type="float">
            <text:p>1.32E+07</text:p>
          </table:table-cell>
          <table:table-cell office:value-type="float" office:value="4503.85" calcext:value-type="float">
            <text:p>4503.85</text:p>
          </table:table-cell>
          <table:table-cell table:formula="of:=[.E13]/[.G13]+(210-[.D13])*5" office:value-type="float" office:value="3073.91313357831" calcext:value-type="float">
            <text:p>3073.9131335783</text:p>
          </table:table-cell>
          <table:table-cell table:formula="of:=[.F13]/[.G13]+(210-[.D13])*1" office:value-type="float" office:value="3113.53635963306" calcext:value-type="float">
            <text:p>3113.5363596331</text:p>
          </table:table-cell>
          <table:table-cell table:formula="of:=([.H13]+[.I13])*[.G13]" office:value-type="float" office:value="27867344.4" calcext:value-type="float">
            <text:p>27867344.4</text:p>
          </table:table-cell>
          <table:table-cell table:formula="of:=[.C13]/[.G13]" office:value-type="float" office:value="11.3680517779233" calcext:value-type="float">
            <text:p>11.3680517779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3" calcext:value-type="float">
            <text:p>1.30E+01</text:p>
          </table:table-cell>
          <table:table-cell office:value-type="float" office:value="256" calcext:value-type="float">
            <text:p>256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1940.17666666667" calcext:value-type="float">
            <text:p>1940.1766666667</text:p>
          </table:table-cell>
          <table:table-cell table:style-name="ce11" office:value-type="float" office:value="2674.20666666667" calcext:value-type="float">
            <text:p>2.67E+03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52.15408468319" calcext:value-type="float">
            <text:p>1452.1540846832</text:p>
          </table:table-cell>
          <table:table-cell table:formula="of:=[.F14]/[.G14]+(210-[.D14])*1" office:value-type="float" office:value="780.01274045394" calcext:value-type="float">
            <text:p>780.0127404539</text:p>
          </table:table-cell>
          <table:table-cell table:formula="of:=([.H14]+[.I14])*[.G14]" office:value-type="float" office:value="10423.4154933333" calcext:value-type="float">
            <text:p>10423.4154933333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4" calcext:value-type="float">
            <text:p>1.4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5" calcext:value-type="float">
            <text:p>1.5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6" calcext:value-type="float">
            <text:p>1.6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8" calcext:value-type="float">
            <text:p>1.80E+01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77212.333333333" calcext:value-type="float">
            <text:p>177212.333333333</text:p>
          </table:table-cell>
          <table:table-cell office:value-type="float" office:value="244257" calcext:value-type="float">
            <text:p>244257</text:p>
          </table:table-cell>
          <table:table-cell office:value-type="float" office:value="141.205333333333" calcext:value-type="float">
            <text:p>141.2053333333</text:p>
          </table:table-cell>
          <table:table-cell table:formula="of:=[.E19]/[.G19]+(210-[.D19])*5" office:value-type="float" office:value="2263.33078385456" calcext:value-type="float">
            <text:p>2263.3307838546</text:p>
          </table:table-cell>
          <table:table-cell table:formula="of:=[.F19]/[.G19]+(210-[.D19])*1" office:value-type="float" office:value="1931.46676864582" calcext:value-type="float">
            <text:p>1931.4667686458</text:p>
          </table:table-cell>
          <table:table-cell table:formula="of:=([.H19]+[.I19])*[.G19]" office:value-type="float" office:value="592327.786666666" calcext:value-type="float">
            <text:p>592327.786666666</text:p>
          </table:table-cell>
          <table:table-cell table:formula="of:=[.C19]/[.G19]" office:value-type="float" office:value="45.3240670796194" calcext:value-type="float">
            <text:p>45.3240670796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19" calcext:value-type="float">
            <text:p>1.9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0" calcext:value-type="float">
            <text:p>2.0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1" calcext:value-type="float">
            <text:p>2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19.6666666666667" calcext:value-type="float">
            <text:p>19.6666666667</text:p>
          </table:table-cell>
          <table:table-cell table:style-name="ce11" office:value-type="float" office:value="37542500" calcext:value-type="float">
            <text:p>3.75E+07</text:p>
          </table:table-cell>
          <table:table-cell table:style-name="ce11" office:value-type="float" office:value="51746100" calcext:value-type="float">
            <text:p>5.17E+07</text:p>
          </table:table-cell>
          <table:table-cell office:value-type="float" office:value="18708.9366666667" calcext:value-type="float">
            <text:p>18708.9366666667</text:p>
          </table:table-cell>
          <table:table-cell table:formula="of:=[.E22]/[.G22]+(210-[.D22])*5" office:value-type="float" office:value="2958.32801086207" calcext:value-type="float">
            <text:p>2958.3280108621</text:p>
          </table:table-cell>
          <table:table-cell table:formula="of:=[.F22]/[.G22]+(210-[.D22])*1" office:value-type="float" office:value="2956.18266629916" calcext:value-type="float">
            <text:p>2956.1826662992</text:p>
          </table:table-cell>
          <table:table-cell table:formula="of:=([.H22]+[.I22])*[.G22]" office:value-type="float" office:value="110654205.673333" calcext:value-type="float">
            <text:p>110654205.673333</text:p>
          </table:table-cell>
          <table:table-cell table:formula="of:=[.C22]/[.G22]" office:value-type="float" office:value="5.47332014771549" calcext:value-type="float">
            <text:p>5.473320147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2" calcext:value-type="float">
            <text:p>2.2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3" calcext:value-type="float">
            <text:p>2.3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24" calcext:value-type="float">
            <text:p>2.40E+01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30.46063508108" calcext:value-type="float">
            <text:p>1430.4606350811</text:p>
          </table:table-cell>
          <table:table-cell table:formula="of:=[.F25]/[.G25]+(210-[.D25])*1" office:value-type="float" office:value="748.14801712052" calcext:value-type="float">
            <text:p>748.1480171205</text:p>
          </table:table-cell>
          <table:table-cell table:formula="of:=([.H25]+[.I25])*[.G25]" office:value-type="float" office:value="10173.3181066667" calcext:value-type="float">
            <text:p>10173.3181066667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table:style-name="ce11" office:value-type="float" office:value="3" calcext:value-type="float">
            <text:p>3.00E+00</text:p>
          </table:table-cell>
          <table:table-cell table:style-name="ce11" office:value-type="float" office:value="12588.4" calcext:value-type="float">
            <text:p>1.26E+0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30.46063508108" calcext:value-type="float">
            <text:p>1430.4606350811</text:p>
          </table:table-cell>
          <table:table-cell table:formula="of:=[.F27]/[.G27]+(210-[.D27])*1" office:value-type="float" office:value="748.14801712052" calcext:value-type="float">
            <text:p>748.1480171205</text:p>
          </table:table-cell>
          <table:table-cell table:formula="of:=([.H27]+[.I27])*[.G27]" office:value-type="float" office:value="10173.3181066667" calcext:value-type="float">
            <text:p>10173.3181066667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77212.333333333" calcext:value-type="float">
            <text:p>177212.333333333</text:p>
          </table:table-cell>
          <table:table-cell office:value-type="float" office:value="244257" calcext:value-type="float">
            <text:p>244257</text:p>
          </table:table-cell>
          <table:table-cell office:value-type="float" office:value="141.205333333333" calcext:value-type="float">
            <text:p>141.2053333333</text:p>
          </table:table-cell>
          <table:table-cell table:formula="of:=[.E28]/[.G28]+(210-[.D28])*5" office:value-type="float" office:value="2263.33078385456" calcext:value-type="float">
            <text:p>2263.3307838546</text:p>
          </table:table-cell>
          <table:table-cell table:formula="of:=[.F28]/[.G28]+(210-[.D28])*1" office:value-type="float" office:value="1931.46676864582" calcext:value-type="float">
            <text:p>1931.4667686458</text:p>
          </table:table-cell>
          <table:table-cell table:formula="of:=([.H28]+[.I28])*[.G28]" office:value-type="float" office:value="592327.786666666" calcext:value-type="float">
            <text:p>592327.786666666</text:p>
          </table:table-cell>
          <table:table-cell table:formula="of:=[.C28]/[.G28]" office:value-type="float" office:value="45.3240670796194" calcext:value-type="float">
            <text:p>45.324067079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3.3333333333333" calcext:value-type="float">
            <text:p>23.3333333333</text:p>
          </table:table-cell>
          <table:table-cell table:style-name="ce11" office:value-type="float" office:value="2541740" calcext:value-type="float">
            <text:p>2.54E+06</text:p>
          </table:table-cell>
          <table:table-cell table:style-name="ce11" office:value-type="float" office:value="3503363.33333333" calcext:value-type="float">
            <text:p>3.50E+06</text:p>
          </table:table-cell>
          <table:table-cell office:value-type="float" office:value="1068.83333333333" calcext:value-type="float">
            <text:p>1068.8333333333</text:p>
          </table:table-cell>
          <table:table-cell table:formula="of:=[.E29]/[.G29]+(210-[.D29])*5" office:value-type="float" office:value="3311.38416757628" calcext:value-type="float">
            <text:p>3311.3841675763</text:p>
          </table:table-cell>
          <table:table-cell table:formula="of:=[.F29]/[.G29]+(210-[.D29])*1" office:value-type="float" office:value="3464.41187171891" calcext:value-type="float">
            <text:p>3464.4118717189</text:p>
          </table:table-cell>
          <table:table-cell table:formula="of:=([.H29]+[.I29])*[.G29]" office:value-type="float" office:value="7242196.66666666" calcext:value-type="float">
            <text:p>7242196.66666666</text:p>
          </table:table-cell>
          <table:table-cell table:formula="of:=[.C29]/[.G29]" office:value-type="float" office:value="23.951348822704" calcext:value-type="float">
            <text:p>23.951348822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7037.666666667" calcext:value-type="float">
            <text:p>177037.666666667</text:p>
          </table:table-cell>
          <table:table-cell table:style-name="ce11" office:value-type="float" office:value="244016.333333333" calcext:value-type="float">
            <text:p>2.44E+05</text:p>
          </table:table-cell>
          <table:table-cell office:value-type="float" office:value="146.589" calcext:value-type="float">
            <text:p>146.589</text:p>
          </table:table-cell>
          <table:table-cell table:formula="of:=[.E32]/[.G32]+(210-[.D32])*5" office:value-type="float" office:value="2217.71453974491" calcext:value-type="float">
            <text:p>2217.7145397449</text:p>
          </table:table-cell>
          <table:table-cell table:formula="of:=[.F32]/[.G32]+(210-[.D32])*1" office:value-type="float" office:value="1866.62922411186" calcext:value-type="float">
            <text:p>1866.6292241119</text:p>
          </table:table-cell>
          <table:table-cell table:formula="of:=([.H32]+[.I32])*[.G32]" office:value-type="float" office:value="598719.868" calcext:value-type="float">
            <text:p>598719.868</text:p>
          </table:table-cell>
          <table:table-cell table:formula="of:=[.C32]/[.G32]" office:value-type="float" office:value="43.6594833173021" calcext:value-type="float">
            <text:p>43.6594833173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37" calcext:value-type="float">
            <text:p>3.7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966.743" calcext:value-type="float">
            <text:p>9.67E+02</text:p>
          </table:table-cell>
          <table:table-cell table:style-name="ce11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38" calcext:value-type="float">
            <text:p>3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30.46063508108" calcext:value-type="float">
            <text:p>1430.4606350811</text:p>
          </table:table-cell>
          <table:table-cell table:formula="of:=[.F39]/[.G39]+(210-[.D39])*1" office:value-type="float" office:value="748.14801712052" calcext:value-type="float">
            <text:p>748.1480171205</text:p>
          </table:table-cell>
          <table:table-cell table:formula="of:=([.H39]+[.I39])*[.G39]" office:value-type="float" office:value="10173.3181066667" calcext:value-type="float">
            <text:p>10173.3181066667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39" calcext:value-type="float">
            <text:p>3.9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0" calcext:value-type="float">
            <text:p>4.0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11" office:value-type="float" office:value="41" calcext:value-type="float">
            <text:p>4.1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31.6666666666667" calcext:value-type="float">
            <text:p>31.6666666667</text:p>
          </table:table-cell>
          <table:table-cell table:style-name="ce11" office:value-type="float" office:value="2843840" calcext:value-type="float">
            <text:p>2.84E+06</text:p>
          </table:table-cell>
          <table:table-cell table:style-name="ce11" office:value-type="float" office:value="3919766.66666667" calcext:value-type="float">
            <text:p>3.92E+06</text:p>
          </table:table-cell>
          <table:table-cell office:value-type="float" office:value="659.664333333333" calcext:value-type="float">
            <text:p>659.6643333333</text:p>
          </table:table-cell>
          <table:table-cell table:formula="of:=[.E42]/[.G42]+(210-[.D42])*5" office:value-type="float" office:value="5202.70768601338" calcext:value-type="float">
            <text:p>5202.7076860134</text:p>
          </table:table-cell>
          <table:table-cell table:formula="of:=[.F42]/[.G42]+(210-[.D42])*1" office:value-type="float" office:value="6120.39578630816" calcext:value-type="float">
            <text:p>6120.3957863082</text:p>
          </table:table-cell>
          <table:table-cell table:formula="of:=([.H42]+[.I42])*[.G42]" office:value-type="float" office:value="7469447.50333334" calcext:value-type="float">
            <text:p>7469447.50333334</text:p>
          </table:table-cell>
          <table:table-cell table:formula="of:=[.C42]/[.G42]" office:value-type="float" office:value="38.8076157924763" calcext:value-type="float">
            <text:p>38.807615792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2" calcext:value-type="float">
            <text:p>4.2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42412533.3333333" calcext:value-type="float">
            <text:p>4.24E+07</text:p>
          </table:table-cell>
          <table:table-cell table:style-name="ce11" office:value-type="float" office:value="58458633.3333333" calcext:value-type="float">
            <text:p>5.85E+07</text:p>
          </table:table-cell>
          <table:table-cell office:value-type="float" office:value="4908.37333333333" calcext:value-type="float">
            <text:p>4908.3733333333</text:p>
          </table:table-cell>
          <table:table-cell table:formula="of:=[.E43]/[.G43]+(210-[.D43])*5" office:value-type="float" office:value="9375.85318150209" calcext:value-type="float">
            <text:p>9375.8531815021</text:p>
          </table:table-cell>
          <table:table-cell table:formula="of:=[.F43]/[.G43]+(210-[.D43])*1" office:value-type="float" office:value="12056.9810392038" calcext:value-type="float">
            <text:p>12056.9810392038</text:p>
          </table:table-cell>
          <table:table-cell table:formula="of:=([.H43]+[.I43])*[.G43]" office:value-type="float" office:value="105200351.946667" calcext:value-type="float">
            <text:p>105200351.946667</text:p>
          </table:table-cell>
          <table:table-cell table:formula="of:=[.C43]/[.G43]" office:value-type="float" office:value="20.8623087621697" calcext:value-type="float">
            <text:p>20.8623087622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3" calcext:value-type="float">
            <text:p>4.30E+01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30.46063508108" calcext:value-type="float">
            <text:p>1430.4606350811</text:p>
          </table:table-cell>
          <table:table-cell table:formula="of:=[.F44]/[.G44]+(210-[.D44])*1" office:value-type="float" office:value="748.14801712052" calcext:value-type="float">
            <text:p>748.1480171205</text:p>
          </table:table-cell>
          <table:table-cell table:formula="of:=([.H44]+[.I44])*[.G44]" office:value-type="float" office:value="10173.3181066667" calcext:value-type="float">
            <text:p>10173.3181066667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4" calcext:value-type="float">
            <text:p>4.4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5" calcext:value-type="float">
            <text:p>4.5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2404140" calcext:value-type="float">
            <text:p>2.40E+06</text:p>
          </table:table-cell>
          <table:table-cell table:style-name="ce11" office:value-type="float" office:value="3313710" calcext:value-type="float">
            <text:p>3.31E+06</text:p>
          </table:table-cell>
          <table:table-cell office:value-type="float" office:value="2385.48933333333" calcext:value-type="float">
            <text:p>2385.4893333333</text:p>
          </table:table-cell>
          <table:table-cell table:formula="of:=[.E46]/[.G46]+(210-[.D46])*5" office:value-type="float" office:value="2002.81838191689" calcext:value-type="float">
            <text:p>2002.8183819169</text:p>
          </table:table-cell>
          <table:table-cell table:formula="of:=[.F46]/[.G46]+(210-[.D46])*1" office:value-type="float" office:value="1588.11122078657" calcext:value-type="float">
            <text:p>1588.1112207866</text:p>
          </table:table-cell>
          <table:table-cell table:formula="of:=([.H46]+[.I46])*[.G46]" office:value-type="float" office:value="8566124.264" calcext:value-type="float">
            <text:p>8566124.264</text:p>
          </table:table-cell>
          <table:table-cell table:formula="of:=[.C46]/[.G46]" office:value-type="float" office:value="10.7315508152905" calcext:value-type="float">
            <text:p>10.7315508153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7" calcext:value-type="float">
            <text:p>4.7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48" calcext:value-type="float">
            <text:p>4.8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table:style-name="ce11" office:value-type="float" office:value="128" calcext:value-type="float">
            <text:p>1.28E+02</text:p>
          </table:table-cell>
          <table:table-cell table:style-name="ce11" office:value-type="float" office:value="3" calcext:value-type="float">
            <text:p>3.00E+00</text:p>
          </table:table-cell>
          <table:table-cell table:style-name="ce11" office:value-type="float" office:value="966.743" calcext:value-type="float">
            <text:p>9.67E+02</text:p>
          </table:table-cell>
          <table:table-cell table:style-name="ce11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6400" calcext:value-type="float">
            <text:p>6.40E+03</text:p>
          </table:table-cell>
          <table:table-cell table:style-name="ce11" office:value-type="float" office:value="8.66666666666667" calcext:value-type="float">
            <text:p>8.67E+00</text:p>
          </table:table-cell>
          <table:table-cell table:style-name="ce11" office:value-type="float" office:value="178122.666666667" calcext:value-type="float">
            <text:p>1.78E+05</text:p>
          </table:table-cell>
          <table:table-cell table:style-name="ce11" office:value-type="float" office:value="245512" calcext:value-type="float">
            <text:p>2.46E+05</text:p>
          </table:table-cell>
          <table:table-cell office:value-type="float" office:value="137.881666666667" calcext:value-type="float">
            <text:p>137.8816666667</text:p>
          </table:table-cell>
          <table:table-cell table:formula="of:=[.E51]/[.G51]+(210-[.D51])*5" office:value-type="float" office:value="2298.51837525737" calcext:value-type="float">
            <text:p>2298.5183752574</text:p>
          </table:table-cell>
          <table:table-cell table:formula="of:=[.F51]/[.G51]+(210-[.D51])*1" office:value-type="float" office:value="1981.93263950166" calcext:value-type="float">
            <text:p>1981.9326395017</text:p>
          </table:table-cell>
          <table:table-cell table:formula="of:=([.H51]+[.I51])*[.G51]" office:value-type="float" office:value="590195.720000001" calcext:value-type="float">
            <text:p>590195.720000001</text:p>
          </table:table-cell>
          <table:table-cell table:formula="of:=[.C51]/[.G51]" office:value-type="float" office:value="46.4166132795028" calcext:value-type="float">
            <text:p>46.416613279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85" calcext:value-type="float">
            <text:p>85</text:p>
          </table:table-cell>
          <table:table-cell table:style-name="ce11" office:value-type="float" office:value="45593400" calcext:value-type="float">
            <text:p>4.56E+07</text:p>
          </table:table-cell>
          <table:table-cell table:style-name="ce11" office:value-type="float" office:value="62842900" calcext:value-type="float">
            <text:p>6.28E+07</text:p>
          </table:table-cell>
          <table:table-cell office:value-type="float" office:value="3640.70333333333" calcext:value-type="float">
            <text:p>3640.7033333333</text:p>
          </table:table-cell>
          <table:table-cell table:formula="of:=[.E52]/[.G52]+(210-[.D52])*5" office:value-type="float" office:value="13148.2395571918" calcext:value-type="float">
            <text:p>13148.2395571918</text:p>
          </table:table-cell>
          <table:table-cell table:formula="of:=[.F52]/[.G52]+(210-[.D52])*1" office:value-type="float" office:value="17386.1976989794" calcext:value-type="float">
            <text:p>17386.1976989794</text:p>
          </table:table-cell>
          <table:table-cell table:formula="of:=([.H52]+[.I52])*[.G52]" office:value-type="float" office:value="111166827.5" calcext:value-type="float">
            <text:p>111166827.5</text:p>
          </table:table-cell>
          <table:table-cell table:formula="of:=[.C52]/[.G52]" office:value-type="float" office:value="28.1264334455522" calcext:value-type="float">
            <text:p>28.126433445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12673.7333333333" calcext:value-type="float">
            <text:p>12673.7333333333</text:p>
          </table:table-cell>
          <table:table-cell office:value-type="float" office:value="17468.6333333333" calcext:value-type="float">
            <text:p>17468.6333333333</text:p>
          </table:table-cell>
          <table:table-cell office:value-type="float" office:value="26.0009" calcext:value-type="float">
            <text:p>26.0009</text:p>
          </table:table-cell>
          <table:table-cell table:formula="of:=[.E54]/[.G54]+(210-[.D54])*5" office:value-type="float" office:value="1524.10107598839" calcext:value-type="float">
            <text:p>1524.1010759884</text:p>
          </table:table-cell>
          <table:table-cell table:formula="of:=[.F54]/[.G54]+(210-[.D54])*1" office:value-type="float" office:value="879.180589902656" calcext:value-type="float">
            <text:p>879.1805899027</text:p>
          </table:table-cell>
          <table:table-cell table:formula="of:=([.H54]+[.I54])*[.G54]" office:value-type="float" office:value="62487.4862666666" calcext:value-type="float">
            <text:p>62487.4862666666</text:p>
          </table:table-cell>
          <table:table-cell table:formula="of:=[.C54]/[.G54]" office:value-type="float" office:value="49.2290651477449" calcext:value-type="float">
            <text:p>49.229065147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3.3333333333333" calcext:value-type="float">
            <text:p>33.3333333333</text:p>
          </table:table-cell>
          <table:table-cell table:style-name="ce11" office:value-type="float" office:value="3296113.33333333" calcext:value-type="float">
            <text:p>3.30E+06</text:p>
          </table:table-cell>
          <table:table-cell table:style-name="ce11" office:value-type="float" office:value="4543140" calcext:value-type="float">
            <text:p>4.54E+06</text:p>
          </table:table-cell>
          <table:table-cell office:value-type="float" office:value="994.763333333333" calcext:value-type="float">
            <text:p>994.7633333333</text:p>
          </table:table-cell>
          <table:table-cell table:formula="of:=[.E55]/[.G55]+(210-[.D55])*5" office:value-type="float" office:value="4196.79817756764" calcext:value-type="float">
            <text:p>4196.7981775676</text:p>
          </table:table-cell>
          <table:table-cell table:formula="of:=[.F55]/[.G55]+(210-[.D55])*1" office:value-type="float" office:value="4743.72281737588" calcext:value-type="float">
            <text:p>4743.7228173759</text:p>
          </table:table-cell>
          <table:table-cell table:formula="of:=([.H55]+[.I55])*[.G55]" office:value-type="float" office:value="8893702.46666666" calcext:value-type="float">
            <text:p>8893702.46666666</text:p>
          </table:table-cell>
          <table:table-cell table:formula="of:=[.C55]/[.G55]" office:value-type="float" office:value="25.734764382818" calcext:value-type="float">
            <text:p>25.7347643828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674683" calcext:value-type="float">
            <text:p>674683</text:p>
          </table:table-cell>
          <table:table-cell office:value-type="float" office:value="929938.666666667" calcext:value-type="float">
            <text:p>929938.666666667</text:p>
          </table:table-cell>
          <table:table-cell office:value-type="float" office:value="262.769333333333" calcext:value-type="float">
            <text:p>262.7693333333</text:p>
          </table:table-cell>
          <table:table-cell table:formula="of:=[.E61]/[.G61]+(210-[.D61])*5" office:value-type="float" office:value="3524.25319376014" calcext:value-type="float">
            <text:p>3524.2531937601</text:p>
          </table:table-cell>
          <table:table-cell table:formula="of:=[.F61]/[.G61]+(210-[.D61])*1" office:value-type="float" office:value="3730.32570687262" calcext:value-type="float">
            <text:p>3730.3257068726</text:p>
          </table:table-cell>
          <table:table-cell table:formula="of:=([.H61]+[.I61])*[.G61]" office:value-type="float" office:value="1906280.86133333" calcext:value-type="float">
            <text:p>1906280.86133333</text:p>
          </table:table-cell>
          <table:table-cell table:formula="of:=[.C61]/[.G61]" office:value-type="float" office:value="48.7119247806695" calcext:value-type="float">
            <text:p>48.711924780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77948" calcext:value-type="float">
            <text:p>177948</text:p>
          </table:table-cell>
          <table:table-cell office:value-type="float" office:value="245271.333333333" calcext:value-type="float">
            <text:p>245271.333333333</text:p>
          </table:table-cell>
          <table:table-cell office:value-type="float" office:value="143.265333333333" calcext:value-type="float">
            <text:p>143.2653333333</text:p>
          </table:table-cell>
          <table:table-cell table:formula="of:=[.E62]/[.G62]+(210-[.D62])*5" office:value-type="float" office:value="2250.42027690657" calcext:value-type="float">
            <text:p>2250.4202769066</text:p>
          </table:table-cell>
          <table:table-cell table:formula="of:=[.F62]/[.G62]+(210-[.D62])*1" office:value-type="float" office:value="1913.67422374026" calcext:value-type="float">
            <text:p>1913.6742237403</text:p>
          </table:table-cell>
          <table:table-cell table:formula="of:=([.H62]+[.I62])*[.G62]" office:value-type="float" office:value="596570.386666666" calcext:value-type="float">
            <text:p>596570.386666666</text:p>
          </table:table-cell>
          <table:table-cell table:formula="of:=[.C62]/[.G62]" office:value-type="float" office:value="44.6723561875868" calcext:value-type="float">
            <text:p>44.6723561876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18.6666666666667" calcext:value-type="float">
            <text:p>18.6666666667</text:p>
          </table:table-cell>
          <table:table-cell table:style-name="ce11" office:value-type="float" office:value="9533753.33333333" calcext:value-type="float">
            <text:p>9.53E+06</text:p>
          </table:table-cell>
          <table:table-cell table:style-name="ce11" office:value-type="float" office:value="13140700" calcext:value-type="float">
            <text:p>1.31E+07</text:p>
          </table:table-cell>
          <table:table-cell office:value-type="float" office:value="8268.41" calcext:value-type="float">
            <text:p>8268.41</text:p>
          </table:table-cell>
          <table:table-cell table:formula="of:=[.E63]/[.G63]+(210-[.D63])*5" office:value-type="float" office:value="2109.7001196925" calcext:value-type="float">
            <text:p>2109.7001196925</text:p>
          </table:table-cell>
          <table:table-cell table:formula="of:=[.F63]/[.G63]+(210-[.D63])*1" office:value-type="float" office:value="1780.59898416584" calcext:value-type="float">
            <text:p>1780.5989841658</text:p>
          </table:table-cell>
          <table:table-cell table:formula="of:=([.H63]+[.I63])*[.G63]" office:value-type="float" office:value="32166588.0133333" calcext:value-type="float">
            <text:p>32166588.0133333</text:p>
          </table:table-cell>
          <table:table-cell table:formula="of:=[.C63]/[.G63]" office:value-type="float" office:value="6.19224252304857" calcext:value-type="float">
            <text:p>6.192242523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674683" calcext:value-type="float">
            <text:p>674683</text:p>
          </table:table-cell>
          <table:table-cell office:value-type="float" office:value="929938.666666667" calcext:value-type="float">
            <text:p>929938.666666667</text:p>
          </table:table-cell>
          <table:table-cell office:value-type="float" office:value="262.769333333333" calcext:value-type="float">
            <text:p>262.7693333333</text:p>
          </table:table-cell>
          <table:table-cell table:formula="of:=[.E64]/[.G64]+(210-[.D64])*5" office:value-type="float" office:value="3524.25319376014" calcext:value-type="float">
            <text:p>3524.2531937601</text:p>
          </table:table-cell>
          <table:table-cell table:formula="of:=[.F64]/[.G64]+(210-[.D64])*1" office:value-type="float" office:value="3730.32570687262" calcext:value-type="float">
            <text:p>3730.3257068726</text:p>
          </table:table-cell>
          <table:table-cell table:formula="of:=([.H64]+[.I64])*[.G64]" office:value-type="float" office:value="1906280.86133333" calcext:value-type="float">
            <text:p>1906280.86133333</text:p>
          </table:table-cell>
          <table:table-cell table:formula="of:=[.C64]/[.G64]" office:value-type="float" office:value="48.7119247806695" calcext:value-type="float">
            <text:p>48.7119247807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673042" calcext:value-type="float">
            <text:p>673042</text:p>
          </table:table-cell>
          <table:table-cell office:value-type="float" office:value="927676.666666667" calcext:value-type="float">
            <text:p>927676.666666667</text:p>
          </table:table-cell>
          <table:table-cell office:value-type="float" office:value="266.430333333333" calcext:value-type="float">
            <text:p>266.4303333333</text:p>
          </table:table-cell>
          <table:table-cell table:formula="of:=[.E65]/[.G65]+(210-[.D65])*5" office:value-type="float" office:value="3484.47963048919" calcext:value-type="float">
            <text:p>3484.4796304892</text:p>
          </table:table-cell>
          <table:table-cell table:formula="of:=[.F65]/[.G65]+(210-[.D65])*1" office:value-type="float" office:value="3673.53997688786" calcext:value-type="float">
            <text:p>3673.5399768879</text:p>
          </table:table-cell>
          <table:table-cell table:formula="of:=([.H65]+[.I65])*[.G65]" office:value-type="float" office:value="1907113.55" calcext:value-type="float">
            <text:p>1907113.55</text:p>
          </table:table-cell>
          <table:table-cell table:formula="of:=[.C65]/[.G65]" office:value-type="float" office:value="48.0425777345173" calcext:value-type="float">
            <text:p>48.042577734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6" calcext:value-type="float">
            <text:p>6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30.46063508108" calcext:value-type="float">
            <text:p>1430.4606350811</text:p>
          </table:table-cell>
          <table:table-cell table:formula="of:=[.F67]/[.G67]+(210-[.D67])*1" office:value-type="float" office:value="748.14801712052" calcext:value-type="float">
            <text:p>748.1480171205</text:p>
          </table:table-cell>
          <table:table-cell table:formula="of:=([.H67]+[.I67])*[.G67]" office:value-type="float" office:value="10173.3181066667" calcext:value-type="float">
            <text:p>10173.3181066667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8.66666666666667" calcext:value-type="float">
            <text:p>8.6666666667</text:p>
          </table:table-cell>
          <table:table-cell office:value-type="float" office:value="178122.666666667" calcext:value-type="float">
            <text:p>178122.666666667</text:p>
          </table:table-cell>
          <table:table-cell office:value-type="float" office:value="245512" calcext:value-type="float">
            <text:p>245512</text:p>
          </table:table-cell>
          <table:table-cell office:value-type="float" office:value="137.881666666667" calcext:value-type="float">
            <text:p>137.8816666667</text:p>
          </table:table-cell>
          <table:table-cell table:formula="of:=[.E68]/[.G68]+(210-[.D68])*5" office:value-type="float" office:value="2298.51837525737" calcext:value-type="float">
            <text:p>2298.5183752574</text:p>
          </table:table-cell>
          <table:table-cell table:formula="of:=[.F68]/[.G68]+(210-[.D68])*1" office:value-type="float" office:value="1981.93263950166" calcext:value-type="float">
            <text:p>1981.9326395017</text:p>
          </table:table-cell>
          <table:table-cell table:formula="of:=([.H68]+[.I68])*[.G68]" office:value-type="float" office:value="590195.720000001" calcext:value-type="float">
            <text:p>590195.720000001</text:p>
          </table:table-cell>
          <table:table-cell table:formula="of:=[.C68]/[.G68]" office:value-type="float" office:value="46.4166132795028" calcext:value-type="float">
            <text:p>46.416613279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18.3333333333333" calcext:value-type="float">
            <text:p>18.3333333333</text:p>
          </table:table-cell>
          <table:table-cell table:style-name="ce11" office:value-type="float" office:value="673042" calcext:value-type="float">
            <text:p>6.73E+05</text:p>
          </table:table-cell>
          <table:table-cell table:style-name="ce11" office:value-type="float" office:value="927676.666666667" calcext:value-type="float">
            <text:p>9.28E+05</text:p>
          </table:table-cell>
          <table:table-cell office:value-type="float" office:value="266.430333333333" calcext:value-type="float">
            <text:p>266.4303333333</text:p>
          </table:table-cell>
          <table:table-cell table:formula="of:=[.E70]/[.G70]+(210-[.D70])*5" office:value-type="float" office:value="3484.47963048919" calcext:value-type="float">
            <text:p>3484.4796304892</text:p>
          </table:table-cell>
          <table:table-cell table:formula="of:=[.F70]/[.G70]+(210-[.D70])*1" office:value-type="float" office:value="3673.53997688786" calcext:value-type="float">
            <text:p>3673.5399768879</text:p>
          </table:table-cell>
          <table:table-cell table:formula="of:=([.H70]+[.I70])*[.G70]" office:value-type="float" office:value="1907113.55" calcext:value-type="float">
            <text:p>1907113.55</text:p>
          </table:table-cell>
          <table:table-cell table:formula="of:=[.C70]/[.G70]" office:value-type="float" office:value="48.0425777345173" calcext:value-type="float">
            <text:p>48.042577734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8.66666666666667" calcext:value-type="float">
            <text:p>8.6666666667</text:p>
          </table:table-cell>
          <table:table-cell office:value-type="float" office:value="178122.666666667" calcext:value-type="float">
            <text:p>178122.666666667</text:p>
          </table:table-cell>
          <table:table-cell office:value-type="float" office:value="245512" calcext:value-type="float">
            <text:p>245512</text:p>
          </table:table-cell>
          <table:table-cell office:value-type="float" office:value="137.881666666667" calcext:value-type="float">
            <text:p>137.8816666667</text:p>
          </table:table-cell>
          <table:table-cell table:formula="of:=[.E72]/[.G72]+(210-[.D72])*5" office:value-type="float" office:value="2298.51837525737" calcext:value-type="float">
            <text:p>2298.5183752574</text:p>
          </table:table-cell>
          <table:table-cell table:formula="of:=[.F72]/[.G72]+(210-[.D72])*1" office:value-type="float" office:value="1981.93263950166" calcext:value-type="float">
            <text:p>1981.9326395017</text:p>
          </table:table-cell>
          <table:table-cell table:formula="of:=([.H72]+[.I72])*[.G72]" office:value-type="float" office:value="590195.720000001" calcext:value-type="float">
            <text:p>590195.720000001</text:p>
          </table:table-cell>
          <table:table-cell table:formula="of:=[.C72]/[.G72]" office:value-type="float" office:value="46.4166132795028" calcext:value-type="float">
            <text:p>46.416613279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30.46063508108" calcext:value-type="float">
            <text:p>1430.4606350811</text:p>
          </table:table-cell>
          <table:table-cell table:formula="of:=[.F73]/[.G73]+(210-[.D73])*1" office:value-type="float" office:value="748.14801712052" calcext:value-type="float">
            <text:p>748.1480171205</text:p>
          </table:table-cell>
          <table:table-cell table:formula="of:=([.H73]+[.I73])*[.G73]" office:value-type="float" office:value="10173.3181066667" calcext:value-type="float">
            <text:p>10173.3181066667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26.3333333333333" calcext:value-type="float">
            <text:p>26.3333333333</text:p>
          </table:table-cell>
          <table:table-cell table:style-name="ce11" office:value-type="float" office:value="2528120" calcext:value-type="float">
            <text:p>2.53E+06</text:p>
          </table:table-cell>
          <table:table-cell table:style-name="ce11" office:value-type="float" office:value="3484590" calcext:value-type="float">
            <text:p>3.48E+06</text:p>
          </table:table-cell>
          <table:table-cell office:value-type="float" office:value="693.617666666667" calcext:value-type="float">
            <text:p>693.6176666667</text:p>
          </table:table-cell>
          <table:table-cell table:formula="of:=[.E74]/[.G74]+(210-[.D74])*5" office:value-type="float" office:value="4563.16552474714" calcext:value-type="float">
            <text:p>4563.1655247471</text:p>
          </table:table-cell>
          <table:table-cell table:formula="of:=[.F74]/[.G74]+(210-[.D74])*1" office:value-type="float" office:value="5207.45739095137" calcext:value-type="float">
            <text:p>5207.4573909514</text:p>
          </table:table-cell>
          <table:table-cell table:formula="of:=([.H74]+[.I74])*[.G74]" office:value-type="float" office:value="6777076.66866667" calcext:value-type="float">
            <text:p>6777076.66866667</text:p>
          </table:table-cell>
          <table:table-cell table:formula="of:=[.C74]/[.G74]" office:value-type="float" office:value="36.9079411183779" calcext:value-type="float">
            <text:p>36.907941118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3" calcext:value-type="float">
            <text:p>3.00E+00</text:p>
          </table:table-cell>
          <table:table-cell table:style-name="ce11" office:value-type="float" office:value="966.743" calcext:value-type="float">
            <text:p>9.67E+02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table:style-name="ce11" office:value-type="float" office:value="1831.09333333333" calcext:value-type="float">
            <text:p>1.83E+03</text:p>
          </table:table-cell>
          <table:table-cell table:style-name="ce11" office:value-type="float" office:value="2523.85333333333" calcext:value-type="float">
            <text:p>2.52E+03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30.46063508108" calcext:value-type="float">
            <text:p>1430.4606350811</text:p>
          </table:table-cell>
          <table:table-cell table:formula="of:=[.F76]/[.G76]+(210-[.D76])*1" office:value-type="float" office:value="748.14801712052" calcext:value-type="float">
            <text:p>748.1480171205</text:p>
          </table:table-cell>
          <table:table-cell table:formula="of:=([.H76]+[.I76])*[.G76]" office:value-type="float" office:value="10173.3181066667" calcext:value-type="float">
            <text:p>10173.3181066667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30.46063508108" calcext:value-type="float">
            <text:p>1430.4606350811</text:p>
          </table:table-cell>
          <table:table-cell table:formula="of:=[.F77]/[.G77]+(210-[.D77])*1" office:value-type="float" office:value="748.14801712052" calcext:value-type="float">
            <text:p>748.1480171205</text:p>
          </table:table-cell>
          <table:table-cell table:formula="of:=([.H77]+[.I77])*[.G77]" office:value-type="float" office:value="10173.3181066667" calcext:value-type="float">
            <text:p>10173.3181066667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30.46063508108" calcext:value-type="float">
            <text:p>1430.4606350811</text:p>
          </table:table-cell>
          <table:table-cell table:formula="of:=[.F78]/[.G78]+(210-[.D78])*1" office:value-type="float" office:value="748.14801712052" calcext:value-type="float">
            <text:p>748.1480171205</text:p>
          </table:table-cell>
          <table:table-cell table:formula="of:=([.H78]+[.I78])*[.G78]" office:value-type="float" office:value="10173.3181066667" calcext:value-type="float">
            <text:p>10173.3181066667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30.46063508108" calcext:value-type="float">
            <text:p>1430.4606350811</text:p>
          </table:table-cell>
          <table:table-cell table:formula="of:=[.F79]/[.G79]+(210-[.D79])*1" office:value-type="float" office:value="748.14801712052" calcext:value-type="float">
            <text:p>748.1480171205</text:p>
          </table:table-cell>
          <table:table-cell table:formula="of:=([.H79]+[.I79])*[.G79]" office:value-type="float" office:value="10173.3181066667" calcext:value-type="float">
            <text:p>10173.3181066667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table:style-name="ce11" office:value-type="float" office:value="177948" calcext:value-type="float">
            <text:p>1.78E+05</text:p>
          </table:table-cell>
          <table:table-cell table:style-name="ce11" office:value-type="float" office:value="245271.333333333" calcext:value-type="float">
            <text:p>2.45E+05</text:p>
          </table:table-cell>
          <table:table-cell office:value-type="float" office:value="143.265333333333" calcext:value-type="float">
            <text:p>143.2653333333</text:p>
          </table:table-cell>
          <table:table-cell table:formula="of:=[.E80]/[.G80]+(210-[.D80])*5" office:value-type="float" office:value="2250.42027690657" calcext:value-type="float">
            <text:p>2250.4202769066</text:p>
          </table:table-cell>
          <table:table-cell table:formula="of:=[.F80]/[.G80]+(210-[.D80])*1" office:value-type="float" office:value="1913.67422374026" calcext:value-type="float">
            <text:p>1913.6742237403</text:p>
          </table:table-cell>
          <table:table-cell table:formula="of:=([.H80]+[.I80])*[.G80]" office:value-type="float" office:value="596570.386666666" calcext:value-type="float">
            <text:p>596570.386666666</text:p>
          </table:table-cell>
          <table:table-cell table:formula="of:=[.C80]/[.G80]" office:value-type="float" office:value="44.6723561875868" calcext:value-type="float">
            <text:p>44.6723561876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11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17.6666666666667" calcext:value-type="float">
            <text:p>17.6666666667</text:p>
          </table:table-cell>
          <table:table-cell office:value-type="float" office:value="670597.333333333" calcext:value-type="float">
            <text:p>670597.333333333</text:p>
          </table:table-cell>
          <table:table-cell office:value-type="float" office:value="924307.333333333" calcext:value-type="float">
            <text:p>924307.333333333</text:p>
          </table:table-cell>
          <table:table-cell office:value-type="float" office:value="275.753666666667" calcext:value-type="float">
            <text:p>275.7536666667</text:p>
          </table:table-cell>
          <table:table-cell table:formula="of:=[.E87]/[.G87]+(210-[.D87])*5" office:value-type="float" office:value="3393.53762395825" calcext:value-type="float">
            <text:p>3393.5376239583</text:p>
          </table:table-cell>
          <table:table-cell table:formula="of:=[.F87]/[.G87]+(210-[.D87])*1" office:value-type="float" office:value="3544.26458598515" calcext:value-type="float">
            <text:p>3544.2645859852</text:p>
          </table:table-cell>
          <table:table-cell table:formula="of:=([.H87]+[.I87])*[.G87]" office:value-type="float" office:value="1913124.398" calcext:value-type="float">
            <text:p>1913124.398</text:p>
          </table:table-cell>
          <table:table-cell table:formula="of:=[.C87]/[.G87]" office:value-type="float" office:value="46.4182404343973" calcext:value-type="float">
            <text:p>46.418240434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673042" calcext:value-type="float">
            <text:p>673042</text:p>
          </table:table-cell>
          <table:table-cell office:value-type="float" office:value="927676.666666667" calcext:value-type="float">
            <text:p>927676.666666667</text:p>
          </table:table-cell>
          <table:table-cell office:value-type="float" office:value="266.430333333333" calcext:value-type="float">
            <text:p>266.4303333333</text:p>
          </table:table-cell>
          <table:table-cell table:formula="of:=[.E88]/[.G88]+(210-[.D88])*5" office:value-type="float" office:value="3484.47963048919" calcext:value-type="float">
            <text:p>3484.4796304892</text:p>
          </table:table-cell>
          <table:table-cell table:formula="of:=[.F88]/[.G88]+(210-[.D88])*1" office:value-type="float" office:value="3673.53997688786" calcext:value-type="float">
            <text:p>3673.5399768879</text:p>
          </table:table-cell>
          <table:table-cell table:formula="of:=([.H88]+[.I88])*[.G88]" office:value-type="float" office:value="1907113.55" calcext:value-type="float">
            <text:p>1907113.55</text:p>
          </table:table-cell>
          <table:table-cell table:formula="of:=[.C88]/[.G88]" office:value-type="float" office:value="48.0425777345173" calcext:value-type="float">
            <text:p>48.0425777345</text:p>
          </table:table-cell>
          <table:table-cell table:number-columns-repeated="4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1831.09333333333" calcext:value-type="float">
            <text:p>1831.0933333333</text:p>
          </table:table-cell>
          <table:table-cell office:value-type="float" office:value="2523.85333333333" calcext:value-type="float">
            <text:p>2523.8533333333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30.46063508108" calcext:value-type="float">
            <text:p>1430.4606350811</text:p>
          </table:table-cell>
          <table:table-cell table:formula="of:=[.F89]/[.G89]+(210-[.D89])*1" office:value-type="float" office:value="748.14801712052" calcext:value-type="float">
            <text:p>748.1480171205</text:p>
          </table:table-cell>
          <table:table-cell table:formula="of:=([.H89]+[.I89])*[.G89]" office:value-type="float" office:value="10173.3181066667" calcext:value-type="float">
            <text:p>10173.3181066667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19.3333333333333" calcext:value-type="float">
            <text:p>19.3333333333</text:p>
          </table:table-cell>
          <table:table-cell table:style-name="ce11" office:value-type="float" office:value="9551626.66666667" calcext:value-type="float">
            <text:p>9.55E+06</text:p>
          </table:table-cell>
          <table:table-cell table:style-name="ce11" office:value-type="float" office:value="13165333.3333333" calcext:value-type="float">
            <text:p>1.32E+07</text:p>
          </table:table-cell>
          <table:table-cell office:value-type="float" office:value="3954.76666666667" calcext:value-type="float">
            <text:p>3954.7666666667</text:p>
          </table:table-cell>
          <table:table-cell table:formula="of:=[.E90]/[.G90]+(210-[.D90])*5" office:value-type="float" office:value="3368.55209887365" calcext:value-type="float">
            <text:p>3368.5520988737</text:p>
          </table:table-cell>
          <table:table-cell table:formula="of:=[.F90]/[.G90]+(210-[.D90])*1" office:value-type="float" office:value="3519.64519890202" calcext:value-type="float">
            <text:p>3519.645198902</text:p>
          </table:table-cell>
          <table:table-cell table:formula="of:=([.H90]+[.I90])*[.G90]" office:value-type="float" office:value="27241213.0666666" calcext:value-type="float">
            <text:p>27241213.0666666</text:p>
          </table:table-cell>
          <table:table-cell table:formula="of:=[.C90]/[.G90]" office:value-type="float" office:value="12.9464022319058" calcext:value-type="float">
            <text:p>12.9464022319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>
          <table:table-cell table:style-name="ce11" office:value-type="float" office:value="420.063085644531" calcext:value-type="float">
            <text:p>4.20E+02</text:p>
          </table:table-cell>
          <table:table-cell table:style-name="ce11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number-columns-repeated="4"/>
        </table:table-row>
        <table:table-row table:style-name="ro1" table:number-rows-repeated="3">
          <table:table-cell table:style-name="ce11" table:number-columns-repeated="2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13"/>
        </table:table-row>
      </table:table>
      <table:table table:name="pred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NumOfMachines</text:p>
          </table:table-cell>
          <table:table-cell office:value-type="string" calcext:value-type="string">
            <text:p>ResponseTime</text:p>
          </table:table-cell>
          <table:table-cell table:style-name="ce11" office:value-type="string" calcext:value-type="string">
            <text:p>CPUPower</text:p>
          </table:table-cell>
          <table:table-cell table:style-name="ce11" office:value-type="string" calcext:value-type="string">
            <text:p>CPUEnergy</text:p>
          </table:table-cell>
          <table:table-cell office:value-type="string" calcext:value-type="string">
            <text:p>ThresTemp</text:p>
          </table:table-cell>
          <table:table-cell office:value-type="string" calcext:value-type="string">
            <text:p>EnvTemp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TotalEner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5.61636666666667" calcext:value-type="float">
            <text:p>5.6163666667</text:p>
          </table:table-cell>
          <table:table-cell office:value-type="float" office:value="1431.90980270897" calcext:value-type="float">
            <text:p>1431.909802709</text:p>
          </table:table-cell>
          <table:table-cell office:value-type="float" office:value="8202.97213203556" calcext:value-type="float">
            <text:p>8202.972132035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65.767411886416" calcext:value-type="float">
            <text:p>765.7674118864</text:p>
          </table:table-cell>
          <table:table-cell office:value-type="float" office:value="4557.58949921325" calcext:value-type="float">
            <text:p>4557.5894992133</text:p>
          </table:table-cell>
          <table:table-cell office:value-type="float" office:value="12760.5616312488" calcext:value-type="float">
            <text:p>12760.5616312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1" calcext:value-type="float">
            <text:p>31</text:p>
          </table:table-cell>
          <table:table-cell office:value-type="float" office:value="2341.54885171485" calcext:value-type="float">
            <text:p>2341.5488517149</text:p>
          </table:table-cell>
          <table:table-cell office:value-type="float" office:value="5599.02380925104" calcext:value-type="float">
            <text:p>5599.0238092511</text:p>
          </table:table-cell>
          <table:table-cell office:value-type="float" office:value="13202082.7975442" calcext:value-type="float">
            <text:p>13202082.79754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564.52073030859" calcext:value-type="float">
            <text:p>6564.5207303086</text:p>
          </table:table-cell>
          <table:table-cell table:style-name="ce11" office:value-type="float" office:value="15548823.7329331" calcext:value-type="float">
            <text:p>1.55E+07</text:p>
          </table:table-cell>
          <table:table-cell table:style-name="ce11" office:value-type="float" office:value="28750906.5304773" calcext:value-type="float">
            <text:p>2.88E+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3.97127666666667" calcext:value-type="float">
            <text:p>3.9712766667</text:p>
          </table:table-cell>
          <table:table-cell office:value-type="float" office:value="1426.69270900884" calcext:value-type="float">
            <text:p>1426.6927090089</text:p>
          </table:table-cell>
          <table:table-cell office:value-type="float" office:value="5679.46139063241" calcext:value-type="float">
            <text:p>5679.46139063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8.128596159851" calcext:value-type="float">
            <text:p>728.1285961599</text:p>
          </table:table-cell>
          <table:table-cell office:value-type="float" office:value="2940.41843753095" calcext:value-type="float">
            <text:p>2940.418437531</text:p>
          </table:table-cell>
          <table:table-cell office:value-type="float" office:value="8619.87982816336" calcext:value-type="float">
            <text:p>8619.8798281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40" calcext:value-type="float">
            <text:p>40</text:p>
          </table:table-cell>
          <table:table-cell office:value-type="float" office:value="4569.77580239878" calcext:value-type="float">
            <text:p>4569.7758023988</text:p>
          </table:table-cell>
          <table:table-cell office:value-type="float" office:value="7037.91596722862" calcext:value-type="float">
            <text:p>7037.9159672286</text:p>
          </table:table-cell>
          <table:table-cell office:value-type="float" office:value="30212871.7058293" calcext:value-type="float">
            <text:p>30212871.705829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54.31259249573" calcext:value-type="float">
            <text:p>9454.3125924957</text:p>
          </table:table-cell>
          <table:table-cell table:style-name="ce11" office:value-type="float" office:value="39169314.8571697" calcext:value-type="float">
            <text:p>3.92E+07</text:p>
          </table:table-cell>
          <table:table-cell table:style-name="ce11" office:value-type="float" office:value="69382186.562999" calcext:value-type="float">
            <text:p>6.94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8" calcext:value-type="float">
            <text:p>28</text:p>
          </table:table-cell>
          <table:table-cell office:value-type="float" office:value="451.587038497212" calcext:value-type="float">
            <text:p>451.5870384972</text:p>
          </table:table-cell>
          <table:table-cell office:value-type="float" office:value="4770.07181738666" calcext:value-type="float">
            <text:p>4770.0718173867</text:p>
          </table:table-cell>
          <table:table-cell office:value-type="float" office:value="2270553.78347292" calcext:value-type="float">
            <text:p>2270553.7834729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592.12678404939" calcext:value-type="float">
            <text:p>5592.1267840494</text:p>
          </table:table-cell>
          <table:table-cell office:value-type="float" office:value="2698622.7620859" calcext:value-type="float">
            <text:p>2698622.7620859</text:p>
          </table:table-cell>
          <table:table-cell office:value-type="float" office:value="4969176.54555882" calcext:value-type="float">
            <text:p>4969176.5455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08716099945458" calcext:value-type="float">
            <text:p>4.0871609995</text:p>
          </table:table-cell>
          <table:table-cell office:value-type="float" office:value="1415.50333678925" calcext:value-type="float">
            <text:p>1415.5033367893</text:p>
          </table:table-cell>
          <table:table-cell table:style-name="ce11" office:value-type="float" office:value="5767.89705583667" calcext:value-type="float">
            <text:p>5.77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7.388301374839" calcext:value-type="float">
            <text:p>727.3883013748</text:p>
          </table:table-cell>
          <table:table-cell table:style-name="ce11" office:value-type="float" office:value="2954.64836566277" calcext:value-type="float">
            <text:p>2.95E+03</text:p>
          </table:table-cell>
          <table:table-cell table:style-name="ce11" office:value-type="float" office:value="8722.54542149944" calcext:value-type="float">
            <text:p>8.72E+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5.3737054778" calcext:value-type="float">
            <text:p>1565.3737054778</text:p>
          </table:table-cell>
          <table:table-cell office:value-type="float" office:value="36912.2946620192" calcext:value-type="float">
            <text:p>36912.294662019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2.187942208048" calcext:value-type="float">
            <text:p>942.187942208</text:p>
          </table:table-cell>
          <table:table-cell office:value-type="float" office:value="22217.2627712369" calcext:value-type="float">
            <text:p>22217.2627712369</text:p>
          </table:table-cell>
          <table:table-cell office:value-type="float" office:value="59129.5574332561" calcext:value-type="float">
            <text:p>59129.5574332561</text:p>
          </table:table-cell>
        </table:table-row>
        <table:table-row table:style-name="ro1">
          <table:table-cell table:style-name="ce11" office:value-type="float" office:value="8" calcext:value-type="float">
            <text:p>8.00E+00</text:p>
          </table:table-cell>
          <table:table-cell table:style-name="ce11" office:value-type="float" office:value="256" calcext:value-type="float">
            <text:p>2.56E+02</text:p>
          </table:table-cell>
          <table:table-cell office:value-type="float" office:value="2" calcext:value-type="float">
            <text:p>2</text:p>
          </table:table-cell>
          <table:table-cell office:value-type="float" office:value="4.7699813692308" calcext:value-type="float">
            <text:p>4.7699813692</text:p>
          </table:table-cell>
          <table:table-cell office:value-type="float" office:value="1403.94072797834" calcext:value-type="float">
            <text:p>1403.9407279783</text:p>
          </table:table-cell>
          <table:table-cell office:value-type="float" office:value="6696.77825361429" calcext:value-type="float">
            <text:p>6696.778253614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15.282961303361" calcext:value-type="float">
            <text:p>715.2829613034</text:p>
          </table:table-cell>
          <table:table-cell office:value-type="float" office:value="3411.8863688052" calcext:value-type="float">
            <text:p>3411.8863688052</text:p>
          </table:table-cell>
          <table:table-cell office:value-type="float" office:value="10108.6646224195" calcext:value-type="float">
            <text:p>10108.6646224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24.4753803623422" calcext:value-type="float">
            <text:p>24.4753803623</text:p>
          </table:table-cell>
          <table:table-cell office:value-type="float" office:value="1530.76580213912" calcext:value-type="float">
            <text:p>1530.7658021391</text:p>
          </table:table-cell>
          <table:table-cell office:value-type="float" office:value="37404.5234074141" calcext:value-type="float">
            <text:p>37404.523407414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88.550697105711" calcext:value-type="float">
            <text:p>888.5506971057</text:p>
          </table:table-cell>
          <table:table-cell office:value-type="float" office:value="21651.8827471927" calcext:value-type="float">
            <text:p>21651.8827471927</text:p>
          </table:table-cell>
          <table:table-cell office:value-type="float" office:value="59056.4061546068" calcext:value-type="float">
            <text:p>59056.4061546068</text:p>
          </table:table-cell>
        </table:table-row>
        <table:table-row table:style-name="ro1">
          <table:table-cell table:style-name="ce11" office:value-type="float" office:value="10" calcext:value-type="float">
            <text:p>1.00E+01</text:p>
          </table:table-cell>
          <table:table-cell table:style-name="ce11" office:value-type="float" office:value="256" calcext:value-type="float">
            <text:p>2.56E+02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49332480603" calcext:value-type="float">
            <text:p>1425.493324806</text:p>
          </table:table-cell>
          <table:table-cell office:value-type="float" office:value="6656.54064924722" calcext:value-type="float">
            <text:p>6656.540649247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8099557623" calcext:value-type="float">
            <text:p>747.1480995576</text:p>
          </table:table-cell>
          <table:table-cell office:value-type="float" office:value="3488.91265161826" calcext:value-type="float">
            <text:p>3488.9126516183</text:p>
          </table:table-cell>
          <table:table-cell office:value-type="float" office:value="10145.4533008655" calcext:value-type="float">
            <text:p>10145.4533008655</text:p>
          </table:table-cell>
        </table:table-row>
        <table:table-row table:style-name="ro1">
          <table:table-cell table:style-name="ce11" office:value-type="float" office:value="11" calcext:value-type="float">
            <text:p>1.10E+0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66428378876" calcext:value-type="float">
            <text:p>1564.6642837888</text:p>
          </table:table-cell>
          <table:table-cell office:value-type="float" office:value="36895.5661438808" calcext:value-type="float">
            <text:p>36895.566143880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953822150514" calcext:value-type="float">
            <text:p>941.9538221505</text:p>
          </table:table-cell>
          <table:table-cell table:style-name="ce11" office:value-type="float" office:value="22211.7421032202" calcext:value-type="float">
            <text:p>2.22E+04</text:p>
          </table:table-cell>
          <table:table-cell table:style-name="ce11" office:value-type="float" office:value="59107.308247101" calcext:value-type="float">
            <text:p>5.91E+04</text:p>
          </table:table-cell>
        </table:table-row>
        <table:table-row table:style-name="ro1">
          <table:table-cell table:style-name="ce11" office:value-type="float" office:value="12" calcext:value-type="float">
            <text:p>1.20E+01</text:p>
          </table:table-cell>
          <table:table-cell table:style-name="ce11" office:value-type="float" office:value="51200" calcext:value-type="float">
            <text:p>5.12E+04</text:p>
          </table:table-cell>
          <table:table-cell office:value-type="float" office:value="19.3333333333333" calcext:value-type="float">
            <text:p>19.3333333333</text:p>
          </table:table-cell>
          <table:table-cell office:value-type="float" office:value="2357.34188076181" calcext:value-type="float">
            <text:p>2357.3418807618</text:p>
          </table:table-cell>
          <table:table-cell office:value-type="float" office:value="4574.55089076013" calcext:value-type="float">
            <text:p>4574.5508907601</text:p>
          </table:table-cell>
          <table:table-cell office:value-type="float" office:value="10577848.0966993" calcext:value-type="float">
            <text:p>10577848.096699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34.77402915672" calcext:value-type="float">
            <text:p>4234.7740291567</text:p>
          </table:table-cell>
          <table:table-cell table:style-name="ce11" office:value-type="float" office:value="9903100.61594565" calcext:value-type="float">
            <text:p>9.90E+06</text:p>
          </table:table-cell>
          <table:table-cell table:style-name="ce11" office:value-type="float" office:value="20480948.712645" calcext:value-type="float">
            <text:p>2.05E+07</text:p>
          </table:table-cell>
        </table:table-row>
        <table:table-row table:style-name="ro1">
          <table:table-cell table:style-name="ce11" office:value-type="float" office:value="13" calcext:value-type="float">
            <text:p>1.30E+01</text:p>
          </table:table-cell>
          <table:table-cell table:style-name="ce11" office:value-type="float" office:value="256" calcext:value-type="float">
            <text:p>2.56E+02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4.42757212362765" calcext:value-type="float">
            <text:p>4.4275721236</text:p>
          </table:table-cell>
          <table:table-cell office:value-type="float" office:value="1445.20613979245" calcext:value-type="float">
            <text:p>1445.2061397925</text:p>
          </table:table-cell>
          <table:table-cell office:value-type="float" office:value="6394.44830506041" calcext:value-type="float">
            <text:p>6394.44830506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79.009979837729" calcext:value-type="float">
            <text:p>779.0099798377</text:p>
          </table:table-cell>
          <table:table-cell office:value-type="float" office:value="3441.41055972797" calcext:value-type="float">
            <text:p>3441.410559728</text:p>
          </table:table-cell>
          <table:table-cell office:value-type="float" office:value="9835.85886478838" calcext:value-type="float">
            <text:p>9835.85886478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93406875542119" calcext:value-type="float">
            <text:p>2.9340687554</text:p>
          </table:table-cell>
          <table:table-cell table:style-name="ce11" office:value-type="float" office:value="1407.1330965475" calcext:value-type="float">
            <text:p>1.41E+03</text:p>
          </table:table-cell>
          <table:table-cell table:style-name="ce11" office:value-type="float" office:value="4129.79965760109" calcext:value-type="float">
            <text:p>4.13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34552871" calcext:value-type="float">
            <text:p>723.5624345529</text:p>
          </table:table-cell>
          <table:table-cell office:value-type="float" office:value="2122.9819637707" calcext:value-type="float">
            <text:p>2122.9819637707</text:p>
          </table:table-cell>
          <table:table-cell office:value-type="float" office:value="6252.78162137179" calcext:value-type="float">
            <text:p>6252.7816213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23353193" calcext:value-type="float">
            <text:p>1405.5023353193</text:p>
          </table:table-cell>
          <table:table-cell office:value-type="float" office:value="3618.53603739631" calcext:value-type="float">
            <text:p>3618.536037396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559979998" calcext:value-type="float">
            <text:p>723.56255998</text:p>
          </table:table-cell>
          <table:table-cell office:value-type="float" office:value="1862.8479887965" calcext:value-type="float">
            <text:p>1862.8479887965</text:p>
          </table:table-cell>
          <table:table-cell office:value-type="float" office:value="5481.38402619281" calcext:value-type="float">
            <text:p>5481.3840261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table:style-name="ce11" office:value-type="float" office:value="1564.50403100912" calcext:value-type="float">
            <text:p>1.56E+03</text:p>
          </table:table-cell>
          <table:table-cell table:style-name="ce11" office:value-type="float" office:value="36891.7873032106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936475538081" calcext:value-type="float">
            <text:p>941.9364755381</text:p>
          </table:table-cell>
          <table:table-cell office:value-type="float" office:value="22211.3330614257" calcext:value-type="float">
            <text:p>22211.3330614257</text:p>
          </table:table-cell>
          <table:table-cell office:value-type="float" office:value="59103.1203646363" calcext:value-type="float">
            <text:p>59103.12036463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508560537" calcext:value-type="float">
            <text:p>1405.5050856054</text:p>
          </table:table-cell>
          <table:table-cell office:value-type="float" office:value="3618.5431181453" calcext:value-type="float">
            <text:p>3618.54311814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545698607" calcext:value-type="float">
            <text:p>723.5625456986</text:p>
          </table:table-cell>
          <table:table-cell office:value-type="float" office:value="1862.84795202835" calcext:value-type="float">
            <text:p>1862.8479520284</text:p>
          </table:table-cell>
          <table:table-cell office:value-type="float" office:value="5481.39107017365" calcext:value-type="float">
            <text:p>5481.39107017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40.589788419664" calcext:value-type="float">
            <text:p>140.5897884197</text:p>
          </table:table-cell>
          <table:table-cell office:value-type="float" office:value="2262.41806104405" calcext:value-type="float">
            <text:p>2262.4180610441</text:p>
          </table:table-cell>
          <table:table-cell office:value-type="float" office:value="317863.647449595" calcext:value-type="float">
            <text:p>317863.6474495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33.27898055256" calcext:value-type="float">
            <text:p>1933.2789805526</text:p>
          </table:table-cell>
          <table:table-cell office:value-type="float" office:value="271495.091222072" calcext:value-type="float">
            <text:p>271495.091222072</text:p>
          </table:table-cell>
          <table:table-cell office:value-type="float" office:value="589358.738671667" calcext:value-type="float">
            <text:p>589358.73867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492431099" calcext:value-type="float">
            <text:p>1.41E+03</text:p>
          </table:table-cell>
          <table:table-cell table:style-name="ce11" office:value-type="float" office:value="3618.54270288487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19778051" calcext:value-type="float">
            <text:p>723.5624197781</text:p>
          </table:table-cell>
          <table:table-cell office:value-type="float" office:value="1862.84762783958" calcext:value-type="float">
            <text:p>1862.8476278396</text:p>
          </table:table-cell>
          <table:table-cell office:value-type="float" office:value="5481.39033072445" calcext:value-type="float">
            <text:p>5481.3903307245</text:p>
          </table:table-cell>
        </table:table-row>
        <table:table-row table:style-name="ro1">
          <table:table-cell table:style-name="ce11" office:value-type="float" office:value="20" calcext:value-type="float">
            <text:p>2.00E+0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40343348758" calcext:value-type="float">
            <text:p>1564.4034334876</text:p>
          </table:table-cell>
          <table:table-cell office:value-type="float" office:value="36889.4151633539" calcext:value-type="float">
            <text:p>36889.415163353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906764234007" calcext:value-type="float">
            <text:p>941.906764234</text:p>
          </table:table-cell>
          <table:table-cell office:value-type="float" office:value="22210.63245402" calcext:value-type="float">
            <text:p>22210.63245402</text:p>
          </table:table-cell>
          <table:table-cell office:value-type="float" office:value="59100.047617374" calcext:value-type="float">
            <text:p>59100.047617374</text:p>
          </table:table-cell>
        </table:table-row>
        <table:table-row table:style-name="ro1">
          <table:table-cell table:style-name="ce11" office:value-type="float" office:value="21" calcext:value-type="float">
            <text:p>2.10E+01</text:p>
          </table:table-cell>
          <table:table-cell table:style-name="ce11" office:value-type="float" office:value="102400" calcext:value-type="float">
            <text:p>1.02E+05</text:p>
          </table:table-cell>
          <table:table-cell office:value-type="float" office:value="19.6666666666667" calcext:value-type="float">
            <text:p>19.6666666667</text:p>
          </table:table-cell>
          <table:table-cell office:value-type="float" office:value="8219.01695056968" calcext:value-type="float">
            <text:p>8219.0169505697</text:p>
          </table:table-cell>
          <table:table-cell office:value-type="float" office:value="4871.4365437516" calcext:value-type="float">
            <text:p>4871.4365437516</text:p>
          </table:table-cell>
          <table:table-cell office:value-type="float" office:value="39287387.4139739" calcext:value-type="float">
            <text:p>39287387.413973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313.32741268233" calcext:value-type="float">
            <text:p>4313.3274126823</text:p>
          </table:table-cell>
          <table:table-cell table:style-name="ce11" office:value-type="float" office:value="34065182.0831095" calcext:value-type="float">
            <text:p>3.41E+07</text:p>
          </table:table-cell>
          <table:table-cell table:style-name="ce11" office:value-type="float" office:value="73352569.4970834" calcext:value-type="float">
            <text:p>7.34E+07</text:p>
          </table:table-cell>
        </table:table-row>
        <table:table-row table:style-name="ro1">
          <table:table-cell table:style-name="ce11" office:value-type="float" office:value="22" calcext:value-type="float">
            <text:p>2.2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550720429" calcext:value-type="float">
            <text:p>1405.5055072043</text:p>
          </table:table-cell>
          <table:table-cell office:value-type="float" office:value="3618.54420357282" calcext:value-type="float">
            <text:p>3618.54420357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27505698" calcext:value-type="float">
            <text:p>723.5623275057</text:p>
          </table:table-cell>
          <table:table-cell office:value-type="float" office:value="1862.84739027979" calcext:value-type="float">
            <text:p>1862.8473902798</text:p>
          </table:table-cell>
          <table:table-cell office:value-type="float" office:value="5481.39159385261" calcext:value-type="float">
            <text:p>5481.3915938526</text:p>
          </table:table-cell>
        </table:table-row>
        <table:table-row table:style-name="ro1">
          <table:table-cell table:style-name="ce11" office:value-type="float" office:value="23" calcext:value-type="float">
            <text:p>2.3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556645408" calcext:value-type="float">
            <text:p>1.41E+03</text:p>
          </table:table-cell>
          <table:table-cell table:style-name="ce11" office:value-type="float" office:value="3618.54435611434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13958865" calcext:value-type="float">
            <text:p>723.5623139589</text:p>
          </table:table-cell>
          <table:table-cell table:style-name="ce11" office:value-type="float" office:value="1862.84735540279" calcext:value-type="float">
            <text:p>1.86E+03</text:p>
          </table:table-cell>
          <table:table-cell table:style-name="ce11" office:value-type="float" office:value="5481.39171151713" calcext:value-type="float">
            <text:p>5.48E+03</text:p>
          </table:table-cell>
        </table:table-row>
        <table:table-row table:style-name="ro1">
          <table:table-cell table:style-name="ce11" office:value-type="float" office:value="24" calcext:value-type="float">
            <text:p>2.40E+01</text:p>
          </table:table-cell>
          <table:table-cell table:style-name="ce11" office:value-type="float" office:value="256" calcext:value-type="float">
            <text:p>2.56E+02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21573538798521" calcext:value-type="float">
            <text:p>4.215735388</text:p>
          </table:table-cell>
          <table:table-cell office:value-type="float" office:value="1425.5423932283" calcext:value-type="float">
            <text:p>1425.5423932283</text:p>
          </table:table-cell>
          <table:table-cell office:value-type="float" office:value="5989.99770276717" calcext:value-type="float">
            <text:p>5989.997702767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6013611708" calcext:value-type="float">
            <text:p>747.1460136117</text:p>
          </table:table-cell>
          <table:table-cell office:value-type="float" office:value="3120.842249093" calcext:value-type="float">
            <text:p>3120.842249093</text:p>
          </table:table-cell>
          <table:table-cell office:value-type="float" office:value="9110.83995186018" calcext:value-type="float">
            <text:p>9110.83995186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35804614376" calcext:value-type="float">
            <text:p>1564.3580461438</text:p>
          </table:table-cell>
          <table:table-cell table:style-name="ce11" office:value-type="float" office:value="36888.344907093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90422414762" calcext:value-type="float">
            <text:p>941.9042241476</text:p>
          </table:table-cell>
          <table:table-cell table:style-name="ce11" office:value-type="float" office:value="22210.5725575129" calcext:value-type="float">
            <text:p>2.22E+04</text:p>
          </table:table-cell>
          <table:table-cell table:style-name="ce11" office:value-type="float" office:value="59098.9174646059" calcext:value-type="float">
            <text:p>5.91E+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28334562986651" calcext:value-type="float">
            <text:p>4.2833456299</text:p>
          </table:table-cell>
          <table:table-cell table:style-name="ce11" office:value-type="float" office:value="1425.52577607009" calcext:value-type="float">
            <text:p>1.43E+03</text:p>
          </table:table-cell>
          <table:table-cell table:style-name="ce11" office:value-type="float" office:value="6089.23382536858" calcext:value-type="float">
            <text:p>6.09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843483663" calcext:value-type="float">
            <text:p>747.1478434837</text:p>
          </table:table-cell>
          <table:table-cell table:style-name="ce11" office:value-type="float" office:value="3175.6743328482" calcext:value-type="float">
            <text:p>3.18E+03</text:p>
          </table:table-cell>
          <table:table-cell table:style-name="ce11" office:value-type="float" office:value="9264.90815821679" calcext:value-type="float">
            <text:p>9.26E+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41.72854212692" calcext:value-type="float">
            <text:p>141.7285421269</text:p>
          </table:table-cell>
          <table:table-cell office:value-type="float" office:value="2261.39313439434" calcext:value-type="float">
            <text:p>2261.3931343944</text:p>
          </table:table-cell>
          <table:table-cell office:value-type="float" office:value="320253.977176561" calcext:value-type="float">
            <text:p>320253.97717656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33.11201320377" calcext:value-type="float">
            <text:p>1933.1120132038</text:p>
          </table:table-cell>
          <table:table-cell office:value-type="float" office:value="273615.316308686" calcext:value-type="float">
            <text:p>273615.316308686</text:p>
          </table:table-cell>
          <table:table-cell office:value-type="float" office:value="593869.293485247" calcext:value-type="float">
            <text:p>593869.293485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3.3333333333333" calcext:value-type="float">
            <text:p>23.3333333333</text:p>
          </table:table-cell>
          <table:table-cell office:value-type="float" office:value="598.300474305276" calcext:value-type="float">
            <text:p>598.3004743053</text:p>
          </table:table-cell>
          <table:table-cell office:value-type="float" office:value="4367.36376768945" calcext:value-type="float">
            <text:p>4367.3637676895</text:p>
          </table:table-cell>
          <table:table-cell office:value-type="float" office:value="2548782.69128829" calcext:value-type="float">
            <text:p>2548782.691288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806.87355295087" calcext:value-type="float">
            <text:p>4806.8735529509</text:p>
          </table:table-cell>
          <table:table-cell office:value-type="float" office:value="2775345.74692369" calcext:value-type="float">
            <text:p>2775345.74692369</text:p>
          </table:table-cell>
          <table:table-cell office:value-type="float" office:value="5324128.43821198" calcext:value-type="float">
            <text:p>5324128.43821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658861882" calcext:value-type="float">
            <text:p>1405.5065886188</text:p>
          </table:table-cell>
          <table:table-cell office:value-type="float" office:value="3618.54698772858" calcext:value-type="float">
            <text:p>3618.546987728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62719748" calcext:value-type="float">
            <text:p>723.5622627197</text:p>
          </table:table-cell>
          <table:table-cell office:value-type="float" office:value="1862.84722348513" calcext:value-type="float">
            <text:p>1862.8472234851</text:p>
          </table:table-cell>
          <table:table-cell office:value-type="float" office:value="5481.39421121371" calcext:value-type="float">
            <text:p>5481.3942112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540146985" calcext:value-type="float">
            <text:p>1.41E+03</text:p>
          </table:table-cell>
          <table:table-cell table:style-name="ce11" office:value-type="float" office:value="3618.5439313542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15577425" calcext:value-type="float">
            <text:p>723.5624155774</text:p>
          </table:table-cell>
          <table:table-cell office:value-type="float" office:value="1862.84761702486" calcext:value-type="float">
            <text:p>1862.8476170249</text:p>
          </table:table-cell>
          <table:table-cell office:value-type="float" office:value="5481.39154837906" calcext:value-type="float">
            <text:p>5481.39154837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office:value-type="float" office:value="6400" calcext:value-type="float">
            <text:p>6.40E+03</text:p>
          </table:table-cell>
          <table:table-cell office:value-type="float" office:value="8" calcext:value-type="float">
            <text:p>8</text:p>
          </table:table-cell>
          <table:table-cell office:value-type="float" office:value="144.955143989688" calcext:value-type="float">
            <text:p>144.9551439897</text:p>
          </table:table-cell>
          <table:table-cell office:value-type="float" office:value="2221.08518492154" calcext:value-type="float">
            <text:p>2221.0851849215</text:p>
          </table:table-cell>
          <table:table-cell office:value-type="float" office:value="321176.094520818" calcext:value-type="float">
            <text:p>321176.0945208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75.60259621245" calcext:value-type="float">
            <text:p>1875.6025962125</text:p>
          </table:table-cell>
          <table:table-cell office:value-type="float" office:value="270755.852736781" calcext:value-type="float">
            <text:p>270755.852736781</text:p>
          </table:table-cell>
          <table:table-cell office:value-type="float" office:value="591931.947257599" calcext:value-type="float">
            <text:p>591931.947257599</text:p>
          </table:table-cell>
        </table:table-row>
        <table:table-row table:style-name="ro1">
          <table:table-cell table:style-name="ce11" office:value-type="float" office:value="32" calcext:value-type="float">
            <text:p>3.2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481744566" calcext:value-type="float">
            <text:p>1405.5048174457</text:p>
          </table:table-cell>
          <table:table-cell office:value-type="float" office:value="3618.54242775472" calcext:value-type="float">
            <text:p>3618.54242775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01868767" calcext:value-type="float">
            <text:p>723.5624018688</text:p>
          </table:table-cell>
          <table:table-cell office:value-type="float" office:value="1862.84758173123" calcext:value-type="float">
            <text:p>1862.8475817312</text:p>
          </table:table-cell>
          <table:table-cell office:value-type="float" office:value="5481.39000948596" calcext:value-type="float">
            <text:p>5481.3900094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467926057" calcext:value-type="float">
            <text:p>1405.5046792606</text:p>
          </table:table-cell>
          <table:table-cell table:style-name="ce11" office:value-type="float" office:value="3618.5420719903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48660134" calcext:value-type="float">
            <text:p>723.5623486601</text:p>
          </table:table-cell>
          <table:table-cell table:style-name="ce11" office:value-type="float" office:value="1862.84744474295" calcext:value-type="float">
            <text:p>1.86E+03</text:p>
          </table:table-cell>
          <table:table-cell table:style-name="ce11" office:value-type="float" office:value="5481.38951673325" calcext:value-type="float">
            <text:p>5.48E+03</text:p>
          </table:table-cell>
        </table:table-row>
        <table:table-row table:style-name="ro1">
          <table:table-cell table:style-name="ce11" office:value-type="float" office:value="34" calcext:value-type="float">
            <text:p>3.4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497044262" calcext:value-type="float">
            <text:p>1405.5049704426</text:p>
          </table:table-cell>
          <table:table-cell office:value-type="float" office:value="3618.54282165304" calcext:value-type="float">
            <text:p>3618.54282165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05999362" calcext:value-type="float">
            <text:p>723.5622059994</text:p>
          </table:table-cell>
          <table:table-cell office:value-type="float" office:value="1862.84707745566" calcext:value-type="float">
            <text:p>1862.8470774557</text:p>
          </table:table-cell>
          <table:table-cell office:value-type="float" office:value="5481.3898991087" calcext:value-type="float">
            <text:p>5481.3898991087</text:p>
          </table:table-cell>
        </table:table-row>
        <table:table-row table:style-name="ro1">
          <table:table-cell table:style-name="ce11" office:value-type="float" office:value="35" calcext:value-type="float">
            <text:p>3.5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491103232" calcext:value-type="float">
            <text:p>1.41E+03</text:p>
          </table:table-cell>
          <table:table-cell table:style-name="ce11" office:value-type="float" office:value="3618.54266869827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77143351" calcext:value-type="float">
            <text:p>723.5622771434</text:p>
          </table:table-cell>
          <table:table-cell office:value-type="float" office:value="1862.84726061941" calcext:value-type="float">
            <text:p>1862.8472606194</text:p>
          </table:table-cell>
          <table:table-cell office:value-type="float" office:value="5481.38992931768" calcext:value-type="float">
            <text:p>5481.3899293177</text:p>
          </table:table-cell>
        </table:table-row>
        <table:table-row table:style-name="ro1">
          <table:table-cell table:style-name="ce11" office:value-type="float" office:value="36" calcext:value-type="float">
            <text:p>3.60E+0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table:style-name="ce11" office:value-type="float" office:value="1564.31246401047" calcext:value-type="float">
            <text:p>1.56E+03</text:p>
          </table:table-cell>
          <table:table-cell table:style-name="ce11" office:value-type="float" office:value="36887.2700575989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900556544127" calcext:value-type="float">
            <text:p>941.9005565441</text:p>
          </table:table-cell>
          <table:table-cell office:value-type="float" office:value="22210.4860735888" calcext:value-type="float">
            <text:p>22210.4860735888</text:p>
          </table:table-cell>
          <table:table-cell office:value-type="float" office:value="59097.7561311877" calcext:value-type="float">
            <text:p>59097.7561311877</text:p>
          </table:table-cell>
        </table:table-row>
        <table:table-row table:style-name="ro1">
          <table:table-cell table:style-name="ce11" office:value-type="float" office:value="37" calcext:value-type="float">
            <text:p>3.7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539903219" calcext:value-type="float">
            <text:p>1405.5053990322</text:p>
          </table:table-cell>
          <table:table-cell office:value-type="float" office:value="3618.54392507833" calcext:value-type="float">
            <text:p>3618.54392507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66333379" calcext:value-type="float">
            <text:p>723.5623663334</text:p>
          </table:table-cell>
          <table:table-cell office:value-type="float" office:value="1862.8474902436" calcext:value-type="float">
            <text:p>1862.8474902436</text:p>
          </table:table-cell>
          <table:table-cell office:value-type="float" office:value="5481.39141532193" calcext:value-type="float">
            <text:p>5481.39141532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21573538798522" calcext:value-type="float">
            <text:p>4.215735388</text:p>
          </table:table-cell>
          <table:table-cell office:value-type="float" office:value="1425.54458170962" calcext:value-type="float">
            <text:p>1425.5445817096</text:p>
          </table:table-cell>
          <table:table-cell office:value-type="float" office:value="5989.97952631351" calcext:value-type="float">
            <text:p>5989.97952631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597937214" calcext:value-type="float">
            <text:p>747.1475979372</text:p>
          </table:table-cell>
          <table:table-cell office:value-type="float" office:value="3120.84973867715" calcext:value-type="float">
            <text:p>3120.8497386772</text:p>
          </table:table-cell>
          <table:table-cell office:value-type="float" office:value="9110.82926499066" calcext:value-type="float">
            <text:p>9110.82926499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308493195" calcext:value-type="float">
            <text:p>1405.503084932</text:p>
          </table:table-cell>
          <table:table-cell office:value-type="float" office:value="3618.53796731156" calcext:value-type="float">
            <text:p>3618.53796731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91670825" calcext:value-type="float">
            <text:p>723.5622916708</text:p>
          </table:table-cell>
          <table:table-cell office:value-type="float" office:value="1862.84729802112" calcext:value-type="float">
            <text:p>1862.8472980211</text:p>
          </table:table-cell>
          <table:table-cell office:value-type="float" office:value="5481.38526533268" calcext:value-type="float">
            <text:p>5481.38526533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306086957" calcext:value-type="float">
            <text:p>1405.5030608696</text:p>
          </table:table-cell>
          <table:table-cell office:value-type="float" office:value="3618.53790536176" calcext:value-type="float">
            <text:p>3618.53790536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03923391" calcext:value-type="float">
            <text:p>723.5622039234</text:p>
          </table:table-cell>
          <table:table-cell office:value-type="float" office:value="1862.84707211097" calcext:value-type="float">
            <text:p>1862.847072111</text:p>
          </table:table-cell>
          <table:table-cell office:value-type="float" office:value="5481.38497747273" calcext:value-type="float">
            <text:p>5481.38497747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31.6666666666667" calcext:value-type="float">
            <text:p>31.6666666667</text:p>
          </table:table-cell>
          <table:table-cell office:value-type="float" office:value="532.084128693571" calcext:value-type="float">
            <text:p>532.0841286936</text:p>
          </table:table-cell>
          <table:table-cell office:value-type="float" office:value="5175.60270234351" calcext:value-type="float">
            <text:p>5175.6027023435</text:p>
          </table:table-cell>
          <table:table-cell office:value-type="float" office:value="2554839.34688759" calcext:value-type="float">
            <text:p>2554839.3468875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841.22812947907" calcext:value-type="float">
            <text:p>5841.2281294791</text:p>
          </table:table-cell>
          <table:table-cell office:value-type="float" office:value="2794735.89090964" calcext:value-type="float">
            <text:p>2794735.89090964</text:p>
          </table:table-cell>
          <table:table-cell office:value-type="float" office:value="5349575.23779723" calcext:value-type="float">
            <text:p>5349575.237797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63" calcext:value-type="float">
            <text:p>63</text:p>
          </table:table-cell>
          <table:table-cell office:value-type="float" office:value="4325.83673593407" calcext:value-type="float">
            <text:p>4325.8367359341</text:p>
          </table:table-cell>
          <table:table-cell table:style-name="ce11" office:value-type="float" office:value="11513.9459803816" calcext:value-type="float">
            <text:p>1.15E+04</text:p>
          </table:table-cell>
          <table:table-cell table:style-name="ce11" office:value-type="float" office:value="34441724.1780158" calcext:value-type="float">
            <text:p>3.44E+0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291.6076930992" calcext:value-type="float">
            <text:p>15291.6076930992</text:p>
          </table:table-cell>
          <table:table-cell table:style-name="ce11" office:value-type="float" office:value="44404284.8743935" calcext:value-type="float">
            <text:p>4.44E+07</text:p>
          </table:table-cell>
          <table:table-cell table:style-name="ce11" office:value-type="float" office:value="78846009.0524093" calcext:value-type="float">
            <text:p>7.88E+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table:style-name="ce11" office:value-type="float" office:value="1425.53513050826" calcext:value-type="float">
            <text:p>1.43E+03</text:p>
          </table:table-cell>
          <table:table-cell table:style-name="ce11" office:value-type="float" office:value="6656.73586682657" calcext:value-type="float">
            <text:p>6.66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8236648531" calcext:value-type="float">
            <text:p>747.1482366485</text:p>
          </table:table-cell>
          <table:table-cell office:value-type="float" office:value="3488.91329178344" calcext:value-type="float">
            <text:p>3488.9132917835</text:p>
          </table:table-cell>
          <table:table-cell office:value-type="float" office:value="10145.64915861" calcext:value-type="float">
            <text:p>10145.64915861</text:p>
          </table:table-cell>
        </table:table-row>
        <table:table-row table:style-name="ro1">
          <table:table-cell table:style-name="ce11" office:value-type="float" office:value="44" calcext:value-type="float">
            <text:p>4.4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922729094" calcext:value-type="float">
            <text:p>1405.499227291</text:p>
          </table:table-cell>
          <table:table-cell office:value-type="float" office:value="3618.5280356219" calcext:value-type="float">
            <text:p>3618.52803562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61436682" calcext:value-type="float">
            <text:p>723.5622614367</text:p>
          </table:table-cell>
          <table:table-cell office:value-type="float" office:value="1862.84722018181" calcext:value-type="float">
            <text:p>1862.8472201818</text:p>
          </table:table-cell>
          <table:table-cell office:value-type="float" office:value="5481.3752558037" calcext:value-type="float">
            <text:p>5481.3752558037</text:p>
          </table:table-cell>
        </table:table-row>
        <table:table-row table:style-name="ro1">
          <table:table-cell table:style-name="ce11" office:value-type="float" office:value="45" calcext:value-type="float">
            <text:p>4.50E+01</text:p>
          </table:table-cell>
          <table:table-cell table:style-name="ce11" office:value-type="float" office:value="25600" calcext:value-type="float">
            <text:p>2.56E+04</text:p>
          </table:table-cell>
          <table:table-cell office:value-type="float" office:value="11" calcext:value-type="float">
            <text:p>11</text:p>
          </table:table-cell>
          <table:table-cell office:value-type="float" office:value="1103.31767367745" calcext:value-type="float">
            <text:p>1103.3176736775</text:p>
          </table:table-cell>
          <table:table-cell office:value-type="float" office:value="3089.43327286763" calcext:value-type="float">
            <text:p>3089.4332728676</text:p>
          </table:table-cell>
          <table:table-cell office:value-type="float" office:value="3210461.67125233" calcext:value-type="float">
            <text:p>3210461.6712523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29.86071782573" calcext:value-type="float">
            <text:p>2529.8607178257</text:p>
          </table:table-cell>
          <table:table-cell table:style-name="ce11" office:value-type="float" office:value="2421813.33369902" calcext:value-type="float">
            <text:p>2.42E+06</text:p>
          </table:table-cell>
          <table:table-cell table:style-name="ce11" office:value-type="float" office:value="5632275.00495136" calcext:value-type="float">
            <text:p>5.63E+06</text:p>
          </table:table-cell>
        </table:table-row>
        <table:table-row table:style-name="ro1">
          <table:table-cell table:style-name="ce11" office:value-type="float" office:value="46" calcext:value-type="float">
            <text:p>4.6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898872139" calcext:value-type="float">
            <text:p>1405.4989887214</text:p>
          </table:table-cell>
          <table:table-cell office:value-type="float" office:value="3618.52742141264" calcext:value-type="float">
            <text:p>3618.527421412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44743017" calcext:value-type="float">
            <text:p>723.562244743</text:p>
          </table:table-cell>
          <table:table-cell office:value-type="float" office:value="1862.84717720313" calcext:value-type="float">
            <text:p>1862.8471772031</text:p>
          </table:table-cell>
          <table:table-cell office:value-type="float" office:value="5481.37459861578" calcext:value-type="float">
            <text:p>5481.3745986158</text:p>
          </table:table-cell>
        </table:table-row>
        <table:table-row table:style-name="ro1">
          <table:table-cell table:style-name="ce11" office:value-type="float" office:value="47" calcext:value-type="float">
            <text:p>4.7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49894179304" calcext:value-type="float">
            <text:p>1.41E+03</text:p>
          </table:table-cell>
          <table:table-cell table:style-name="ce11" office:value-type="float" office:value="3618.52730059326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13522105" calcext:value-type="float">
            <text:p>723.5623135221</text:p>
          </table:table-cell>
          <table:table-cell office:value-type="float" office:value="1862.84735427833" calcext:value-type="float">
            <text:p>1862.8473542783</text:p>
          </table:table-cell>
          <table:table-cell office:value-type="float" office:value="5481.37465487159" calcext:value-type="float">
            <text:p>5481.3746548716</text:p>
          </table:table-cell>
        </table:table-row>
        <table:table-row table:style-name="ro1">
          <table:table-cell table:style-name="ce11" office:value-type="float" office:value="48" calcext:value-type="float">
            <text:p>4.8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883599765" calcext:value-type="float">
            <text:p>1405.4988359977</text:p>
          </table:table-cell>
          <table:table-cell office:value-type="float" office:value="3618.52702821775" calcext:value-type="float">
            <text:p>3618.527028217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52117983" calcext:value-type="float">
            <text:p>723.562252118</text:p>
          </table:table-cell>
          <table:table-cell office:value-type="float" office:value="1862.84719619035" calcext:value-type="float">
            <text:p>1862.8471961904</text:p>
          </table:table-cell>
          <table:table-cell office:value-type="float" office:value="5481.3742244081" calcext:value-type="float">
            <text:p>5481.37422440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883080857" calcext:value-type="float">
            <text:p>1405.4988308086</text:p>
          </table:table-cell>
          <table:table-cell table:style-name="ce11" office:value-type="float" office:value="3618.52701485819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89333032" calcext:value-type="float">
            <text:p>723.562289333</text:p>
          </table:table-cell>
          <table:table-cell table:style-name="ce11" office:value-type="float" office:value="1862.84729200236" calcext:value-type="float">
            <text:p>1.86E+03</text:p>
          </table:table-cell>
          <table:table-cell table:style-name="ce11" office:value-type="float" office:value="5481.37430686055" calcext:value-type="float">
            <text:p>5.48E+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8.66666666666667" calcext:value-type="float">
            <text:p>8.6666666667</text:p>
          </table:table-cell>
          <table:table-cell office:value-type="float" office:value="137.702957686408" calcext:value-type="float">
            <text:p>137.7029576864</text:p>
          </table:table-cell>
          <table:table-cell office:value-type="float" office:value="2294.97670335509" calcext:value-type="float">
            <text:p>2294.9767033551</text:p>
          </table:table-cell>
          <table:table-cell office:value-type="float" office:value="315808.466279482" calcext:value-type="float">
            <text:p>315808.46627948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83.83296991796" calcext:value-type="float">
            <text:p>1983.832969918</text:p>
          </table:table-cell>
          <table:table-cell office:value-type="float" office:value="272861.216043518" calcext:value-type="float">
            <text:p>272861.216043518</text:p>
          </table:table-cell>
          <table:table-cell office:value-type="float" office:value="588669.682323" calcext:value-type="float">
            <text:p>588669.6823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85" calcext:value-type="float">
            <text:p>85</text:p>
          </table:table-cell>
          <table:table-cell office:value-type="float" office:value="2884.39863594173" calcext:value-type="float">
            <text:p>2884.3986359417</text:p>
          </table:table-cell>
          <table:table-cell table:style-name="ce11" office:value-type="float" office:value="14519.9471760651" calcext:value-type="float">
            <text:p>1.45E+04</text:p>
          </table:table-cell>
          <table:table-cell table:style-name="ce11" office:value-type="float" office:value="32740855.0330917" calcext:value-type="float">
            <text:p>3.27E+0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383.6240796568" calcext:value-type="float">
            <text:p>21383.6240796568</text:p>
          </table:table-cell>
          <table:table-cell table:style-name="ce11" office:value-type="float" office:value="46766360.3753293" calcext:value-type="float">
            <text:p>4.68E+07</text:p>
          </table:table-cell>
          <table:table-cell table:style-name="ce11" office:value-type="float" office:value="79507215.408421" calcext:value-type="float">
            <text:p>7.95E+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888742146" calcext:value-type="float">
            <text:p>1405.4988874215</text:p>
          </table:table-cell>
          <table:table-cell office:value-type="float" office:value="3618.52716061091" calcext:value-type="float">
            <text:p>3618.527160610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7239164" calcext:value-type="float">
            <text:p>723.5623723916</text:p>
          </table:table-cell>
          <table:table-cell office:value-type="float" office:value="1862.8475058409" calcext:value-type="float">
            <text:p>1862.8475058409</text:p>
          </table:table-cell>
          <table:table-cell office:value-type="float" office:value="5481.37466645181" calcext:value-type="float">
            <text:p>5481.37466645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24.4392951725539" calcext:value-type="float">
            <text:p>24.4392951726</text:p>
          </table:table-cell>
          <table:table-cell office:value-type="float" office:value="1531.59693399791" calcext:value-type="float">
            <text:p>1531.5969339979</text:p>
          </table:table-cell>
          <table:table-cell office:value-type="float" office:value="37375.358023483" calcext:value-type="float">
            <text:p>37375.3580234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88.579464887305" calcext:value-type="float">
            <text:p>888.5794648873</text:p>
          </table:table-cell>
          <table:table-cell office:value-type="float" office:value="21624.7362690524" calcext:value-type="float">
            <text:p>21624.7362690524</text:p>
          </table:table-cell>
          <table:table-cell office:value-type="float" office:value="59000.0942925354" calcext:value-type="float">
            <text:p>59000.09429253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781.464864425277" calcext:value-type="float">
            <text:p>781.4648644253</text:p>
          </table:table-cell>
          <table:table-cell office:value-type="float" office:value="5250.94176454533" calcext:value-type="float">
            <text:p>5250.9417645453</text:p>
          </table:table-cell>
          <table:table-cell office:value-type="float" office:value="3020515.41243094" calcext:value-type="float">
            <text:p>3020515.4124309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062.12910148781" calcext:value-type="float">
            <text:p>6062.1291014878</text:p>
          </table:table-cell>
          <table:table-cell office:value-type="float" office:value="3041334.06501598" calcext:value-type="float">
            <text:p>3041334.06501598</text:p>
          </table:table-cell>
          <table:table-cell office:value-type="float" office:value="6061849.47744692" calcext:value-type="float">
            <text:p>6061849.47744692</text:p>
          </table:table-cell>
        </table:table-row>
        <table:table-row table:style-name="ro1">
          <table:table-cell table:style-name="ce11" office:value-type="float" office:value="55" calcext:value-type="float">
            <text:p>5.5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297773623" calcext:value-type="float">
            <text:p>1405.5029777362</text:p>
          </table:table-cell>
          <table:table-cell table:style-name="ce11" office:value-type="float" office:value="3618.53769133081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21225684" calcext:value-type="float">
            <text:p>723.5624212257</text:p>
          </table:table-cell>
          <table:table-cell table:style-name="ce11" office:value-type="float" office:value="1862.84763156658" calcext:value-type="float">
            <text:p>1.86E+03</text:p>
          </table:table-cell>
          <table:table-cell table:style-name="ce11" office:value-type="float" office:value="5481.38532289739" calcext:value-type="float">
            <text:p>5.48E+03</text:p>
          </table:table-cell>
        </table:table-row>
        <table:table-row table:style-name="ro1">
          <table:table-cell table:style-name="ce11" office:value-type="float" office:value="56" calcext:value-type="float">
            <text:p>5.6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294288349" calcext:value-type="float">
            <text:p>1405.5029428835</text:p>
          </table:table-cell>
          <table:table-cell office:value-type="float" office:value="3618.53760160069" calcext:value-type="float">
            <text:p>3618.537601600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30881328" calcext:value-type="float">
            <text:p>723.5622308813</text:p>
          </table:table-cell>
          <table:table-cell office:value-type="float" office:value="1862.84714151552" calcext:value-type="float">
            <text:p>1862.8471415155</text:p>
          </table:table-cell>
          <table:table-cell office:value-type="float" office:value="5481.38474311621" calcext:value-type="float">
            <text:p>5481.38474311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24382846415" calcext:value-type="float">
            <text:p>1564.2438284642</text:p>
          </table:table-cell>
          <table:table-cell office:value-type="float" office:value="36885.6515970989" calcext:value-type="float">
            <text:p>36885.651597098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92154934941" calcext:value-type="float">
            <text:p>941.8921549349</text:p>
          </table:table-cell>
          <table:table-cell office:value-type="float" office:value="22210.2879594434" calcext:value-type="float">
            <text:p>22210.2879594434</text:p>
          </table:table-cell>
          <table:table-cell office:value-type="float" office:value="59095.9395565423" calcext:value-type="float">
            <text:p>59095.9395565423</text:p>
          </table:table-cell>
        </table:table-row>
        <table:table-row table:style-name="ro1">
          <table:table-cell table:style-name="ce11" office:value-type="float" office:value="58" calcext:value-type="float">
            <text:p>5.8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286838658" calcext:value-type="float">
            <text:p>1405.5028683866</text:p>
          </table:table-cell>
          <table:table-cell office:value-type="float" office:value="3618.53740980468" calcext:value-type="float">
            <text:p>3618.53740980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08797224" calcext:value-type="float">
            <text:p>723.5623087972</text:p>
          </table:table-cell>
          <table:table-cell office:value-type="float" office:value="1862.84734211389" calcext:value-type="float">
            <text:p>1862.8473421139</text:p>
          </table:table-cell>
          <table:table-cell office:value-type="float" office:value="5481.38475191857" calcext:value-type="float">
            <text:p>5481.3847519186</text:p>
          </table:table-cell>
        </table:table-row>
        <table:table-row table:style-name="ro1">
          <table:table-cell table:style-name="ce11" office:value-type="float" office:value="59" calcext:value-type="float">
            <text:p>5.9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279693362" calcext:value-type="float">
            <text:p>1.41E+03</text:p>
          </table:table-cell>
          <table:table-cell table:style-name="ce11" office:value-type="float" office:value="3618.53722584545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47690464" calcext:value-type="float">
            <text:p>723.5622476905</text:p>
          </table:table-cell>
          <table:table-cell table:style-name="ce11" office:value-type="float" office:value="1862.84718479148" calcext:value-type="float">
            <text:p>1.86E+03</text:p>
          </table:table-cell>
          <table:table-cell table:style-name="ce11" office:value-type="float" office:value="5481.38441063694" calcext:value-type="float">
            <text:p>5.48E+03</text:p>
          </table:table-cell>
        </table:table-row>
        <table:table-row table:style-name="ro1">
          <table:table-cell table:style-name="ce11" office:value-type="float" office:value="60" calcext:value-type="float">
            <text:p>6.00E+01</text:p>
          </table:table-cell>
          <table:table-cell table:style-name="ce11" office:value-type="float" office:value="12800" calcext:value-type="float">
            <text:p>1.28E+04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63.000483270696" calcext:value-type="float">
            <text:p>263.0004832707</text:p>
          </table:table-cell>
          <table:table-cell office:value-type="float" office:value="3523.62083347989" calcext:value-type="float">
            <text:p>3523.6208334799</text:p>
          </table:table-cell>
          <table:table-cell office:value-type="float" office:value="926461.114040144" calcext:value-type="float">
            <text:p>926461.11404014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31.3788080082" calcext:value-type="float">
            <text:p>3731.3788080082</text:p>
          </table:table-cell>
          <table:table-cell office:value-type="float" office:value="980983.94862764" calcext:value-type="float">
            <text:p>980983.94862764</text:p>
          </table:table-cell>
          <table:table-cell office:value-type="float" office:value="1907445.06266778" calcext:value-type="float">
            <text:p>1907445.06266778</text:p>
          </table:table-cell>
        </table:table-row>
        <table:table-row table:style-name="ro1">
          <table:table-cell table:style-name="ce11" office:value-type="float" office:value="61" calcext:value-type="float">
            <text:p>6.10E+01</text:p>
          </table:table-cell>
          <table:table-cell table:style-name="ce11" office:value-type="float" office:value="6400" calcext:value-type="float">
            <text:p>6.40E+03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41.373356180101" calcext:value-type="float">
            <text:p>141.3733561801</text:p>
          </table:table-cell>
          <table:table-cell office:value-type="float" office:value="2258.16732534621" calcext:value-type="float">
            <text:p>2258.1673253462</text:p>
          </table:table-cell>
          <table:table-cell office:value-type="float" office:value="318237.937335851" calcext:value-type="float">
            <text:p>318237.93733585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26.42669527406" calcext:value-type="float">
            <text:p>1926.4266952741</text:p>
          </table:table-cell>
          <table:table-cell office:value-type="float" office:value="270876.195284784" calcext:value-type="float">
            <text:p>270876.195284784</text:p>
          </table:table-cell>
          <table:table-cell office:value-type="float" office:value="589114.132620635" calcext:value-type="float">
            <text:p>589114.1326206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4033.7426263234" calcext:value-type="float">
            <text:p>4033.7426263234</text:p>
          </table:table-cell>
          <table:table-cell office:value-type="float" office:value="4205.64410298225" calcext:value-type="float">
            <text:p>4205.6441029823</text:p>
          </table:table-cell>
          <table:table-cell office:value-type="float" office:value="12978844.4603739" calcext:value-type="float">
            <text:p>12978844.460373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79.31026673787" calcext:value-type="float">
            <text:p>4079.3102667379</text:p>
          </table:table-cell>
          <table:table-cell table:style-name="ce11" office:value-type="float" office:value="10119236.2455933" calcext:value-type="float">
            <text:p>1.01E+07</text:p>
          </table:table-cell>
          <table:table-cell table:style-name="ce11" office:value-type="float" office:value="23098080.7059672" calcext:value-type="float">
            <text:p>2.31E+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262.565294313616" calcext:value-type="float">
            <text:p>262.5652943136</text:p>
          </table:table-cell>
          <table:table-cell office:value-type="float" office:value="3522.11930965154" calcext:value-type="float">
            <text:p>3522.1193096515</text:p>
          </table:table-cell>
          <table:table-cell office:value-type="float" office:value="924560.668399547" calcext:value-type="float">
            <text:p>924560.6683995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31.06266456962" calcext:value-type="float">
            <text:p>3731.0626645696</text:p>
          </table:table-cell>
          <table:table-cell office:value-type="float" office:value="979322.007691403" calcext:value-type="float">
            <text:p>979322.007691403</text:p>
          </table:table-cell>
          <table:table-cell office:value-type="float" office:value="1903882.67609095" calcext:value-type="float">
            <text:p>1903882.676090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265.543460618959" calcext:value-type="float">
            <text:p>265.543460619</text:p>
          </table:table-cell>
          <table:table-cell office:value-type="float" office:value="3485.8530802955" calcext:value-type="float">
            <text:p>3485.8530802955</text:p>
          </table:table-cell>
          <table:table-cell table:style-name="ce11" office:value-type="float" office:value="924767.359357795" calcext:value-type="float">
            <text:p>9.25E+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78.56673132513" calcext:value-type="float">
            <text:p>3678.5667313251</text:p>
          </table:table-cell>
          <table:table-cell table:style-name="ce11" office:value-type="float" office:value="975543.971395827" calcext:value-type="float">
            <text:p>9.76E+05</text:p>
          </table:table-cell>
          <table:table-cell table:style-name="ce11" office:value-type="float" office:value="1900311.33075362" calcext:value-type="float">
            <text:p>1.90E+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table:style-name="ce11" office:value-type="float" office:value="1564.21393620593" calcext:value-type="float">
            <text:p>1.56E+03</text:p>
          </table:table-cell>
          <table:table-cell table:style-name="ce11" office:value-type="float" office:value="36884.946722704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76429737519" calcext:value-type="float">
            <text:p>941.8764297375</text:p>
          </table:table-cell>
          <table:table-cell office:value-type="float" office:value="22209.9171514256" calcext:value-type="float">
            <text:p>22209.9171514256</text:p>
          </table:table-cell>
          <table:table-cell office:value-type="float" office:value="59094.8638741295" calcext:value-type="float">
            <text:p>59094.86387412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5210880625" calcext:value-type="float">
            <text:p>1425.5521088063</text:p>
          </table:table-cell>
          <table:table-cell office:value-type="float" office:value="6656.81514936602" calcext:value-type="float">
            <text:p>6656.81514936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4448032" calcext:value-type="float">
            <text:p>747.1474448032</text:p>
          </table:table-cell>
          <table:table-cell office:value-type="float" office:value="3488.90959415081" calcext:value-type="float">
            <text:p>3488.9095941508</text:p>
          </table:table-cell>
          <table:table-cell office:value-type="float" office:value="10145.7247435168" calcext:value-type="float">
            <text:p>10145.7247435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8.66666666666667" calcext:value-type="float">
            <text:p>8.6666666667</text:p>
          </table:table-cell>
          <table:table-cell office:value-type="float" office:value="137.881666666667" calcext:value-type="float">
            <text:p>137.8816666667</text:p>
          </table:table-cell>
          <table:table-cell office:value-type="float" office:value="2296.37204765629" calcext:value-type="float">
            <text:p>2296.3720476563</text:p>
          </table:table-cell>
          <table:table-cell office:value-type="float" office:value="316393.499028654" calcext:value-type="float">
            <text:p>316393.49902865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83.60946387923" calcext:value-type="float">
            <text:p>1983.6094638792</text:p>
          </table:table-cell>
          <table:table-cell office:value-type="float" office:value="273167.540160484" calcext:value-type="float">
            <text:p>273167.540160484</text:p>
          </table:table-cell>
          <table:table-cell office:value-type="float" office:value="589561.039189139" calcext:value-type="float">
            <text:p>589561.039189139</text:p>
          </table:table-cell>
        </table:table-row>
        <table:table-row table:style-name="ro1">
          <table:table-cell table:style-name="ce11" office:value-type="float" office:value="68" calcext:value-type="float">
            <text:p>6.8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326902094" calcext:value-type="float">
            <text:p>1.41E+03</text:p>
          </table:table-cell>
          <table:table-cell table:style-name="ce11" office:value-type="float" office:value="3618.53844125785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694378" calcext:value-type="float">
            <text:p>723.5623694378</text:p>
          </table:table-cell>
          <table:table-cell office:value-type="float" office:value="1862.84749823609" calcext:value-type="float">
            <text:p>1862.8474982361</text:p>
          </table:table-cell>
          <table:table-cell office:value-type="float" office:value="5481.38593949394" calcext:value-type="float">
            <text:p>5481.3859394939</text:p>
          </table:table-cell>
        </table:table-row>
        <table:table-row table:style-name="ro1">
          <table:table-cell table:style-name="ce11" office:value-type="float" office:value="69" calcext:value-type="float">
            <text:p>6.90E+01</text:p>
          </table:table-cell>
          <table:table-cell table:style-name="ce11" office:value-type="float" office:value="12800" calcext:value-type="float">
            <text:p>1.28E+04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265.848313410051" calcext:value-type="float">
            <text:p>265.8483134101</text:p>
          </table:table-cell>
          <table:table-cell table:style-name="ce11" office:value-type="float" office:value="3484.93001639565" calcext:value-type="float">
            <text:p>3.48E+03</text:p>
          </table:table-cell>
          <table:table-cell table:style-name="ce11" office:value-type="float" office:value="925531.872452824" calcext:value-type="float">
            <text:p>9.26E+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78.33335864074" calcext:value-type="float">
            <text:p>3678.3333586408</text:p>
          </table:table-cell>
          <table:table-cell office:value-type="float" office:value="976537.668714446" calcext:value-type="float">
            <text:p>976537.668714446</text:p>
          </table:table-cell>
          <table:table-cell office:value-type="float" office:value="1902069.54116727" calcext:value-type="float">
            <text:p>1902069.54116727</text:p>
          </table:table-cell>
        </table:table-row>
        <table:table-row table:style-name="ro1">
          <table:table-cell table:style-name="ce11" office:value-type="float" office:value="70" calcext:value-type="float">
            <text:p>7.0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195054644" calcext:value-type="float">
            <text:p>1405.5019505464</text:p>
          </table:table-cell>
          <table:table-cell office:value-type="float" office:value="3618.53504677932" calcext:value-type="float">
            <text:p>3618.535046779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148772263" calcext:value-type="float">
            <text:p>723.5621487723</text:p>
          </table:table-cell>
          <table:table-cell office:value-type="float" office:value="1862.84693012163" calcext:value-type="float">
            <text:p>1862.8469301216</text:p>
          </table:table-cell>
          <table:table-cell office:value-type="float" office:value="5481.38197690095" calcext:value-type="float">
            <text:p>5481.381976901</text:p>
          </table:table-cell>
        </table:table-row>
        <table:table-row table:style-name="ro1">
          <table:table-cell table:style-name="ce11" office:value-type="float" office:value="71" calcext:value-type="float">
            <text:p>7.10E+01</text:p>
          </table:table-cell>
          <table:table-cell table:style-name="ce11" office:value-type="float" office:value="6400" calcext:value-type="float">
            <text:p>6.40E+03</text:p>
          </table:table-cell>
          <table:table-cell office:value-type="float" office:value="8.66666666666667" calcext:value-type="float">
            <text:p>8.6666666667</text:p>
          </table:table-cell>
          <table:table-cell office:value-type="float" office:value="137.881666666667" calcext:value-type="float">
            <text:p>137.8816666667</text:p>
          </table:table-cell>
          <table:table-cell table:style-name="ce11" office:value-type="float" office:value="2296.17582083892" calcext:value-type="float">
            <text:p>2.30E+03</text:p>
          </table:table-cell>
          <table:table-cell table:style-name="ce11" office:value-type="float" office:value="316366.54417208" calcext:value-type="float">
            <text:p>3.16E+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83.54605559589" calcext:value-type="float">
            <text:p>1983.5460555959</text:p>
          </table:table-cell>
          <table:table-cell office:value-type="float" office:value="273158.821031742" calcext:value-type="float">
            <text:p>273158.821031742</text:p>
          </table:table-cell>
          <table:table-cell office:value-type="float" office:value="589525.365203822" calcext:value-type="float">
            <text:p>589525.365203822</text:p>
          </table:table-cell>
        </table:table-row>
        <table:table-row table:style-name="ro1">
          <table:table-cell table:style-name="ce11" office:value-type="float" office:value="72" calcext:value-type="float">
            <text:p>7.20E+01</text:p>
          </table:table-cell>
          <table:table-cell table:style-name="ce11" office:value-type="float" office:value="256" calcext:value-type="float">
            <text:p>2.56E+02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4376909599" calcext:value-type="float">
            <text:p>1425.543769096</text:p>
          </table:table-cell>
          <table:table-cell office:value-type="float" office:value="6656.7762059214" calcext:value-type="float">
            <text:p>6656.77620592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913948285" calcext:value-type="float">
            <text:p>747.1479139483</text:p>
          </table:table-cell>
          <table:table-cell office:value-type="float" office:value="3488.91178488947" calcext:value-type="float">
            <text:p>3488.9117848895</text:p>
          </table:table-cell>
          <table:table-cell office:value-type="float" office:value="10145.6879908109" calcext:value-type="float">
            <text:p>10145.68799081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26.3333333333333" calcext:value-type="float">
            <text:p>26.3333333333</text:p>
          </table:table-cell>
          <table:table-cell office:value-type="float" office:value="653.248183906917" calcext:value-type="float">
            <text:p>653.2481839069</text:p>
          </table:table-cell>
          <table:table-cell table:style-name="ce11" office:value-type="float" office:value="4573.48653823513" calcext:value-type="float">
            <text:p>4.57E+03</text:p>
          </table:table-cell>
          <table:table-cell table:style-name="ce11" office:value-type="float" office:value="2921947.66149444" calcext:value-type="float">
            <text:p>2.92E+0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004.13382281682" calcext:value-type="float">
            <text:p>5004.1338228168</text:p>
          </table:table-cell>
          <table:table-cell table:style-name="ce11" office:value-type="float" office:value="3197473.17596776" calcext:value-type="float">
            <text:p>3.20E+06</text:p>
          </table:table-cell>
          <table:table-cell table:style-name="ce11" office:value-type="float" office:value="6119420.8374622" calcext:value-type="float">
            <text:p>6.12E+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50234423124" calcext:value-type="float">
            <text:p>1.41E+03</text:p>
          </table:table-cell>
          <table:table-cell table:style-name="ce11" office:value-type="float" office:value="3618.53606034054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01943387" calcext:value-type="float">
            <text:p>723.5623019434</text:p>
          </table:table-cell>
          <table:table-cell table:style-name="ce11" office:value-type="float" office:value="1862.84732446835" calcext:value-type="float">
            <text:p>1.86E+03</text:p>
          </table:table-cell>
          <table:table-cell table:style-name="ce11" office:value-type="float" office:value="5481.38338480889" calcext:value-type="float">
            <text:p>5.48E+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6458362326" calcext:value-type="float">
            <text:p>1425.5645836233</text:p>
          </table:table-cell>
          <table:table-cell office:value-type="float" office:value="6656.87340227053" calcext:value-type="float">
            <text:p>6656.87340227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8050884286" calcext:value-type="float">
            <text:p>747.1480508843</text:p>
          </table:table-cell>
          <table:table-cell office:value-type="float" office:value="3488.9124243313" calcext:value-type="float">
            <text:p>3488.9124243313</text:p>
          </table:table-cell>
          <table:table-cell office:value-type="float" office:value="10145.7858266018" calcext:value-type="float">
            <text:p>10145.7858266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6058479493" calcext:value-type="float">
            <text:p>1425.5605847949</text:p>
          </table:table-cell>
          <table:table-cell office:value-type="float" office:value="6656.8547291818" calcext:value-type="float">
            <text:p>6656.85472918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803071952" calcext:value-type="float">
            <text:p>747.1480307195</text:p>
          </table:table-cell>
          <table:table-cell office:value-type="float" office:value="3488.9123301691" calcext:value-type="float">
            <text:p>3488.9123301691</text:p>
          </table:table-cell>
          <table:table-cell office:value-type="float" office:value="10145.7670593509" calcext:value-type="float">
            <text:p>10145.76705935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5718647372" calcext:value-type="float">
            <text:p>1425.5571864737</text:p>
          </table:table-cell>
          <table:table-cell office:value-type="float" office:value="6656.83886024514" calcext:value-type="float">
            <text:p>6656.838860245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811689566" calcext:value-type="float">
            <text:p>747.1478116896</text:p>
          </table:table-cell>
          <table:table-cell office:value-type="float" office:value="3488.91130737807" calcext:value-type="float">
            <text:p>3488.9113073781</text:p>
          </table:table-cell>
          <table:table-cell office:value-type="float" office:value="10145.7501676232" calcext:value-type="float">
            <text:p>10145.75016762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office:value-type="float" office:value="1425.55398414458" calcext:value-type="float">
            <text:p>1425.5539841446</text:p>
          </table:table-cell>
          <table:table-cell office:value-type="float" office:value="6656.8239065209" calcext:value-type="float">
            <text:p>6656.823906520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804437309" calcext:value-type="float">
            <text:p>747.1480443731</text:p>
          </table:table-cell>
          <table:table-cell office:value-type="float" office:value="3488.91239392636" calcext:value-type="float">
            <text:p>3488.9123939264</text:p>
          </table:table-cell>
          <table:table-cell office:value-type="float" office:value="10145.7363004473" calcext:value-type="float">
            <text:p>10145.7363004473</text:p>
          </table:table-cell>
        </table:table-row>
        <table:table-row table:style-name="ro1">
          <table:table-cell table:style-name="ce11" office:value-type="float" office:value="79" calcext:value-type="float">
            <text:p>7.90E+01</text:p>
          </table:table-cell>
          <table:table-cell table:style-name="ce11" office:value-type="float" office:value="6400" calcext:value-type="float">
            <text:p>6.40E+03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141.453150468632" calcext:value-type="float">
            <text:p>141.4531504686</text:p>
          </table:table-cell>
          <table:table-cell office:value-type="float" office:value="2256.26047995931" calcext:value-type="float">
            <text:p>2256.2604799593</text:p>
          </table:table-cell>
          <table:table-cell office:value-type="float" office:value="318121.17503884" calcext:value-type="float">
            <text:p>318121.1750388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26.16124160006" calcext:value-type="float">
            <text:p>1926.1612416001</text:p>
          </table:table-cell>
          <table:table-cell office:value-type="float" office:value="270973.696758747" calcext:value-type="float">
            <text:p>270973.696758747</text:p>
          </table:table-cell>
          <table:table-cell office:value-type="float" office:value="589094.871797587" calcext:value-type="float">
            <text:p>589094.871797587</text:p>
          </table:table-cell>
        </table:table-row>
        <table:table-row table:style-name="ro1">
          <table:table-cell table:style-name="ce11" office:value-type="float" office:value="80" calcext:value-type="float">
            <text:p>8.0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923083785" calcext:value-type="float">
            <text:p>1405.4992308379</text:p>
          </table:table-cell>
          <table:table-cell office:value-type="float" office:value="3618.52804475358" calcext:value-type="float">
            <text:p>3618.528044753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33093772" calcext:value-type="float">
            <text:p>723.5623330938</text:p>
          </table:table-cell>
          <table:table-cell office:value-type="float" office:value="1862.84740466657" calcext:value-type="float">
            <text:p>1862.8474046666</text:p>
          </table:table-cell>
          <table:table-cell office:value-type="float" office:value="5481.37544942015" calcext:value-type="float">
            <text:p>5481.3754494202</text:p>
          </table:table-cell>
        </table:table-row>
        <table:table-row table:style-name="ro1">
          <table:table-cell table:style-name="ce11" office:value-type="float" office:value="81" calcext:value-type="float">
            <text:p>8.1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932814413" calcext:value-type="float">
            <text:p>1405.4993281441</text:p>
          </table:table-cell>
          <table:table-cell office:value-type="float" office:value="3618.52829527346" calcext:value-type="float">
            <text:p>3618.52829527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14063993" calcext:value-type="float">
            <text:p>723.562314064</text:p>
          </table:table-cell>
          <table:table-cell office:value-type="float" office:value="1862.84735567345" calcext:value-type="float">
            <text:p>1862.8473556735</text:p>
          </table:table-cell>
          <table:table-cell office:value-type="float" office:value="5481.37565094691" calcext:value-type="float">
            <text:p>5481.3756509469</text:p>
          </table:table-cell>
        </table:table-row>
        <table:table-row table:style-name="ro1">
          <table:table-cell table:style-name="ce11" office:value-type="float" office:value="82" calcext:value-type="float">
            <text:p>8.2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9942223136" calcext:value-type="float">
            <text:p>1405.4994222314</text:p>
          </table:table-cell>
          <table:table-cell office:value-type="float" office:value="3618.52853750575" calcext:value-type="float">
            <text:p>3618.528537505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85440179" calcext:value-type="float">
            <text:p>723.5623854402</text:p>
          </table:table-cell>
          <table:table-cell office:value-type="float" office:value="1862.84753943501" calcext:value-type="float">
            <text:p>1862.847539435</text:p>
          </table:table-cell>
          <table:table-cell office:value-type="float" office:value="5481.37607694076" calcext:value-type="float">
            <text:p>5481.3760769408</text:p>
          </table:table-cell>
        </table:table-row>
        <table:table-row table:style-name="ro1">
          <table:table-cell table:style-name="ce11" office:value-type="float" office:value="83" calcext:value-type="float">
            <text:p>8.3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49951328427" calcext:value-type="float">
            <text:p>1.41E+03</text:p>
          </table:table-cell>
          <table:table-cell table:style-name="ce11" office:value-type="float" office:value="3618.52877192602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78081973" calcext:value-type="float">
            <text:p>723.562378082</text:p>
          </table:table-cell>
          <table:table-cell office:value-type="float" office:value="1862.84752049094" calcext:value-type="float">
            <text:p>1862.847520491</text:p>
          </table:table-cell>
          <table:table-cell office:value-type="float" office:value="5481.37629241696" calcext:value-type="float">
            <text:p>5481.376292417</text:p>
          </table:table-cell>
        </table:table-row>
        <table:table-row table:style-name="ro1">
          <table:table-cell table:style-name="ce11" office:value-type="float" office:value="84" calcext:value-type="float">
            <text:p>8.40E+0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23024931363" calcext:value-type="float">
            <text:p>1564.2302493136</text:p>
          </table:table-cell>
          <table:table-cell office:value-type="float" office:value="36885.3313939401" calcext:value-type="float">
            <text:p>36885.331393940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83570403518" calcext:value-type="float">
            <text:p>941.8835704035</text:p>
          </table:table-cell>
          <table:table-cell office:value-type="float" office:value="22210.0855319002" calcext:value-type="float">
            <text:p>22210.0855319002</text:p>
          </table:table-cell>
          <table:table-cell office:value-type="float" office:value="59095.4169258403" calcext:value-type="float">
            <text:p>59095.4169258403</text:p>
          </table:table-cell>
        </table:table-row>
        <table:table-row table:style-name="ro1">
          <table:table-cell table:style-name="ce11" office:value-type="float" office:value="85" calcext:value-type="float">
            <text:p>8.5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49917112808" calcext:value-type="float">
            <text:p>1.41E+03</text:p>
          </table:table-cell>
          <table:table-cell table:style-name="ce11" office:value-type="float" office:value="3618.5278910278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29487704" calcext:value-type="float">
            <text:p>723.5622294877</text:p>
          </table:table-cell>
          <table:table-cell office:value-type="float" office:value="1862.84713792757" calcext:value-type="float">
            <text:p>1862.8471379276</text:p>
          </table:table-cell>
          <table:table-cell office:value-type="float" office:value="5481.37502895536" calcext:value-type="float">
            <text:p>5481.37502895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7.6666666666667" calcext:value-type="float">
            <text:p>17.6666666667</text:p>
          </table:table-cell>
          <table:table-cell office:value-type="float" office:value="273.608616984478" calcext:value-type="float">
            <text:p>273.6086169845</text:p>
          </table:table-cell>
          <table:table-cell table:style-name="ce11" office:value-type="float" office:value="3409.41892424717" calcext:value-type="float">
            <text:p>3.41E+03</text:p>
          </table:table-cell>
          <table:table-cell table:style-name="ce11" office:value-type="float" office:value="928652.432679893" calcext:value-type="float">
            <text:p>9.29E+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69.19287802969" calcext:value-type="float">
            <text:p>3569.1928780297</text:p>
          </table:table-cell>
          <table:table-cell office:value-type="float" office:value="970503.848854395" calcext:value-type="float">
            <text:p>970503.848854395</text:p>
          </table:table-cell>
          <table:table-cell office:value-type="float" office:value="1899156.28153429" calcext:value-type="float">
            <text:p>1899156.281534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265.997198700556" calcext:value-type="float">
            <text:p>265.9971987006</text:p>
          </table:table-cell>
          <table:table-cell office:value-type="float" office:value="3484.52122455621" calcext:value-type="float">
            <text:p>3484.5212245562</text:p>
          </table:table-cell>
          <table:table-cell office:value-type="float" office:value="925918.298711288" calcext:value-type="float">
            <text:p>925918.298711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78.27546765684" calcext:value-type="float">
            <text:p>3678.2754676568</text:p>
          </table:table-cell>
          <table:table-cell office:value-type="float" office:value="977038.448204445" calcext:value-type="float">
            <text:p>977038.448204445</text:p>
          </table:table-cell>
          <table:table-cell office:value-type="float" office:value="1902956.74691573" calcext:value-type="float">
            <text:p>1902956.746915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66964" calcext:value-type="float">
            <text:p>4.66964</text:p>
          </table:table-cell>
          <table:table-cell table:style-name="ce11" office:value-type="float" office:value="1425.54779495936" calcext:value-type="float">
            <text:p>1.43E+03</text:p>
          </table:table-cell>
          <table:table-cell table:style-name="ce11" office:value-type="float" office:value="6656.79500525403" calcext:value-type="float">
            <text:p>6.66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47.147897553439" calcext:value-type="float">
            <text:p>747.1478975534</text:p>
          </table:table-cell>
          <table:table-cell office:value-type="float" office:value="3488.91170833144" calcext:value-type="float">
            <text:p>3488.9117083314</text:p>
          </table:table-cell>
          <table:table-cell office:value-type="float" office:value="10145.7067135855" calcext:value-type="float">
            <text:p>10145.70671358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19.3333333333333" calcext:value-type="float">
            <text:p>19.3333333333</text:p>
          </table:table-cell>
          <table:table-cell office:value-type="float" office:value="3151.75954184399" calcext:value-type="float">
            <text:p>3151.759541844</text:p>
          </table:table-cell>
          <table:table-cell office:value-type="float" office:value="4177.98267647344" calcext:value-type="float">
            <text:p>4177.9826764734</text:p>
          </table:table-cell>
          <table:table-cell office:value-type="float" office:value="12177131.9022713" calcext:value-type="float">
            <text:p>12177131.90227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89.49761686438" calcext:value-type="float">
            <text:p>4189.4976168644</text:p>
          </table:table-cell>
          <table:table-cell table:style-name="ce11" office:value-type="float" office:value="11550843.6780296" calcext:value-type="float">
            <text:p>1.16E+07</text:p>
          </table:table-cell>
          <table:table-cell table:style-name="ce11" office:value-type="float" office:value="23727975.5803009" calcext:value-type="float">
            <text:p>2.37E+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table:style-name="ce11" office:value-type="float" office:value="1405.48567724259" calcext:value-type="float">
            <text:p>1.41E+03</text:p>
          </table:table-cell>
          <table:table-cell table:style-name="ce11" office:value-type="float" office:value="3618.49315034492" calcext:value-type="float">
            <text:p>3.62E+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31582795" calcext:value-type="float">
            <text:p>723.5623315828</text:p>
          </table:table-cell>
          <table:table-cell office:value-type="float" office:value="1862.84740077648" calcext:value-type="float">
            <text:p>1862.8474007765</text:p>
          </table:table-cell>
          <table:table-cell office:value-type="float" office:value="5481.3405511214" calcext:value-type="float">
            <text:p>5481.34055112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table:style-name="ce11" office:value-type="float" office:value="1564.20913018859" calcext:value-type="float">
            <text:p>1.56E+03</text:p>
          </table:table-cell>
          <table:table-cell table:style-name="ce11" office:value-type="float" office:value="36884.833394412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66807032267" calcext:value-type="float">
            <text:p>941.8668070323</text:p>
          </table:table-cell>
          <table:table-cell office:value-type="float" office:value="22209.6902432244" calcext:value-type="float">
            <text:p>22209.6902432244</text:p>
          </table:table-cell>
          <table:table-cell office:value-type="float" office:value="59094.5236376364" calcext:value-type="float">
            <text:p>59094.5236376364</text:p>
          </table:table-cell>
        </table:table-row>
        <table:table-row table:style-name="ro1">
          <table:table-cell table:style-name="ce11" office:value-type="float" office:value="92" calcext:value-type="float">
            <text:p>9.2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807826506" calcext:value-type="float">
            <text:p>1405.5080782651</text:p>
          </table:table-cell>
          <table:table-cell office:value-type="float" office:value="3618.55082289731" calcext:value-type="float">
            <text:p>3618.550822897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326245603" calcext:value-type="float">
            <text:p>723.5623262456</text:p>
          </table:table-cell>
          <table:table-cell office:value-type="float" office:value="1862.84738703562" calcext:value-type="float">
            <text:p>1862.8473870356</text:p>
          </table:table-cell>
          <table:table-cell office:value-type="float" office:value="5481.39820993293" calcext:value-type="float">
            <text:p>5481.39820993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table:style-name="ce11" office:value-type="float" office:value="1564.19228970924" calcext:value-type="float">
            <text:p>1.56E+03</text:p>
          </table:table-cell>
          <table:table-cell table:style-name="ce11" office:value-type="float" office:value="36884.4362874887" calcext:value-type="float">
            <text:p>3.69E+0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63842013171" calcext:value-type="float">
            <text:p>941.8638420132</text:p>
          </table:table-cell>
          <table:table-cell office:value-type="float" office:value="22209.6203265916" calcext:value-type="float">
            <text:p>22209.6203265916</text:p>
          </table:table-cell>
          <table:table-cell office:value-type="float" office:value="59094.0566140803" calcext:value-type="float">
            <text:p>59094.0566140803</text:p>
          </table:table-cell>
        </table:table-row>
        <table:table-row table:style-name="ro1">
          <table:table-cell table:style-name="ce11" office:value-type="float" office:value="94" calcext:value-type="float">
            <text:p>9.40E+01</text:p>
          </table:table-cell>
          <table:table-cell table:style-name="ce11" office:value-type="float" office:value="1280" calcext:value-type="float">
            <text:p>1.28E+03</text:p>
          </table:table-cell>
          <table:table-cell office:value-type="float" office:value="3" calcext:value-type="float">
            <text:p>3</text:p>
          </table:table-cell>
          <table:table-cell office:value-type="float" office:value="23.5805" calcext:value-type="float">
            <text:p>23.5805</text:p>
          </table:table-cell>
          <table:table-cell office:value-type="float" office:value="1564.165228621" calcext:value-type="float">
            <text:p>1564.165228621</text:p>
          </table:table-cell>
          <table:table-cell office:value-type="float" office:value="36883.7981734975" calcext:value-type="float">
            <text:p>36883.798173497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41.861981029639" calcext:value-type="float">
            <text:p>941.8619810296</text:p>
          </table:table-cell>
          <table:table-cell office:value-type="float" office:value="22209.5764436694" calcext:value-type="float">
            <text:p>22209.5764436694</text:p>
          </table:table-cell>
          <table:table-cell office:value-type="float" office:value="59093.3746171669" calcext:value-type="float">
            <text:p>59093.3746171669</text:p>
          </table:table-cell>
        </table:table-row>
        <table:table-row table:style-name="ro1">
          <table:table-cell table:style-name="ce11" office:value-type="float" office:value="95" calcext:value-type="float">
            <text:p>9.5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50800784923" calcext:value-type="float">
            <text:p>1405.5080078492</text:p>
          </table:table-cell>
          <table:table-cell office:value-type="float" office:value="3618.55064160823" calcext:value-type="float">
            <text:p>3618.550641608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205496571" calcext:value-type="float">
            <text:p>723.5622054966</text:p>
          </table:table-cell>
          <table:table-cell office:value-type="float" office:value="1862.84707616119" calcext:value-type="float">
            <text:p>1862.8470761612</text:p>
          </table:table-cell>
          <table:table-cell office:value-type="float" office:value="5481.39771776943" calcext:value-type="float">
            <text:p>5481.3977177694</text:p>
          </table:table-cell>
        </table:table-row>
        <table:table-row table:style-name="ro1">
          <table:table-cell table:style-name="ce11" office:value-type="float" office:value="96" calcext:value-type="float">
            <text:p>9.60E+01</text:p>
          </table:table-cell>
          <table:table-cell table:style-name="ce11" office:value-type="float" office:value="128" calcext:value-type="float">
            <text:p>1.28E+02</text:p>
          </table:table-cell>
          <table:table-cell office:value-type="float" office:value="3" calcext:value-type="float">
            <text:p>3</text:p>
          </table:table-cell>
          <table:table-cell office:value-type="float" office:value="2.57455" calcext:value-type="float">
            <text:p>2.57455</text:p>
          </table:table-cell>
          <table:table-cell office:value-type="float" office:value="1405.4804987706" calcext:value-type="float">
            <text:p>1405.4804987706</text:p>
          </table:table-cell>
          <table:table-cell office:value-type="float" office:value="3618.47981810984" calcext:value-type="float">
            <text:p>3618.479818109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23.562446917369" calcext:value-type="float">
            <text:p>723.5624469174</text:p>
          </table:table-cell>
          <table:table-cell office:value-type="float" office:value="1862.84769771111" calcext:value-type="float">
            <text:p>1862.8476977111</text:p>
          </table:table-cell>
          <table:table-cell office:value-type="float" office:value="5481.32751582095" calcext:value-type="float">
            <text:p>5481.32751582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5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  <table:table-row table:style-name="ro1" table:number-rows-repeated="9">
          <table:table-cell table:number-columns-repeated="11"/>
        </table:table-row>
        <table:table-row table:style-name="ro1" table:number-rows-repeated="4">
          <table:table-cell table:number-columns-repeated="8"/>
          <table:table-cell table:style-name="ce11"/>
          <table:table-cell table:number-columns-repeated="2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8"/>
          <table:table-cell table:style-name="ce11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108:Sheet1.E317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pred.A1:pr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01:34:59.718381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1:01.595944606</meta:creation-date>
    <dc:date>2018-07-17T01:43:36.861624235</dc:date>
    <meta:editing-duration>PT7H22M28S</meta:editing-duration>
    <meta:editing-cycles>57</meta:editing-cycles>
    <meta:generator>LibreOffice/5.1.6.2$Linux_X86_64 LibreOffice_project/10m0$Build-2</meta:generator>
    <meta:document-statistic meta:table-count="6" meta:cell-count="64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4.201cm" style:legend-expansion="high" chart:style-name="ch2"/>
        <chart:plot-area chart:style-name="ch3" table:cell-range-address="optimized.Q2:optimized.R4 optimized.R1:optimized.R1" chart:data-source-has-labels="both" svg:x="0.32cm" svg:y="0.18cm" svg:width="12.25cm" svg:height="8.64cm">
          <chartooo:coordinate-region svg:x="0.941cm" svg:y="0.379cm" svg:width="11.629cm" svg:height="7.794cm"/>
          <chart:axis chart:dimension="x" chart:name="primary-x" chart:style-name="ch4" chartooo:axis-type="auto">
            <chartooo:date-scale/>
            <chart:categories table:cell-range-address="optimized.Q2:optimized.Q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ized.R2:optimized.R4" chart:label-cell-address="optimized.R1:optimized.R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otalEnergy</text:p>
                <draw:g>
                  <svg:desc>optimized.R1:optimized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ault</text:p>
                <draw:g>
                  <svg:desc>optimized.Q2:optimized.Q4</svg:desc>
                </draw:g>
              </table:table-cell>
              <table:table-cell office:value-type="float" office:value="41.9340280297619">
                <text:p>41.9340280297619</text:p>
                <draw:g>
                  <svg:desc>optimized.R2:optimized.R4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70.5775274107143">
                <text:p>70.5775274107143</text:p>
              </table:table-cell>
            </table:table-row>
            <table:table-row>
              <table:table-cell office:value-type="string">
                <text:p>gmc</text:p>
              </table:table-cell>
              <table:table-cell office:value-type="float" office:value="17.3033557416631">
                <text:p>17.3033557416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optimized.Q6:optimized.R8 optimized.R5:optimized.R5" chart:data-source-has-labels="both" svg:x="0.32cm" svg:y="0.18cm" svg:width="13.6cm" svg:height="8.64cm">
          <chartooo:coordinate-region svg:x="0.941cm" svg:y="0.379cm" svg:width="12.979cm" svg:height="7.794cm"/>
          <chart:axis chart:dimension="x" chart:name="primary-x" chart:style-name="ch4" chartooo:axis-type="auto">
            <chartooo:date-scale/>
            <chart:categories table:cell-range-address="optimized.Q6:optimized.Q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ized.R6:optimized.R8" chart:label-cell-address="optimized.R5:optimized.R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</text:p>
                <draw:g>
                  <svg:desc>optimized.R5:optimized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ault</text:p>
                <draw:g>
                  <svg:desc>optimized.Q6:optimized.Q8</svg:desc>
                </draw:g>
              </table:table-cell>
              <table:table-cell office:value-type="float" office:value="52.2886749121794">
                <text:p>52.2886749121794</text:p>
                <draw:g>
                  <svg:desc>optimized.R6:optimized.R8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40.8476511881248">
                <text:p>40.8476511881248</text:p>
              </table:table-cell>
            </table:table-row>
            <table:table-row>
              <table:table-cell office:value-type="string">
                <text:p>gmc</text:p>
              </table:table-cell>
              <table:table-cell office:value-type="float" office:value="49.4947140290142">
                <text:p>49.49471402901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